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3209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1.5752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5" style:family="table-row">
      <style:table-row-properties style:row-height="0.9118in" fo:break-before="auto" style:use-optimal-row-height="tru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ro18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>
      <style:table-cell-properties fo:background-color="#ff9999" fo:border="0.0008in solid #000000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7" style:family="table-cell" style:parent-style-name="Default">
      <style:table-cell-properties fo:background-color="transparent" fo:border="0.0008in solid #000000"/>
    </style:style>
    <style:style style:name="ce20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4" style:family="table-cell" style:parent-style-name="Default">
      <style:map style:condition="cell-content()=&quot;Sun&quot;" style:apply-style-name="Không_20_tên4" style:base-cell-address="'Cover Page'.AH1"/>
    </style:style>
    <style:style style:name="ce21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.5">
            <text:p>2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">
            <text:p>2.0</text:p>
          </table:table-cell>
          <table:table-cell table:style-name="ce26" office:value-type="string">
            <text:p>Updates:</text:p>
            <text:p>- Remove Tua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1">
            <text:p>2.1</text:p>
          </table:table-cell>
          <table:table-cell table:style-name="ce26" office:value-type="string">
            <text:p>Updates:</text:p>
            <text:p>- Remove NhatLC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06">
            <text:p>September 0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2">
            <text:p>2.2</text:p>
          </table:table-cell>
          <table:table-cell table:style-name="ce26" office:value-type="string">
            <text:p>Updates:</text:p>
            <text:p>- Remove VuNV, ToiDB, ThongD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16">
            <text:p>September 16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3">
            <text:p>2.3</text:p>
          </table:table-cell>
          <table:table-cell table:style-name="ce26" office:value-type="string">
            <text:p>Updates:</text:p>
            <text:p>- Remove KhanhDT</text:p>
            <text:p>- Add DucHV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07">
            <text:p>October 07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4">
            <text:p>2.4</text:p>
          </table:table-cell>
          <table:table-cell table:style-name="ce26" office:value-type="string">
            <text:p>Updates:</text:p>
            <text:p>- Remove LocPX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20">
            <text:p>October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5">
            <text:p>2.5</text:p>
          </table:table-cell>
          <table:table-cell table:style-name="ce26" office:value-type="string">
            <text:p>Updates:</text:p>
            <text:p>- Remove HienD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25">
            <text:p>October 25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6">
            <text:p>2.6</text:p>
          </table:table-cell>
          <table:table-cell table:style-name="ce26" office:value-type="string">
            <text:p>Updates:</text:p>
            <text:p>- Remove ThaoDTH</text:p>
            <text:p/>
          </table:table-cell>
          <table:table-cell table:style-name="ce26" office:value-type="string">
            <text:p>Nga Thai-Ngoc</text:p>
          </table:table-cell>
          <table:table-cell table:style-name="ce27" office:value-type="date" office:date-value="2016-12-12">
            <text:p>December 12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0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331in" draw:caption-point-x="-0.7689in" draw:caption-point-y="0.930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307in" draw:caption-point-x="-0.2402in" draw:caption-point-y="0.633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307in" draw:caption-point-x="-0.2622in" draw:caption-point-y="0.633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307in" draw:caption-point-x="-0.2402in" draw:caption-point-y="0.633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307in" draw:caption-point-x="-0.2402in" draw:caption-point-y="0.633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8354in" draw:caption-point-x="-1.4484in" draw:caption-point-y="0.52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12-31">
            <text:p>12/31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49" table:formula="of:=SUMPRODUCT([Thong_Tin_Ngay_Nghi_201601.$B$3:.$B$30]=[.$B7];[Thong_Tin_Ngay_Nghi_201601.$C$3:.$C$30])+SUMPRODUCT([Thong_Tin_Ngay_Nghi_201602.$B$3:.$B$31]=[.$B7];[Thong_Tin_Ngay_Nghi_201602.$C$3:.$C$31]) + SUMPRODUCT([Thong_Tin_Ngay_Nghi_201603.$B$3:.$B$33]=[.$B7];[Thong_Tin_Ngay_Nghi_201603.$C$3:.$C$33])" office:value-type="float" office:value="3">
            <text:p>3</text:p>
          </table:table-cell>
          <table:table-cell table:style-name="ce49" table:formula="of:=SUMPRODUCT([Thong_Tin_Ngay_Nghi_201601.$B$3:.$B$30]=[.$B7];[Thong_Tin_Ngay_Nghi_201601.$C$3:.$C$30])+SUMPRODUCT([Thong_Tin_Ngay_Nghi_201602.$B$3:.$B$31]=[.$B7];[Thong_Tin_Ngay_Nghi_201602.$C$3:.$C$31]) + SUMPRODUCT([Thong_Tin_Ngay_Nghi_201603.$B$3:.$B$33]=[.$B7];[Thong_Tin_Ngay_Nghi_201603.$C$3:.$C$33]) + SUMPRODUCT([Thong_Tin_Ngay_Nghi_201604.$B$3:.$B$34]=[.$B7];[Thong_Tin_Ngay_Nghi_201604.$C$3:.$C$34]) + SUMPRODUCT([Thong_Tin_Ngay_Nghi_201605.$B$3:.$B$33]=[.$B7];[Thong_Tin_Ngay_Nghi_201605.$C$3:.$C$33]) + SUMPRODUCT([Thong_Tin_Ngay_Nghi_201606.$B$3:.$B$32]=[.$B7];[Thong_Tin_Ngay_Nghi_201606.$C$3:.$C$32]) + SUMPRODUCT([Thong_Tin_Ngay_Nghi_201607.$B$3:.$B$38]=[.$B7];[Thong_Tin_Ngay_Nghi_201607.$C$3:.$C$38]) + SUMPRODUCT([Thong_Tin_Ngay_Nghi_201608.$B$3:.$B$41]=[.$B7];[Thong_Tin_Ngay_Nghi_201608.$C$3:.$C$41]) + SUMPRODUCT([Thong_Tin_Ngay_Nghi_201609.$B$3:.$B$47]=[.$B7];[Thong_Tin_Ngay_Nghi_201609.$C$3:.$C$47]) + SUMPRODUCT([Thong_Tin_Ngay_Nghi_201610.$B$3:.$B$56]=[.$B7];[Thong_Tin_Ngay_Nghi_201610.$C$3:.$C$56]) +  SUMPRODUCT([Thong_Tin_Ngay_Nghi_201611.$B$3:.$B$56]=[.$B7];[Thong_Tin_Ngay_Nghi_201611.$C$3:.$C$56]) + SUMPRODUCT([Thong_Tin_Ngay_Nghi_201612.$B$3:.$B$70]=[.$B7];[Thong_Tin_Ngay_Nghi_201612.$C$3:.$C$70])" office:value-type="float" office:value="10.5">
            <text:p>10.5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45"/>
          <table:table-cell table:style-name="ce45" table:formula="of:=[.I7]+[.K7] +[.J7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12-31">
            <text:p>12/31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2">
            <text:p>12</text:p>
          </table:table-cell>
          <table:table-cell table:style-name="ce50" table:formula="of:=SUMPRODUCT([Thong_Tin_Ngay_Nghi_201601.$B$3:.$B$30]=[.$B8];[Thong_Tin_Ngay_Nghi_201601.$C$3:.$C$30])+SUMPRODUCT([Thong_Tin_Ngay_Nghi_201602.$B$3:.$B$31]=[.$B8];[Thong_Tin_Ngay_Nghi_201602.$C$3:.$C$31]) + SUMPRODUCT([Thong_Tin_Ngay_Nghi_201603.$B$3:.$B$33]=[.$B8];[Thong_Tin_Ngay_Nghi_201603.$C$3:.$C$33])" office:value-type="float" office:value="2.5">
            <text:p>2.5</text:p>
          </table:table-cell>
          <table:table-cell table:style-name="ce50" table:formula="of:=SUMPRODUCT([Thong_Tin_Ngay_Nghi_201601.$B$3:.$B$30]=[.$B8];[Thong_Tin_Ngay_Nghi_201601.$C$3:.$C$30])+SUMPRODUCT([Thong_Tin_Ngay_Nghi_201602.$B$3:.$B$31]=[.$B8];[Thong_Tin_Ngay_Nghi_201602.$C$3:.$C$31]) + SUMPRODUCT([Thong_Tin_Ngay_Nghi_201603.$B$3:.$B$33]=[.$B8];[Thong_Tin_Ngay_Nghi_201603.$C$3:.$C$33]) + SUMPRODUCT([Thong_Tin_Ngay_Nghi_201604.$B$3:.$B$34]=[.$B8];[Thong_Tin_Ngay_Nghi_201604.$C$3:.$C$34]) + SUMPRODUCT([Thong_Tin_Ngay_Nghi_201605.$B$3:.$B$33]=[.$B8];[Thong_Tin_Ngay_Nghi_201605.$C$3:.$C$33]) + SUMPRODUCT([Thong_Tin_Ngay_Nghi_201606.$B$3:.$B$32]=[.$B8];[Thong_Tin_Ngay_Nghi_201606.$C$3:.$C$32]) + SUMPRODUCT([Thong_Tin_Ngay_Nghi_201607.$B$3:.$B$38]=[.$B8];[Thong_Tin_Ngay_Nghi_201607.$C$3:.$C$38]) + SUMPRODUCT([Thong_Tin_Ngay_Nghi_201608.$B$3:.$B$41]=[.$B8];[Thong_Tin_Ngay_Nghi_201608.$C$3:.$C$41]) + SUMPRODUCT([Thong_Tin_Ngay_Nghi_201609.$B$3:.$B$47]=[.$B8];[Thong_Tin_Ngay_Nghi_201609.$C$3:.$C$47]) + SUMPRODUCT([Thong_Tin_Ngay_Nghi_201610.$B$3:.$B$56]=[.$B8];[Thong_Tin_Ngay_Nghi_201610.$C$3:.$C$56]) +  SUMPRODUCT([Thong_Tin_Ngay_Nghi_201611.$B$3:.$B$56]=[.$B8];[Thong_Tin_Ngay_Nghi_201611.$C$3:.$C$56]) + SUMPRODUCT([Thong_Tin_Ngay_Nghi_201612.$B$3:.$B$70]=[.$B8];[Thong_Tin_Ngay_Nghi_201612.$C$3:.$C$70])" office:value-type="float" office:value="13.5">
            <text:p>13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45"/>
          <table:table-cell table:style-name="ce45" table:formula="of:=[.I8]+[.K8] +[.J8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12-31">
            <text:p>12/31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50" table:formula="of:=SUMPRODUCT([Thong_Tin_Ngay_Nghi_201601.$B$3:.$B$30]=[.$B9];[Thong_Tin_Ngay_Nghi_201601.$C$3:.$C$30])+SUMPRODUCT([Thong_Tin_Ngay_Nghi_201602.$B$3:.$B$31]=[.$B9];[Thong_Tin_Ngay_Nghi_201602.$C$3:.$C$31]) + SUMPRODUCT([Thong_Tin_Ngay_Nghi_201603.$B$3:.$B$33]=[.$B9];[Thong_Tin_Ngay_Nghi_201603.$C$3:.$C$33])" office:value-type="float" office:value="3">
            <text:p>3</text:p>
          </table:table-cell>
          <table:table-cell table:style-name="ce50" table:formula="of:=SUMPRODUCT([Thong_Tin_Ngay_Nghi_201601.$B$3:.$B$30]=[.$B9];[Thong_Tin_Ngay_Nghi_201601.$C$3:.$C$30])+SUMPRODUCT([Thong_Tin_Ngay_Nghi_201602.$B$3:.$B$31]=[.$B9];[Thong_Tin_Ngay_Nghi_201602.$C$3:.$C$31]) + SUMPRODUCT([Thong_Tin_Ngay_Nghi_201603.$B$3:.$B$33]=[.$B9];[Thong_Tin_Ngay_Nghi_201603.$C$3:.$C$33]) + SUMPRODUCT([Thong_Tin_Ngay_Nghi_201604.$B$3:.$B$34]=[.$B9];[Thong_Tin_Ngay_Nghi_201604.$C$3:.$C$34]) + SUMPRODUCT([Thong_Tin_Ngay_Nghi_201605.$B$3:.$B$33]=[.$B9];[Thong_Tin_Ngay_Nghi_201605.$C$3:.$C$33]) + SUMPRODUCT([Thong_Tin_Ngay_Nghi_201606.$B$3:.$B$32]=[.$B9];[Thong_Tin_Ngay_Nghi_201606.$C$3:.$C$32]) + SUMPRODUCT([Thong_Tin_Ngay_Nghi_201607.$B$3:.$B$38]=[.$B9];[Thong_Tin_Ngay_Nghi_201607.$C$3:.$C$38]) + SUMPRODUCT([Thong_Tin_Ngay_Nghi_201608.$B$3:.$B$41]=[.$B9];[Thong_Tin_Ngay_Nghi_201608.$C$3:.$C$41]) + SUMPRODUCT([Thong_Tin_Ngay_Nghi_201609.$B$3:.$B$47]=[.$B9];[Thong_Tin_Ngay_Nghi_201609.$C$3:.$C$47]) + SUMPRODUCT([Thong_Tin_Ngay_Nghi_201610.$B$3:.$B$56]=[.$B9];[Thong_Tin_Ngay_Nghi_201610.$C$3:.$C$56]) +  SUMPRODUCT([Thong_Tin_Ngay_Nghi_201611.$B$3:.$B$56]=[.$B9];[Thong_Tin_Ngay_Nghi_201611.$C$3:.$C$56]) + SUMPRODUCT([Thong_Tin_Ngay_Nghi_201612.$B$3:.$B$70]=[.$B9];[Thong_Tin_Ngay_Nghi_201612.$C$3:.$C$70])" office:value-type="float" office:value="10">
            <text:p>10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4">
            <text:p>4</text:p>
          </table:table-cell>
          <table:table-cell table:number-columns-repeated="2" table:style-name="ce45"/>
          <table:table-cell table:style-name="ce45" table:formula="of:=[.I9]+[.K9] +[.J9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12-31">
            <text:p>12/31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2">
            <text:p>12</text:p>
          </table:table-cell>
          <table:table-cell table:style-name="ce50" table:formula="of:=SUMPRODUCT([Thong_Tin_Ngay_Nghi_201601.$B$3:.$B$30]=[.$B10];[Thong_Tin_Ngay_Nghi_201601.$C$3:.$C$30])+SUMPRODUCT([Thong_Tin_Ngay_Nghi_201602.$B$3:.$B$31]=[.$B10];[Thong_Tin_Ngay_Nghi_201602.$C$3:.$C$31]) + SUMPRODUCT([Thong_Tin_Ngay_Nghi_201603.$B$3:.$B$33]=[.$B10];[Thong_Tin_Ngay_Nghi_201603.$C$3:.$C$33])" office:value-type="float" office:value="3.5">
            <text:p>3.5</text:p>
          </table:table-cell>
          <table:table-cell table:style-name="ce50" table:formula="of:=SUMPRODUCT([Thong_Tin_Ngay_Nghi_201601.$B$3:.$B$30]=[.$B10];[Thong_Tin_Ngay_Nghi_201601.$C$3:.$C$30])+SUMPRODUCT([Thong_Tin_Ngay_Nghi_201602.$B$3:.$B$31]=[.$B10];[Thong_Tin_Ngay_Nghi_201602.$C$3:.$C$31]) + SUMPRODUCT([Thong_Tin_Ngay_Nghi_201603.$B$3:.$B$33]=[.$B10];[Thong_Tin_Ngay_Nghi_201603.$C$3:.$C$33]) + SUMPRODUCT([Thong_Tin_Ngay_Nghi_201604.$B$3:.$B$34]=[.$B10];[Thong_Tin_Ngay_Nghi_201604.$C$3:.$C$34]) + SUMPRODUCT([Thong_Tin_Ngay_Nghi_201605.$B$3:.$B$33]=[.$B10];[Thong_Tin_Ngay_Nghi_201605.$C$3:.$C$33]) + SUMPRODUCT([Thong_Tin_Ngay_Nghi_201606.$B$3:.$B$32]=[.$B10];[Thong_Tin_Ngay_Nghi_201606.$C$3:.$C$32]) + SUMPRODUCT([Thong_Tin_Ngay_Nghi_201607.$B$3:.$B$38]=[.$B10];[Thong_Tin_Ngay_Nghi_201607.$C$3:.$C$38]) + SUMPRODUCT([Thong_Tin_Ngay_Nghi_201608.$B$3:.$B$41]=[.$B10];[Thong_Tin_Ngay_Nghi_201608.$C$3:.$C$41]) + SUMPRODUCT([Thong_Tin_Ngay_Nghi_201609.$B$3:.$B$47]=[.$B10];[Thong_Tin_Ngay_Nghi_201609.$C$3:.$C$47]) + SUMPRODUCT([Thong_Tin_Ngay_Nghi_201610.$B$3:.$B$56]=[.$B10];[Thong_Tin_Ngay_Nghi_201610.$C$3:.$C$56]) +  SUMPRODUCT([Thong_Tin_Ngay_Nghi_201611.$B$3:.$B$56]=[.$B10];[Thong_Tin_Ngay_Nghi_201611.$C$3:.$C$56]) + SUMPRODUCT([Thong_Tin_Ngay_Nghi_201612.$B$3:.$B$70]=[.$B10];[Thong_Tin_Ngay_Nghi_201612.$C$3:.$C$70])" office:value-type="float" office:value="13">
            <text:p>13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5"/>
          <table:table-cell table:style-name="ce45" table:formula="of:=[.I10]+[.K10] +[.J10]" office:value-type="float" office:value="-1">
            <text:p>-1</text:p>
          </table:table-cell>
          <table:table-cell table:style-name="ce53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12-31">
            <text:p>12/31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50" table:formula="of:=SUMPRODUCT([Thong_Tin_Ngay_Nghi_201601.$B$3:.$B$30]=[.$B11];[Thong_Tin_Ngay_Nghi_201601.$C$3:.$C$30])+SUMPRODUCT([Thong_Tin_Ngay_Nghi_201602.$B$3:.$B$31]=[.$B11];[Thong_Tin_Ngay_Nghi_201602.$C$3:.$C$31]) + SUMPRODUCT([Thong_Tin_Ngay_Nghi_201603.$B$3:.$B$33]=[.$B11];[Thong_Tin_Ngay_Nghi_201603.$C$3:.$C$33])" office:value-type="float" office:value="5">
            <text:p>5</text:p>
          </table:table-cell>
          <table:table-cell table:style-name="ce50" table:formula="of:=SUMPRODUCT([Thong_Tin_Ngay_Nghi_201601.$B$3:.$B$30]=[.$B11];[Thong_Tin_Ngay_Nghi_201601.$C$3:.$C$30])+SUMPRODUCT([Thong_Tin_Ngay_Nghi_201602.$B$3:.$B$31]=[.$B11];[Thong_Tin_Ngay_Nghi_201602.$C$3:.$C$31]) + SUMPRODUCT([Thong_Tin_Ngay_Nghi_201603.$B$3:.$B$33]=[.$B11];[Thong_Tin_Ngay_Nghi_201603.$C$3:.$C$33]) + SUMPRODUCT([Thong_Tin_Ngay_Nghi_201604.$B$3:.$B$34]=[.$B11];[Thong_Tin_Ngay_Nghi_201604.$C$3:.$C$34]) + SUMPRODUCT([Thong_Tin_Ngay_Nghi_201605.$B$3:.$B$33]=[.$B11];[Thong_Tin_Ngay_Nghi_201605.$C$3:.$C$33]) + SUMPRODUCT([Thong_Tin_Ngay_Nghi_201606.$B$3:.$B$32]=[.$B11];[Thong_Tin_Ngay_Nghi_201606.$C$3:.$C$32]) + SUMPRODUCT([Thong_Tin_Ngay_Nghi_201607.$B$3:.$B$38]=[.$B11];[Thong_Tin_Ngay_Nghi_201607.$C$3:.$C$38]) + SUMPRODUCT([Thong_Tin_Ngay_Nghi_201608.$B$3:.$B$41]=[.$B11];[Thong_Tin_Ngay_Nghi_201608.$C$3:.$C$41]) + SUMPRODUCT([Thong_Tin_Ngay_Nghi_201609.$B$3:.$B$47]=[.$B11];[Thong_Tin_Ngay_Nghi_201609.$C$3:.$C$47]) + SUMPRODUCT([Thong_Tin_Ngay_Nghi_201610.$B$3:.$B$56]=[.$B11];[Thong_Tin_Ngay_Nghi_201610.$C$3:.$C$56]) +  SUMPRODUCT([Thong_Tin_Ngay_Nghi_201611.$B$3:.$B$56]=[.$B11];[Thong_Tin_Ngay_Nghi_201611.$C$3:.$C$56]) + SUMPRODUCT([Thong_Tin_Ngay_Nghi_201612.$B$3:.$B$70]=[.$B11];[Thong_Tin_Ngay_Nghi_201612.$C$3:.$C$70])" office:value-type="float" office:value="14">
            <text:p>14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3">
            <text:p>3</text:p>
          </table:table-cell>
          <table:table-cell table:style-name="ce45" office:value-type="float" office:value="2">
            <office:annotation draw:style-name="gr2" draw:text-style-name="P1" svg:width="1.1413in" svg:height="0.5457in" svg:x="9.1976in" svg:y="2.5996in" draw:caption-point-x="-0.2402in" draw:caption-point-y="0.6217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45"/>
          <table:table-cell table:style-name="ce45" table:formula="of:=[.I11]+[.K11] +[.J11]" office:value-type="float" office:value="5">
            <text:p>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12-31">
            <text:p>12/31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0">
            <text:p>10</text:p>
          </table:table-cell>
          <table:table-cell table:style-name="ce50" table:formula="of:=SUMPRODUCT([Thong_Tin_Ngay_Nghi_201601.$B$3:.$B$30]=[.$B12];[Thong_Tin_Ngay_Nghi_201601.$C$3:.$C$30])+SUMPRODUCT([Thong_Tin_Ngay_Nghi_201602.$B$3:.$B$31]=[.$B12];[Thong_Tin_Ngay_Nghi_201602.$C$3:.$C$31]) + SUMPRODUCT([Thong_Tin_Ngay_Nghi_201603.$B$3:.$B$33]=[.$B12];[Thong_Tin_Ngay_Nghi_201603.$C$3:.$C$33])" office:value-type="float" office:value="0">
            <text:p>0</text:p>
          </table:table-cell>
          <table:table-cell table:style-name="ce50" table:formula="of:=SUMPRODUCT([Thong_Tin_Ngay_Nghi_201601.$B$3:.$B$30]=[.$B12];[Thong_Tin_Ngay_Nghi_201601.$C$3:.$C$30])+SUMPRODUCT([Thong_Tin_Ngay_Nghi_201602.$B$3:.$B$31]=[.$B12];[Thong_Tin_Ngay_Nghi_201602.$C$3:.$C$31]) + SUMPRODUCT([Thong_Tin_Ngay_Nghi_201603.$B$3:.$B$33]=[.$B12];[Thong_Tin_Ngay_Nghi_201603.$C$3:.$C$33]) + SUMPRODUCT([Thong_Tin_Ngay_Nghi_201604.$B$3:.$B$34]=[.$B12];[Thong_Tin_Ngay_Nghi_201604.$C$3:.$C$34]) + SUMPRODUCT([Thong_Tin_Ngay_Nghi_201605.$B$3:.$B$33]=[.$B12];[Thong_Tin_Ngay_Nghi_201605.$C$3:.$C$33]) + SUMPRODUCT([Thong_Tin_Ngay_Nghi_201606.$B$3:.$B$32]=[.$B12];[Thong_Tin_Ngay_Nghi_201606.$C$3:.$C$32]) + SUMPRODUCT([Thong_Tin_Ngay_Nghi_201607.$B$3:.$B$38]=[.$B12];[Thong_Tin_Ngay_Nghi_201607.$C$3:.$C$38]) + SUMPRODUCT([Thong_Tin_Ngay_Nghi_201608.$B$3:.$B$41]=[.$B12];[Thong_Tin_Ngay_Nghi_201608.$C$3:.$C$41]) + SUMPRODUCT([Thong_Tin_Ngay_Nghi_201609.$B$3:.$B$47]=[.$B12];[Thong_Tin_Ngay_Nghi_201609.$C$3:.$C$47]) + SUMPRODUCT([Thong_Tin_Ngay_Nghi_201610.$B$3:.$B$56]=[.$B12];[Thong_Tin_Ngay_Nghi_201610.$C$3:.$C$56]) +  SUMPRODUCT([Thong_Tin_Ngay_Nghi_201611.$B$3:.$B$56]=[.$B12];[Thong_Tin_Ngay_Nghi_201611.$C$3:.$C$56]) + SUMPRODUCT([Thong_Tin_Ngay_Nghi_201612.$B$3:.$B$70]=[.$B12];[Thong_Tin_Ngay_Nghi_201612.$C$3:.$C$70])" office:value-type="float" office:value="11">
            <text:p>11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1">
            <text:p>-1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10">
            <text:p>10/10/16</text:p>
          </table:table-cell>
          <table:table-cell table:style-name="ce46" table:formula="of:=IF(YEAR(NOW())&gt;YEAR([.D13]);DATE(YEAR([.D13]);12;31);NOW())" office:value-type="date" office:date-value="2016-12-31">
            <text:p>12/31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3">
            <text:p>3</text:p>
          </table:table-cell>
          <table:table-cell table:style-name="ce50" table:formula="of:=SUMPRODUCT([Thong_Tin_Ngay_Nghi_201601.$B$3:.$B$30]=[.$B13];[Thong_Tin_Ngay_Nghi_201601.$C$3:.$C$30])+SUMPRODUCT([Thong_Tin_Ngay_Nghi_201602.$B$3:.$B$31]=[.$B13];[Thong_Tin_Ngay_Nghi_201602.$C$3:.$C$31]) + SUMPRODUCT([Thong_Tin_Ngay_Nghi_201603.$B$3:.$B$33]=[.$B13];[Thong_Tin_Ngay_Nghi_201603.$C$3:.$C$33])" office:value-type="float" office:value="0">
            <text:p>0</text:p>
          </table:table-cell>
          <table:table-cell table:style-name="ce50" table:formula="of:=SUMPRODUCT([Thong_Tin_Ngay_Nghi_201601.$B$3:.$B$30]=[.$B13];[Thong_Tin_Ngay_Nghi_201601.$C$3:.$C$30])+SUMPRODUCT([Thong_Tin_Ngay_Nghi_201602.$B$3:.$B$31]=[.$B13];[Thong_Tin_Ngay_Nghi_201602.$C$3:.$C$31]) + SUMPRODUCT([Thong_Tin_Ngay_Nghi_201603.$B$3:.$B$33]=[.$B13];[Thong_Tin_Ngay_Nghi_201603.$C$3:.$C$33]) + SUMPRODUCT([Thong_Tin_Ngay_Nghi_201604.$B$3:.$B$34]=[.$B13];[Thong_Tin_Ngay_Nghi_201604.$C$3:.$C$34]) + SUMPRODUCT([Thong_Tin_Ngay_Nghi_201605.$B$3:.$B$33]=[.$B13];[Thong_Tin_Ngay_Nghi_201605.$C$3:.$C$33]) + SUMPRODUCT([Thong_Tin_Ngay_Nghi_201606.$B$3:.$B$32]=[.$B13];[Thong_Tin_Ngay_Nghi_201606.$C$3:.$C$32]) + SUMPRODUCT([Thong_Tin_Ngay_Nghi_201607.$B$3:.$B$38]=[.$B13];[Thong_Tin_Ngay_Nghi_201607.$C$3:.$C$38]) + SUMPRODUCT([Thong_Tin_Ngay_Nghi_201608.$B$3:.$B$41]=[.$B13];[Thong_Tin_Ngay_Nghi_201608.$C$3:.$C$41]) + SUMPRODUCT([Thong_Tin_Ngay_Nghi_201609.$B$3:.$B$47]=[.$B13];[Thong_Tin_Ngay_Nghi_201609.$C$3:.$C$47]) + SUMPRODUCT([Thong_Tin_Ngay_Nghi_201610.$B$3:.$B$56]=[.$B13];[Thong_Tin_Ngay_Nghi_201610.$C$3:.$C$56]) +  SUMPRODUCT([Thong_Tin_Ngay_Nghi_201611.$B$3:.$B$56]=[.$B13];[Thong_Tin_Ngay_Nghi_201611.$C$3:.$C$56]) + SUMPRODUCT([Thong_Tin_Ngay_Nghi_201612.$B$3:.$B$70]=[.$B13];[Thong_Tin_Ngay_Nghi_201612.$C$3:.$C$70])" office:value-type="float" office:value="1">
            <text:p>1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2">
            <text:p>2</text:p>
          </table:table-cell>
          <table:table-cell table:number-columns-repeated="2" table:style-name="ce45"/>
          <table:table-cell table:style-name="ce45" table:formula="of:=[.I13]+[.K13] +[.J13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12-31">
            <text:p>12/31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2">
            <text:p>12</text:p>
          </table:table-cell>
          <table:table-cell table:style-name="ce50" table:formula="of:=SUMPRODUCT([Thong_Tin_Ngay_Nghi_201601.$B$3:.$B$30]=[.$B14];[Thong_Tin_Ngay_Nghi_201601.$C$3:.$C$30])+SUMPRODUCT([Thong_Tin_Ngay_Nghi_201602.$B$3:.$B$31]=[.$B14];[Thong_Tin_Ngay_Nghi_201602.$C$3:.$C$31]) + SUMPRODUCT([Thong_Tin_Ngay_Nghi_201603.$B$3:.$B$33]=[.$B14];[Thong_Tin_Ngay_Nghi_201603.$C$3:.$C$33])" office:value-type="float" office:value="3">
            <text:p>3</text:p>
          </table:table-cell>
          <table:table-cell table:style-name="ce50" table:formula="of:=SUMPRODUCT([Thong_Tin_Ngay_Nghi_201601.$B$3:.$B$30]=[.$B14];[Thong_Tin_Ngay_Nghi_201601.$C$3:.$C$30])+SUMPRODUCT([Thong_Tin_Ngay_Nghi_201602.$B$3:.$B$31]=[.$B14];[Thong_Tin_Ngay_Nghi_201602.$C$3:.$C$31]) + SUMPRODUCT([Thong_Tin_Ngay_Nghi_201603.$B$3:.$B$33]=[.$B14];[Thong_Tin_Ngay_Nghi_201603.$C$3:.$C$33]) + SUMPRODUCT([Thong_Tin_Ngay_Nghi_201604.$B$3:.$B$34]=[.$B14];[Thong_Tin_Ngay_Nghi_201604.$C$3:.$C$34]) + SUMPRODUCT([Thong_Tin_Ngay_Nghi_201605.$B$3:.$B$33]=[.$B14];[Thong_Tin_Ngay_Nghi_201605.$C$3:.$C$33]) + SUMPRODUCT([Thong_Tin_Ngay_Nghi_201606.$B$3:.$B$32]=[.$B14];[Thong_Tin_Ngay_Nghi_201606.$C$3:.$C$32]) + SUMPRODUCT([Thong_Tin_Ngay_Nghi_201607.$B$3:.$B$38]=[.$B14];[Thong_Tin_Ngay_Nghi_201607.$C$3:.$C$38]) + SUMPRODUCT([Thong_Tin_Ngay_Nghi_201608.$B$3:.$B$41]=[.$B14];[Thong_Tin_Ngay_Nghi_201608.$C$3:.$C$41]) + SUMPRODUCT([Thong_Tin_Ngay_Nghi_201609.$B$3:.$B$47]=[.$B14];[Thong_Tin_Ngay_Nghi_201609.$C$3:.$C$47]) + SUMPRODUCT([Thong_Tin_Ngay_Nghi_201610.$B$3:.$B$56]=[.$B14];[Thong_Tin_Ngay_Nghi_201610.$C$3:.$C$56]) +  SUMPRODUCT([Thong_Tin_Ngay_Nghi_201611.$B$3:.$B$56]=[.$B14];[Thong_Tin_Ngay_Nghi_201611.$C$3:.$C$56]) + SUMPRODUCT([Thong_Tin_Ngay_Nghi_201612.$B$3:.$B$70]=[.$B14];[Thong_Tin_Ngay_Nghi_201612.$C$3:.$C$70])" office:value-type="float" office:value="14">
            <text:p>14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1">
            <text:p>1</text:p>
          </table:table-cell>
          <table:table-cell table:number-columns-repeated="2" table:style-name="ce45"/>
          <table:table-cell table:style-name="ce45" table:formula="of:=[.I14]+[.K14] +[.J14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12-31">
            <text:p>12/31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50" table:formula="of:=SUMPRODUCT([Thong_Tin_Ngay_Nghi_201601.$B$3:.$B$30]=[.$B15];[Thong_Tin_Ngay_Nghi_201601.$C$3:.$C$30])+SUMPRODUCT([Thong_Tin_Ngay_Nghi_201602.$B$3:.$B$31]=[.$B15];[Thong_Tin_Ngay_Nghi_201602.$C$3:.$C$31]) + SUMPRODUCT([Thong_Tin_Ngay_Nghi_201603.$B$3:.$B$33]=[.$B15];[Thong_Tin_Ngay_Nghi_201603.$C$3:.$C$33])" office:value-type="float" office:value="5.5">
            <text:p>5.5</text:p>
          </table:table-cell>
          <table:table-cell table:style-name="ce50" table:formula="of:=SUMPRODUCT([Thong_Tin_Ngay_Nghi_201601.$B$3:.$B$30]=[.$B15];[Thong_Tin_Ngay_Nghi_201601.$C$3:.$C$30])+SUMPRODUCT([Thong_Tin_Ngay_Nghi_201602.$B$3:.$B$31]=[.$B15];[Thong_Tin_Ngay_Nghi_201602.$C$3:.$C$31]) + SUMPRODUCT([Thong_Tin_Ngay_Nghi_201603.$B$3:.$B$33]=[.$B15];[Thong_Tin_Ngay_Nghi_201603.$C$3:.$C$33]) + SUMPRODUCT([Thong_Tin_Ngay_Nghi_201604.$B$3:.$B$34]=[.$B15];[Thong_Tin_Ngay_Nghi_201604.$C$3:.$C$34]) + SUMPRODUCT([Thong_Tin_Ngay_Nghi_201605.$B$3:.$B$33]=[.$B15];[Thong_Tin_Ngay_Nghi_201605.$C$3:.$C$33]) + SUMPRODUCT([Thong_Tin_Ngay_Nghi_201606.$B$3:.$B$32]=[.$B15];[Thong_Tin_Ngay_Nghi_201606.$C$3:.$C$32]) + SUMPRODUCT([Thong_Tin_Ngay_Nghi_201607.$B$3:.$B$38]=[.$B15];[Thong_Tin_Ngay_Nghi_201607.$C$3:.$C$38]) + SUMPRODUCT([Thong_Tin_Ngay_Nghi_201608.$B$3:.$B$41]=[.$B15];[Thong_Tin_Ngay_Nghi_201608.$C$3:.$C$41]) + SUMPRODUCT([Thong_Tin_Ngay_Nghi_201609.$B$3:.$B$47]=[.$B15];[Thong_Tin_Ngay_Nghi_201609.$C$3:.$C$47]) + SUMPRODUCT([Thong_Tin_Ngay_Nghi_201610.$B$3:.$B$56]=[.$B15];[Thong_Tin_Ngay_Nghi_201610.$C$3:.$C$56]) +  SUMPRODUCT([Thong_Tin_Ngay_Nghi_201611.$B$3:.$B$56]=[.$B15];[Thong_Tin_Ngay_Nghi_201611.$C$3:.$C$56]) + SUMPRODUCT([Thong_Tin_Ngay_Nghi_201612.$B$3:.$B$70]=[.$B15];[Thong_Tin_Ngay_Nghi_201612.$C$3:.$C$70])" office:value-type="float" office:value="14.5">
            <text:p>14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3">
            <text:p>3</text:p>
          </table:table-cell>
          <table:table-cell table:number-columns-repeated="2" table:style-name="ce45"/>
          <table:table-cell table:style-name="ce45" table:formula="of:=[.I15]+[.K15] +[.J15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TT</text:p>
          </table:table-cell>
          <table:table-cell table:style-name="ce45"/>
          <table:table-cell table:style-name="ce46" office:value-type="date" office:date-value="2016-12-05">
            <text:p>12/05/16</text:p>
          </table:table-cell>
          <table:table-cell table:style-name="ce46" table:formula="of:=IF(YEAR(NOW())&gt;YEAR([.D16]);DATE(YEAR([.D16]);12;31);NOW())" office:value-type="date" office:date-value="2016-12-31">
            <text:p>12/31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0">
            <text:p>0</text:p>
          </table:table-cell>
          <table:table-cell table:style-name="ce50" table:formula="of:=SUMPRODUCT([Thong_Tin_Ngay_Nghi_201601.$B$3:.$B$30]=[.$B16];[Thong_Tin_Ngay_Nghi_201601.$C$3:.$C$30])+SUMPRODUCT([Thong_Tin_Ngay_Nghi_201602.$B$3:.$B$31]=[.$B16];[Thong_Tin_Ngay_Nghi_201602.$C$3:.$C$31]) + SUMPRODUCT([Thong_Tin_Ngay_Nghi_201603.$B$3:.$B$33]=[.$B16];[Thong_Tin_Ngay_Nghi_201603.$C$3:.$C$33])" office:value-type="float" office:value="0">
            <text:p>0</text:p>
          </table:table-cell>
          <table:table-cell table:style-name="ce50" table:formula="of:=SUMPRODUCT([Thong_Tin_Ngay_Nghi_201601.$B$3:.$B$30]=[.$B16];[Thong_Tin_Ngay_Nghi_201601.$C$3:.$C$30])+SUMPRODUCT([Thong_Tin_Ngay_Nghi_201602.$B$3:.$B$31]=[.$B16];[Thong_Tin_Ngay_Nghi_201602.$C$3:.$C$31]) + SUMPRODUCT([Thong_Tin_Ngay_Nghi_201603.$B$3:.$B$33]=[.$B16];[Thong_Tin_Ngay_Nghi_201603.$C$3:.$C$33]) + SUMPRODUCT([Thong_Tin_Ngay_Nghi_201604.$B$3:.$B$34]=[.$B16];[Thong_Tin_Ngay_Nghi_201604.$C$3:.$C$34]) + SUMPRODUCT([Thong_Tin_Ngay_Nghi_201605.$B$3:.$B$33]=[.$B16];[Thong_Tin_Ngay_Nghi_201605.$C$3:.$C$33]) + SUMPRODUCT([Thong_Tin_Ngay_Nghi_201606.$B$3:.$B$32]=[.$B16];[Thong_Tin_Ngay_Nghi_201606.$C$3:.$C$32]) + SUMPRODUCT([Thong_Tin_Ngay_Nghi_201607.$B$3:.$B$38]=[.$B16];[Thong_Tin_Ngay_Nghi_201607.$C$3:.$C$38]) + SUMPRODUCT([Thong_Tin_Ngay_Nghi_201608.$B$3:.$B$41]=[.$B16];[Thong_Tin_Ngay_Nghi_201608.$C$3:.$C$41]) + SUMPRODUCT([Thong_Tin_Ngay_Nghi_201609.$B$3:.$B$47]=[.$B16];[Thong_Tin_Ngay_Nghi_201609.$C$3:.$C$47]) + SUMPRODUCT([Thong_Tin_Ngay_Nghi_201610.$B$3:.$B$56]=[.$B16];[Thong_Tin_Ngay_Nghi_201610.$C$3:.$C$56]) +  SUMPRODUCT([Thong_Tin_Ngay_Nghi_201611.$B$3:.$B$56]=[.$B16];[Thong_Tin_Ngay_Nghi_201611.$C$3:.$C$56]) + SUMPRODUCT([Thong_Tin_Ngay_Nghi_201612.$B$3:.$B$70]=[.$B16];[Thong_Tin_Ngay_Nghi_201612.$C$3:.$C$70])" office:value-type="float" office:value="0">
            <text:p>0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">
            <text:p>0</text:p>
          </table:table-cell>
          <table:table-cell table:number-columns-repeated="2" table:style-name="ce45"/>
          <table:table-cell table:style-name="ce45" table:formula="of:=[.I16]+[.K16] +[.J16]" office:value-type="float" office:value="0">
            <text:p>0</text:p>
          </table:table-cell>
          <table:table-cell table:style-name="ce53"/>
        </table:table-row>
        <table:table-row table:style-name="ro13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12-31">
            <text:p>12/31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50" table:formula="of:=SUMPRODUCT([Thong_Tin_Ngay_Nghi_201601.$B$3:.$B$30]=[.$B17];[Thong_Tin_Ngay_Nghi_201601.$C$3:.$C$30])+SUMPRODUCT([Thong_Tin_Ngay_Nghi_201602.$B$3:.$B$31]=[.$B17];[Thong_Tin_Ngay_Nghi_201602.$C$3:.$C$31]) + SUMPRODUCT([Thong_Tin_Ngay_Nghi_201603.$B$3:.$B$33]=[.$B17];[Thong_Tin_Ngay_Nghi_201603.$C$3:.$C$33])" office:value-type="float" office:value="6">
            <text:p>6</text:p>
          </table:table-cell>
          <table:table-cell table:style-name="ce50" table:formula="of:=SUMPRODUCT([Thong_Tin_Ngay_Nghi_201601.$B$3:.$B$30]=[.$B17];[Thong_Tin_Ngay_Nghi_201601.$C$3:.$C$30])+SUMPRODUCT([Thong_Tin_Ngay_Nghi_201602.$B$3:.$B$31]=[.$B17];[Thong_Tin_Ngay_Nghi_201602.$C$3:.$C$31]) + SUMPRODUCT([Thong_Tin_Ngay_Nghi_201603.$B$3:.$B$33]=[.$B17];[Thong_Tin_Ngay_Nghi_201603.$C$3:.$C$33]) + SUMPRODUCT([Thong_Tin_Ngay_Nghi_201604.$B$3:.$B$34]=[.$B17];[Thong_Tin_Ngay_Nghi_201604.$C$3:.$C$34]) + SUMPRODUCT([Thong_Tin_Ngay_Nghi_201605.$B$3:.$B$33]=[.$B17];[Thong_Tin_Ngay_Nghi_201605.$C$3:.$C$33]) + SUMPRODUCT([Thong_Tin_Ngay_Nghi_201606.$B$3:.$B$32]=[.$B17];[Thong_Tin_Ngay_Nghi_201606.$C$3:.$C$32]) + SUMPRODUCT([Thong_Tin_Ngay_Nghi_201607.$B$3:.$B$38]=[.$B17];[Thong_Tin_Ngay_Nghi_201607.$C$3:.$C$38]) + SUMPRODUCT([Thong_Tin_Ngay_Nghi_201608.$B$3:.$B$41]=[.$B17];[Thong_Tin_Ngay_Nghi_201608.$C$3:.$C$41]) + SUMPRODUCT([Thong_Tin_Ngay_Nghi_201609.$B$3:.$B$47]=[.$B17];[Thong_Tin_Ngay_Nghi_201609.$C$3:.$C$47]) + SUMPRODUCT([Thong_Tin_Ngay_Nghi_201610.$B$3:.$B$56]=[.$B17];[Thong_Tin_Ngay_Nghi_201610.$C$3:.$C$56]) +  SUMPRODUCT([Thong_Tin_Ngay_Nghi_201611.$B$3:.$B$56]=[.$B17];[Thong_Tin_Ngay_Nghi_201611.$C$3:.$C$56]) + SUMPRODUCT([Thong_Tin_Ngay_Nghi_201612.$B$3:.$B$70]=[.$B17];[Thong_Tin_Ngay_Nghi_201612.$C$3:.$C$70])" office:value-type="float" office:value="27">
            <text:p>27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15">
            <text:p>-15</text:p>
          </table:table-cell>
          <table:table-cell table:style-name="ce45"/>
          <table:table-cell table:style-name="ce45" table:formula="of:=2+1.5+5+2+3+1.5" office:value-type="float" office:value="15">
            <text:p>15</text:p>
          </table:table-cell>
          <table:table-cell table:style-name="ce45" table:formula="of:=[.I17]+[.K17] +[.J17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- Tháng 9, trừ 2 ngày</text:p>
            <text:p>- Tháng 10, trừ 3 ngày</text:p>
            <text:p>- Tháng 12, trừ 1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aiP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3">
            <text:p>10/03/16</text:p>
          </table:table-cell>
          <table:table-cell table:style-name="ce46" table:formula="of:=IF(YEAR(NOW())&gt;YEAR([.D18]);DATE(YEAR([.D18]);12;31);NOW())" office:value-type="date" office:date-value="2016-12-31">
            <text:p>12/31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3">
            <text:p>3</text:p>
          </table:table-cell>
          <table:table-cell table:style-name="ce50" table:formula="of:=SUMPRODUCT([Thong_Tin_Ngay_Nghi_201601.$B$3:.$B$30]=[.$B18];[Thong_Tin_Ngay_Nghi_201601.$C$3:.$C$30])+SUMPRODUCT([Thong_Tin_Ngay_Nghi_201602.$B$3:.$B$31]=[.$B18];[Thong_Tin_Ngay_Nghi_201602.$C$3:.$C$31]) + SUMPRODUCT([Thong_Tin_Ngay_Nghi_201603.$B$3:.$B$33]=[.$B18];[Thong_Tin_Ngay_Nghi_201603.$C$3:.$C$33])" office:value-type="float" office:value="0">
            <text:p>0</text:p>
          </table:table-cell>
          <table:table-cell table:style-name="ce50" table:formula="of:=SUMPRODUCT([Thong_Tin_Ngay_Nghi_201601.$B$3:.$B$30]=[.$B18];[Thong_Tin_Ngay_Nghi_201601.$C$3:.$C$30])+SUMPRODUCT([Thong_Tin_Ngay_Nghi_201602.$B$3:.$B$31]=[.$B18];[Thong_Tin_Ngay_Nghi_201602.$C$3:.$C$31]) + SUMPRODUCT([Thong_Tin_Ngay_Nghi_201603.$B$3:.$B$33]=[.$B18];[Thong_Tin_Ngay_Nghi_201603.$C$3:.$C$33]) + SUMPRODUCT([Thong_Tin_Ngay_Nghi_201604.$B$3:.$B$34]=[.$B18];[Thong_Tin_Ngay_Nghi_201604.$C$3:.$C$34]) + SUMPRODUCT([Thong_Tin_Ngay_Nghi_201605.$B$3:.$B$33]=[.$B18];[Thong_Tin_Ngay_Nghi_201605.$C$3:.$C$33]) + SUMPRODUCT([Thong_Tin_Ngay_Nghi_201606.$B$3:.$B$32]=[.$B18];[Thong_Tin_Ngay_Nghi_201606.$C$3:.$C$32]) + SUMPRODUCT([Thong_Tin_Ngay_Nghi_201607.$B$3:.$B$38]=[.$B18];[Thong_Tin_Ngay_Nghi_201607.$C$3:.$C$38]) + SUMPRODUCT([Thong_Tin_Ngay_Nghi_201608.$B$3:.$B$41]=[.$B18];[Thong_Tin_Ngay_Nghi_201608.$C$3:.$C$41]) + SUMPRODUCT([Thong_Tin_Ngay_Nghi_201609.$B$3:.$B$47]=[.$B18];[Thong_Tin_Ngay_Nghi_201609.$C$3:.$C$47]) + SUMPRODUCT([Thong_Tin_Ngay_Nghi_201610.$B$3:.$B$56]=[.$B18];[Thong_Tin_Ngay_Nghi_201610.$C$3:.$C$56]) +  SUMPRODUCT([Thong_Tin_Ngay_Nghi_201611.$B$3:.$B$56]=[.$B18];[Thong_Tin_Ngay_Nghi_201611.$C$3:.$C$56]) + SUMPRODUCT([Thong_Tin_Ngay_Nghi_201612.$B$3:.$B$70]=[.$B18];[Thong_Tin_Ngay_Nghi_201612.$C$3:.$C$70])" office:value-type="float" office:value="0.5">
            <text:p>0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2.5">
            <text:p>2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table:formula="of:=[.I18]+[.K18] +[.J18]" office:value-type="float" office:value="2.5">
            <text:p>2.5</text:p>
          </table:table-cell>
          <table:table-cell table:style-name="ce5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12-31">
            <text:p>12/31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50" table:formula="of:=SUMPRODUCT([Thong_Tin_Ngay_Nghi_201601.$B$3:.$B$30]=[.$B19];[Thong_Tin_Ngay_Nghi_201601.$C$3:.$C$30])+SUMPRODUCT([Thong_Tin_Ngay_Nghi_201602.$B$3:.$B$31]=[.$B19];[Thong_Tin_Ngay_Nghi_201602.$C$3:.$C$31]) + SUMPRODUCT([Thong_Tin_Ngay_Nghi_201603.$B$3:.$B$33]=[.$B19];[Thong_Tin_Ngay_Nghi_201603.$C$3:.$C$33])" office:value-type="float" office:value="2.5">
            <text:p>2.5</text:p>
          </table:table-cell>
          <table:table-cell table:style-name="ce50" table:formula="of:=SUMPRODUCT([Thong_Tin_Ngay_Nghi_201601.$B$3:.$B$30]=[.$B19];[Thong_Tin_Ngay_Nghi_201601.$C$3:.$C$30])+SUMPRODUCT([Thong_Tin_Ngay_Nghi_201602.$B$3:.$B$31]=[.$B19];[Thong_Tin_Ngay_Nghi_201602.$C$3:.$C$31]) + SUMPRODUCT([Thong_Tin_Ngay_Nghi_201603.$B$3:.$B$33]=[.$B19];[Thong_Tin_Ngay_Nghi_201603.$C$3:.$C$33]) + SUMPRODUCT([Thong_Tin_Ngay_Nghi_201604.$B$3:.$B$34]=[.$B19];[Thong_Tin_Ngay_Nghi_201604.$C$3:.$C$34]) + SUMPRODUCT([Thong_Tin_Ngay_Nghi_201605.$B$3:.$B$33]=[.$B19];[Thong_Tin_Ngay_Nghi_201605.$C$3:.$C$33]) + SUMPRODUCT([Thong_Tin_Ngay_Nghi_201606.$B$3:.$B$32]=[.$B19];[Thong_Tin_Ngay_Nghi_201606.$C$3:.$C$32]) + SUMPRODUCT([Thong_Tin_Ngay_Nghi_201607.$B$3:.$B$38]=[.$B19];[Thong_Tin_Ngay_Nghi_201607.$C$3:.$C$38]) + SUMPRODUCT([Thong_Tin_Ngay_Nghi_201608.$B$3:.$B$41]=[.$B19];[Thong_Tin_Ngay_Nghi_201608.$C$3:.$C$41]) + SUMPRODUCT([Thong_Tin_Ngay_Nghi_201609.$B$3:.$B$47]=[.$B19];[Thong_Tin_Ngay_Nghi_201609.$C$3:.$C$47]) + SUMPRODUCT([Thong_Tin_Ngay_Nghi_201610.$B$3:.$B$56]=[.$B19];[Thong_Tin_Ngay_Nghi_201610.$C$3:.$C$56]) +  SUMPRODUCT([Thong_Tin_Ngay_Nghi_201611.$B$3:.$B$56]=[.$B19];[Thong_Tin_Ngay_Nghi_201611.$C$3:.$C$56]) + SUMPRODUCT([Thong_Tin_Ngay_Nghi_201612.$B$3:.$B$70]=[.$B19];[Thong_Tin_Ngay_Nghi_201612.$C$3:.$C$70])" office:value-type="float" office:value="27.5">
            <text:p>27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15.5">
            <text:p>-15.5</text:p>
          </table:table-cell>
          <table:table-cell table:number-columns-repeated="2" table:style-name="ce45"/>
          <table:table-cell table:style-name="ce45" table:formula="of:=[.I19]+[.K19] +[.J19]" office:value-type="float" office:value="-15.5">
            <text:p>-15.5</text:p>
          </table:table-cell>
          <table:table-cell table:style-name="ce5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12-31">
            <text:p>12/31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50" table:formula="of:=SUMPRODUCT([Thong_Tin_Ngay_Nghi_201601.$B$3:.$B$30]=[.$B20];[Thong_Tin_Ngay_Nghi_201601.$C$3:.$C$30])+SUMPRODUCT([Thong_Tin_Ngay_Nghi_201602.$B$3:.$B$31]=[.$B20];[Thong_Tin_Ngay_Nghi_201602.$C$3:.$C$31]) + SUMPRODUCT([Thong_Tin_Ngay_Nghi_201603.$B$3:.$B$33]=[.$B20];[Thong_Tin_Ngay_Nghi_201603.$C$3:.$C$33])" office:value-type="float" office:value="5">
            <text:p>5</text:p>
          </table:table-cell>
          <table:table-cell table:style-name="ce50" table:formula="of:=SUMPRODUCT([Thong_Tin_Ngay_Nghi_201601.$B$3:.$B$30]=[.$B20];[Thong_Tin_Ngay_Nghi_201601.$C$3:.$C$30])+SUMPRODUCT([Thong_Tin_Ngay_Nghi_201602.$B$3:.$B$31]=[.$B20];[Thong_Tin_Ngay_Nghi_201602.$C$3:.$C$31]) + SUMPRODUCT([Thong_Tin_Ngay_Nghi_201603.$B$3:.$B$33]=[.$B20];[Thong_Tin_Ngay_Nghi_201603.$C$3:.$C$33]) + SUMPRODUCT([Thong_Tin_Ngay_Nghi_201604.$B$3:.$B$34]=[.$B20];[Thong_Tin_Ngay_Nghi_201604.$C$3:.$C$34]) + SUMPRODUCT([Thong_Tin_Ngay_Nghi_201605.$B$3:.$B$33]=[.$B20];[Thong_Tin_Ngay_Nghi_201605.$C$3:.$C$33]) + SUMPRODUCT([Thong_Tin_Ngay_Nghi_201606.$B$3:.$B$32]=[.$B20];[Thong_Tin_Ngay_Nghi_201606.$C$3:.$C$32]) + SUMPRODUCT([Thong_Tin_Ngay_Nghi_201607.$B$3:.$B$38]=[.$B20];[Thong_Tin_Ngay_Nghi_201607.$C$3:.$C$38]) + SUMPRODUCT([Thong_Tin_Ngay_Nghi_201608.$B$3:.$B$41]=[.$B20];[Thong_Tin_Ngay_Nghi_201608.$C$3:.$C$41]) + SUMPRODUCT([Thong_Tin_Ngay_Nghi_201609.$B$3:.$B$47]=[.$B20];[Thong_Tin_Ngay_Nghi_201609.$C$3:.$C$47]) + SUMPRODUCT([Thong_Tin_Ngay_Nghi_201610.$B$3:.$B$56]=[.$B20];[Thong_Tin_Ngay_Nghi_201610.$C$3:.$C$56]) +  SUMPRODUCT([Thong_Tin_Ngay_Nghi_201611.$B$3:.$B$56]=[.$B20];[Thong_Tin_Ngay_Nghi_201611.$C$3:.$C$56]) + SUMPRODUCT([Thong_Tin_Ngay_Nghi_201612.$B$3:.$B$70]=[.$B20];[Thong_Tin_Ngay_Nghi_201612.$C$3:.$C$70])" office:value-type="float" office:value="9.5">
            <text:p>9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7.5">
            <text:p>7.5</text:p>
          </table:table-cell>
          <table:table-cell table:number-columns-repeated="2" table:style-name="ce45"/>
          <table:table-cell table:style-name="ce45" table:formula="of:=[.I20]+[.K20] +[.J20]" office:value-type="float" office:value="7.5">
            <text:p>7.5</text:p>
          </table:table-cell>
          <table:table-cell table:style-name="ce5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12-31">
            <text:p>12/31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2">
            <text:p>12</text:p>
          </table:table-cell>
          <table:table-cell table:style-name="ce50" table:formula="of:=SUMPRODUCT([Thong_Tin_Ngay_Nghi_201601.$B$3:.$B$30]=[.$B21];[Thong_Tin_Ngay_Nghi_201601.$C$3:.$C$30])+SUMPRODUCT([Thong_Tin_Ngay_Nghi_201602.$B$3:.$B$31]=[.$B21];[Thong_Tin_Ngay_Nghi_201602.$C$3:.$C$31]) + SUMPRODUCT([Thong_Tin_Ngay_Nghi_201603.$B$3:.$B$33]=[.$B21];[Thong_Tin_Ngay_Nghi_201603.$C$3:.$C$33])" office:value-type="float" office:value="6.5">
            <text:p>6.5</text:p>
          </table:table-cell>
          <table:table-cell table:style-name="ce50" table:formula="of:=SUMPRODUCT([Thong_Tin_Ngay_Nghi_201601.$B$3:.$B$30]=[.$B21];[Thong_Tin_Ngay_Nghi_201601.$C$3:.$C$30])+SUMPRODUCT([Thong_Tin_Ngay_Nghi_201602.$B$3:.$B$31]=[.$B21];[Thong_Tin_Ngay_Nghi_201602.$C$3:.$C$31]) + SUMPRODUCT([Thong_Tin_Ngay_Nghi_201603.$B$3:.$B$33]=[.$B21];[Thong_Tin_Ngay_Nghi_201603.$C$3:.$C$33]) + SUMPRODUCT([Thong_Tin_Ngay_Nghi_201604.$B$3:.$B$34]=[.$B21];[Thong_Tin_Ngay_Nghi_201604.$C$3:.$C$34]) + SUMPRODUCT([Thong_Tin_Ngay_Nghi_201605.$B$3:.$B$33]=[.$B21];[Thong_Tin_Ngay_Nghi_201605.$C$3:.$C$33]) + SUMPRODUCT([Thong_Tin_Ngay_Nghi_201606.$B$3:.$B$32]=[.$B21];[Thong_Tin_Ngay_Nghi_201606.$C$3:.$C$32]) + SUMPRODUCT([Thong_Tin_Ngay_Nghi_201607.$B$3:.$B$38]=[.$B21];[Thong_Tin_Ngay_Nghi_201607.$C$3:.$C$38]) + SUMPRODUCT([Thong_Tin_Ngay_Nghi_201608.$B$3:.$B$41]=[.$B21];[Thong_Tin_Ngay_Nghi_201608.$C$3:.$C$41]) + SUMPRODUCT([Thong_Tin_Ngay_Nghi_201609.$B$3:.$B$47]=[.$B21];[Thong_Tin_Ngay_Nghi_201609.$C$3:.$C$47]) + SUMPRODUCT([Thong_Tin_Ngay_Nghi_201610.$B$3:.$B$56]=[.$B21];[Thong_Tin_Ngay_Nghi_201610.$C$3:.$C$56]) +  SUMPRODUCT([Thong_Tin_Ngay_Nghi_201611.$B$3:.$B$56]=[.$B21];[Thong_Tin_Ngay_Nghi_201611.$C$3:.$C$56]) + SUMPRODUCT([Thong_Tin_Ngay_Nghi_201612.$B$3:.$B$70]=[.$B21];[Thong_Tin_Ngay_Nghi_201612.$C$3:.$C$70])" office:value-type="float" office:value="15">
            <text:p>1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.5">
            <text:p>2.5</text:p>
          </table:table-cell>
          <table:table-cell table:number-columns-repeated="2" table:style-name="ce45"/>
          <table:table-cell table:style-name="ce45" table:formula="of:=[.I21]+[.K21] +[.J21]" office:value-type="float" office:value="2.5">
            <text:p>2.5</text:p>
          </table:table-cell>
          <table:table-cell table:style-name="ce53"/>
        </table:table-row>
        <table:table-row table:style-name="ro14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8">
            <text:p>09/08/16</text:p>
          </table:table-cell>
          <table:table-cell table:style-name="ce46" table:formula="of:=IF(YEAR(NOW())&gt;YEAR([.D22]);DATE(YEAR([.D22]);12;31);NOW())" office:value-type="date" office:date-value="2016-12-31">
            <text:p>12/31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4">
            <text:p>4</text:p>
          </table:table-cell>
          <table:table-cell table:style-name="ce50" table:formula="of:=SUMPRODUCT([Thong_Tin_Ngay_Nghi_201601.$B$3:.$B$30]=[.$B22];[Thong_Tin_Ngay_Nghi_201601.$C$3:.$C$30])+SUMPRODUCT([Thong_Tin_Ngay_Nghi_201602.$B$3:.$B$31]=[.$B22];[Thong_Tin_Ngay_Nghi_201602.$C$3:.$C$31]) + SUMPRODUCT([Thong_Tin_Ngay_Nghi_201603.$B$3:.$B$33]=[.$B22];[Thong_Tin_Ngay_Nghi_201603.$C$3:.$C$33])" office:value-type="float" office:value="0">
            <text:p>0</text:p>
          </table:table-cell>
          <table:table-cell table:style-name="ce50" table:formula="of:=SUMPRODUCT([Thong_Tin_Ngay_Nghi_201601.$B$3:.$B$30]=[.$B22];[Thong_Tin_Ngay_Nghi_201601.$C$3:.$C$30])+SUMPRODUCT([Thong_Tin_Ngay_Nghi_201602.$B$3:.$B$31]=[.$B22];[Thong_Tin_Ngay_Nghi_201602.$C$3:.$C$31]) + SUMPRODUCT([Thong_Tin_Ngay_Nghi_201603.$B$3:.$B$33]=[.$B22];[Thong_Tin_Ngay_Nghi_201603.$C$3:.$C$33]) + SUMPRODUCT([Thong_Tin_Ngay_Nghi_201604.$B$3:.$B$34]=[.$B22];[Thong_Tin_Ngay_Nghi_201604.$C$3:.$C$34]) + SUMPRODUCT([Thong_Tin_Ngay_Nghi_201605.$B$3:.$B$33]=[.$B22];[Thong_Tin_Ngay_Nghi_201605.$C$3:.$C$33]) + SUMPRODUCT([Thong_Tin_Ngay_Nghi_201606.$B$3:.$B$32]=[.$B22];[Thong_Tin_Ngay_Nghi_201606.$C$3:.$C$32]) + SUMPRODUCT([Thong_Tin_Ngay_Nghi_201607.$B$3:.$B$38]=[.$B22];[Thong_Tin_Ngay_Nghi_201607.$C$3:.$C$38]) + SUMPRODUCT([Thong_Tin_Ngay_Nghi_201608.$B$3:.$B$41]=[.$B22];[Thong_Tin_Ngay_Nghi_201608.$C$3:.$C$41]) + SUMPRODUCT([Thong_Tin_Ngay_Nghi_201609.$B$3:.$B$47]=[.$B22];[Thong_Tin_Ngay_Nghi_201609.$C$3:.$C$47]) + SUMPRODUCT([Thong_Tin_Ngay_Nghi_201610.$B$3:.$B$56]=[.$B22];[Thong_Tin_Ngay_Nghi_201610.$C$3:.$C$56]) +  SUMPRODUCT([Thong_Tin_Ngay_Nghi_201611.$B$3:.$B$56]=[.$B22];[Thong_Tin_Ngay_Nghi_201611.$C$3:.$C$56]) + SUMPRODUCT([Thong_Tin_Ngay_Nghi_201612.$B$3:.$B$70]=[.$B22];[Thong_Tin_Ngay_Nghi_201612.$C$3:.$C$70])" office:value-type="float" office:value="11">
            <text:p>11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-7">
            <text:p>-7</text:p>
          </table:table-cell>
          <table:table-cell table:style-name="ce45"/>
          <table:table-cell table:style-name="ce45" table:formula="of:=6.5+3+0.5" office:value-type="float" office:value="10">
            <text:p>10</text:p>
          </table:table-cell>
          <table:table-cell table:style-name="ce45" table:formula="of:=[.I22]+[.K22] +[.J22]" office:value-type="float" office:value="3">
            <text:p>3</text:p>
          </table:table-cell>
          <table:table-cell table:style-name="ce53" office:value-type="string">
            <text:p>Những ngày nghỉ đã trừ vào lương:</text:p>
            <text:p>- Tháng 9, trừ 6.5 ngày</text:p>
            <text:p>- Tháng 10, trừ 3 ngày</text:p>
            <text:p>- Tháng 11, trừ 0.5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HungLV</text:p>
          </table:table-cell>
          <table:table-cell table:style-name="ce45"/>
          <table:table-cell table:style-name="ce46" office:value-type="date" office:date-value="2016-11-07">
            <text:p>11/07/16</text:p>
          </table:table-cell>
          <table:table-cell table:style-name="ce46" table:formula="of:=IF(YEAR(NOW())&gt;YEAR([.D23]);DATE(YEAR([.D23]);12;31);NOW())" office:value-type="date" office:date-value="2016-12-31">
            <text:p>12/31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0" table:formula="of:=SUMPRODUCT([Thong_Tin_Ngay_Nghi_201601.$B$3:.$B$30]=[.$B23];[Thong_Tin_Ngay_Nghi_201601.$C$3:.$C$30])+SUMPRODUCT([Thong_Tin_Ngay_Nghi_201602.$B$3:.$B$31]=[.$B23];[Thong_Tin_Ngay_Nghi_201602.$C$3:.$C$31]) + SUMPRODUCT([Thong_Tin_Ngay_Nghi_201603.$B$3:.$B$33]=[.$B23];[Thong_Tin_Ngay_Nghi_201603.$C$3:.$C$33])" office:value-type="float" office:value="0">
            <text:p>0</text:p>
          </table:table-cell>
          <table:table-cell table:style-name="ce50" table:formula="of:=SUMPRODUCT([Thong_Tin_Ngay_Nghi_201601.$B$3:.$B$30]=[.$B23];[Thong_Tin_Ngay_Nghi_201601.$C$3:.$C$30])+SUMPRODUCT([Thong_Tin_Ngay_Nghi_201602.$B$3:.$B$31]=[.$B23];[Thong_Tin_Ngay_Nghi_201602.$C$3:.$C$31]) + SUMPRODUCT([Thong_Tin_Ngay_Nghi_201603.$B$3:.$B$33]=[.$B23];[Thong_Tin_Ngay_Nghi_201603.$C$3:.$C$33]) + SUMPRODUCT([Thong_Tin_Ngay_Nghi_201604.$B$3:.$B$34]=[.$B23];[Thong_Tin_Ngay_Nghi_201604.$C$3:.$C$34]) + SUMPRODUCT([Thong_Tin_Ngay_Nghi_201605.$B$3:.$B$33]=[.$B23];[Thong_Tin_Ngay_Nghi_201605.$C$3:.$C$33]) + SUMPRODUCT([Thong_Tin_Ngay_Nghi_201606.$B$3:.$B$32]=[.$B23];[Thong_Tin_Ngay_Nghi_201606.$C$3:.$C$32]) + SUMPRODUCT([Thong_Tin_Ngay_Nghi_201607.$B$3:.$B$38]=[.$B23];[Thong_Tin_Ngay_Nghi_201607.$C$3:.$C$38]) + SUMPRODUCT([Thong_Tin_Ngay_Nghi_201608.$B$3:.$B$41]=[.$B23];[Thong_Tin_Ngay_Nghi_201608.$C$3:.$C$41]) + SUMPRODUCT([Thong_Tin_Ngay_Nghi_201609.$B$3:.$B$47]=[.$B23];[Thong_Tin_Ngay_Nghi_201609.$C$3:.$C$47]) + SUMPRODUCT([Thong_Tin_Ngay_Nghi_201610.$B$3:.$B$56]=[.$B23];[Thong_Tin_Ngay_Nghi_201610.$C$3:.$C$56]) +  SUMPRODUCT([Thong_Tin_Ngay_Nghi_201611.$B$3:.$B$56]=[.$B23];[Thong_Tin_Ngay_Nghi_201611.$C$3:.$C$56]) + SUMPRODUCT([Thong_Tin_Ngay_Nghi_201612.$B$3:.$B$70]=[.$B23];[Thong_Tin_Ngay_Nghi_201612.$C$3:.$C$70])" office:value-type="float" office:value="0.5">
            <text:p>0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1.5">
            <text:p>1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23]+[.K23] +[.J23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2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4]);DATE(YEAR([.D24]);12;31);NOW())" office:value-type="date" office:date-value="2016-12-31">
            <text:p>12/31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50" table:formula="of:=SUMPRODUCT([Thong_Tin_Ngay_Nghi_201601.$B$3:.$B$30]=[.$B24];[Thong_Tin_Ngay_Nghi_201601.$C$3:.$C$30])+SUMPRODUCT([Thong_Tin_Ngay_Nghi_201602.$B$3:.$B$31]=[.$B24];[Thong_Tin_Ngay_Nghi_201602.$C$3:.$C$31]) + SUMPRODUCT([Thong_Tin_Ngay_Nghi_201603.$B$3:.$B$33]=[.$B24];[Thong_Tin_Ngay_Nghi_201603.$C$3:.$C$33])" office:value-type="float" office:value="0">
            <text:p>0</text:p>
          </table:table-cell>
          <table:table-cell table:style-name="ce50" table:formula="of:=SUMPRODUCT([Thong_Tin_Ngay_Nghi_201601.$B$3:.$B$30]=[.$B24];[Thong_Tin_Ngay_Nghi_201601.$C$3:.$C$30])+SUMPRODUCT([Thong_Tin_Ngay_Nghi_201602.$B$3:.$B$31]=[.$B24];[Thong_Tin_Ngay_Nghi_201602.$C$3:.$C$31]) + SUMPRODUCT([Thong_Tin_Ngay_Nghi_201603.$B$3:.$B$33]=[.$B24];[Thong_Tin_Ngay_Nghi_201603.$C$3:.$C$33]) + SUMPRODUCT([Thong_Tin_Ngay_Nghi_201604.$B$3:.$B$34]=[.$B24];[Thong_Tin_Ngay_Nghi_201604.$C$3:.$C$34]) + SUMPRODUCT([Thong_Tin_Ngay_Nghi_201605.$B$3:.$B$33]=[.$B24];[Thong_Tin_Ngay_Nghi_201605.$C$3:.$C$33]) + SUMPRODUCT([Thong_Tin_Ngay_Nghi_201606.$B$3:.$B$32]=[.$B24];[Thong_Tin_Ngay_Nghi_201606.$C$3:.$C$32]) + SUMPRODUCT([Thong_Tin_Ngay_Nghi_201607.$B$3:.$B$38]=[.$B24];[Thong_Tin_Ngay_Nghi_201607.$C$3:.$C$38]) + SUMPRODUCT([Thong_Tin_Ngay_Nghi_201608.$B$3:.$B$41]=[.$B24];[Thong_Tin_Ngay_Nghi_201608.$C$3:.$C$41]) + SUMPRODUCT([Thong_Tin_Ngay_Nghi_201609.$B$3:.$B$47]=[.$B24];[Thong_Tin_Ngay_Nghi_201609.$C$3:.$C$47]) + SUMPRODUCT([Thong_Tin_Ngay_Nghi_201610.$B$3:.$B$56]=[.$B24];[Thong_Tin_Ngay_Nghi_201610.$C$3:.$C$56]) +  SUMPRODUCT([Thong_Tin_Ngay_Nghi_201611.$B$3:.$B$56]=[.$B24];[Thong_Tin_Ngay_Nghi_201611.$C$3:.$C$56]) + SUMPRODUCT([Thong_Tin_Ngay_Nghi_201612.$B$3:.$B$70]=[.$B24];[Thong_Tin_Ngay_Nghi_201612.$C$3:.$C$70])" office:value-type="float" office:value="1">
            <text:p>1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3">
            <text:p>3</text:p>
          </table:table-cell>
          <table:table-cell table:number-columns-repeated="2" table:style-name="ce45"/>
          <table:table-cell table:style-name="ce45" table:formula="of:=[.I24]+[.K24] +[.J24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12-31">
            <text:p>12/31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2">
            <text:p>12</text:p>
          </table:table-cell>
          <table:table-cell table:style-name="ce50" table:formula="of:=SUMPRODUCT([Thong_Tin_Ngay_Nghi_201601.$B$3:.$B$30]=[.$B25];[Thong_Tin_Ngay_Nghi_201601.$C$3:.$C$30])+SUMPRODUCT([Thong_Tin_Ngay_Nghi_201602.$B$3:.$B$31]=[.$B25];[Thong_Tin_Ngay_Nghi_201602.$C$3:.$C$31]) + SUMPRODUCT([Thong_Tin_Ngay_Nghi_201603.$B$3:.$B$33]=[.$B25];[Thong_Tin_Ngay_Nghi_201603.$C$3:.$C$33])" office:value-type="float" office:value="4.5">
            <text:p>4.5</text:p>
          </table:table-cell>
          <table:table-cell table:style-name="ce50" table:formula="of:=SUMPRODUCT([Thong_Tin_Ngay_Nghi_201601.$B$3:.$B$30]=[.$B25];[Thong_Tin_Ngay_Nghi_201601.$C$3:.$C$30])+SUMPRODUCT([Thong_Tin_Ngay_Nghi_201602.$B$3:.$B$31]=[.$B25];[Thong_Tin_Ngay_Nghi_201602.$C$3:.$C$31]) + SUMPRODUCT([Thong_Tin_Ngay_Nghi_201603.$B$3:.$B$33]=[.$B25];[Thong_Tin_Ngay_Nghi_201603.$C$3:.$C$33]) + SUMPRODUCT([Thong_Tin_Ngay_Nghi_201604.$B$3:.$B$34]=[.$B25];[Thong_Tin_Ngay_Nghi_201604.$C$3:.$C$34]) + SUMPRODUCT([Thong_Tin_Ngay_Nghi_201605.$B$3:.$B$33]=[.$B25];[Thong_Tin_Ngay_Nghi_201605.$C$3:.$C$33]) + SUMPRODUCT([Thong_Tin_Ngay_Nghi_201606.$B$3:.$B$32]=[.$B25];[Thong_Tin_Ngay_Nghi_201606.$C$3:.$C$32]) + SUMPRODUCT([Thong_Tin_Ngay_Nghi_201607.$B$3:.$B$38]=[.$B25];[Thong_Tin_Ngay_Nghi_201607.$C$3:.$C$38]) + SUMPRODUCT([Thong_Tin_Ngay_Nghi_201608.$B$3:.$B$41]=[.$B25];[Thong_Tin_Ngay_Nghi_201608.$C$3:.$C$41]) + SUMPRODUCT([Thong_Tin_Ngay_Nghi_201609.$B$3:.$B$47]=[.$B25];[Thong_Tin_Ngay_Nghi_201609.$C$3:.$C$47]) + SUMPRODUCT([Thong_Tin_Ngay_Nghi_201610.$B$3:.$B$56]=[.$B25];[Thong_Tin_Ngay_Nghi_201610.$C$3:.$C$56]) +  SUMPRODUCT([Thong_Tin_Ngay_Nghi_201611.$B$3:.$B$56]=[.$B25];[Thong_Tin_Ngay_Nghi_201611.$C$3:.$C$56]) + SUMPRODUCT([Thong_Tin_Ngay_Nghi_201612.$B$3:.$B$70]=[.$B25];[Thong_Tin_Ngay_Nghi_201612.$C$3:.$C$70])" office:value-type="float" office:value="18.5">
            <text:p>18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-4.5">
            <text:p>-4.5</text:p>
          </table:table-cell>
          <table:table-cell table:number-columns-repeated="2" table:style-name="ce45"/>
          <table:table-cell table:style-name="ce45" table:formula="of:=[.I25]+[.K25] +[.J25]" office:value-type="float" office:value="-4.5">
            <text:p>-4.5</text:p>
          </table:table-cell>
          <table:table-cell table:style-name="ce53"/>
        </table:table-row>
        <table:table-row table:style-name="ro15">
          <table:table-cell table:style-name="ce40" office:value-type="float" office:value="20">
            <text:p>20</text:p>
          </table:table-cell>
          <table:table-cell table:style-name="ce42" office:value-type="string">
            <text:p>HuyDH</text:p>
          </table:table-cell>
          <table:table-cell table:style-name="ce45"/>
          <table:table-cell table:style-name="ce46" office:value-type="date" office:date-value="2016-10-26">
            <text:p>10/26/16</text:p>
          </table:table-cell>
          <table:table-cell table:style-name="ce46" table:formula="of:=IF(YEAR(NOW())&gt;YEAR([.D26]);DATE(YEAR([.D26]);12;31);NOW())" office:value-type="date" office:date-value="2016-12-31">
            <text:p>12/31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2">
            <text:p>2</text:p>
          </table:table-cell>
          <table:table-cell table:style-name="ce50" table:formula="of:=SUMPRODUCT([Thong_Tin_Ngay_Nghi_201601.$B$3:.$B$30]=[.$B26];[Thong_Tin_Ngay_Nghi_201601.$C$3:.$C$30])+SUMPRODUCT([Thong_Tin_Ngay_Nghi_201602.$B$3:.$B$31]=[.$B26];[Thong_Tin_Ngay_Nghi_201602.$C$3:.$C$31]) + SUMPRODUCT([Thong_Tin_Ngay_Nghi_201603.$B$3:.$B$33]=[.$B26];[Thong_Tin_Ngay_Nghi_201603.$C$3:.$C$33])" office:value-type="float" office:value="0">
            <text:p>0</text:p>
          </table:table-cell>
          <table:table-cell table:style-name="ce50" table:formula="of:=SUMPRODUCT([Thong_Tin_Ngay_Nghi_201601.$B$3:.$B$30]=[.$B26];[Thong_Tin_Ngay_Nghi_201601.$C$3:.$C$30])+SUMPRODUCT([Thong_Tin_Ngay_Nghi_201602.$B$3:.$B$31]=[.$B26];[Thong_Tin_Ngay_Nghi_201602.$C$3:.$C$31]) + SUMPRODUCT([Thong_Tin_Ngay_Nghi_201603.$B$3:.$B$33]=[.$B26];[Thong_Tin_Ngay_Nghi_201603.$C$3:.$C$33]) + SUMPRODUCT([Thong_Tin_Ngay_Nghi_201604.$B$3:.$B$34]=[.$B26];[Thong_Tin_Ngay_Nghi_201604.$C$3:.$C$34]) + SUMPRODUCT([Thong_Tin_Ngay_Nghi_201605.$B$3:.$B$33]=[.$B26];[Thong_Tin_Ngay_Nghi_201605.$C$3:.$C$33]) + SUMPRODUCT([Thong_Tin_Ngay_Nghi_201606.$B$3:.$B$32]=[.$B26];[Thong_Tin_Ngay_Nghi_201606.$C$3:.$C$32]) + SUMPRODUCT([Thong_Tin_Ngay_Nghi_201607.$B$3:.$B$38]=[.$B26];[Thong_Tin_Ngay_Nghi_201607.$C$3:.$C$38]) + SUMPRODUCT([Thong_Tin_Ngay_Nghi_201608.$B$3:.$B$41]=[.$B26];[Thong_Tin_Ngay_Nghi_201608.$C$3:.$C$41]) + SUMPRODUCT([Thong_Tin_Ngay_Nghi_201609.$B$3:.$B$47]=[.$B26];[Thong_Tin_Ngay_Nghi_201609.$C$3:.$C$47]) + SUMPRODUCT([Thong_Tin_Ngay_Nghi_201610.$B$3:.$B$56]=[.$B26];[Thong_Tin_Ngay_Nghi_201610.$C$3:.$C$56]) +  SUMPRODUCT([Thong_Tin_Ngay_Nghi_201611.$B$3:.$B$56]=[.$B26];[Thong_Tin_Ngay_Nghi_201611.$C$3:.$C$56]) + SUMPRODUCT([Thong_Tin_Ngay_Nghi_201612.$B$3:.$B$70]=[.$B26];[Thong_Tin_Ngay_Nghi_201612.$C$3:.$C$70])" office:value-type="float" office:value="2">
            <text:p>2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style-name="ce45"/>
          <table:table-cell table:style-name="ce45" table:formula="of:=1+1" office:value-type="float" office:value="2">
            <text:p>2</text:p>
          </table:table-cell>
          <table:table-cell table:style-name="ce45" table:formula="of:=[.I26]+[.K26] +[.J26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1, trừ 1 ngày</text:p>
            <text:p>- Tháng 12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HuyNG</text:p>
          </table:table-cell>
          <table:table-cell table:style-name="ce45"/>
          <table:table-cell table:style-name="ce46" office:value-type="date" office:date-value="2016-11-21">
            <text:p>11/21/16</text:p>
          </table:table-cell>
          <table:table-cell table:style-name="ce46" table:formula="of:=IF(YEAR(NOW())&gt;YEAR([.D27]);DATE(YEAR([.D27]);12;31);NOW())" office:value-type="date" office:date-value="2016-12-31">
            <text:p>12/31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">
            <text:p>1</text:p>
          </table:table-cell>
          <table:table-cell table:style-name="ce50" table:formula="of:=SUMPRODUCT([Thong_Tin_Ngay_Nghi_201601.$B$3:.$B$30]=[.$B27];[Thong_Tin_Ngay_Nghi_201601.$C$3:.$C$30])+SUMPRODUCT([Thong_Tin_Ngay_Nghi_201602.$B$3:.$B$31]=[.$B27];[Thong_Tin_Ngay_Nghi_201602.$C$3:.$C$31]) + SUMPRODUCT([Thong_Tin_Ngay_Nghi_201603.$B$3:.$B$33]=[.$B27];[Thong_Tin_Ngay_Nghi_201603.$C$3:.$C$33])" office:value-type="float" office:value="0">
            <text:p>0</text:p>
          </table:table-cell>
          <table:table-cell table:style-name="ce50" table:formula="of:=SUMPRODUCT([Thong_Tin_Ngay_Nghi_201601.$B$3:.$B$30]=[.$B27];[Thong_Tin_Ngay_Nghi_201601.$C$3:.$C$30])+SUMPRODUCT([Thong_Tin_Ngay_Nghi_201602.$B$3:.$B$31]=[.$B27];[Thong_Tin_Ngay_Nghi_201602.$C$3:.$C$31]) + SUMPRODUCT([Thong_Tin_Ngay_Nghi_201603.$B$3:.$B$33]=[.$B27];[Thong_Tin_Ngay_Nghi_201603.$C$3:.$C$33]) + SUMPRODUCT([Thong_Tin_Ngay_Nghi_201604.$B$3:.$B$34]=[.$B27];[Thong_Tin_Ngay_Nghi_201604.$C$3:.$C$34]) + SUMPRODUCT([Thong_Tin_Ngay_Nghi_201605.$B$3:.$B$33]=[.$B27];[Thong_Tin_Ngay_Nghi_201605.$C$3:.$C$33]) + SUMPRODUCT([Thong_Tin_Ngay_Nghi_201606.$B$3:.$B$32]=[.$B27];[Thong_Tin_Ngay_Nghi_201606.$C$3:.$C$32]) + SUMPRODUCT([Thong_Tin_Ngay_Nghi_201607.$B$3:.$B$38]=[.$B27];[Thong_Tin_Ngay_Nghi_201607.$C$3:.$C$38]) + SUMPRODUCT([Thong_Tin_Ngay_Nghi_201608.$B$3:.$B$41]=[.$B27];[Thong_Tin_Ngay_Nghi_201608.$C$3:.$C$41]) + SUMPRODUCT([Thong_Tin_Ngay_Nghi_201609.$B$3:.$B$47]=[.$B27];[Thong_Tin_Ngay_Nghi_201609.$C$3:.$C$47]) + SUMPRODUCT([Thong_Tin_Ngay_Nghi_201610.$B$3:.$B$56]=[.$B27];[Thong_Tin_Ngay_Nghi_201610.$C$3:.$C$56]) +  SUMPRODUCT([Thong_Tin_Ngay_Nghi_201611.$B$3:.$B$56]=[.$B27];[Thong_Tin_Ngay_Nghi_201611.$C$3:.$C$56]) + SUMPRODUCT([Thong_Tin_Ngay_Nghi_201612.$B$3:.$B$70]=[.$B27];[Thong_Tin_Ngay_Nghi_201612.$C$3:.$C$70])" office:value-type="float" office:value="0">
            <text:p>0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1">
            <text:p>1</text:p>
          </table:table-cell>
          <table:table-cell table:number-columns-repeated="2" table:style-name="ce45"/>
          <table:table-cell table:style-name="ce45" table:formula="of:=[.I27]+[.K27] +[.J27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haiLV</text:p>
          </table:table-cell>
          <table:table-cell table:style-name="ce45"/>
          <table:table-cell table:style-name="ce46" office:value-type="date" office:date-value="2016-11-07">
            <text:p>11/07/16</text:p>
          </table:table-cell>
          <table:table-cell table:style-name="ce46" table:formula="of:=IF(YEAR(NOW())&gt;YEAR([.D28]);DATE(YEAR([.D28]);12;31);NOW())" office:value-type="date" office:date-value="2016-12-31">
            <text:p>12/31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50" table:formula="of:=SUMPRODUCT([Thong_Tin_Ngay_Nghi_201601.$B$3:.$B$30]=[.$B28];[Thong_Tin_Ngay_Nghi_201601.$C$3:.$C$30])+SUMPRODUCT([Thong_Tin_Ngay_Nghi_201602.$B$3:.$B$31]=[.$B28];[Thong_Tin_Ngay_Nghi_201602.$C$3:.$C$31]) + SUMPRODUCT([Thong_Tin_Ngay_Nghi_201603.$B$3:.$B$33]=[.$B28];[Thong_Tin_Ngay_Nghi_201603.$C$3:.$C$33])" office:value-type="float" office:value="0">
            <text:p>0</text:p>
          </table:table-cell>
          <table:table-cell table:style-name="ce50" table:formula="of:=SUMPRODUCT([Thong_Tin_Ngay_Nghi_201601.$B$3:.$B$30]=[.$B28];[Thong_Tin_Ngay_Nghi_201601.$C$3:.$C$30])+SUMPRODUCT([Thong_Tin_Ngay_Nghi_201602.$B$3:.$B$31]=[.$B28];[Thong_Tin_Ngay_Nghi_201602.$C$3:.$C$31]) + SUMPRODUCT([Thong_Tin_Ngay_Nghi_201603.$B$3:.$B$33]=[.$B28];[Thong_Tin_Ngay_Nghi_201603.$C$3:.$C$33]) + SUMPRODUCT([Thong_Tin_Ngay_Nghi_201604.$B$3:.$B$34]=[.$B28];[Thong_Tin_Ngay_Nghi_201604.$C$3:.$C$34]) + SUMPRODUCT([Thong_Tin_Ngay_Nghi_201605.$B$3:.$B$33]=[.$B28];[Thong_Tin_Ngay_Nghi_201605.$C$3:.$C$33]) + SUMPRODUCT([Thong_Tin_Ngay_Nghi_201606.$B$3:.$B$32]=[.$B28];[Thong_Tin_Ngay_Nghi_201606.$C$3:.$C$32]) + SUMPRODUCT([Thong_Tin_Ngay_Nghi_201607.$B$3:.$B$38]=[.$B28];[Thong_Tin_Ngay_Nghi_201607.$C$3:.$C$38]) + SUMPRODUCT([Thong_Tin_Ngay_Nghi_201608.$B$3:.$B$41]=[.$B28];[Thong_Tin_Ngay_Nghi_201608.$C$3:.$C$41]) + SUMPRODUCT([Thong_Tin_Ngay_Nghi_201609.$B$3:.$B$47]=[.$B28];[Thong_Tin_Ngay_Nghi_201609.$C$3:.$C$47]) + SUMPRODUCT([Thong_Tin_Ngay_Nghi_201610.$B$3:.$B$56]=[.$B28];[Thong_Tin_Ngay_Nghi_201610.$C$3:.$C$56]) +  SUMPRODUCT([Thong_Tin_Ngay_Nghi_201611.$B$3:.$B$56]=[.$B28];[Thong_Tin_Ngay_Nghi_201611.$C$3:.$C$56]) + SUMPRODUCT([Thong_Tin_Ngay_Nghi_201612.$B$3:.$B$70]=[.$B28];[Thong_Tin_Ngay_Nghi_201612.$C$3:.$C$70])" office:value-type="float" office:value="0">
            <text:p>0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2">
            <text:p>2</text:p>
          </table:table-cell>
          <table:table-cell table:number-columns-repeated="2" table:style-name="ce45"/>
          <table:table-cell table:style-name="ce45" table:formula="of:=[.I28]+[.K28] +[.J28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KhangNHH</text:p>
          </table:table-cell>
          <table:table-cell table:style-name="ce45"/>
          <table:table-cell table:style-name="ce46" office:value-type="date" office:date-value="2016-10-26">
            <text:p>10/26/16</text:p>
          </table:table-cell>
          <table:table-cell table:style-name="ce46" table:formula="of:=IF(YEAR(NOW())&gt;YEAR([.D29]);DATE(YEAR([.D29]);12;31);NOW())" office:value-type="date" office:date-value="2016-12-31">
            <text:p>12/31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50" table:formula="of:=SUMPRODUCT([Thong_Tin_Ngay_Nghi_201601.$B$3:.$B$30]=[.$B29];[Thong_Tin_Ngay_Nghi_201601.$C$3:.$C$30])+SUMPRODUCT([Thong_Tin_Ngay_Nghi_201602.$B$3:.$B$31]=[.$B29];[Thong_Tin_Ngay_Nghi_201602.$C$3:.$C$31]) + SUMPRODUCT([Thong_Tin_Ngay_Nghi_201603.$B$3:.$B$33]=[.$B29];[Thong_Tin_Ngay_Nghi_201603.$C$3:.$C$33])" office:value-type="float" office:value="0">
            <text:p>0</text:p>
          </table:table-cell>
          <table:table-cell table:style-name="ce50" table:formula="of:=SUMPRODUCT([Thong_Tin_Ngay_Nghi_201601.$B$3:.$B$30]=[.$B29];[Thong_Tin_Ngay_Nghi_201601.$C$3:.$C$30])+SUMPRODUCT([Thong_Tin_Ngay_Nghi_201602.$B$3:.$B$31]=[.$B29];[Thong_Tin_Ngay_Nghi_201602.$C$3:.$C$31]) + SUMPRODUCT([Thong_Tin_Ngay_Nghi_201603.$B$3:.$B$33]=[.$B29];[Thong_Tin_Ngay_Nghi_201603.$C$3:.$C$33]) + SUMPRODUCT([Thong_Tin_Ngay_Nghi_201604.$B$3:.$B$34]=[.$B29];[Thong_Tin_Ngay_Nghi_201604.$C$3:.$C$34]) + SUMPRODUCT([Thong_Tin_Ngay_Nghi_201605.$B$3:.$B$33]=[.$B29];[Thong_Tin_Ngay_Nghi_201605.$C$3:.$C$33]) + SUMPRODUCT([Thong_Tin_Ngay_Nghi_201606.$B$3:.$B$32]=[.$B29];[Thong_Tin_Ngay_Nghi_201606.$C$3:.$C$32]) + SUMPRODUCT([Thong_Tin_Ngay_Nghi_201607.$B$3:.$B$38]=[.$B29];[Thong_Tin_Ngay_Nghi_201607.$C$3:.$C$38]) + SUMPRODUCT([Thong_Tin_Ngay_Nghi_201608.$B$3:.$B$41]=[.$B29];[Thong_Tin_Ngay_Nghi_201608.$C$3:.$C$41]) + SUMPRODUCT([Thong_Tin_Ngay_Nghi_201609.$B$3:.$B$47]=[.$B29];[Thong_Tin_Ngay_Nghi_201609.$C$3:.$C$47]) + SUMPRODUCT([Thong_Tin_Ngay_Nghi_201610.$B$3:.$B$56]=[.$B29];[Thong_Tin_Ngay_Nghi_201610.$C$3:.$C$56]) +  SUMPRODUCT([Thong_Tin_Ngay_Nghi_201611.$B$3:.$B$56]=[.$B29];[Thong_Tin_Ngay_Nghi_201611.$C$3:.$C$56]) + SUMPRODUCT([Thong_Tin_Ngay_Nghi_201612.$B$3:.$B$70]=[.$B29];[Thong_Tin_Ngay_Nghi_201612.$C$3:.$C$70])" office:value-type="float" office:value="0.5">
            <text:p>0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1.5">
            <text:p>1.5</text:p>
          </table:table-cell>
          <table:table-cell table:style-name="ce45"/>
          <table:table-cell table:style-name="ce45" table:formula="of:=0.5" office:value-type="float" office:value="0.5">
            <text:p>0.5</text:p>
          </table:table-cell>
          <table:table-cell table:style-name="ce45" table:formula="of:=[.I29]+[.K29] +[.J29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1, trừ 0.5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30]);DATE(YEAR([.D30]);12;31);NOW())" office:value-type="date" office:date-value="2016-12-31">
            <text:p>12/31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0" table:formula="of:=SUMPRODUCT([Thong_Tin_Ngay_Nghi_201601.$B$3:.$B$30]=[.$B30];[Thong_Tin_Ngay_Nghi_201601.$C$3:.$C$30])+SUMPRODUCT([Thong_Tin_Ngay_Nghi_201602.$B$3:.$B$31]=[.$B30];[Thong_Tin_Ngay_Nghi_201602.$C$3:.$C$31]) + SUMPRODUCT([Thong_Tin_Ngay_Nghi_201603.$B$3:.$B$33]=[.$B30];[Thong_Tin_Ngay_Nghi_201603.$C$3:.$C$33])" office:value-type="float" office:value="0">
            <text:p>0</text:p>
          </table:table-cell>
          <table:table-cell table:style-name="ce50" table:formula="of:=SUMPRODUCT([Thong_Tin_Ngay_Nghi_201601.$B$3:.$B$30]=[.$B30];[Thong_Tin_Ngay_Nghi_201601.$C$3:.$C$30])+SUMPRODUCT([Thong_Tin_Ngay_Nghi_201602.$B$3:.$B$31]=[.$B30];[Thong_Tin_Ngay_Nghi_201602.$C$3:.$C$31]) + SUMPRODUCT([Thong_Tin_Ngay_Nghi_201603.$B$3:.$B$33]=[.$B30];[Thong_Tin_Ngay_Nghi_201603.$C$3:.$C$33]) + SUMPRODUCT([Thong_Tin_Ngay_Nghi_201604.$B$3:.$B$34]=[.$B30];[Thong_Tin_Ngay_Nghi_201604.$C$3:.$C$34]) + SUMPRODUCT([Thong_Tin_Ngay_Nghi_201605.$B$3:.$B$33]=[.$B30];[Thong_Tin_Ngay_Nghi_201605.$C$3:.$C$33]) + SUMPRODUCT([Thong_Tin_Ngay_Nghi_201606.$B$3:.$B$32]=[.$B30];[Thong_Tin_Ngay_Nghi_201606.$C$3:.$C$32]) + SUMPRODUCT([Thong_Tin_Ngay_Nghi_201607.$B$3:.$B$38]=[.$B30];[Thong_Tin_Ngay_Nghi_201607.$C$3:.$C$38]) + SUMPRODUCT([Thong_Tin_Ngay_Nghi_201608.$B$3:.$B$41]=[.$B30];[Thong_Tin_Ngay_Nghi_201608.$C$3:.$C$41]) + SUMPRODUCT([Thong_Tin_Ngay_Nghi_201609.$B$3:.$B$47]=[.$B30];[Thong_Tin_Ngay_Nghi_201609.$C$3:.$C$47]) + SUMPRODUCT([Thong_Tin_Ngay_Nghi_201610.$B$3:.$B$56]=[.$B30];[Thong_Tin_Ngay_Nghi_201610.$C$3:.$C$56]) +  SUMPRODUCT([Thong_Tin_Ngay_Nghi_201611.$B$3:.$B$56]=[.$B30];[Thong_Tin_Ngay_Nghi_201611.$C$3:.$C$56]) + SUMPRODUCT([Thong_Tin_Ngay_Nghi_201612.$B$3:.$B$70]=[.$B30];[Thong_Tin_Ngay_Nghi_201612.$C$3:.$C$70])" office:value-type="float" office:value="6.5">
            <text:p>6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0.5">
            <text:p>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30]+[.K30] +[.J30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8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12-31">
            <text:p>12/31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2">
            <text:p>12</text:p>
          </table:table-cell>
          <table:table-cell table:style-name="ce50" table:formula="of:=SUMPRODUCT([Thong_Tin_Ngay_Nghi_201601.$B$3:.$B$30]=[.$B31];[Thong_Tin_Ngay_Nghi_201601.$C$3:.$C$30])+SUMPRODUCT([Thong_Tin_Ngay_Nghi_201602.$B$3:.$B$31]=[.$B31];[Thong_Tin_Ngay_Nghi_201602.$C$3:.$C$31]) + SUMPRODUCT([Thong_Tin_Ngay_Nghi_201603.$B$3:.$B$33]=[.$B31];[Thong_Tin_Ngay_Nghi_201603.$C$3:.$C$33])" office:value-type="float" office:value="5">
            <text:p>5</text:p>
          </table:table-cell>
          <table:table-cell table:style-name="ce50" table:formula="of:=SUMPRODUCT([Thong_Tin_Ngay_Nghi_201601.$B$3:.$B$30]=[.$B31];[Thong_Tin_Ngay_Nghi_201601.$C$3:.$C$30])+SUMPRODUCT([Thong_Tin_Ngay_Nghi_201602.$B$3:.$B$31]=[.$B31];[Thong_Tin_Ngay_Nghi_201602.$C$3:.$C$31]) + SUMPRODUCT([Thong_Tin_Ngay_Nghi_201603.$B$3:.$B$33]=[.$B31];[Thong_Tin_Ngay_Nghi_201603.$C$3:.$C$33]) + SUMPRODUCT([Thong_Tin_Ngay_Nghi_201604.$B$3:.$B$34]=[.$B31];[Thong_Tin_Ngay_Nghi_201604.$C$3:.$C$34]) + SUMPRODUCT([Thong_Tin_Ngay_Nghi_201605.$B$3:.$B$33]=[.$B31];[Thong_Tin_Ngay_Nghi_201605.$C$3:.$C$33]) + SUMPRODUCT([Thong_Tin_Ngay_Nghi_201606.$B$3:.$B$32]=[.$B31];[Thong_Tin_Ngay_Nghi_201606.$C$3:.$C$32]) + SUMPRODUCT([Thong_Tin_Ngay_Nghi_201607.$B$3:.$B$38]=[.$B31];[Thong_Tin_Ngay_Nghi_201607.$C$3:.$C$38]) + SUMPRODUCT([Thong_Tin_Ngay_Nghi_201608.$B$3:.$B$41]=[.$B31];[Thong_Tin_Ngay_Nghi_201608.$C$3:.$C$41]) + SUMPRODUCT([Thong_Tin_Ngay_Nghi_201609.$B$3:.$B$47]=[.$B31];[Thong_Tin_Ngay_Nghi_201609.$C$3:.$C$47]) + SUMPRODUCT([Thong_Tin_Ngay_Nghi_201610.$B$3:.$B$56]=[.$B31];[Thong_Tin_Ngay_Nghi_201610.$C$3:.$C$56]) +  SUMPRODUCT([Thong_Tin_Ngay_Nghi_201611.$B$3:.$B$56]=[.$B31];[Thong_Tin_Ngay_Nghi_201611.$C$3:.$C$56]) + SUMPRODUCT([Thong_Tin_Ngay_Nghi_201612.$B$3:.$B$70]=[.$B31];[Thong_Tin_Ngay_Nghi_201612.$C$3:.$C$70])" office:value-type="float" office:value="9.5">
            <text:p>9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number-columns-repeated="2" table:style-name="ce45"/>
          <table:table-cell table:style-name="ce45" table:formula="of:=[.I31]+[.K31] +[.J31]" office:value-type="float" office:value="4.5">
            <text:p>4.5</text:p>
          </table:table-cell>
          <table:table-cell table:style-name="ce53"/>
        </table:table-row>
        <table:table-row table:style-name="ro15">
          <table:table-cell table:style-name="ce40" office:value-type="float" office:value="26">
            <text:p>26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32]);DATE(YEAR([.D32]);12;31);NOW())" office:value-type="date" office:date-value="2016-12-31">
            <text:p>12/31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50" table:formula="of:=SUMPRODUCT([Thong_Tin_Ngay_Nghi_201601.$B$3:.$B$30]=[.$B32];[Thong_Tin_Ngay_Nghi_201601.$C$3:.$C$30])+SUMPRODUCT([Thong_Tin_Ngay_Nghi_201602.$B$3:.$B$31]=[.$B32];[Thong_Tin_Ngay_Nghi_201602.$C$3:.$C$31]) + SUMPRODUCT([Thong_Tin_Ngay_Nghi_201603.$B$3:.$B$33]=[.$B32];[Thong_Tin_Ngay_Nghi_201603.$C$3:.$C$33])" office:value-type="float" office:value="0">
            <text:p>0</text:p>
          </table:table-cell>
          <table:table-cell table:style-name="ce50" table:formula="of:=SUMPRODUCT([Thong_Tin_Ngay_Nghi_201601.$B$3:.$B$30]=[.$B32];[Thong_Tin_Ngay_Nghi_201601.$C$3:.$C$30])+SUMPRODUCT([Thong_Tin_Ngay_Nghi_201602.$B$3:.$B$31]=[.$B32];[Thong_Tin_Ngay_Nghi_201602.$C$3:.$C$31]) + SUMPRODUCT([Thong_Tin_Ngay_Nghi_201603.$B$3:.$B$33]=[.$B32];[Thong_Tin_Ngay_Nghi_201603.$C$3:.$C$33]) + SUMPRODUCT([Thong_Tin_Ngay_Nghi_201604.$B$3:.$B$34]=[.$B32];[Thong_Tin_Ngay_Nghi_201604.$C$3:.$C$34]) + SUMPRODUCT([Thong_Tin_Ngay_Nghi_201605.$B$3:.$B$33]=[.$B32];[Thong_Tin_Ngay_Nghi_201605.$C$3:.$C$33]) + SUMPRODUCT([Thong_Tin_Ngay_Nghi_201606.$B$3:.$B$32]=[.$B32];[Thong_Tin_Ngay_Nghi_201606.$C$3:.$C$32]) + SUMPRODUCT([Thong_Tin_Ngay_Nghi_201607.$B$3:.$B$38]=[.$B32];[Thong_Tin_Ngay_Nghi_201607.$C$3:.$C$38]) + SUMPRODUCT([Thong_Tin_Ngay_Nghi_201608.$B$3:.$B$41]=[.$B32];[Thong_Tin_Ngay_Nghi_201608.$C$3:.$C$41]) + SUMPRODUCT([Thong_Tin_Ngay_Nghi_201609.$B$3:.$B$47]=[.$B32];[Thong_Tin_Ngay_Nghi_201609.$C$3:.$C$47]) + SUMPRODUCT([Thong_Tin_Ngay_Nghi_201610.$B$3:.$B$56]=[.$B32];[Thong_Tin_Ngay_Nghi_201610.$C$3:.$C$56]) +  SUMPRODUCT([Thong_Tin_Ngay_Nghi_201611.$B$3:.$B$56]=[.$B32];[Thong_Tin_Ngay_Nghi_201611.$C$3:.$C$56]) + SUMPRODUCT([Thong_Tin_Ngay_Nghi_201612.$B$3:.$B$70]=[.$B32];[Thong_Tin_Ngay_Nghi_201612.$C$3:.$C$70])" office:value-type="float" office:value="6">
            <text:p>6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style-name="ce45"/>
          <table:table-cell table:style-name="ce45" table:formula="of:=1+0.5" office:value-type="float" office:value="1.5">
            <text:p>1.5</text:p>
          </table:table-cell>
          <table:table-cell table:style-name="ce45" table:formula="of:=[.I32]+[.K32] +[.J32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7, trừ 1 ngày</text:p>
            <text:p>- Tháng 8, trừ 0.5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LinhB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33]);DATE(YEAR([.D33]);12;31);NOW())" office:value-type="date" office:date-value="2016-12-31">
            <text:p>12/31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50" table:formula="of:=SUMPRODUCT([Thong_Tin_Ngay_Nghi_201601.$B$3:.$B$30]=[.$B33];[Thong_Tin_Ngay_Nghi_201601.$C$3:.$C$30])+SUMPRODUCT([Thong_Tin_Ngay_Nghi_201602.$B$3:.$B$31]=[.$B33];[Thong_Tin_Ngay_Nghi_201602.$C$3:.$C$31]) + SUMPRODUCT([Thong_Tin_Ngay_Nghi_201603.$B$3:.$B$33]=[.$B33];[Thong_Tin_Ngay_Nghi_201603.$C$3:.$C$33])" office:value-type="float" office:value="0">
            <text:p>0</text:p>
          </table:table-cell>
          <table:table-cell table:style-name="ce50" table:formula="of:=SUMPRODUCT([Thong_Tin_Ngay_Nghi_201601.$B$3:.$B$30]=[.$B33];[Thong_Tin_Ngay_Nghi_201601.$C$3:.$C$30])+SUMPRODUCT([Thong_Tin_Ngay_Nghi_201602.$B$3:.$B$31]=[.$B33];[Thong_Tin_Ngay_Nghi_201602.$C$3:.$C$31]) + SUMPRODUCT([Thong_Tin_Ngay_Nghi_201603.$B$3:.$B$33]=[.$B33];[Thong_Tin_Ngay_Nghi_201603.$C$3:.$C$33]) + SUMPRODUCT([Thong_Tin_Ngay_Nghi_201604.$B$3:.$B$34]=[.$B33];[Thong_Tin_Ngay_Nghi_201604.$C$3:.$C$34]) + SUMPRODUCT([Thong_Tin_Ngay_Nghi_201605.$B$3:.$B$33]=[.$B33];[Thong_Tin_Ngay_Nghi_201605.$C$3:.$C$33]) + SUMPRODUCT([Thong_Tin_Ngay_Nghi_201606.$B$3:.$B$32]=[.$B33];[Thong_Tin_Ngay_Nghi_201606.$C$3:.$C$32]) + SUMPRODUCT([Thong_Tin_Ngay_Nghi_201607.$B$3:.$B$38]=[.$B33];[Thong_Tin_Ngay_Nghi_201607.$C$3:.$C$38]) + SUMPRODUCT([Thong_Tin_Ngay_Nghi_201608.$B$3:.$B$41]=[.$B33];[Thong_Tin_Ngay_Nghi_201608.$C$3:.$C$41]) + SUMPRODUCT([Thong_Tin_Ngay_Nghi_201609.$B$3:.$B$47]=[.$B33];[Thong_Tin_Ngay_Nghi_201609.$C$3:.$C$47]) + SUMPRODUCT([Thong_Tin_Ngay_Nghi_201610.$B$3:.$B$56]=[.$B33];[Thong_Tin_Ngay_Nghi_201610.$C$3:.$C$56]) +  SUMPRODUCT([Thong_Tin_Ngay_Nghi_201611.$B$3:.$B$56]=[.$B33];[Thong_Tin_Ngay_Nghi_201611.$C$3:.$C$56]) + SUMPRODUCT([Thong_Tin_Ngay_Nghi_201612.$B$3:.$B$70]=[.$B33];[Thong_Tin_Ngay_Nghi_201612.$C$3:.$C$70])" office:value-type="float" office:value="1">
            <text:p>1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3">
            <text:p>3</text:p>
          </table:table-cell>
          <table:table-cell table:style-name="ce45"/>
          <table:table-cell table:style-name="ce45" table:formula="of:=1" office:value-type="float" office:value="1">
            <text:p>1</text:p>
          </table:table-cell>
          <table:table-cell table:style-name="ce45" table:formula="of:=[.I33]+[.K33] +[.J33]" office:value-type="float" office:value="4">
            <text:p>4</text:p>
          </table:table-cell>
          <table:table-cell table:style-name="ce53" office:value-type="string">
            <text:p>Những ngày nghỉ đã trừ vào lương:</text:p>
            <text:p>- Tháng 10, trừ 1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MaiLT</text:p>
          </table:table-cell>
          <table:table-cell table:style-name="ce45"/>
          <table:table-cell table:style-name="ce46" office:value-type="date" office:date-value="2016-11-07">
            <text:p>11/07/16</text:p>
          </table:table-cell>
          <table:table-cell table:style-name="ce46" table:formula="of:=IF(YEAR(NOW())&gt;YEAR([.D34]);DATE(YEAR([.D34]);12;31);NOW())" office:value-type="date" office:date-value="2016-12-31">
            <text:p>12/31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0" table:formula="of:=SUMPRODUCT([Thong_Tin_Ngay_Nghi_201601.$B$3:.$B$30]=[.$B34];[Thong_Tin_Ngay_Nghi_201601.$C$3:.$C$30])+SUMPRODUCT([Thong_Tin_Ngay_Nghi_201602.$B$3:.$B$31]=[.$B34];[Thong_Tin_Ngay_Nghi_201602.$C$3:.$C$31]) + SUMPRODUCT([Thong_Tin_Ngay_Nghi_201603.$B$3:.$B$33]=[.$B34];[Thong_Tin_Ngay_Nghi_201603.$C$3:.$C$33])" office:value-type="float" office:value="0">
            <text:p>0</text:p>
          </table:table-cell>
          <table:table-cell table:style-name="ce50" table:formula="of:=SUMPRODUCT([Thong_Tin_Ngay_Nghi_201601.$B$3:.$B$30]=[.$B34];[Thong_Tin_Ngay_Nghi_201601.$C$3:.$C$30])+SUMPRODUCT([Thong_Tin_Ngay_Nghi_201602.$B$3:.$B$31]=[.$B34];[Thong_Tin_Ngay_Nghi_201602.$C$3:.$C$31]) + SUMPRODUCT([Thong_Tin_Ngay_Nghi_201603.$B$3:.$B$33]=[.$B34];[Thong_Tin_Ngay_Nghi_201603.$C$3:.$C$33]) + SUMPRODUCT([Thong_Tin_Ngay_Nghi_201604.$B$3:.$B$34]=[.$B34];[Thong_Tin_Ngay_Nghi_201604.$C$3:.$C$34]) + SUMPRODUCT([Thong_Tin_Ngay_Nghi_201605.$B$3:.$B$33]=[.$B34];[Thong_Tin_Ngay_Nghi_201605.$C$3:.$C$33]) + SUMPRODUCT([Thong_Tin_Ngay_Nghi_201606.$B$3:.$B$32]=[.$B34];[Thong_Tin_Ngay_Nghi_201606.$C$3:.$C$32]) + SUMPRODUCT([Thong_Tin_Ngay_Nghi_201607.$B$3:.$B$38]=[.$B34];[Thong_Tin_Ngay_Nghi_201607.$C$3:.$C$38]) + SUMPRODUCT([Thong_Tin_Ngay_Nghi_201608.$B$3:.$B$41]=[.$B34];[Thong_Tin_Ngay_Nghi_201608.$C$3:.$C$41]) + SUMPRODUCT([Thong_Tin_Ngay_Nghi_201609.$B$3:.$B$47]=[.$B34];[Thong_Tin_Ngay_Nghi_201609.$C$3:.$C$47]) + SUMPRODUCT([Thong_Tin_Ngay_Nghi_201610.$B$3:.$B$56]=[.$B34];[Thong_Tin_Ngay_Nghi_201610.$C$3:.$C$56]) +  SUMPRODUCT([Thong_Tin_Ngay_Nghi_201611.$B$3:.$B$56]=[.$B34];[Thong_Tin_Ngay_Nghi_201611.$C$3:.$C$56]) + SUMPRODUCT([Thong_Tin_Ngay_Nghi_201612.$B$3:.$B$70]=[.$B34];[Thong_Tin_Ngay_Nghi_201612.$C$3:.$C$70])" office:value-type="float" office:value="2.5">
            <text:p>2.5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-0.5">
            <text:p>-0.5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4]+[.K34] +[.J34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2, trừ 2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12-31">
            <text:p>12/31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2">
            <text:p>12</text:p>
          </table:table-cell>
          <table:table-cell table:style-name="ce50" table:formula="of:=SUMPRODUCT([Thong_Tin_Ngay_Nghi_201601.$B$3:.$B$30]=[.$B35];[Thong_Tin_Ngay_Nghi_201601.$C$3:.$C$30])+SUMPRODUCT([Thong_Tin_Ngay_Nghi_201602.$B$3:.$B$31]=[.$B35];[Thong_Tin_Ngay_Nghi_201602.$C$3:.$C$31]) + SUMPRODUCT([Thong_Tin_Ngay_Nghi_201603.$B$3:.$B$33]=[.$B35];[Thong_Tin_Ngay_Nghi_201603.$C$3:.$C$33])" office:value-type="float" office:value="6">
            <text:p>6</text:p>
          </table:table-cell>
          <table:table-cell table:style-name="ce50" table:formula="of:=SUMPRODUCT([Thong_Tin_Ngay_Nghi_201601.$B$3:.$B$30]=[.$B35];[Thong_Tin_Ngay_Nghi_201601.$C$3:.$C$30])+SUMPRODUCT([Thong_Tin_Ngay_Nghi_201602.$B$3:.$B$31]=[.$B35];[Thong_Tin_Ngay_Nghi_201602.$C$3:.$C$31]) + SUMPRODUCT([Thong_Tin_Ngay_Nghi_201603.$B$3:.$B$33]=[.$B35];[Thong_Tin_Ngay_Nghi_201603.$C$3:.$C$33]) + SUMPRODUCT([Thong_Tin_Ngay_Nghi_201604.$B$3:.$B$34]=[.$B35];[Thong_Tin_Ngay_Nghi_201604.$C$3:.$C$34]) + SUMPRODUCT([Thong_Tin_Ngay_Nghi_201605.$B$3:.$B$33]=[.$B35];[Thong_Tin_Ngay_Nghi_201605.$C$3:.$C$33]) + SUMPRODUCT([Thong_Tin_Ngay_Nghi_201606.$B$3:.$B$32]=[.$B35];[Thong_Tin_Ngay_Nghi_201606.$C$3:.$C$32]) + SUMPRODUCT([Thong_Tin_Ngay_Nghi_201607.$B$3:.$B$38]=[.$B35];[Thong_Tin_Ngay_Nghi_201607.$C$3:.$C$38]) + SUMPRODUCT([Thong_Tin_Ngay_Nghi_201608.$B$3:.$B$41]=[.$B35];[Thong_Tin_Ngay_Nghi_201608.$C$3:.$C$41]) + SUMPRODUCT([Thong_Tin_Ngay_Nghi_201609.$B$3:.$B$47]=[.$B35];[Thong_Tin_Ngay_Nghi_201609.$C$3:.$C$47]) + SUMPRODUCT([Thong_Tin_Ngay_Nghi_201610.$B$3:.$B$56]=[.$B35];[Thong_Tin_Ngay_Nghi_201610.$C$3:.$C$56]) +  SUMPRODUCT([Thong_Tin_Ngay_Nghi_201611.$B$3:.$B$56]=[.$B35];[Thong_Tin_Ngay_Nghi_201611.$C$3:.$C$56]) + SUMPRODUCT([Thong_Tin_Ngay_Nghi_201612.$B$3:.$B$70]=[.$B35];[Thong_Tin_Ngay_Nghi_201612.$C$3:.$C$70])" office:value-type="float" office:value="11">
            <text:p>11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3">
            <text:p>3</text:p>
          </table:table-cell>
          <table:table-cell table:number-columns-repeated="2" table:style-name="ce45"/>
          <table:table-cell table:style-name="ce45" table:formula="of:=[.I35]+[.K35] +[.J35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6]);DATE(YEAR([.D36]);12;31);NOW())" office:value-type="date" office:date-value="2016-12-31">
            <text:p>12/31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50" table:formula="of:=SUMPRODUCT([Thong_Tin_Ngay_Nghi_201601.$B$3:.$B$30]=[.$B36];[Thong_Tin_Ngay_Nghi_201601.$C$3:.$C$30])+SUMPRODUCT([Thong_Tin_Ngay_Nghi_201602.$B$3:.$B$31]=[.$B36];[Thong_Tin_Ngay_Nghi_201602.$C$3:.$C$31]) + SUMPRODUCT([Thong_Tin_Ngay_Nghi_201603.$B$3:.$B$33]=[.$B36];[Thong_Tin_Ngay_Nghi_201603.$C$3:.$C$33])" office:value-type="float" office:value="0">
            <text:p>0</text:p>
          </table:table-cell>
          <table:table-cell table:style-name="ce50" table:formula="of:=SUMPRODUCT([Thong_Tin_Ngay_Nghi_201601.$B$3:.$B$30]=[.$B36];[Thong_Tin_Ngay_Nghi_201601.$C$3:.$C$30])+SUMPRODUCT([Thong_Tin_Ngay_Nghi_201602.$B$3:.$B$31]=[.$B36];[Thong_Tin_Ngay_Nghi_201602.$C$3:.$C$31]) + SUMPRODUCT([Thong_Tin_Ngay_Nghi_201603.$B$3:.$B$33]=[.$B36];[Thong_Tin_Ngay_Nghi_201603.$C$3:.$C$33]) + SUMPRODUCT([Thong_Tin_Ngay_Nghi_201604.$B$3:.$B$34]=[.$B36];[Thong_Tin_Ngay_Nghi_201604.$C$3:.$C$34]) + SUMPRODUCT([Thong_Tin_Ngay_Nghi_201605.$B$3:.$B$33]=[.$B36];[Thong_Tin_Ngay_Nghi_201605.$C$3:.$C$33]) + SUMPRODUCT([Thong_Tin_Ngay_Nghi_201606.$B$3:.$B$32]=[.$B36];[Thong_Tin_Ngay_Nghi_201606.$C$3:.$C$32]) + SUMPRODUCT([Thong_Tin_Ngay_Nghi_201607.$B$3:.$B$38]=[.$B36];[Thong_Tin_Ngay_Nghi_201607.$C$3:.$C$38]) + SUMPRODUCT([Thong_Tin_Ngay_Nghi_201608.$B$3:.$B$41]=[.$B36];[Thong_Tin_Ngay_Nghi_201608.$C$3:.$C$41]) + SUMPRODUCT([Thong_Tin_Ngay_Nghi_201609.$B$3:.$B$47]=[.$B36];[Thong_Tin_Ngay_Nghi_201609.$C$3:.$C$47]) + SUMPRODUCT([Thong_Tin_Ngay_Nghi_201610.$B$3:.$B$56]=[.$B36];[Thong_Tin_Ngay_Nghi_201610.$C$3:.$C$56]) +  SUMPRODUCT([Thong_Tin_Ngay_Nghi_201611.$B$3:.$B$56]=[.$B36];[Thong_Tin_Ngay_Nghi_201611.$C$3:.$C$56]) + SUMPRODUCT([Thong_Tin_Ngay_Nghi_201612.$B$3:.$B$70]=[.$B36];[Thong_Tin_Ngay_Nghi_201612.$C$3:.$C$70])" office:value-type="float" office:value="2.5">
            <text:p>2.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1.5">
            <text:p>1.5</text:p>
          </table:table-cell>
          <table:table-cell table:number-columns-repeated="2" table:style-name="ce45"/>
          <table:table-cell table:style-name="ce45" table:formula="of:=[.I36]+[.K36] +[.J36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amN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1-14">
            <text:p>11/14/16</text:p>
          </table:table-cell>
          <table:table-cell table:style-name="ce46" table:formula="of:=IF(YEAR(NOW())&gt;YEAR([.D37]);DATE(YEAR([.D37]);12;31);NOW())" office:value-type="date" office:date-value="2016-12-31">
            <text:p>12/31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50" table:formula="of:=SUMPRODUCT([Thong_Tin_Ngay_Nghi_201601.$B$3:.$B$30]=[.$B37];[Thong_Tin_Ngay_Nghi_201601.$C$3:.$C$30])+SUMPRODUCT([Thong_Tin_Ngay_Nghi_201602.$B$3:.$B$31]=[.$B37];[Thong_Tin_Ngay_Nghi_201602.$C$3:.$C$31]) + SUMPRODUCT([Thong_Tin_Ngay_Nghi_201603.$B$3:.$B$33]=[.$B37];[Thong_Tin_Ngay_Nghi_201603.$C$3:.$C$33])" office:value-type="float" office:value="0">
            <text:p>0</text:p>
          </table:table-cell>
          <table:table-cell table:style-name="ce50" table:formula="of:=SUMPRODUCT([Thong_Tin_Ngay_Nghi_201601.$B$3:.$B$30]=[.$B37];[Thong_Tin_Ngay_Nghi_201601.$C$3:.$C$30])+SUMPRODUCT([Thong_Tin_Ngay_Nghi_201602.$B$3:.$B$31]=[.$B37];[Thong_Tin_Ngay_Nghi_201602.$C$3:.$C$31]) + SUMPRODUCT([Thong_Tin_Ngay_Nghi_201603.$B$3:.$B$33]=[.$B37];[Thong_Tin_Ngay_Nghi_201603.$C$3:.$C$33]) + SUMPRODUCT([Thong_Tin_Ngay_Nghi_201604.$B$3:.$B$34]=[.$B37];[Thong_Tin_Ngay_Nghi_201604.$C$3:.$C$34]) + SUMPRODUCT([Thong_Tin_Ngay_Nghi_201605.$B$3:.$B$33]=[.$B37];[Thong_Tin_Ngay_Nghi_201605.$C$3:.$C$33]) + SUMPRODUCT([Thong_Tin_Ngay_Nghi_201606.$B$3:.$B$32]=[.$B37];[Thong_Tin_Ngay_Nghi_201606.$C$3:.$C$32]) + SUMPRODUCT([Thong_Tin_Ngay_Nghi_201607.$B$3:.$B$38]=[.$B37];[Thong_Tin_Ngay_Nghi_201607.$C$3:.$C$38]) + SUMPRODUCT([Thong_Tin_Ngay_Nghi_201608.$B$3:.$B$41]=[.$B37];[Thong_Tin_Ngay_Nghi_201608.$C$3:.$C$41]) + SUMPRODUCT([Thong_Tin_Ngay_Nghi_201609.$B$3:.$B$47]=[.$B37];[Thong_Tin_Ngay_Nghi_201609.$C$3:.$C$47]) + SUMPRODUCT([Thong_Tin_Ngay_Nghi_201610.$B$3:.$B$56]=[.$B37];[Thong_Tin_Ngay_Nghi_201610.$C$3:.$C$56]) +  SUMPRODUCT([Thong_Tin_Ngay_Nghi_201611.$B$3:.$B$56]=[.$B37];[Thong_Tin_Ngay_Nghi_201611.$C$3:.$C$56]) + SUMPRODUCT([Thong_Tin_Ngay_Nghi_201612.$B$3:.$B$70]=[.$B37];[Thong_Tin_Ngay_Nghi_201612.$C$3:.$C$70])" office:value-type="float" office:value="0">
            <text:p>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2">
            <text:p>2</text:p>
          </table:table-cell>
          <table:table-cell table:number-columns-repeated="2" table:style-name="ce45"/>
          <table:table-cell table:style-name="ce45" table:formula="of:=[.I37]+[.K37] +[.J37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am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6">
            <text:p>09/26/16</text:p>
          </table:table-cell>
          <table:table-cell table:style-name="ce46" table:formula="of:=IF(YEAR(NOW())&gt;YEAR([.D38]);DATE(YEAR([.D38]);12;31);NOW())" office:value-type="date" office:date-value="2016-12-31">
            <text:p>12/31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3">
            <text:p>3</text:p>
          </table:table-cell>
          <table:table-cell table:style-name="ce50" table:formula="of:=SUMPRODUCT([Thong_Tin_Ngay_Nghi_201601.$B$3:.$B$30]=[.$B38];[Thong_Tin_Ngay_Nghi_201601.$C$3:.$C$30])+SUMPRODUCT([Thong_Tin_Ngay_Nghi_201602.$B$3:.$B$31]=[.$B38];[Thong_Tin_Ngay_Nghi_201602.$C$3:.$C$31]) + SUMPRODUCT([Thong_Tin_Ngay_Nghi_201603.$B$3:.$B$33]=[.$B38];[Thong_Tin_Ngay_Nghi_201603.$C$3:.$C$33])" office:value-type="float" office:value="0">
            <text:p>0</text:p>
          </table:table-cell>
          <table:table-cell table:style-name="ce50" table:formula="of:=SUMPRODUCT([Thong_Tin_Ngay_Nghi_201601.$B$3:.$B$30]=[.$B38];[Thong_Tin_Ngay_Nghi_201601.$C$3:.$C$30])+SUMPRODUCT([Thong_Tin_Ngay_Nghi_201602.$B$3:.$B$31]=[.$B38];[Thong_Tin_Ngay_Nghi_201602.$C$3:.$C$31]) + SUMPRODUCT([Thong_Tin_Ngay_Nghi_201603.$B$3:.$B$33]=[.$B38];[Thong_Tin_Ngay_Nghi_201603.$C$3:.$C$33]) + SUMPRODUCT([Thong_Tin_Ngay_Nghi_201604.$B$3:.$B$34]=[.$B38];[Thong_Tin_Ngay_Nghi_201604.$C$3:.$C$34]) + SUMPRODUCT([Thong_Tin_Ngay_Nghi_201605.$B$3:.$B$33]=[.$B38];[Thong_Tin_Ngay_Nghi_201605.$C$3:.$C$33]) + SUMPRODUCT([Thong_Tin_Ngay_Nghi_201606.$B$3:.$B$32]=[.$B38];[Thong_Tin_Ngay_Nghi_201606.$C$3:.$C$32]) + SUMPRODUCT([Thong_Tin_Ngay_Nghi_201607.$B$3:.$B$38]=[.$B38];[Thong_Tin_Ngay_Nghi_201607.$C$3:.$C$38]) + SUMPRODUCT([Thong_Tin_Ngay_Nghi_201608.$B$3:.$B$41]=[.$B38];[Thong_Tin_Ngay_Nghi_201608.$C$3:.$C$41]) + SUMPRODUCT([Thong_Tin_Ngay_Nghi_201609.$B$3:.$B$47]=[.$B38];[Thong_Tin_Ngay_Nghi_201609.$C$3:.$C$47]) + SUMPRODUCT([Thong_Tin_Ngay_Nghi_201610.$B$3:.$B$56]=[.$B38];[Thong_Tin_Ngay_Nghi_201610.$C$3:.$C$56]) +  SUMPRODUCT([Thong_Tin_Ngay_Nghi_201611.$B$3:.$B$56]=[.$B38];[Thong_Tin_Ngay_Nghi_201611.$C$3:.$C$56]) + SUMPRODUCT([Thong_Tin_Ngay_Nghi_201612.$B$3:.$B$70]=[.$B38];[Thong_Tin_Ngay_Nghi_201612.$C$3:.$C$70])" office:value-type="float" office:value="0">
            <text:p>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3">
            <text:p>3</text:p>
          </table:table-cell>
          <table:table-cell table:number-columns-repeated="2" table:style-name="ce45"/>
          <table:table-cell table:style-name="ce45" table:formula="of:=[.I38]+[.K38] +[.J38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12-31">
            <text:p>12/31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2">
            <text:p>12</text:p>
          </table:table-cell>
          <table:table-cell table:style-name="ce50" table:formula="of:=SUMPRODUCT([Thong_Tin_Ngay_Nghi_201601.$B$3:.$B$30]=[.$B39];[Thong_Tin_Ngay_Nghi_201601.$C$3:.$C$30])+SUMPRODUCT([Thong_Tin_Ngay_Nghi_201602.$B$3:.$B$31]=[.$B39];[Thong_Tin_Ngay_Nghi_201602.$C$3:.$C$31]) + SUMPRODUCT([Thong_Tin_Ngay_Nghi_201603.$B$3:.$B$33]=[.$B39];[Thong_Tin_Ngay_Nghi_201603.$C$3:.$C$33])" office:value-type="float" office:value="4">
            <text:p>4</text:p>
          </table:table-cell>
          <table:table-cell table:style-name="ce50" table:formula="of:=SUMPRODUCT([Thong_Tin_Ngay_Nghi_201601.$B$3:.$B$30]=[.$B39];[Thong_Tin_Ngay_Nghi_201601.$C$3:.$C$30])+SUMPRODUCT([Thong_Tin_Ngay_Nghi_201602.$B$3:.$B$31]=[.$B39];[Thong_Tin_Ngay_Nghi_201602.$C$3:.$C$31]) + SUMPRODUCT([Thong_Tin_Ngay_Nghi_201603.$B$3:.$B$33]=[.$B39];[Thong_Tin_Ngay_Nghi_201603.$C$3:.$C$33]) + SUMPRODUCT([Thong_Tin_Ngay_Nghi_201604.$B$3:.$B$34]=[.$B39];[Thong_Tin_Ngay_Nghi_201604.$C$3:.$C$34]) + SUMPRODUCT([Thong_Tin_Ngay_Nghi_201605.$B$3:.$B$33]=[.$B39];[Thong_Tin_Ngay_Nghi_201605.$C$3:.$C$33]) + SUMPRODUCT([Thong_Tin_Ngay_Nghi_201606.$B$3:.$B$32]=[.$B39];[Thong_Tin_Ngay_Nghi_201606.$C$3:.$C$32]) + SUMPRODUCT([Thong_Tin_Ngay_Nghi_201607.$B$3:.$B$38]=[.$B39];[Thong_Tin_Ngay_Nghi_201607.$C$3:.$C$38]) + SUMPRODUCT([Thong_Tin_Ngay_Nghi_201608.$B$3:.$B$41]=[.$B39];[Thong_Tin_Ngay_Nghi_201608.$C$3:.$C$41]) + SUMPRODUCT([Thong_Tin_Ngay_Nghi_201609.$B$3:.$B$47]=[.$B39];[Thong_Tin_Ngay_Nghi_201609.$C$3:.$C$47]) + SUMPRODUCT([Thong_Tin_Ngay_Nghi_201610.$B$3:.$B$56]=[.$B39];[Thong_Tin_Ngay_Nghi_201610.$C$3:.$C$56]) +  SUMPRODUCT([Thong_Tin_Ngay_Nghi_201611.$B$3:.$B$56]=[.$B39];[Thong_Tin_Ngay_Nghi_201611.$C$3:.$C$56]) + SUMPRODUCT([Thong_Tin_Ngay_Nghi_201612.$B$3:.$B$70]=[.$B39];[Thong_Tin_Ngay_Nghi_201612.$C$3:.$C$70])" office:value-type="float" office:value="11">
            <text:p>11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5">
            <text:p>5</text:p>
          </table:table-cell>
          <table:table-cell table:number-columns-repeated="2" table:style-name="ce45"/>
          <table:table-cell table:style-name="ce45" table:formula="of:=[.I39]+[.K39] +[.J39]" office:value-type="float" office:value="5">
            <text:p>5</text:p>
          </table:table-cell>
          <table:table-cell table:style-name="ce53"/>
        </table:table-row>
        <table:table-row table:style-name="ro12">
          <table:table-cell table:style-name="ce40" office:value-type="float" office:value="34">
            <text:p>34</text:p>
          </table:table-cell>
          <table:table-cell table:style-name="ce42" office:value-type="string">
            <text:p>NgaTN</text:p>
          </table:table-cell>
          <table:table-cell table:style-name="ce45"/>
          <table:table-cell table:style-name="ce46" office:value-type="date" office:date-value="2016-10-26">
            <text:p>10/26/16</text:p>
          </table:table-cell>
          <table:table-cell table:style-name="ce46" table:formula="of:=IF(YEAR(NOW())&gt;YEAR([.D40]);DATE(YEAR([.D40]);12;31);NOW())" office:value-type="date" office:date-value="2016-12-31">
            <text:p>12/31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2">
            <text:p>2</text:p>
          </table:table-cell>
          <table:table-cell table:style-name="ce50" table:formula="of:=SUMPRODUCT([Thong_Tin_Ngay_Nghi_201601.$B$3:.$B$30]=[.$B40];[Thong_Tin_Ngay_Nghi_201601.$C$3:.$C$30])+SUMPRODUCT([Thong_Tin_Ngay_Nghi_201602.$B$3:.$B$31]=[.$B40];[Thong_Tin_Ngay_Nghi_201602.$C$3:.$C$31]) + SUMPRODUCT([Thong_Tin_Ngay_Nghi_201603.$B$3:.$B$33]=[.$B40];[Thong_Tin_Ngay_Nghi_201603.$C$3:.$C$33])" office:value-type="float" office:value="0">
            <text:p>0</text:p>
          </table:table-cell>
          <table:table-cell table:style-name="ce50" table:formula="of:=SUMPRODUCT([Thong_Tin_Ngay_Nghi_201601.$B$3:.$B$30]=[.$B40];[Thong_Tin_Ngay_Nghi_201601.$C$3:.$C$30])+SUMPRODUCT([Thong_Tin_Ngay_Nghi_201602.$B$3:.$B$31]=[.$B40];[Thong_Tin_Ngay_Nghi_201602.$C$3:.$C$31]) + SUMPRODUCT([Thong_Tin_Ngay_Nghi_201603.$B$3:.$B$33]=[.$B40];[Thong_Tin_Ngay_Nghi_201603.$C$3:.$C$33]) + SUMPRODUCT([Thong_Tin_Ngay_Nghi_201604.$B$3:.$B$34]=[.$B40];[Thong_Tin_Ngay_Nghi_201604.$C$3:.$C$34]) + SUMPRODUCT([Thong_Tin_Ngay_Nghi_201605.$B$3:.$B$33]=[.$B40];[Thong_Tin_Ngay_Nghi_201605.$C$3:.$C$33]) + SUMPRODUCT([Thong_Tin_Ngay_Nghi_201606.$B$3:.$B$32]=[.$B40];[Thong_Tin_Ngay_Nghi_201606.$C$3:.$C$32]) + SUMPRODUCT([Thong_Tin_Ngay_Nghi_201607.$B$3:.$B$38]=[.$B40];[Thong_Tin_Ngay_Nghi_201607.$C$3:.$C$38]) + SUMPRODUCT([Thong_Tin_Ngay_Nghi_201608.$B$3:.$B$41]=[.$B40];[Thong_Tin_Ngay_Nghi_201608.$C$3:.$C$41]) + SUMPRODUCT([Thong_Tin_Ngay_Nghi_201609.$B$3:.$B$47]=[.$B40];[Thong_Tin_Ngay_Nghi_201609.$C$3:.$C$47]) + SUMPRODUCT([Thong_Tin_Ngay_Nghi_201610.$B$3:.$B$56]=[.$B40];[Thong_Tin_Ngay_Nghi_201610.$C$3:.$C$56]) +  SUMPRODUCT([Thong_Tin_Ngay_Nghi_201611.$B$3:.$B$56]=[.$B40];[Thong_Tin_Ngay_Nghi_201611.$C$3:.$C$56]) + SUMPRODUCT([Thong_Tin_Ngay_Nghi_201612.$B$3:.$B$70]=[.$B40];[Thong_Tin_Ngay_Nghi_201612.$C$3:.$C$70])" office:value-type="float" office:value="1">
            <text:p>1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40]+[.K40] +[.J40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2, trừ 1 ngày</text:p>
            <text:p>=&gt; Ko trừ vào ngày phép nữa</text:p>
          </table:table-cell>
        </table:table-row>
        <table:table-row table:style-name="ro15">
          <table:table-cell table:style-name="ce40" office:value-type="float" office:value="35">
            <text:p>35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41]);DATE(YEAR([.D41]);12;31);NOW())" office:value-type="date" office:date-value="2016-12-31">
            <text:p>12/31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0"/>
          <table:table-cell table:style-name="ce50" table:formula="of:=SUMPRODUCT([Thong_Tin_Ngay_Nghi_201601.$B$3:.$B$30]=[.$B41];[Thong_Tin_Ngay_Nghi_201601.$C$3:.$C$30])+SUMPRODUCT([Thong_Tin_Ngay_Nghi_201602.$B$3:.$B$31]=[.$B41];[Thong_Tin_Ngay_Nghi_201602.$C$3:.$C$31]) + SUMPRODUCT([Thong_Tin_Ngay_Nghi_201603.$B$3:.$B$33]=[.$B41];[Thong_Tin_Ngay_Nghi_201603.$C$3:.$C$33]) + SUMPRODUCT([Thong_Tin_Ngay_Nghi_201604.$B$3:.$B$34]=[.$B41];[Thong_Tin_Ngay_Nghi_201604.$C$3:.$C$34]) + SUMPRODUCT([Thong_Tin_Ngay_Nghi_201605.$B$3:.$B$33]=[.$B41];[Thong_Tin_Ngay_Nghi_201605.$C$3:.$C$33]) + SUMPRODUCT([Thong_Tin_Ngay_Nghi_201606.$B$3:.$B$32]=[.$B41];[Thong_Tin_Ngay_Nghi_201606.$C$3:.$C$32]) + SUMPRODUCT([Thong_Tin_Ngay_Nghi_201607.$B$3:.$B$38]=[.$B41];[Thong_Tin_Ngay_Nghi_201607.$C$3:.$C$38]) + SUMPRODUCT([Thong_Tin_Ngay_Nghi_201608.$B$3:.$B$41]=[.$B41];[Thong_Tin_Ngay_Nghi_201608.$C$3:.$C$41]) + SUMPRODUCT([Thong_Tin_Ngay_Nghi_201609.$B$3:.$B$47]=[.$B41];[Thong_Tin_Ngay_Nghi_201609.$C$3:.$C$47]) + SUMPRODUCT([Thong_Tin_Ngay_Nghi_201610.$B$3:.$B$56]=[.$B41];[Thong_Tin_Ngay_Nghi_201610.$C$3:.$C$56]) +  SUMPRODUCT([Thong_Tin_Ngay_Nghi_201611.$B$3:.$B$56]=[.$B41];[Thong_Tin_Ngay_Nghi_201611.$C$3:.$C$56]) + SUMPRODUCT([Thong_Tin_Ngay_Nghi_201612.$B$3:.$B$70]=[.$B41];[Thong_Tin_Ngay_Nghi_201612.$C$3:.$C$70])" office:value-type="float" office:value="6">
            <text:p>6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2">
            <text:p>-2</text:p>
          </table:table-cell>
          <table:table-cell table:style-name="ce45"/>
          <table:table-cell table:style-name="ce45" table:formula="of:=1+3" office:value-type="float" office:value="4">
            <text:p>4</text:p>
          </table:table-cell>
          <table:table-cell table:style-name="ce45" table:formula="of:=[.I41]+[.K41] +[.J41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9, trừ 1 ngày</text:p>
            <text:p>- Tháng 10, trừ 3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42]);DATE(YEAR([.D42]);12;31);NOW())" office:value-type="date" office:date-value="2016-12-31">
            <text:p>12/31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0" table:formula="of:=SUMPRODUCT([Thong_Tin_Ngay_Nghi_201601.$B$3:.$B$30]=[.$B42];[Thong_Tin_Ngay_Nghi_201601.$C$3:.$C$30])+SUMPRODUCT([Thong_Tin_Ngay_Nghi_201602.$B$3:.$B$31]=[.$B42];[Thong_Tin_Ngay_Nghi_201602.$C$3:.$C$31]) + SUMPRODUCT([Thong_Tin_Ngay_Nghi_201603.$B$3:.$B$33]=[.$B42];[Thong_Tin_Ngay_Nghi_201603.$C$3:.$C$33])" office:value-type="float" office:value="0">
            <text:p>0</text:p>
          </table:table-cell>
          <table:table-cell table:style-name="ce50" table:formula="of:=SUMPRODUCT([Thong_Tin_Ngay_Nghi_201601.$B$3:.$B$30]=[.$B42];[Thong_Tin_Ngay_Nghi_201601.$C$3:.$C$30])+SUMPRODUCT([Thong_Tin_Ngay_Nghi_201602.$B$3:.$B$31]=[.$B42];[Thong_Tin_Ngay_Nghi_201602.$C$3:.$C$31]) + SUMPRODUCT([Thong_Tin_Ngay_Nghi_201603.$B$3:.$B$33]=[.$B42];[Thong_Tin_Ngay_Nghi_201603.$C$3:.$C$33]) + SUMPRODUCT([Thong_Tin_Ngay_Nghi_201604.$B$3:.$B$34]=[.$B42];[Thong_Tin_Ngay_Nghi_201604.$C$3:.$C$34]) + SUMPRODUCT([Thong_Tin_Ngay_Nghi_201605.$B$3:.$B$33]=[.$B42];[Thong_Tin_Ngay_Nghi_201605.$C$3:.$C$33]) + SUMPRODUCT([Thong_Tin_Ngay_Nghi_201606.$B$3:.$B$32]=[.$B42];[Thong_Tin_Ngay_Nghi_201606.$C$3:.$C$32]) + SUMPRODUCT([Thong_Tin_Ngay_Nghi_201607.$B$3:.$B$38]=[.$B42];[Thong_Tin_Ngay_Nghi_201607.$C$3:.$C$38]) + SUMPRODUCT([Thong_Tin_Ngay_Nghi_201608.$B$3:.$B$41]=[.$B42];[Thong_Tin_Ngay_Nghi_201608.$C$3:.$C$41]) + SUMPRODUCT([Thong_Tin_Ngay_Nghi_201609.$B$3:.$B$47]=[.$B42];[Thong_Tin_Ngay_Nghi_201609.$C$3:.$C$47]) + SUMPRODUCT([Thong_Tin_Ngay_Nghi_201610.$B$3:.$B$56]=[.$B42];[Thong_Tin_Ngay_Nghi_201610.$C$3:.$C$56]) +  SUMPRODUCT([Thong_Tin_Ngay_Nghi_201611.$B$3:.$B$56]=[.$B42];[Thong_Tin_Ngay_Nghi_201611.$C$3:.$C$56]) + SUMPRODUCT([Thong_Tin_Ngay_Nghi_201612.$B$3:.$B$70]=[.$B42];[Thong_Tin_Ngay_Nghi_201612.$C$3:.$C$70])" office:value-type="float" office:value="2">
            <text:p>2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4">
            <text:p>4</text:p>
          </table:table-cell>
          <table:table-cell table:number-columns-repeated="2" table:style-name="ce45"/>
          <table:table-cell table:style-name="ce45" table:formula="of:=[.I42]+[.K42] +[.J42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12-31">
            <text:p>12/31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2">
            <text:p>12</text:p>
          </table:table-cell>
          <table:table-cell table:style-name="ce50" table:formula="of:=SUMPRODUCT([Thong_Tin_Ngay_Nghi_201601.$B$3:.$B$30]=[.$B43];[Thong_Tin_Ngay_Nghi_201601.$C$3:.$C$30])+SUMPRODUCT([Thong_Tin_Ngay_Nghi_201602.$B$3:.$B$31]=[.$B43];[Thong_Tin_Ngay_Nghi_201602.$C$3:.$C$31]) + SUMPRODUCT([Thong_Tin_Ngay_Nghi_201603.$B$3:.$B$33]=[.$B43];[Thong_Tin_Ngay_Nghi_201603.$C$3:.$C$33])" office:value-type="float" office:value="6">
            <text:p>6</text:p>
          </table:table-cell>
          <table:table-cell table:style-name="ce50" table:formula="of:=SUMPRODUCT([Thong_Tin_Ngay_Nghi_201601.$B$3:.$B$30]=[.$B43];[Thong_Tin_Ngay_Nghi_201601.$C$3:.$C$30])+SUMPRODUCT([Thong_Tin_Ngay_Nghi_201602.$B$3:.$B$31]=[.$B43];[Thong_Tin_Ngay_Nghi_201602.$C$3:.$C$31]) + SUMPRODUCT([Thong_Tin_Ngay_Nghi_201603.$B$3:.$B$33]=[.$B43];[Thong_Tin_Ngay_Nghi_201603.$C$3:.$C$33]) + SUMPRODUCT([Thong_Tin_Ngay_Nghi_201604.$B$3:.$B$34]=[.$B43];[Thong_Tin_Ngay_Nghi_201604.$C$3:.$C$34]) + SUMPRODUCT([Thong_Tin_Ngay_Nghi_201605.$B$3:.$B$33]=[.$B43];[Thong_Tin_Ngay_Nghi_201605.$C$3:.$C$33]) + SUMPRODUCT([Thong_Tin_Ngay_Nghi_201606.$B$3:.$B$32]=[.$B43];[Thong_Tin_Ngay_Nghi_201606.$C$3:.$C$32]) + SUMPRODUCT([Thong_Tin_Ngay_Nghi_201607.$B$3:.$B$38]=[.$B43];[Thong_Tin_Ngay_Nghi_201607.$C$3:.$C$38]) + SUMPRODUCT([Thong_Tin_Ngay_Nghi_201608.$B$3:.$B$41]=[.$B43];[Thong_Tin_Ngay_Nghi_201608.$C$3:.$C$41]) + SUMPRODUCT([Thong_Tin_Ngay_Nghi_201609.$B$3:.$B$47]=[.$B43];[Thong_Tin_Ngay_Nghi_201609.$C$3:.$C$47]) + SUMPRODUCT([Thong_Tin_Ngay_Nghi_201610.$B$3:.$B$56]=[.$B43];[Thong_Tin_Ngay_Nghi_201610.$C$3:.$C$56]) +  SUMPRODUCT([Thong_Tin_Ngay_Nghi_201611.$B$3:.$B$56]=[.$B43];[Thong_Tin_Ngay_Nghi_201611.$C$3:.$C$56]) + SUMPRODUCT([Thong_Tin_Ngay_Nghi_201612.$B$3:.$B$70]=[.$B43];[Thong_Tin_Ngay_Nghi_201612.$C$3:.$C$70])" office:value-type="float" office:value="13.5">
            <text:p>13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4.5">
            <text:p>4.5</text:p>
          </table:table-cell>
          <table:table-cell table:number-columns-repeated="2" table:style-name="ce45"/>
          <table:table-cell table:style-name="ce45" table:formula="of:=[.I43]+[.K43] +[.J43]" office:value-type="float" office:value="4.5">
            <text:p>4.5</text:p>
          </table:table-cell>
          <table:table-cell table:style-name="ce53"/>
        </table:table-row>
        <table:table-row table:style-name="ro12">
          <table:table-cell table:style-name="ce40" office:value-type="float" office:value="38">
            <text:p>38</text:p>
          </table:table-cell>
          <table:table-cell table:style-name="ce42" office:value-type="string">
            <text:p>Nhung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5">
            <text:p>09/15/16</text:p>
          </table:table-cell>
          <table:table-cell table:style-name="ce46" table:formula="of:=IF(YEAR(NOW())&gt;YEAR([.D44]);DATE(YEAR([.D44]);12;31);NOW())" office:value-type="date" office:date-value="2016-12-31">
            <text:p>12/31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0" table:formula="of:=SUMPRODUCT([Thong_Tin_Ngay_Nghi_201601.$B$3:.$B$30]=[.$B44];[Thong_Tin_Ngay_Nghi_201601.$C$3:.$C$30])+SUMPRODUCT([Thong_Tin_Ngay_Nghi_201602.$B$3:.$B$31]=[.$B44];[Thong_Tin_Ngay_Nghi_201602.$C$3:.$C$31]) + SUMPRODUCT([Thong_Tin_Ngay_Nghi_201603.$B$3:.$B$33]=[.$B44];[Thong_Tin_Ngay_Nghi_201603.$C$3:.$C$33])" office:value-type="float" office:value="0">
            <text:p>0</text:p>
          </table:table-cell>
          <table:table-cell table:style-name="ce50" table:formula="of:=SUMPRODUCT([Thong_Tin_Ngay_Nghi_201601.$B$3:.$B$30]=[.$B44];[Thong_Tin_Ngay_Nghi_201601.$C$3:.$C$30])+SUMPRODUCT([Thong_Tin_Ngay_Nghi_201602.$B$3:.$B$31]=[.$B44];[Thong_Tin_Ngay_Nghi_201602.$C$3:.$C$31]) + SUMPRODUCT([Thong_Tin_Ngay_Nghi_201603.$B$3:.$B$33]=[.$B44];[Thong_Tin_Ngay_Nghi_201603.$C$3:.$C$33]) + SUMPRODUCT([Thong_Tin_Ngay_Nghi_201604.$B$3:.$B$34]=[.$B44];[Thong_Tin_Ngay_Nghi_201604.$C$3:.$C$34]) + SUMPRODUCT([Thong_Tin_Ngay_Nghi_201605.$B$3:.$B$33]=[.$B44];[Thong_Tin_Ngay_Nghi_201605.$C$3:.$C$33]) + SUMPRODUCT([Thong_Tin_Ngay_Nghi_201606.$B$3:.$B$32]=[.$B44];[Thong_Tin_Ngay_Nghi_201606.$C$3:.$C$32]) + SUMPRODUCT([Thong_Tin_Ngay_Nghi_201607.$B$3:.$B$38]=[.$B44];[Thong_Tin_Ngay_Nghi_201607.$C$3:.$C$38]) + SUMPRODUCT([Thong_Tin_Ngay_Nghi_201608.$B$3:.$B$41]=[.$B44];[Thong_Tin_Ngay_Nghi_201608.$C$3:.$C$41]) + SUMPRODUCT([Thong_Tin_Ngay_Nghi_201609.$B$3:.$B$47]=[.$B44];[Thong_Tin_Ngay_Nghi_201609.$C$3:.$C$47]) + SUMPRODUCT([Thong_Tin_Ngay_Nghi_201610.$B$3:.$B$56]=[.$B44];[Thong_Tin_Ngay_Nghi_201610.$C$3:.$C$56]) +  SUMPRODUCT([Thong_Tin_Ngay_Nghi_201611.$B$3:.$B$56]=[.$B44];[Thong_Tin_Ngay_Nghi_201611.$C$3:.$C$56]) + SUMPRODUCT([Thong_Tin_Ngay_Nghi_201612.$B$3:.$B$70]=[.$B44];[Thong_Tin_Ngay_Nghi_201612.$C$3:.$C$70])" office:value-type="float" office:value="3">
            <text:p>3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1">
            <text:p>1</text:p>
          </table:table-cell>
          <table:table-cell table:style-name="ce45"/>
          <table:table-cell table:style-name="ce45" table:formula="of:=2" office:value-type="float" office:value="2">
            <text:p>2</text:p>
          </table:table-cell>
          <table:table-cell table:style-name="ce45" table:formula="of:=[.I44]+[.K44] +[.J44]" office:value-type="float" office:value="3">
            <text:p>3</text:p>
          </table:table-cell>
          <table:table-cell table:style-name="ce53" office:value-type="string">
            <text:p>Những ngày nghỉ đã trừ vào lương:</text:p>
            <text:p>- Tháng 10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45]);DATE(YEAR([.D45]);12;31);NOW())" office:value-type="date" office:date-value="2016-12-31">
            <text:p>12/31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5">
            <text:p>5</text:p>
          </table:table-cell>
          <table:table-cell table:style-name="ce50" table:formula="of:=SUMPRODUCT([Thong_Tin_Ngay_Nghi_201601.$B$3:.$B$30]=[.$B45];[Thong_Tin_Ngay_Nghi_201601.$C$3:.$C$30])+SUMPRODUCT([Thong_Tin_Ngay_Nghi_201602.$B$3:.$B$31]=[.$B45];[Thong_Tin_Ngay_Nghi_201602.$C$3:.$C$31]) + SUMPRODUCT([Thong_Tin_Ngay_Nghi_201603.$B$3:.$B$33]=[.$B45];[Thong_Tin_Ngay_Nghi_201603.$C$3:.$C$33])" office:value-type="float" office:value="0">
            <text:p>0</text:p>
          </table:table-cell>
          <table:table-cell table:style-name="ce50" table:formula="of:=SUMPRODUCT([Thong_Tin_Ngay_Nghi_201601.$B$3:.$B$30]=[.$B45];[Thong_Tin_Ngay_Nghi_201601.$C$3:.$C$30])+SUMPRODUCT([Thong_Tin_Ngay_Nghi_201602.$B$3:.$B$31]=[.$B45];[Thong_Tin_Ngay_Nghi_201602.$C$3:.$C$31]) + SUMPRODUCT([Thong_Tin_Ngay_Nghi_201603.$B$3:.$B$33]=[.$B45];[Thong_Tin_Ngay_Nghi_201603.$C$3:.$C$33]) + SUMPRODUCT([Thong_Tin_Ngay_Nghi_201604.$B$3:.$B$34]=[.$B45];[Thong_Tin_Ngay_Nghi_201604.$C$3:.$C$34]) + SUMPRODUCT([Thong_Tin_Ngay_Nghi_201605.$B$3:.$B$33]=[.$B45];[Thong_Tin_Ngay_Nghi_201605.$C$3:.$C$33]) + SUMPRODUCT([Thong_Tin_Ngay_Nghi_201606.$B$3:.$B$32]=[.$B45];[Thong_Tin_Ngay_Nghi_201606.$C$3:.$C$32]) + SUMPRODUCT([Thong_Tin_Ngay_Nghi_201607.$B$3:.$B$38]=[.$B45];[Thong_Tin_Ngay_Nghi_201607.$C$3:.$C$38]) + SUMPRODUCT([Thong_Tin_Ngay_Nghi_201608.$B$3:.$B$41]=[.$B45];[Thong_Tin_Ngay_Nghi_201608.$C$3:.$C$41]) + SUMPRODUCT([Thong_Tin_Ngay_Nghi_201609.$B$3:.$B$47]=[.$B45];[Thong_Tin_Ngay_Nghi_201609.$C$3:.$C$47]) + SUMPRODUCT([Thong_Tin_Ngay_Nghi_201610.$B$3:.$B$56]=[.$B45];[Thong_Tin_Ngay_Nghi_201610.$C$3:.$C$56]) +  SUMPRODUCT([Thong_Tin_Ngay_Nghi_201611.$B$3:.$B$56]=[.$B45];[Thong_Tin_Ngay_Nghi_201611.$C$3:.$C$56]) + SUMPRODUCT([Thong_Tin_Ngay_Nghi_201612.$B$3:.$B$70]=[.$B45];[Thong_Tin_Ngay_Nghi_201612.$C$3:.$C$70])" office:value-type="float" office:value="4.5">
            <text:p>4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number-columns-repeated="2" table:style-name="ce45"/>
          <table:table-cell table:style-name="ce45" table:formula="of:=[.I45]+[.K45] +[.J45]" office:value-type="float" office:value="0.5">
            <text:p>0.5</text:p>
          </table:table-cell>
          <table:table-cell table:style-name="ce53"/>
        </table:table-row>
        <table:table-row table:style-name="ro16">
          <table:table-cell table:style-name="ce40" office:value-type="float" office:value="40">
            <text:p>40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6]);DATE(YEAR([.D46]);12;31);NOW())" office:value-type="date" office:date-value="2016-12-31">
            <text:p>12/31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5">
            <text:p>5</text:p>
          </table:table-cell>
          <table:table-cell table:style-name="ce50" table:formula="of:=SUMPRODUCT([Thong_Tin_Ngay_Nghi_201601.$B$3:.$B$30]=[.$B46];[Thong_Tin_Ngay_Nghi_201601.$C$3:.$C$30])+SUMPRODUCT([Thong_Tin_Ngay_Nghi_201602.$B$3:.$B$31]=[.$B46];[Thong_Tin_Ngay_Nghi_201602.$C$3:.$C$31]) + SUMPRODUCT([Thong_Tin_Ngay_Nghi_201603.$B$3:.$B$33]=[.$B46];[Thong_Tin_Ngay_Nghi_201603.$C$3:.$C$33])" office:value-type="float" office:value="0">
            <text:p>0</text:p>
          </table:table-cell>
          <table:table-cell table:style-name="ce50" table:formula="of:=SUMPRODUCT([Thong_Tin_Ngay_Nghi_201601.$B$3:.$B$30]=[.$B46];[Thong_Tin_Ngay_Nghi_201601.$C$3:.$C$30])+SUMPRODUCT([Thong_Tin_Ngay_Nghi_201602.$B$3:.$B$31]=[.$B46];[Thong_Tin_Ngay_Nghi_201602.$C$3:.$C$31]) + SUMPRODUCT([Thong_Tin_Ngay_Nghi_201603.$B$3:.$B$33]=[.$B46];[Thong_Tin_Ngay_Nghi_201603.$C$3:.$C$33]) + SUMPRODUCT([Thong_Tin_Ngay_Nghi_201604.$B$3:.$B$34]=[.$B46];[Thong_Tin_Ngay_Nghi_201604.$C$3:.$C$34]) + SUMPRODUCT([Thong_Tin_Ngay_Nghi_201605.$B$3:.$B$33]=[.$B46];[Thong_Tin_Ngay_Nghi_201605.$C$3:.$C$33]) + SUMPRODUCT([Thong_Tin_Ngay_Nghi_201606.$B$3:.$B$32]=[.$B46];[Thong_Tin_Ngay_Nghi_201606.$C$3:.$C$32]) + SUMPRODUCT([Thong_Tin_Ngay_Nghi_201607.$B$3:.$B$38]=[.$B46];[Thong_Tin_Ngay_Nghi_201607.$C$3:.$C$38]) + SUMPRODUCT([Thong_Tin_Ngay_Nghi_201608.$B$3:.$B$41]=[.$B46];[Thong_Tin_Ngay_Nghi_201608.$C$3:.$C$41]) + SUMPRODUCT([Thong_Tin_Ngay_Nghi_201609.$B$3:.$B$47]=[.$B46];[Thong_Tin_Ngay_Nghi_201609.$C$3:.$C$47]) + SUMPRODUCT([Thong_Tin_Ngay_Nghi_201610.$B$3:.$B$56]=[.$B46];[Thong_Tin_Ngay_Nghi_201610.$C$3:.$C$56]) +  SUMPRODUCT([Thong_Tin_Ngay_Nghi_201611.$B$3:.$B$56]=[.$B46];[Thong_Tin_Ngay_Nghi_201611.$C$3:.$C$56]) + SUMPRODUCT([Thong_Tin_Ngay_Nghi_201612.$B$3:.$B$70]=[.$B46];[Thong_Tin_Ngay_Nghi_201612.$C$3:.$C$70])" office:value-type="float" office:value="11">
            <text:p>11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-6">
            <text:p>-6</text:p>
          </table:table-cell>
          <table:table-cell table:style-name="ce45"/>
          <table:table-cell table:style-name="ce45" table:formula="of:=2+1+1.5+1.5" office:value-type="float" office:value="6">
            <text:p>6</text:p>
          </table:table-cell>
          <table:table-cell table:style-name="ce45" table:formula="of:=[.I46]+[.K46] +[.J46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9, trừ 2 ngày</text:p>
            <text:p>- Tháng 10, trừ 1 ngày</text:p>
            <text:p>- Tháng 11, trừ 1.5 ngày</text:p>
            <text:p>- Tháng 12, trừ 1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12-31">
            <text:p>12/31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2">
            <text:p>12</text:p>
          </table:table-cell>
          <table:table-cell table:style-name="ce50" table:formula="of:=SUMPRODUCT([Thong_Tin_Ngay_Nghi_201601.$B$3:.$B$30]=[.$B47];[Thong_Tin_Ngay_Nghi_201601.$C$3:.$C$30])+SUMPRODUCT([Thong_Tin_Ngay_Nghi_201602.$B$3:.$B$31]=[.$B47];[Thong_Tin_Ngay_Nghi_201602.$C$3:.$C$31]) + SUMPRODUCT([Thong_Tin_Ngay_Nghi_201603.$B$3:.$B$33]=[.$B47];[Thong_Tin_Ngay_Nghi_201603.$C$3:.$C$33])" office:value-type="float" office:value="1">
            <text:p>1</text:p>
          </table:table-cell>
          <table:table-cell table:style-name="ce50" table:formula="of:=SUMPRODUCT([Thong_Tin_Ngay_Nghi_201601.$B$3:.$B$30]=[.$B47];[Thong_Tin_Ngay_Nghi_201601.$C$3:.$C$30])+SUMPRODUCT([Thong_Tin_Ngay_Nghi_201602.$B$3:.$B$31]=[.$B47];[Thong_Tin_Ngay_Nghi_201602.$C$3:.$C$31]) + SUMPRODUCT([Thong_Tin_Ngay_Nghi_201603.$B$3:.$B$33]=[.$B47];[Thong_Tin_Ngay_Nghi_201603.$C$3:.$C$33]) + SUMPRODUCT([Thong_Tin_Ngay_Nghi_201604.$B$3:.$B$34]=[.$B47];[Thong_Tin_Ngay_Nghi_201604.$C$3:.$C$34]) + SUMPRODUCT([Thong_Tin_Ngay_Nghi_201605.$B$3:.$B$33]=[.$B47];[Thong_Tin_Ngay_Nghi_201605.$C$3:.$C$33]) + SUMPRODUCT([Thong_Tin_Ngay_Nghi_201606.$B$3:.$B$32]=[.$B47];[Thong_Tin_Ngay_Nghi_201606.$C$3:.$C$32]) + SUMPRODUCT([Thong_Tin_Ngay_Nghi_201607.$B$3:.$B$38]=[.$B47];[Thong_Tin_Ngay_Nghi_201607.$C$3:.$C$38]) + SUMPRODUCT([Thong_Tin_Ngay_Nghi_201608.$B$3:.$B$41]=[.$B47];[Thong_Tin_Ngay_Nghi_201608.$C$3:.$C$41]) + SUMPRODUCT([Thong_Tin_Ngay_Nghi_201609.$B$3:.$B$47]=[.$B47];[Thong_Tin_Ngay_Nghi_201609.$C$3:.$C$47]) + SUMPRODUCT([Thong_Tin_Ngay_Nghi_201610.$B$3:.$B$56]=[.$B47];[Thong_Tin_Ngay_Nghi_201610.$C$3:.$C$56]) +  SUMPRODUCT([Thong_Tin_Ngay_Nghi_201611.$B$3:.$B$56]=[.$B47];[Thong_Tin_Ngay_Nghi_201611.$C$3:.$C$56]) + SUMPRODUCT([Thong_Tin_Ngay_Nghi_201612.$B$3:.$B$70]=[.$B47];[Thong_Tin_Ngay_Nghi_201612.$C$3:.$C$70])" office:value-type="float" office:value="9.5">
            <text:p>9.5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3.5">
            <text:p>3.5</text:p>
          </table:table-cell>
          <table:table-cell table:number-columns-repeated="2" table:style-name="ce45"/>
          <table:table-cell table:style-name="ce45" table:formula="of:=[.I47]+[.K47] +[.J47]" office:value-type="float" office:value="3.5">
            <text:p>3.5</text:p>
          </table:table-cell>
          <table:table-cell table:style-name="ce53"/>
        </table:table-row>
        <table:table-row table:style-name="ro1">
          <table:table-cell table:style-name="ce40" office:value-type="float" office:value="42">
            <text:p>42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12-31">
            <text:p>12/31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2">
            <text:p>12</text:p>
          </table:table-cell>
          <table:table-cell table:style-name="ce50" table:formula="of:=SUMPRODUCT([Thong_Tin_Ngay_Nghi_201601.$B$3:.$B$30]=[.$B48];[Thong_Tin_Ngay_Nghi_201601.$C$3:.$C$30])+SUMPRODUCT([Thong_Tin_Ngay_Nghi_201602.$B$3:.$B$31]=[.$B48];[Thong_Tin_Ngay_Nghi_201602.$C$3:.$C$31]) + SUMPRODUCT([Thong_Tin_Ngay_Nghi_201603.$B$3:.$B$33]=[.$B48];[Thong_Tin_Ngay_Nghi_201603.$C$3:.$C$33])" office:value-type="float" office:value="2">
            <text:p>2</text:p>
          </table:table-cell>
          <table:table-cell table:style-name="ce50" table:formula="of:=SUMPRODUCT([Thong_Tin_Ngay_Nghi_201601.$B$3:.$B$30]=[.$B48];[Thong_Tin_Ngay_Nghi_201601.$C$3:.$C$30])+SUMPRODUCT([Thong_Tin_Ngay_Nghi_201602.$B$3:.$B$31]=[.$B48];[Thong_Tin_Ngay_Nghi_201602.$C$3:.$C$31]) + SUMPRODUCT([Thong_Tin_Ngay_Nghi_201603.$B$3:.$B$33]=[.$B48];[Thong_Tin_Ngay_Nghi_201603.$C$3:.$C$33]) + SUMPRODUCT([Thong_Tin_Ngay_Nghi_201604.$B$3:.$B$34]=[.$B48];[Thong_Tin_Ngay_Nghi_201604.$C$3:.$C$34]) + SUMPRODUCT([Thong_Tin_Ngay_Nghi_201605.$B$3:.$B$33]=[.$B48];[Thong_Tin_Ngay_Nghi_201605.$C$3:.$C$33]) + SUMPRODUCT([Thong_Tin_Ngay_Nghi_201606.$B$3:.$B$32]=[.$B48];[Thong_Tin_Ngay_Nghi_201606.$C$3:.$C$32]) + SUMPRODUCT([Thong_Tin_Ngay_Nghi_201607.$B$3:.$B$38]=[.$B48];[Thong_Tin_Ngay_Nghi_201607.$C$3:.$C$38]) + SUMPRODUCT([Thong_Tin_Ngay_Nghi_201608.$B$3:.$B$41]=[.$B48];[Thong_Tin_Ngay_Nghi_201608.$C$3:.$C$41]) + SUMPRODUCT([Thong_Tin_Ngay_Nghi_201609.$B$3:.$B$47]=[.$B48];[Thong_Tin_Ngay_Nghi_201609.$C$3:.$C$47]) + SUMPRODUCT([Thong_Tin_Ngay_Nghi_201610.$B$3:.$B$56]=[.$B48];[Thong_Tin_Ngay_Nghi_201610.$C$3:.$C$56]) +  SUMPRODUCT([Thong_Tin_Ngay_Nghi_201611.$B$3:.$B$56]=[.$B48];[Thong_Tin_Ngay_Nghi_201611.$C$3:.$C$56]) + SUMPRODUCT([Thong_Tin_Ngay_Nghi_201612.$B$3:.$B$70]=[.$B48];[Thong_Tin_Ngay_Nghi_201612.$C$3:.$C$70])" office:value-type="float" office:value="10">
            <text:p>10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4">
            <text:p>4</text:p>
          </table:table-cell>
          <table:table-cell table:style-name="ce45" office:value-type="float" office:value="1">
            <office:annotation draw:style-name="gr2" draw:text-style-name="P1" svg:width="1.1413in" svg:height="0.5457in" svg:x="9.1976in" svg:y="21.013in" draw:caption-point-x="-0.2402in" draw:caption-point-y="0.6217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45"/>
          <table:table-cell table:style-name="ce45" table:formula="of:=[.I48]+[.K48] +[.J48]" office:value-type="float" office:value="5">
            <text:p>5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9">
          <table:table-cell table:style-name="ce40" office:value-type="float" office:value="43">
            <text:p>43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49]);DATE(YEAR([.D49]);12;31);NOW())" office:value-type="date" office:date-value="2016-12-31">
            <text:p>12/31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0">
            <text:p>10</text:p>
          </table:table-cell>
          <table:table-cell table:style-name="ce50" table:formula="of:=SUMPRODUCT([Thong_Tin_Ngay_Nghi_201601.$B$3:.$B$30]=[.$B49];[Thong_Tin_Ngay_Nghi_201601.$C$3:.$C$30])+SUMPRODUCT([Thong_Tin_Ngay_Nghi_201602.$B$3:.$B$31]=[.$B49];[Thong_Tin_Ngay_Nghi_201602.$C$3:.$C$31]) + SUMPRODUCT([Thong_Tin_Ngay_Nghi_201603.$B$3:.$B$33]=[.$B49];[Thong_Tin_Ngay_Nghi_201603.$C$3:.$C$33])" office:value-type="float" office:value="0">
            <text:p>0</text:p>
          </table:table-cell>
          <table:table-cell table:style-name="ce50" table:formula="of:=SUMPRODUCT([Thong_Tin_Ngay_Nghi_201601.$B$3:.$B$30]=[.$B49];[Thong_Tin_Ngay_Nghi_201601.$C$3:.$C$30])+SUMPRODUCT([Thong_Tin_Ngay_Nghi_201602.$B$3:.$B$31]=[.$B49];[Thong_Tin_Ngay_Nghi_201602.$C$3:.$C$31]) + SUMPRODUCT([Thong_Tin_Ngay_Nghi_201603.$B$3:.$B$33]=[.$B49];[Thong_Tin_Ngay_Nghi_201603.$C$3:.$C$33]) + SUMPRODUCT([Thong_Tin_Ngay_Nghi_201604.$B$3:.$B$34]=[.$B49];[Thong_Tin_Ngay_Nghi_201604.$C$3:.$C$34]) + SUMPRODUCT([Thong_Tin_Ngay_Nghi_201605.$B$3:.$B$33]=[.$B49];[Thong_Tin_Ngay_Nghi_201605.$C$3:.$C$33]) + SUMPRODUCT([Thong_Tin_Ngay_Nghi_201606.$B$3:.$B$32]=[.$B49];[Thong_Tin_Ngay_Nghi_201606.$C$3:.$C$32]) + SUMPRODUCT([Thong_Tin_Ngay_Nghi_201607.$B$3:.$B$38]=[.$B49];[Thong_Tin_Ngay_Nghi_201607.$C$3:.$C$38]) + SUMPRODUCT([Thong_Tin_Ngay_Nghi_201608.$B$3:.$B$41]=[.$B49];[Thong_Tin_Ngay_Nghi_201608.$C$3:.$C$41]) + SUMPRODUCT([Thong_Tin_Ngay_Nghi_201609.$B$3:.$B$47]=[.$B49];[Thong_Tin_Ngay_Nghi_201609.$C$3:.$C$47]) + SUMPRODUCT([Thong_Tin_Ngay_Nghi_201610.$B$3:.$B$56]=[.$B49];[Thong_Tin_Ngay_Nghi_201610.$C$3:.$C$56]) +  SUMPRODUCT([Thong_Tin_Ngay_Nghi_201611.$B$3:.$B$56]=[.$B49];[Thong_Tin_Ngay_Nghi_201611.$C$3:.$C$56]) + SUMPRODUCT([Thong_Tin_Ngay_Nghi_201612.$B$3:.$B$70]=[.$B49];[Thong_Tin_Ngay_Nghi_201612.$C$3:.$C$70])" office:value-type="float" office:value="8.5">
            <text:p>8.5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1.5">
            <text:p>1.5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49]+[.K49] +[.J49]" office:value-type="float" office:value="4">
            <text:p>4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15">
          <table:table-cell table:style-name="ce40" office:value-type="float" office:value="44">
            <text:p>44</text:p>
          </table:table-cell>
          <table:table-cell table:style-name="ce42" office:value-type="string">
            <text:p>Thanh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5">
            <text:p>10/05/16</text:p>
          </table:table-cell>
          <table:table-cell table:style-name="ce46" table:formula="of:=IF(YEAR(NOW())&gt;YEAR([.D50]);DATE(YEAR([.D50]);12;31);NOW())" office:value-type="date" office:date-value="2016-12-31">
            <text:p>12/31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3">
            <text:p>3</text:p>
          </table:table-cell>
          <table:table-cell table:style-name="ce50" table:formula="of:=SUMPRODUCT([Thong_Tin_Ngay_Nghi_201601.$B$3:.$B$30]=[.$B50];[Thong_Tin_Ngay_Nghi_201601.$C$3:.$C$30])+SUMPRODUCT([Thong_Tin_Ngay_Nghi_201602.$B$3:.$B$31]=[.$B50];[Thong_Tin_Ngay_Nghi_201602.$C$3:.$C$31]) + SUMPRODUCT([Thong_Tin_Ngay_Nghi_201603.$B$3:.$B$33]=[.$B50];[Thong_Tin_Ngay_Nghi_201603.$C$3:.$C$33])" office:value-type="float" office:value="0">
            <text:p>0</text:p>
          </table:table-cell>
          <table:table-cell table:style-name="ce50" table:formula="of:=SUMPRODUCT([Thong_Tin_Ngay_Nghi_201601.$B$3:.$B$30]=[.$B50];[Thong_Tin_Ngay_Nghi_201601.$C$3:.$C$30])+SUMPRODUCT([Thong_Tin_Ngay_Nghi_201602.$B$3:.$B$31]=[.$B50];[Thong_Tin_Ngay_Nghi_201602.$C$3:.$C$31]) + SUMPRODUCT([Thong_Tin_Ngay_Nghi_201603.$B$3:.$B$33]=[.$B50];[Thong_Tin_Ngay_Nghi_201603.$C$3:.$C$33]) + SUMPRODUCT([Thong_Tin_Ngay_Nghi_201604.$B$3:.$B$34]=[.$B50];[Thong_Tin_Ngay_Nghi_201604.$C$3:.$C$34]) + SUMPRODUCT([Thong_Tin_Ngay_Nghi_201605.$B$3:.$B$33]=[.$B50];[Thong_Tin_Ngay_Nghi_201605.$C$3:.$C$33]) + SUMPRODUCT([Thong_Tin_Ngay_Nghi_201606.$B$3:.$B$32]=[.$B50];[Thong_Tin_Ngay_Nghi_201606.$C$3:.$C$32]) + SUMPRODUCT([Thong_Tin_Ngay_Nghi_201607.$B$3:.$B$38]=[.$B50];[Thong_Tin_Ngay_Nghi_201607.$C$3:.$C$38]) + SUMPRODUCT([Thong_Tin_Ngay_Nghi_201608.$B$3:.$B$41]=[.$B50];[Thong_Tin_Ngay_Nghi_201608.$C$3:.$C$41]) + SUMPRODUCT([Thong_Tin_Ngay_Nghi_201609.$B$3:.$B$47]=[.$B50];[Thong_Tin_Ngay_Nghi_201609.$C$3:.$C$47]) + SUMPRODUCT([Thong_Tin_Ngay_Nghi_201610.$B$3:.$B$56]=[.$B50];[Thong_Tin_Ngay_Nghi_201610.$C$3:.$C$56]) +  SUMPRODUCT([Thong_Tin_Ngay_Nghi_201611.$B$3:.$B$56]=[.$B50];[Thong_Tin_Ngay_Nghi_201611.$C$3:.$C$56]) + SUMPRODUCT([Thong_Tin_Ngay_Nghi_201612.$B$3:.$B$70]=[.$B50];[Thong_Tin_Ngay_Nghi_201612.$C$3:.$C$70])" office:value-type="float" office:value="5.5">
            <text:p>5.5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-2.5">
            <text:p>-2.5</text:p>
          </table:table-cell>
          <table:table-cell table:style-name="ce45"/>
          <table:table-cell table:style-name="ce45" table:formula="of:=2+1" office:value-type="float" office:value="3">
            <text:p>3</text:p>
          </table:table-cell>
          <table:table-cell table:style-name="ce45" table:formula="of:=[.I50]+[.K50] +[.J50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10, trừ 2 ngày</text:p>
            <text:p>- Tháng 12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1]);DATE(YEAR([.D51]);12;31);NOW())" office:value-type="date" office:date-value="2016-12-31">
            <text:p>12/31/16</text:p>
          </table:table-cell>
          <table:table-cell table:style-name="ce47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2">
            <text:p>12</text:p>
          </table:table-cell>
          <table:table-cell table:style-name="ce50" table:formula="of:=SUMPRODUCT([Thong_Tin_Ngay_Nghi_201601.$B$3:.$B$30]=[.$B51];[Thong_Tin_Ngay_Nghi_201601.$C$3:.$C$30])+SUMPRODUCT([Thong_Tin_Ngay_Nghi_201602.$B$3:.$B$31]=[.$B51];[Thong_Tin_Ngay_Nghi_201602.$C$3:.$C$31]) + SUMPRODUCT([Thong_Tin_Ngay_Nghi_201603.$B$3:.$B$33]=[.$B51];[Thong_Tin_Ngay_Nghi_201603.$C$3:.$C$33])" office:value-type="float" office:value="9.5">
            <text:p>9.5</text:p>
          </table:table-cell>
          <table:table-cell table:style-name="ce50" table:formula="of:=SUMPRODUCT([Thong_Tin_Ngay_Nghi_201601.$B$3:.$B$30]=[.$B51];[Thong_Tin_Ngay_Nghi_201601.$C$3:.$C$30])+SUMPRODUCT([Thong_Tin_Ngay_Nghi_201602.$B$3:.$B$31]=[.$B51];[Thong_Tin_Ngay_Nghi_201602.$C$3:.$C$31]) + SUMPRODUCT([Thong_Tin_Ngay_Nghi_201603.$B$3:.$B$33]=[.$B51];[Thong_Tin_Ngay_Nghi_201603.$C$3:.$C$33]) + SUMPRODUCT([Thong_Tin_Ngay_Nghi_201604.$B$3:.$B$34]=[.$B51];[Thong_Tin_Ngay_Nghi_201604.$C$3:.$C$34]) + SUMPRODUCT([Thong_Tin_Ngay_Nghi_201605.$B$3:.$B$33]=[.$B51];[Thong_Tin_Ngay_Nghi_201605.$C$3:.$C$33]) + SUMPRODUCT([Thong_Tin_Ngay_Nghi_201606.$B$3:.$B$32]=[.$B51];[Thong_Tin_Ngay_Nghi_201606.$C$3:.$C$32]) + SUMPRODUCT([Thong_Tin_Ngay_Nghi_201607.$B$3:.$B$38]=[.$B51];[Thong_Tin_Ngay_Nghi_201607.$C$3:.$C$38]) + SUMPRODUCT([Thong_Tin_Ngay_Nghi_201608.$B$3:.$B$41]=[.$B51];[Thong_Tin_Ngay_Nghi_201608.$C$3:.$C$41]) + SUMPRODUCT([Thong_Tin_Ngay_Nghi_201609.$B$3:.$B$47]=[.$B51];[Thong_Tin_Ngay_Nghi_201609.$C$3:.$C$47]) + SUMPRODUCT([Thong_Tin_Ngay_Nghi_201610.$B$3:.$B$56]=[.$B51];[Thong_Tin_Ngay_Nghi_201610.$C$3:.$C$56]) +  SUMPRODUCT([Thong_Tin_Ngay_Nghi_201611.$B$3:.$B$56]=[.$B51];[Thong_Tin_Ngay_Nghi_201611.$C$3:.$C$56]) + SUMPRODUCT([Thong_Tin_Ngay_Nghi_201612.$B$3:.$B$70]=[.$B51];[Thong_Tin_Ngay_Nghi_201612.$C$3:.$C$70])" office:value-type="float" office:value="12">
            <text:p>12</text:p>
          </table:table-cell>
          <table:table-cell table:style-name="ce45" table:formula="of:=IF(DATE(YEAR([.E51]);MONTH([.E51]);DAY([.E51]))&lt;=DATE(YEAR([.E51]);3;31); [.C51]-[.G51] + [.F51]; IF([.G51]-[.C51]&lt;0;[.G51] + [.F51] -[.H51];[.F51]+[.C51]-[.H51]))" office:value-type="float" office:value="2">
            <text:p>2</text:p>
          </table:table-cell>
          <table:table-cell table:number-columns-repeated="2" table:style-name="ce45"/>
          <table:table-cell table:style-name="ce45" table:formula="of:=[.I51]+[.K51] +[.J51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52]);DATE(YEAR([.D52]);12;31);NOW())" office:value-type="date" office:date-value="2016-12-31">
            <text:p>12/31/16</text:p>
          </table:table-cell>
          <table:table-cell table:style-name="ce47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-2" office:value-type="float" office:value="3">
            <office:annotation draw:style-name="gr3" draw:text-style-name="P1" svg:width="1.1413in" svg:height="0.7012in" svg:x="5.6413in" svg:y="23.1866in" draw:caption-point-x="-0.2402in" draw:caption-point-y="0.5949in">
              <dc:date>2017-01-18T00:00:00</dc:date>
              <text:p text:style-name="P1"><text:span text:style-name="T1">KO tính 2 ngày phép cho tháng 10, 11 (nghỉ ko lương)</text:span></text:p>
            </office:annotation>
            <text:p>3</text:p>
          </table:table-cell>
          <table:table-cell table:style-name="ce50" table:formula="of:=SUMPRODUCT([Thong_Tin_Ngay_Nghi_201601.$B$3:.$B$30]=[.$B52];[Thong_Tin_Ngay_Nghi_201601.$C$3:.$C$30])+SUMPRODUCT([Thong_Tin_Ngay_Nghi_201602.$B$3:.$B$31]=[.$B52];[Thong_Tin_Ngay_Nghi_201602.$C$3:.$C$31]) + SUMPRODUCT([Thong_Tin_Ngay_Nghi_201603.$B$3:.$B$33]=[.$B52];[Thong_Tin_Ngay_Nghi_201603.$C$3:.$C$33])" office:value-type="float" office:value="0">
            <text:p>0</text:p>
          </table:table-cell>
          <table:table-cell table:style-name="ce50" table:formula="of:=SUMPRODUCT([Thong_Tin_Ngay_Nghi_201601.$B$3:.$B$30]=[.$B52];[Thong_Tin_Ngay_Nghi_201601.$C$3:.$C$30])+SUMPRODUCT([Thong_Tin_Ngay_Nghi_201602.$B$3:.$B$31]=[.$B52];[Thong_Tin_Ngay_Nghi_201602.$C$3:.$C$31]) + SUMPRODUCT([Thong_Tin_Ngay_Nghi_201603.$B$3:.$B$33]=[.$B52];[Thong_Tin_Ngay_Nghi_201603.$C$3:.$C$33]) + SUMPRODUCT([Thong_Tin_Ngay_Nghi_201604.$B$3:.$B$34]=[.$B52];[Thong_Tin_Ngay_Nghi_201604.$C$3:.$C$34]) + SUMPRODUCT([Thong_Tin_Ngay_Nghi_201605.$B$3:.$B$33]=[.$B52];[Thong_Tin_Ngay_Nghi_201605.$C$3:.$C$33]) + SUMPRODUCT([Thong_Tin_Ngay_Nghi_201606.$B$3:.$B$32]=[.$B52];[Thong_Tin_Ngay_Nghi_201606.$C$3:.$C$32]) + SUMPRODUCT([Thong_Tin_Ngay_Nghi_201607.$B$3:.$B$38]=[.$B52];[Thong_Tin_Ngay_Nghi_201607.$C$3:.$C$38]) + SUMPRODUCT([Thong_Tin_Ngay_Nghi_201608.$B$3:.$B$41]=[.$B52];[Thong_Tin_Ngay_Nghi_201608.$C$3:.$C$41]) + SUMPRODUCT([Thong_Tin_Ngay_Nghi_201609.$B$3:.$B$47]=[.$B52];[Thong_Tin_Ngay_Nghi_201609.$C$3:.$C$47]) + SUMPRODUCT([Thong_Tin_Ngay_Nghi_201610.$B$3:.$B$56]=[.$B52];[Thong_Tin_Ngay_Nghi_201610.$C$3:.$C$56]) +  SUMPRODUCT([Thong_Tin_Ngay_Nghi_201611.$B$3:.$B$56]=[.$B52];[Thong_Tin_Ngay_Nghi_201611.$C$3:.$C$56]) + SUMPRODUCT([Thong_Tin_Ngay_Nghi_201612.$B$3:.$B$70]=[.$B52];[Thong_Tin_Ngay_Nghi_201612.$C$3:.$C$70])" office:value-type="float" office:value="5.5">
            <text:p>5.5</text:p>
          </table:table-cell>
          <table:table-cell table:style-name="ce45" table:formula="of:=IF(DATE(YEAR([.E52]);MONTH([.E52]);DAY([.E52]))&lt;=DATE(YEAR([.E52]);3;31); [.C52]-[.G52] + [.F52]; IF([.G52]-[.C52]&lt;0;[.G52] + [.F52] -[.H52];[.F52]+[.C52]-[.H52]))" office:value-type="float" office:value="-2.5">
            <text:p>-2.5</text:p>
          </table:table-cell>
          <table:table-cell table:number-columns-repeated="2" table:style-name="ce45"/>
          <table:table-cell table:style-name="ce45" table:formula="of:=[.I52]+[.K52] +[.J52]" office:value-type="float" office:value="-2.5">
            <text:p>-2.5</text:p>
          </table:table-cell>
          <table:table-cell table:style-name="ce53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3]);DATE(YEAR([.D53]);12;31);NOW())" office:value-type="date" office:date-value="2016-12-31">
            <text:p>12/31/16</text:p>
          </table:table-cell>
          <table:table-cell table:style-name="ce47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2">
            <text:p>12</text:p>
          </table:table-cell>
          <table:table-cell table:style-name="ce50" table:formula="of:=SUMPRODUCT([Thong_Tin_Ngay_Nghi_201601.$B$3:.$B$30]=[.$B53];[Thong_Tin_Ngay_Nghi_201601.$C$3:.$C$30])+SUMPRODUCT([Thong_Tin_Ngay_Nghi_201602.$B$3:.$B$31]=[.$B53];[Thong_Tin_Ngay_Nghi_201602.$C$3:.$C$31]) + SUMPRODUCT([Thong_Tin_Ngay_Nghi_201603.$B$3:.$B$33]=[.$B53];[Thong_Tin_Ngay_Nghi_201603.$C$3:.$C$33])" office:value-type="float" office:value="5">
            <text:p>5</text:p>
          </table:table-cell>
          <table:table-cell table:style-name="ce50" table:formula="of:=SUMPRODUCT([Thong_Tin_Ngay_Nghi_201601.$B$3:.$B$30]=[.$B53];[Thong_Tin_Ngay_Nghi_201601.$C$3:.$C$30])+SUMPRODUCT([Thong_Tin_Ngay_Nghi_201602.$B$3:.$B$31]=[.$B53];[Thong_Tin_Ngay_Nghi_201602.$C$3:.$C$31]) + SUMPRODUCT([Thong_Tin_Ngay_Nghi_201603.$B$3:.$B$33]=[.$B53];[Thong_Tin_Ngay_Nghi_201603.$C$3:.$C$33]) + SUMPRODUCT([Thong_Tin_Ngay_Nghi_201604.$B$3:.$B$34]=[.$B53];[Thong_Tin_Ngay_Nghi_201604.$C$3:.$C$34]) + SUMPRODUCT([Thong_Tin_Ngay_Nghi_201605.$B$3:.$B$33]=[.$B53];[Thong_Tin_Ngay_Nghi_201605.$C$3:.$C$33]) + SUMPRODUCT([Thong_Tin_Ngay_Nghi_201606.$B$3:.$B$32]=[.$B53];[Thong_Tin_Ngay_Nghi_201606.$C$3:.$C$32]) + SUMPRODUCT([Thong_Tin_Ngay_Nghi_201607.$B$3:.$B$38]=[.$B53];[Thong_Tin_Ngay_Nghi_201607.$C$3:.$C$38]) + SUMPRODUCT([Thong_Tin_Ngay_Nghi_201608.$B$3:.$B$41]=[.$B53];[Thong_Tin_Ngay_Nghi_201608.$C$3:.$C$41]) + SUMPRODUCT([Thong_Tin_Ngay_Nghi_201609.$B$3:.$B$47]=[.$B53];[Thong_Tin_Ngay_Nghi_201609.$C$3:.$C$47]) + SUMPRODUCT([Thong_Tin_Ngay_Nghi_201610.$B$3:.$B$56]=[.$B53];[Thong_Tin_Ngay_Nghi_201610.$C$3:.$C$56]) +  SUMPRODUCT([Thong_Tin_Ngay_Nghi_201611.$B$3:.$B$56]=[.$B53];[Thong_Tin_Ngay_Nghi_201611.$C$3:.$C$56]) + SUMPRODUCT([Thong_Tin_Ngay_Nghi_201612.$B$3:.$B$70]=[.$B53];[Thong_Tin_Ngay_Nghi_201612.$C$3:.$C$70])" office:value-type="float" office:value="14">
            <text:p>14</text:p>
          </table:table-cell>
          <table:table-cell table:style-name="ce45" table:formula="of:=IF(DATE(YEAR([.E53]);MONTH([.E53]);DAY([.E53]))&lt;=DATE(YEAR([.E53]);3;31); [.C53]-[.G53] + [.F53]; IF([.G53]-[.C53]&lt;0;[.G53] + [.F53] -[.H53];[.F53]+[.C53]-[.H53]))" office:value-type="float" office:value="2.5">
            <text:p>2.5</text:p>
          </table:table-cell>
          <table:table-cell table:number-columns-repeated="2" table:style-name="ce45"/>
          <table:table-cell table:style-name="ce45" table:formula="of:=[.I53]+[.K53] +[.J53]" office:value-type="float" office:value="2.5">
            <text:p>2.5</text:p>
          </table:table-cell>
          <table:table-cell table:style-name="ce53"/>
        </table:table-row>
        <table:table-row table:style-name="ro14">
          <table:table-cell table:style-name="ce40" office:value-type="float" office:value="48">
            <text:p>48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54]);DATE(YEAR([.D54]);12;31);NOW())" office:value-type="date" office:date-value="2016-12-31">
            <text:p>12/31/16</text:p>
          </table:table-cell>
          <table:table-cell table:style-name="ce47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5">
            <text:p>5</text:p>
          </table:table-cell>
          <table:table-cell table:style-name="ce50" table:formula="of:=SUMPRODUCT([Thong_Tin_Ngay_Nghi_201601.$B$3:.$B$30]=[.$B54];[Thong_Tin_Ngay_Nghi_201601.$C$3:.$C$30])+SUMPRODUCT([Thong_Tin_Ngay_Nghi_201602.$B$3:.$B$31]=[.$B54];[Thong_Tin_Ngay_Nghi_201602.$C$3:.$C$31]) + SUMPRODUCT([Thong_Tin_Ngay_Nghi_201603.$B$3:.$B$33]=[.$B54];[Thong_Tin_Ngay_Nghi_201603.$C$3:.$C$33])" office:value-type="float" office:value="0">
            <text:p>0</text:p>
          </table:table-cell>
          <table:table-cell table:style-name="ce50" table:formula="of:=SUMPRODUCT([Thong_Tin_Ngay_Nghi_201601.$B$3:.$B$30]=[.$B54];[Thong_Tin_Ngay_Nghi_201601.$C$3:.$C$30])+SUMPRODUCT([Thong_Tin_Ngay_Nghi_201602.$B$3:.$B$31]=[.$B54];[Thong_Tin_Ngay_Nghi_201602.$C$3:.$C$31]) + SUMPRODUCT([Thong_Tin_Ngay_Nghi_201603.$B$3:.$B$33]=[.$B54];[Thong_Tin_Ngay_Nghi_201603.$C$3:.$C$33]) + SUMPRODUCT([Thong_Tin_Ngay_Nghi_201604.$B$3:.$B$34]=[.$B54];[Thong_Tin_Ngay_Nghi_201604.$C$3:.$C$34]) + SUMPRODUCT([Thong_Tin_Ngay_Nghi_201605.$B$3:.$B$33]=[.$B54];[Thong_Tin_Ngay_Nghi_201605.$C$3:.$C$33]) + SUMPRODUCT([Thong_Tin_Ngay_Nghi_201606.$B$3:.$B$32]=[.$B54];[Thong_Tin_Ngay_Nghi_201606.$C$3:.$C$32]) + SUMPRODUCT([Thong_Tin_Ngay_Nghi_201607.$B$3:.$B$38]=[.$B54];[Thong_Tin_Ngay_Nghi_201607.$C$3:.$C$38]) + SUMPRODUCT([Thong_Tin_Ngay_Nghi_201608.$B$3:.$B$41]=[.$B54];[Thong_Tin_Ngay_Nghi_201608.$C$3:.$C$41]) + SUMPRODUCT([Thong_Tin_Ngay_Nghi_201609.$B$3:.$B$47]=[.$B54];[Thong_Tin_Ngay_Nghi_201609.$C$3:.$C$47]) + SUMPRODUCT([Thong_Tin_Ngay_Nghi_201610.$B$3:.$B$56]=[.$B54];[Thong_Tin_Ngay_Nghi_201610.$C$3:.$C$56]) +  SUMPRODUCT([Thong_Tin_Ngay_Nghi_201611.$B$3:.$B$56]=[.$B54];[Thong_Tin_Ngay_Nghi_201611.$C$3:.$C$56]) + SUMPRODUCT([Thong_Tin_Ngay_Nghi_201612.$B$3:.$B$70]=[.$B54];[Thong_Tin_Ngay_Nghi_201612.$C$3:.$C$70])" office:value-type="float" office:value="8">
            <text:p>8</text:p>
          </table:table-cell>
          <table:table-cell table:style-name="ce45" table:formula="of:=IF(DATE(YEAR([.E54]);MONTH([.E54]);DAY([.E54]))&lt;=DATE(YEAR([.E54]);3;31); [.C54]-[.G54] + [.F54]; IF([.G54]-[.C54]&lt;0;[.G54] + [.F54] -[.H54];[.F54]+[.C54]-[.H54]))" office:value-type="float" office:value="-3">
            <text:p>-3</text:p>
          </table:table-cell>
          <table:table-cell table:style-name="ce45"/>
          <table:table-cell table:style-name="ce45" table:formula="of:=1.5+1+0.5" office:value-type="float" office:value="3">
            <text:p>3</text:p>
          </table:table-cell>
          <table:table-cell table:style-name="ce45" table:formula="of:=[.I54]+[.K54] +[.J54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10, trừ 1.5 ngày</text:p>
            <text:p>- Tháng 11, trừ 1 ngày</text:p>
            <text:p>- Thang 12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49">
            <text:p>49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5]);DATE(YEAR([.D55]);12;31);NOW())" office:value-type="date" office:date-value="2016-12-31">
            <text:p>12/31/16</text:p>
          </table:table-cell>
          <table:table-cell table:style-name="ce47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2">
            <text:p>12</text:p>
          </table:table-cell>
          <table:table-cell table:style-name="ce50" table:formula="of:=SUMPRODUCT([Thong_Tin_Ngay_Nghi_201601.$B$3:.$B$30]=[.$B55];[Thong_Tin_Ngay_Nghi_201601.$C$3:.$C$30])+SUMPRODUCT([Thong_Tin_Ngay_Nghi_201602.$B$3:.$B$31]=[.$B55];[Thong_Tin_Ngay_Nghi_201602.$C$3:.$C$31]) + SUMPRODUCT([Thong_Tin_Ngay_Nghi_201603.$B$3:.$B$33]=[.$B55];[Thong_Tin_Ngay_Nghi_201603.$C$3:.$C$33])" office:value-type="float" office:value="3">
            <text:p>3</text:p>
          </table:table-cell>
          <table:table-cell table:style-name="ce50" table:formula="of:=SUMPRODUCT([Thong_Tin_Ngay_Nghi_201601.$B$3:.$B$30]=[.$B55];[Thong_Tin_Ngay_Nghi_201601.$C$3:.$C$30])+SUMPRODUCT([Thong_Tin_Ngay_Nghi_201602.$B$3:.$B$31]=[.$B55];[Thong_Tin_Ngay_Nghi_201602.$C$3:.$C$31]) + SUMPRODUCT([Thong_Tin_Ngay_Nghi_201603.$B$3:.$B$33]=[.$B55];[Thong_Tin_Ngay_Nghi_201603.$C$3:.$C$33]) + SUMPRODUCT([Thong_Tin_Ngay_Nghi_201604.$B$3:.$B$34]=[.$B55];[Thong_Tin_Ngay_Nghi_201604.$C$3:.$C$34]) + SUMPRODUCT([Thong_Tin_Ngay_Nghi_201605.$B$3:.$B$33]=[.$B55];[Thong_Tin_Ngay_Nghi_201605.$C$3:.$C$33]) + SUMPRODUCT([Thong_Tin_Ngay_Nghi_201606.$B$3:.$B$32]=[.$B55];[Thong_Tin_Ngay_Nghi_201606.$C$3:.$C$32]) + SUMPRODUCT([Thong_Tin_Ngay_Nghi_201607.$B$3:.$B$38]=[.$B55];[Thong_Tin_Ngay_Nghi_201607.$C$3:.$C$38]) + SUMPRODUCT([Thong_Tin_Ngay_Nghi_201608.$B$3:.$B$41]=[.$B55];[Thong_Tin_Ngay_Nghi_201608.$C$3:.$C$41]) + SUMPRODUCT([Thong_Tin_Ngay_Nghi_201609.$B$3:.$B$47]=[.$B55];[Thong_Tin_Ngay_Nghi_201609.$C$3:.$C$47]) + SUMPRODUCT([Thong_Tin_Ngay_Nghi_201610.$B$3:.$B$56]=[.$B55];[Thong_Tin_Ngay_Nghi_201610.$C$3:.$C$56]) +  SUMPRODUCT([Thong_Tin_Ngay_Nghi_201611.$B$3:.$B$56]=[.$B55];[Thong_Tin_Ngay_Nghi_201611.$C$3:.$C$56]) + SUMPRODUCT([Thong_Tin_Ngay_Nghi_201612.$B$3:.$B$70]=[.$B55];[Thong_Tin_Ngay_Nghi_201612.$C$3:.$C$70])" office:value-type="float" office:value="21">
            <text:p>21</text:p>
          </table:table-cell>
          <table:table-cell table:style-name="ce45" table:formula="of:=IF(DATE(YEAR([.E55]);MONTH([.E55]);DAY([.E55]))&lt;=DATE(YEAR([.E55]);3;31); [.C55]-[.G55] + [.F55]; IF([.G55]-[.C55]&lt;0;[.G55] + [.F55] -[.H55];[.F55]+[.C55]-[.H55]))" office:value-type="float" office:value="-9">
            <text:p>-9</text:p>
          </table:table-cell>
          <table:table-cell table:number-columns-repeated="2" table:style-name="ce45"/>
          <table:table-cell table:style-name="ce45" table:formula="of:=[.I55]+[.K55] +[.J55]" office:value-type="float" office:value="-9">
            <text:p>-9</text:p>
          </table:table-cell>
          <table:table-cell table:style-name="ce53"/>
        </table:table-row>
        <table:table-row table:style-name="ro7">
          <table:table-cell table:style-name="ce40" office:value-type="float" office:value="50">
            <text:p>50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56]);DATE(YEAR([.D56]);12;31);NOW())" office:value-type="date" office:date-value="2016-12-31">
            <text:p>12/31/16</text:p>
          </table:table-cell>
          <table:table-cell table:style-name="ce47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4">
            <text:p>4</text:p>
          </table:table-cell>
          <table:table-cell table:style-name="ce50" table:formula="of:=SUMPRODUCT([Thong_Tin_Ngay_Nghi_201601.$B$3:.$B$30]=[.$B56];[Thong_Tin_Ngay_Nghi_201601.$C$3:.$C$30])+SUMPRODUCT([Thong_Tin_Ngay_Nghi_201602.$B$3:.$B$31]=[.$B56];[Thong_Tin_Ngay_Nghi_201602.$C$3:.$C$31]) + SUMPRODUCT([Thong_Tin_Ngay_Nghi_201603.$B$3:.$B$33]=[.$B56];[Thong_Tin_Ngay_Nghi_201603.$C$3:.$C$33])" office:value-type="float" office:value="0">
            <text:p>0</text:p>
          </table:table-cell>
          <table:table-cell table:style-name="ce50" table:formula="of:=SUMPRODUCT([Thong_Tin_Ngay_Nghi_201601.$B$3:.$B$30]=[.$B56];[Thong_Tin_Ngay_Nghi_201601.$C$3:.$C$30])+SUMPRODUCT([Thong_Tin_Ngay_Nghi_201602.$B$3:.$B$31]=[.$B56];[Thong_Tin_Ngay_Nghi_201602.$C$3:.$C$31]) + SUMPRODUCT([Thong_Tin_Ngay_Nghi_201603.$B$3:.$B$33]=[.$B56];[Thong_Tin_Ngay_Nghi_201603.$C$3:.$C$33]) + SUMPRODUCT([Thong_Tin_Ngay_Nghi_201604.$B$3:.$B$34]=[.$B56];[Thong_Tin_Ngay_Nghi_201604.$C$3:.$C$34]) + SUMPRODUCT([Thong_Tin_Ngay_Nghi_201605.$B$3:.$B$33]=[.$B56];[Thong_Tin_Ngay_Nghi_201605.$C$3:.$C$33]) + SUMPRODUCT([Thong_Tin_Ngay_Nghi_201606.$B$3:.$B$32]=[.$B56];[Thong_Tin_Ngay_Nghi_201606.$C$3:.$C$32]) + SUMPRODUCT([Thong_Tin_Ngay_Nghi_201607.$B$3:.$B$38]=[.$B56];[Thong_Tin_Ngay_Nghi_201607.$C$3:.$C$38]) + SUMPRODUCT([Thong_Tin_Ngay_Nghi_201608.$B$3:.$B$41]=[.$B56];[Thong_Tin_Ngay_Nghi_201608.$C$3:.$C$41]) + SUMPRODUCT([Thong_Tin_Ngay_Nghi_201609.$B$3:.$B$47]=[.$B56];[Thong_Tin_Ngay_Nghi_201609.$C$3:.$C$47]) + SUMPRODUCT([Thong_Tin_Ngay_Nghi_201610.$B$3:.$B$56]=[.$B56];[Thong_Tin_Ngay_Nghi_201610.$C$3:.$C$56]) +  SUMPRODUCT([Thong_Tin_Ngay_Nghi_201611.$B$3:.$B$56]=[.$B56];[Thong_Tin_Ngay_Nghi_201611.$C$3:.$C$56]) + SUMPRODUCT([Thong_Tin_Ngay_Nghi_201612.$B$3:.$B$70]=[.$B56];[Thong_Tin_Ngay_Nghi_201612.$C$3:.$C$70])" office:value-type="float" office:value="1.5">
            <text:p>1.5</text:p>
          </table:table-cell>
          <table:table-cell table:style-name="ce45" table:formula="of:=IF(DATE(YEAR([.E56]);MONTH([.E56]);DAY([.E56]))&lt;=DATE(YEAR([.E56]);3;31); [.C56]-[.G56] + [.F56]; IF([.G56]-[.C56]&lt;0;[.G56] + [.F56] -[.H56];[.F56]+[.C56]-[.H56]))" office:value-type="float" office:value="2.5">
            <text:p>2.5</text:p>
          </table:table-cell>
          <table:table-cell table:number-columns-repeated="2" table:style-name="ce45"/>
          <table:table-cell table:style-name="ce45" table:formula="of:=[.I56]+[.K56] +[.J56]" office:value-type="float" office:value="2.5">
            <text:p>2.5</text:p>
          </table:table-cell>
          <table:table-cell table:style-name="ce53"/>
        </table:table-row>
        <table:table-row table:style-name="ro7">
          <table:table-cell table:style-name="ce40" office:value-type="float" office:value="51">
            <text:p>51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7]);DATE(YEAR([.D57]);12;31);NOW())" office:value-type="date" office:date-value="2016-12-31">
            <text:p>12/31/16</text:p>
          </table:table-cell>
          <table:table-cell table:style-name="ce47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12">
            <text:p>12</text:p>
          </table:table-cell>
          <table:table-cell table:style-name="ce50" table:formula="of:=SUMPRODUCT([Thong_Tin_Ngay_Nghi_201601.$B$3:.$B$30]=[.$B57];[Thong_Tin_Ngay_Nghi_201601.$C$3:.$C$30])+SUMPRODUCT([Thong_Tin_Ngay_Nghi_201602.$B$3:.$B$31]=[.$B57];[Thong_Tin_Ngay_Nghi_201602.$C$3:.$C$31]) + SUMPRODUCT([Thong_Tin_Ngay_Nghi_201603.$B$3:.$B$33]=[.$B57];[Thong_Tin_Ngay_Nghi_201603.$C$3:.$C$33])" office:value-type="float" office:value="1">
            <text:p>1</text:p>
          </table:table-cell>
          <table:table-cell table:style-name="ce50" table:formula="of:=SUMPRODUCT([Thong_Tin_Ngay_Nghi_201601.$B$3:.$B$30]=[.$B57];[Thong_Tin_Ngay_Nghi_201601.$C$3:.$C$30])+SUMPRODUCT([Thong_Tin_Ngay_Nghi_201602.$B$3:.$B$31]=[.$B57];[Thong_Tin_Ngay_Nghi_201602.$C$3:.$C$31]) + SUMPRODUCT([Thong_Tin_Ngay_Nghi_201603.$B$3:.$B$33]=[.$B57];[Thong_Tin_Ngay_Nghi_201603.$C$3:.$C$33]) + SUMPRODUCT([Thong_Tin_Ngay_Nghi_201604.$B$3:.$B$34]=[.$B57];[Thong_Tin_Ngay_Nghi_201604.$C$3:.$C$34]) + SUMPRODUCT([Thong_Tin_Ngay_Nghi_201605.$B$3:.$B$33]=[.$B57];[Thong_Tin_Ngay_Nghi_201605.$C$3:.$C$33]) + SUMPRODUCT([Thong_Tin_Ngay_Nghi_201606.$B$3:.$B$32]=[.$B57];[Thong_Tin_Ngay_Nghi_201606.$C$3:.$C$32]) + SUMPRODUCT([Thong_Tin_Ngay_Nghi_201607.$B$3:.$B$38]=[.$B57];[Thong_Tin_Ngay_Nghi_201607.$C$3:.$C$38]) + SUMPRODUCT([Thong_Tin_Ngay_Nghi_201608.$B$3:.$B$41]=[.$B57];[Thong_Tin_Ngay_Nghi_201608.$C$3:.$C$41]) + SUMPRODUCT([Thong_Tin_Ngay_Nghi_201609.$B$3:.$B$47]=[.$B57];[Thong_Tin_Ngay_Nghi_201609.$C$3:.$C$47]) + SUMPRODUCT([Thong_Tin_Ngay_Nghi_201610.$B$3:.$B$56]=[.$B57];[Thong_Tin_Ngay_Nghi_201610.$C$3:.$C$56]) +  SUMPRODUCT([Thong_Tin_Ngay_Nghi_201611.$B$3:.$B$56]=[.$B57];[Thong_Tin_Ngay_Nghi_201611.$C$3:.$C$56]) + SUMPRODUCT([Thong_Tin_Ngay_Nghi_201612.$B$3:.$B$70]=[.$B57];[Thong_Tin_Ngay_Nghi_201612.$C$3:.$C$70])" office:value-type="float" office:value="8.5">
            <text:p>8.5</text:p>
          </table:table-cell>
          <table:table-cell table:style-name="ce45" table:formula="of:=IF(DATE(YEAR([.E57]);MONTH([.E57]);DAY([.E57]))&lt;=DATE(YEAR([.E57]);3;31); [.C57]-[.G57] + [.F57]; IF([.G57]-[.C57]&lt;0;[.G57] + [.F57] -[.H57];[.F57]+[.C57]-[.H57]))" office:value-type="float" office:value="4.5">
            <text:p>4.5</text:p>
          </table:table-cell>
          <table:table-cell table:number-columns-repeated="2" table:style-name="ce45"/>
          <table:table-cell table:style-name="ce45" table:formula="of:=[.I57]+[.K57] +[.J57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52">
            <text:p>52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8]);DATE(YEAR([.D58]);12;31);NOW())" office:value-type="date" office:date-value="2016-12-31">
            <text:p>12/31/16</text:p>
          </table:table-cell>
          <table:table-cell table:style-name="ce47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12">
            <text:p>12</text:p>
          </table:table-cell>
          <table:table-cell table:style-name="ce50" table:formula="of:=SUMPRODUCT([Thong_Tin_Ngay_Nghi_201601.$B$3:.$B$30]=[.$B58];[Thong_Tin_Ngay_Nghi_201601.$C$3:.$C$30])+SUMPRODUCT([Thong_Tin_Ngay_Nghi_201602.$B$3:.$B$31]=[.$B58];[Thong_Tin_Ngay_Nghi_201602.$C$3:.$C$31]) + SUMPRODUCT([Thong_Tin_Ngay_Nghi_201603.$B$3:.$B$33]=[.$B58];[Thong_Tin_Ngay_Nghi_201603.$C$3:.$C$33])" office:value-type="float" office:value="0.5">
            <text:p>0.5</text:p>
          </table:table-cell>
          <table:table-cell table:style-name="ce50" table:formula="of:=SUMPRODUCT([Thong_Tin_Ngay_Nghi_201601.$B$3:.$B$30]=[.$B58];[Thong_Tin_Ngay_Nghi_201601.$C$3:.$C$30])+SUMPRODUCT([Thong_Tin_Ngay_Nghi_201602.$B$3:.$B$31]=[.$B58];[Thong_Tin_Ngay_Nghi_201602.$C$3:.$C$31]) + SUMPRODUCT([Thong_Tin_Ngay_Nghi_201603.$B$3:.$B$33]=[.$B58];[Thong_Tin_Ngay_Nghi_201603.$C$3:.$C$33]) + SUMPRODUCT([Thong_Tin_Ngay_Nghi_201604.$B$3:.$B$34]=[.$B58];[Thong_Tin_Ngay_Nghi_201604.$C$3:.$C$34]) + SUMPRODUCT([Thong_Tin_Ngay_Nghi_201605.$B$3:.$B$33]=[.$B58];[Thong_Tin_Ngay_Nghi_201605.$C$3:.$C$33]) + SUMPRODUCT([Thong_Tin_Ngay_Nghi_201606.$B$3:.$B$32]=[.$B58];[Thong_Tin_Ngay_Nghi_201606.$C$3:.$C$32]) + SUMPRODUCT([Thong_Tin_Ngay_Nghi_201607.$B$3:.$B$38]=[.$B58];[Thong_Tin_Ngay_Nghi_201607.$C$3:.$C$38]) + SUMPRODUCT([Thong_Tin_Ngay_Nghi_201608.$B$3:.$B$41]=[.$B58];[Thong_Tin_Ngay_Nghi_201608.$C$3:.$C$41]) + SUMPRODUCT([Thong_Tin_Ngay_Nghi_201609.$B$3:.$B$47]=[.$B58];[Thong_Tin_Ngay_Nghi_201609.$C$3:.$C$47]) + SUMPRODUCT([Thong_Tin_Ngay_Nghi_201610.$B$3:.$B$56]=[.$B58];[Thong_Tin_Ngay_Nghi_201610.$C$3:.$C$56]) +  SUMPRODUCT([Thong_Tin_Ngay_Nghi_201611.$B$3:.$B$56]=[.$B58];[Thong_Tin_Ngay_Nghi_201611.$C$3:.$C$56]) + SUMPRODUCT([Thong_Tin_Ngay_Nghi_201612.$B$3:.$B$70]=[.$B58];[Thong_Tin_Ngay_Nghi_201612.$C$3:.$C$70])" office:value-type="float" office:value="5.5">
            <text:p>5.5</text:p>
          </table:table-cell>
          <table:table-cell table:style-name="ce45" table:formula="of:=IF(DATE(YEAR([.E58]);MONTH([.E58]);DAY([.E58]))&lt;=DATE(YEAR([.E58]);3;31); [.C58]-[.G58] + [.F58]; IF([.G58]-[.C58]&lt;0;[.G58] + [.F58] -[.H58];[.F58]+[.C58]-[.H58]))" office:value-type="float" office:value="7">
            <text:p>7</text:p>
          </table:table-cell>
          <table:table-cell table:number-columns-repeated="2" table:style-name="ce45"/>
          <table:table-cell table:style-name="ce45" table:formula="of:=[.I58]+[.K58] +[.J58]" office:value-type="float" office:value="7">
            <text:p>7</text:p>
          </table:table-cell>
          <table:table-cell table:style-name="ce53"/>
        </table:table-row>
        <table:table-row table:style-name="ro7">
          <table:table-cell table:style-name="ce40" office:value-type="float" office:value="53">
            <text:p>53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9]);DATE(YEAR([.D59]);12;31);NOW())" office:value-type="date" office:date-value="2016-12-31">
            <text:p>12/31/16</text:p>
          </table:table-cell>
          <table:table-cell table:style-name="ce47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12">
            <text:p>12</text:p>
          </table:table-cell>
          <table:table-cell table:style-name="ce50" table:formula="of:=SUMPRODUCT([Thong_Tin_Ngay_Nghi_201601.$B$3:.$B$30]=[.$B59];[Thong_Tin_Ngay_Nghi_201601.$C$3:.$C$30])+SUMPRODUCT([Thong_Tin_Ngay_Nghi_201602.$B$3:.$B$31]=[.$B59];[Thong_Tin_Ngay_Nghi_201602.$C$3:.$C$31]) + SUMPRODUCT([Thong_Tin_Ngay_Nghi_201603.$B$3:.$B$33]=[.$B59];[Thong_Tin_Ngay_Nghi_201603.$C$3:.$C$33])" office:value-type="float" office:value="6.5">
            <text:p>6.5</text:p>
          </table:table-cell>
          <table:table-cell table:style-name="ce50" table:formula="of:=SUMPRODUCT([Thong_Tin_Ngay_Nghi_201601.$B$3:.$B$30]=[.$B59];[Thong_Tin_Ngay_Nghi_201601.$C$3:.$C$30])+SUMPRODUCT([Thong_Tin_Ngay_Nghi_201602.$B$3:.$B$31]=[.$B59];[Thong_Tin_Ngay_Nghi_201602.$C$3:.$C$31]) + SUMPRODUCT([Thong_Tin_Ngay_Nghi_201603.$B$3:.$B$33]=[.$B59];[Thong_Tin_Ngay_Nghi_201603.$C$3:.$C$33]) + SUMPRODUCT([Thong_Tin_Ngay_Nghi_201604.$B$3:.$B$34]=[.$B59];[Thong_Tin_Ngay_Nghi_201604.$C$3:.$C$34]) + SUMPRODUCT([Thong_Tin_Ngay_Nghi_201605.$B$3:.$B$33]=[.$B59];[Thong_Tin_Ngay_Nghi_201605.$C$3:.$C$33]) + SUMPRODUCT([Thong_Tin_Ngay_Nghi_201606.$B$3:.$B$32]=[.$B59];[Thong_Tin_Ngay_Nghi_201606.$C$3:.$C$32]) + SUMPRODUCT([Thong_Tin_Ngay_Nghi_201607.$B$3:.$B$38]=[.$B59];[Thong_Tin_Ngay_Nghi_201607.$C$3:.$C$38]) + SUMPRODUCT([Thong_Tin_Ngay_Nghi_201608.$B$3:.$B$41]=[.$B59];[Thong_Tin_Ngay_Nghi_201608.$C$3:.$C$41]) + SUMPRODUCT([Thong_Tin_Ngay_Nghi_201609.$B$3:.$B$47]=[.$B59];[Thong_Tin_Ngay_Nghi_201609.$C$3:.$C$47]) + SUMPRODUCT([Thong_Tin_Ngay_Nghi_201610.$B$3:.$B$56]=[.$B59];[Thong_Tin_Ngay_Nghi_201610.$C$3:.$C$56]) +  SUMPRODUCT([Thong_Tin_Ngay_Nghi_201611.$B$3:.$B$56]=[.$B59];[Thong_Tin_Ngay_Nghi_201611.$C$3:.$C$56]) + SUMPRODUCT([Thong_Tin_Ngay_Nghi_201612.$B$3:.$B$70]=[.$B59];[Thong_Tin_Ngay_Nghi_201612.$C$3:.$C$70])" office:value-type="float" office:value="14.5">
            <text:p>14.5</text:p>
          </table:table-cell>
          <table:table-cell table:style-name="ce45" table:formula="of:=IF(DATE(YEAR([.E59]);MONTH([.E59]);DAY([.E59]))&lt;=DATE(YEAR([.E59]);3;31); [.C59]-[.G59] + [.F59]; IF([.G59]-[.C59]&lt;0;[.G59] + [.F59] -[.H59];[.F59]+[.C59]-[.H59]))" office:value-type="float" office:value="0.5">
            <text:p>0.5</text:p>
          </table:table-cell>
          <table:table-cell table:number-columns-repeated="2" table:style-name="ce45"/>
          <table:table-cell table:style-name="ce45" table:formula="of:=[.I59]+[.K59] +[.J59]" office:value-type="float" office:value="0.5">
            <text:p>0.5</text:p>
          </table:table-cell>
          <table:table-cell table:style-name="ce5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7">
          <table:table-cell table:number-columns-repeated="13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59in" draw:caption-point-x="-0.2319in" draw:caption-point-y="0.362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63in" draw:caption-point-x="-0.2402in" draw:caption-point-y="0.6118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83in" draw:caption-point-x="-0.2402in" draw:caption-point-y="0.6098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69in" draw:caption-point-x="-0.2335in" draw:caption-point-y="0.298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72in" draw:caption-point-x="-0.2516in" draw:caption-point-y="0.2886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79in" draw:caption-point-x="-0.2402in" draw:caption-point-y="0.6079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12in" draw:caption-point-x="-0.2409in" draw:caption-point-y="0.1622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22in" draw:caption-point-x="-0.2319in" draw:caption-point-y="0.0988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22in" draw:caption-point-x="-0.2319in" draw:caption-point-y="0.0988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24in" draw:caption-point-x="-0.2409in" draw:caption-point-y="0.0886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12in" draw:caption-point-x="-0.2402in" draw:caption-point-y="0.6098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496in" draw:caption-point-x="-0.2402in" draw:caption-point-y="0.6114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in" draw:caption-point-x="-0.2402in" draw:caption-point-y="0.61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in" draw:caption-point-x="-0.2402in" draw:caption-point-y="0.61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51in" draw:caption-point-x="-0.2402in" draw:caption-point-y="0.6059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0992in" draw:caption-point-x="-0.2402in" draw:caption-point-y="0.6094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6in" draw:caption-point-x="-0.237in" draw:caption-point-y="-0.1217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6in" draw:caption-point-x="-0.2409in" draw:caption-point-y="-0.1217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66in" draw:caption-point-x="-0.239in" draw:caption-point-y="-0.184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72in" draw:caption-point-x="-0.2319in" draw:caption-point-y="-0.1953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66in" draw:caption-point-x="-0.239in" draw:caption-point-y="-0.184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66in" draw:caption-point-x="-0.2425in" draw:caption-point-y="-0.184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72in" draw:caption-point-x="-0.2461in" draw:caption-point-y="-0.1953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72in" draw:caption-point-x="-0.2516in" draw:caption-point-y="-0.1953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33in" draw:caption-point-x="-0.2402in" draw:caption-point-y="0.6087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791in" draw:caption-point-x="-0.2335in" draw:caption-point-y="-0.3319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5in" draw:caption-point-x="-0.237in" draw:caption-point-y="-0.542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63in" draw:caption-point-x="-0.2461in" draw:caption-point-y="-1.1205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52in" draw:caption-point-x="-0.2402in" draw:caption-point-y="0.6106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06in" draw:caption-point-x="-0.239in" draw:caption-point-y="-1.257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18in" draw:caption-point-x="-0.2335in" draw:caption-point-y="-1.330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ThamDT</text:p>
          </table:table-cell>
          <table:table-cell table:style-name="ce56" table:formula="of:=SUM([.D22:.AH22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inhT</text:p>
          </table:table-cell>
          <table:table-cell table:style-name="ce56" table:formula="of:=SUM([.D23:.AH23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1122in" draw:caption-point-x="-0.237in" draw:caption-point-y="-1.6882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uyLTT</text:p>
          </table:table-cell>
          <table:table-cell table:style-name="ce56" table:formula="of:=SUM([.D24:.AH2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7.5701in" draw:caption-point-x="-0.2319in" draw:caption-point-y="-1.898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7.5803in" draw:caption-point-x="-0.2461in" draw:caption-point-y="-1.9087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ruyenLVC</text:p>
          </table:table-cell>
          <table:table-cell table:style-name="ce56" table:formula="of:=SUM([.D25:.AH2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VietBA</text:p>
          </table:table-cell>
          <table:table-cell table:style-name="ce56" table:formula="of:=SUM([.D26:.AH2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8.2866in" draw:caption-point-x="-0.2445in" draw:caption-point-y="-2.1193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VinhP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8.6709in" draw:caption-point-x="-0.237in" draw:caption-point-y="-2.255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4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37in" draw:caption-point-x="-0.2402in" draw:caption-point-y="0.3768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37in" draw:caption-point-x="-0.2402in" draw:caption-point-y="0.3768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37in" draw:caption-point-x="-0.2402in" draw:caption-point-y="0.3768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37in" draw:caption-point-x="-0.2402in" draw:caption-point-y="0.3768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67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094in" draw:caption-point-x="-0.2402in" draw:caption-point-y="0.6087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22in" draw:caption-point-x="-0.2402in" draw:caption-point-y="0.6059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43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63in" draw:caption-point-x="-0.2402in" draw:caption-point-y="0.6071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496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496in" draw:caption-point-x="-0.2402in" draw:caption-point-y="0.6114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31in" draw:caption-point-x="-0.2402in" draw:caption-point-y="0.6079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31in" draw:caption-point-x="-0.2402in" draw:caption-point-y="0.6079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55in" draw:caption-point-x="-0.2402in" draw:caption-point-y="0.6055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7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7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7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72in" draw:caption-point-x="-0.2402in" draw:caption-point-y="0.611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72in" draw:caption-point-x="-0.2402in" draw:caption-point-y="0.611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72in" draw:caption-point-x="-0.2402in" draw:caption-point-y="0.611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72in" draw:caption-point-x="-0.2402in" draw:caption-point-y="0.611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04in" draw:caption-point-x="-0.2402in" draw:caption-point-y="0.6083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37in" draw:caption-point-x="-0.2402in" draw:caption-point-y="0.6106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29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29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29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29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69in" draw:caption-point-x="-0.2402in" draw:caption-point-y="0.6075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0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0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0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0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0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82in" draw:caption-point-x="-0.2402in" draw:caption-point-y="0.6114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894in" draw:caption-point-x="-0.2402in" draw:caption-point-y="0.6102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894in" draw:caption-point-x="-0.2402in" draw:caption-point-y="0.6102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35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35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35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35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35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35in" draw:caption-point-x="-0.2402in" draw:caption-point-y="0.611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35in" draw:caption-point-x="-0.2402in" draw:caption-point-y="0.611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09in" draw:caption-point-x="-0.2402in" draw:caption-point-y="0.6039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11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11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11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11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11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791in" draw:caption-point-x="-0.2402in" draw:caption-point-y="0.611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03in" draw:caption-point-x="-0.2402in" draw:caption-point-y="0.6098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87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8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8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8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46in" draw:caption-point-x="-0.2402in" draw:caption-point-y="0.6055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68in" draw:caption-point-x="-0.2402in" draw:caption-point-y="0.611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68in" draw:caption-point-x="-0.2402in" draw:caption-point-y="0.611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68in" draw:caption-point-x="-0.2402in" draw:caption-point-y="0.611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68in" draw:caption-point-x="-0.2402in" draw:caption-point-y="0.611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68in" draw:caption-point-x="-0.2402in" draw:caption-point-y="0.611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6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6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6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6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62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35in" draw:caption-point-x="-0.2402in" draw:caption-point-y="0.6047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44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44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44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44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44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39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2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52in" draw:caption-point-x="-0.2402in" draw:caption-point-y="0.6083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87in" draw:caption-point-x="-0.2402in" draw:caption-point-y="0.6047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72in" draw:caption-point-x="-0.2402in" draw:caption-point-y="0.6063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01in" draw:caption-point-x="-0.2402in" draw:caption-point-y="0.611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01in" draw:caption-point-x="-0.2402in" draw:caption-point-y="0.611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697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697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73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73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73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73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13in" draw:caption-point-x="-0.2402in" draw:caption-point-y="0.6075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5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61in" draw:caption-point-x="-0.2402in" draw:caption-point-y="0.6102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61in" draw:caption-point-x="-0.2402in" draw:caption-point-y="0.6102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71" table:formula="of:=SUM([.D23:.AF23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8126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4.8213in" draw:caption-point-x="-0.2402in" draw:caption-point-y="0.6028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71" table:formula="of:=SUM([.D24:.AF24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0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1197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1197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uyLTT</text:p>
          </table:table-cell>
          <table:table-cell table:style-name="ce71" table:formula="of:=SUM([.D25:.AF25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3094in" draw:caption-point-x="-0.2402in" draw:caption-point-y="0.6098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ruyenLVC</text:p>
          </table:table-cell>
          <table:table-cell table:style-name="ce71" table:formula="of:=SUM([.D26:.AF2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VietBA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8035in" draw:caption-point-x="-0.2402in" draw:caption-point-y="0.611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nhP</text:p>
          </table:table-cell>
          <table:table-cell table:style-name="ce71" table:formula="of:=SUM([.D28:.AF28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051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12in" draw:caption-point-x="-0.2402in" draw:caption-point-y="0.611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06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1106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1106in" draw:caption-point-x="-0.2402in" draw:caption-point-y="0.55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43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098in" draw:caption-point-x="-0.2402in" draw:caption-point-y="0.6201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24in" draw:caption-point-x="-0.2402in" draw:caption-point-y="0.6157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39in" draw:caption-point-x="-0.2402in" draw:caption-point-y="0.6142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02in" draw:caption-point-x="-0.2402in" draw:caption-point-y="0.6079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53in" draw:caption-point-x="-0.2402in" draw:caption-point-y="0.6205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43in" draw:caption-point-x="-0.2402in" draw:caption-point-y="0.6114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37in" draw:caption-point-x="-0.2402in" draw:caption-point-y="0.6197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5996in" draw:caption-point-x="-0.2402in" draw:caption-point-y="0.6138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06in" draw:caption-point-x="-0.2402in" draw:caption-point-y="0.6205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21in" draw:caption-point-x="-0.2402in" draw:caption-point-y="0.6189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33in" draw:caption-point-x="-0.2402in" draw:caption-point-y="0.6177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37in" draw:caption-point-x="-0.2402in" draw:caption-point-y="0.6173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28in" draw:caption-point-x="-0.2402in" draw:caption-point-y="0.5583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72in" draw:caption-point-x="-0.2402in" draw:caption-point-y="0.6138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55in" draw:caption-point-x="-0.2402in" draw:caption-point-y="0.605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09in" draw:caption-point-x="-0.2402in" draw:caption-point-y="0.6177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35in" draw:caption-point-x="-0.2402in" draw:caption-point-y="0.6209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894in" draw:caption-point-x="-0.2402in" draw:caption-point-y="0.615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09in" draw:caption-point-x="-0.2402in" draw:caption-point-y="0.611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787in" draw:caption-point-x="-0.2402in" draw:caption-point-y="0.6209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19in" draw:caption-point-x="-0.2402in" draw:caption-point-y="0.6177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58in" draw:caption-point-x="-0.2402in" draw:caption-point-y="0.6138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56in" draw:caption-point-x="-0.2402in" draw:caption-point-y="0.6193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6in" draw:caption-point-x="-0.2402in" draw:caption-point-y="0.6189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72in" draw:caption-point-x="-0.2402in" draw:caption-point-y="0.6177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11in" draw:caption-point-x="-0.2402in" draw:caption-point-y="0.6138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35in" draw:caption-point-x="-0.2402in" draw:caption-point-y="0.6114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62in" draw:caption-point-x="-0.2402in" draw:caption-point-y="0.6087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283in" draw:caption-point-x="-0.2402in" draw:caption-point-y="0.6142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11in" draw:caption-point-x="-0.2402in" draw:caption-point-y="0.6114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64in" draw:caption-point-x="-0.2402in" draw:caption-point-y="0.6138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685in" draw:caption-point-x="-0.2402in" draw:caption-point-y="0.6173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77in" draw:caption-point-x="-0.2402in" draw:caption-point-y="0.6157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193in" draw:caption-point-x="-0.2402in" draw:caption-point-y="0.6142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36in" draw:caption-point-x="-0.2402in" draw:caption-point-y="0.6098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18in" draw:caption-point-x="-0.2402in" draw:caption-point-y="0.6193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689in" draw:caption-point-x="-0.2402in" draw:caption-point-y="0.6122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681in" draw:caption-point-x="-0.2402in" draw:caption-point-y="0.613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693in" draw:caption-point-x="-0.2402in" draw:caption-point-y="0.6118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28in" draw:caption-point-x="-0.2402in" draw:caption-point-y="0.6083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189in" draw:caption-point-x="-0.2402in" draw:caption-point-y="0.6098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26in" draw:caption-point-x="-0.2402in" draw:caption-point-y="0.6138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84" table:formula="of:=SUM([.D24:.AH24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0528in" draw:caption-point-x="-0.2402in" draw:caption-point-y="0.6189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0567in" draw:caption-point-x="-0.2402in" draw:caption-point-y="0.615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0579in" draw:caption-point-x="-0.2402in" draw:caption-point-y="0.6138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84" table:formula="of:=SUM([.D25:.AH25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302in" draw:caption-point-x="-0.2402in" draw:caption-point-y="0.6173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3122in" draw:caption-point-x="-0.2402in" draw:caption-point-y="0.6071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84" table:formula="of:=SUM([.D26:.AH26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5.5469in" draw:caption-point-x="-0.2402in" draw:caption-point-y="0.6205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5.5496in" draw:caption-point-x="-0.2402in" draw:caption-point-y="0.6177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5.5508in" draw:caption-point-x="-0.2402in" draw:caption-point-y="0.6165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5531in" draw:caption-point-x="-0.2402in" draw:caption-point-y="0.6142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5.5559in" draw:caption-point-x="-0.2402in" draw:caption-point-y="0.6114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84" table:formula="of:=SUM([.D27:.AH27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5.7933in" draw:caption-point-x="-0.2402in" draw:caption-point-y="0.6217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5.8071in" draw:caption-point-x="-0.2402in" draw:caption-point-y="0.6079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84" table:formula="of:=SUM([.D28:.AH2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0547in" draw:caption-point-x="-0.2402in" draw:caption-point-y="0.6079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84" table:formula="of:=SUM([.D29:.AH2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6.2996in" draw:caption-point-x="-0.2402in" draw:caption-point-y="0.6106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42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0988in" draw:caption-point-x="-0.2402in" draw:caption-point-y="0.6193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091in" draw:caption-point-x="-0.2402in" draw:caption-point-y="0.6091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02in" draw:caption-point-x="-0.2402in" draw:caption-point-y="0.6079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in" draw:caption-point-x="-0.2402in" draw:caption-point-y="0.6157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2in" draw:caption-point-x="-0.2402in" draw:caption-point-y="0.6138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in" draw:caption-point-x="-0.2402in" draw:caption-point-y="0.6157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42in" draw:caption-point-x="-0.2402in" draw:caption-point-y="0.5516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37in" draw:caption-point-x="-0.2402in" draw:caption-point-y="0.6197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41in" draw:caption-point-x="-0.2402in" draw:caption-point-y="0.6193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39in" draw:caption-point-x="-0.2402in" draw:caption-point-y="0.6094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47in" draw:caption-point-x="-0.2402in" draw:caption-point-y="0.6087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17in" draw:caption-point-x="-0.2402in" draw:caption-point-y="0.6193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29in" draw:caption-point-x="-0.2402in" draw:caption-point-y="0.6181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29in" draw:caption-point-x="-0.2402in" draw:caption-point-y="0.6181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12in" draw:caption-point-x="-0.2402in" draw:caption-point-y="0.6098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29in" draw:caption-point-x="-0.2402in" draw:caption-point-y="0.6181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43in" draw:caption-point-x="-0.2402in" draw:caption-point-y="0.6067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894in" draw:caption-point-x="-0.2402in" draw:caption-point-y="0.6193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37in" draw:caption-point-x="-0.2402in" draw:caption-point-y="0.615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894in" draw:caption-point-x="-0.2402in" draw:caption-point-y="0.6193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0984in" draw:caption-point-x="-0.2402in" draw:caption-point-y="0.6102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386in" draw:caption-point-x="-0.2402in" draw:caption-point-y="0.6181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476in" draw:caption-point-x="-0.2402in" draw:caption-point-y="0.6091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27in" draw:caption-point-x="-0.2402in" draw:caption-point-y="0.6193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7in" draw:caption-point-x="-0.2402in" draw:caption-point-y="0.615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7in" draw:caption-point-x="-0.2402in" draw:caption-point-y="0.615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29in" draw:caption-point-x="-0.2402in" draw:caption-point-y="0.6091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878in" draw:caption-point-x="-0.2402in" draw:caption-point-y="0.6118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68in" draw:caption-point-x="-0.2402in" draw:caption-point-y="0.6157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19in" draw:caption-point-x="-0.2402in" draw:caption-point-y="0.6106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27in" draw:caption-point-x="-0.2402in" draw:caption-point-y="0.6098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39in" draw:caption-point-x="-0.2402in" draw:caption-point-y="0.6087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46in" draw:caption-point-x="-0.2402in" draw:caption-point-y="0.6079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03in" draw:caption-point-x="-0.2402in" draw:caption-point-y="0.6098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43in" draw:caption-point-x="-0.2402in" draw:caption-point-y="0.6059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56in" draw:caption-point-x="-0.2402in" draw:caption-point-y="0.6102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69in" draw:caption-point-x="-0.2402in" draw:caption-point-y="0.6165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69in" draw:caption-point-x="-0.2402in" draw:caption-point-y="0.6142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09in" draw:caption-point-x="-0.2402in" draw:caption-point-y="0.6102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189in" draw:caption-point-x="-0.2402in" draw:caption-point-y="0.6098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67in" draw:caption-point-x="-0.2402in" draw:caption-point-y="0.6197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575in" draw:caption-point-x="-0.2402in" draw:caption-point-y="0.6189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575in" draw:caption-point-x="-0.2402in" draw:caption-point-y="0.6189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575in" draw:caption-point-x="-0.2402in" draw:caption-point-y="0.6189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59in" draw:caption-point-x="-0.2402in" draw:caption-point-y="0.6181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55in" draw:caption-point-x="-0.2402in" draw:caption-point-y="0.618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55in" draw:caption-point-x="-0.2402in" draw:caption-point-y="0.618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0531in" draw:caption-point-x="-0.2402in" draw:caption-point-y="0.6185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97" table:formula="of:=SUM([.D25:.AG25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2996in" draw:caption-point-x="-0.2402in" draw:caption-point-y="0.6197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3035in" draw:caption-point-x="-0.2402in" draw:caption-point-y="0.6157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3106in" draw:caption-point-x="-0.2402in" draw:caption-point-y="0.6087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97" table:formula="of:=SUM([.D26:.AG26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5.5476in" draw:caption-point-x="-0.2402in" draw:caption-point-y="0.6197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5559in" draw:caption-point-x="-0.2402in" draw:caption-point-y="0.6114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5.5563in" draw:caption-point-x="-0.2402in" draw:caption-point-y="0.611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5.6157in" draw:caption-point-x="-0.2402in" draw:caption-point-y="0.5516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5.7961in" draw:caption-point-x="-0.2402in" draw:caption-point-y="0.6189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8in" draw:caption-point-x="-0.2402in" draw:caption-point-y="0.615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97" table:formula="of:=SUM([.D28:.AG2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0528in" draw:caption-point-x="-0.2402in" draw:caption-point-y="0.6098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97" table:formula="of:=SUM([.D29:.AG2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42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0988in" draw:caption-point-x="-0.2402in" draw:caption-point-y="0.6193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0996in" draw:caption-point-x="-0.2402in" draw:caption-point-y="0.6185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04in" draw:caption-point-x="-0.2402in" draw:caption-point-y="0.6177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51in" draw:caption-point-x="-0.2402in" draw:caption-point-y="0.613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61in" draw:caption-point-x="-0.2402in" draw:caption-point-y="0.6197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72in" draw:caption-point-x="-0.2402in" draw:caption-point-y="0.6185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69in" draw:caption-point-x="-0.2402in" draw:caption-point-y="0.6189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496in" draw:caption-point-x="-0.2402in" draw:caption-point-y="0.616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598in" draw:caption-point-x="-0.2402in" draw:caption-point-y="0.6059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079in" draw:caption-point-x="-0.2402in" draw:caption-point-y="0.6055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21in" draw:caption-point-x="-0.2402in" draw:caption-point-y="0.6189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33in" draw:caption-point-x="-0.2402in" draw:caption-point-y="0.6177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49in" draw:caption-point-x="-0.2402in" draw:caption-point-y="0.616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13in" draw:caption-point-x="-0.2402in" draw:caption-point-y="0.6173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13in" draw:caption-point-x="-0.2402in" draw:caption-point-y="0.6173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13in" draw:caption-point-x="-0.2402in" draw:caption-point-y="0.6173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398in" draw:caption-point-x="-0.2402in" draw:caption-point-y="0.6169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488in" draw:caption-point-x="-0.2402in" draw:caption-point-y="0.6079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882in" draw:caption-point-x="-0.2402in" draw:caption-point-y="0.6161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69in" draw:caption-point-x="-0.2402in" draw:caption-point-y="0.6075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35in" draw:caption-point-x="-0.2402in" draw:caption-point-y="0.6185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43in" draw:caption-point-x="-0.2402in" draw:caption-point-y="0.6177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39in" draw:caption-point-x="-0.2402in" draw:caption-point-y="0.61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39in" draw:caption-point-x="-0.2402in" draw:caption-point-y="0.61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39in" draw:caption-point-x="-0.2402in" draw:caption-point-y="0.61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39in" draw:caption-point-x="-0.2402in" draw:caption-point-y="0.61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39in" draw:caption-point-x="-0.2402in" draw:caption-point-y="0.61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33in" draw:caption-point-x="-0.2402in" draw:caption-point-y="0.6087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33in" draw:caption-point-x="-0.2402in" draw:caption-point-y="0.6087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33in" draw:caption-point-x="-0.2402in" draw:caption-point-y="0.6087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33in" draw:caption-point-x="-0.2402in" draw:caption-point-y="0.6087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33in" draw:caption-point-x="-0.2402in" draw:caption-point-y="0.6087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33in" draw:caption-point-x="-0.2402in" draw:caption-point-y="0.6087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795in" draw:caption-point-x="-0.2402in" draw:caption-point-y="0.6201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11in" draw:caption-point-x="-0.2402in" draw:caption-point-y="0.6185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19in" draw:caption-point-x="-0.2402in" draw:caption-point-y="0.6177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27in" draw:caption-point-x="-0.2402in" draw:caption-point-y="0.6169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46in" draw:caption-point-x="-0.2402in" draw:caption-point-y="0.615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02in" draw:caption-point-x="-0.2402in" draw:caption-point-y="0.6094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25in" draw:caption-point-x="-0.2402in" draw:caption-point-y="0.6071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48in" draw:caption-point-x="-0.2402in" draw:caption-point-y="0.6201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56in" draw:caption-point-x="-0.2402in" draw:caption-point-y="0.6193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07in" draw:caption-point-x="-0.2402in" draw:caption-point-y="0.6142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11in" draw:caption-point-x="-0.2402in" draw:caption-point-y="0.6138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4in" draw:caption-point-x="-0.2402in" draw:caption-point-y="0.6185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48in" draw:caption-point-x="-0.2402in" draw:caption-point-y="0.6177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5in" draw:caption-point-x="-0.2402in" draw:caption-point-y="0.6075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54in" draw:caption-point-x="-0.2402in" draw:caption-point-y="0.6071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74in" draw:caption-point-x="-0.2402in" draw:caption-point-y="0.6051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56in" draw:caption-point-x="-0.2402in" draw:caption-point-y="0.6146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44in" draw:caption-point-x="-0.2402in" draw:caption-point-y="0.6138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32in" draw:caption-point-x="-0.2402in" draw:caption-point-y="0.6126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787in" draw:caption-point-x="-0.2402in" draw:caption-point-y="0.6071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57in" draw:caption-point-x="-0.2402in" draw:caption-point-y="0.6177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28in" draw:caption-point-x="-0.2402in" draw:caption-point-y="0.6055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5in" draw:caption-point-x="-0.2402in" draw:caption-point-y="0.6161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22in" draw:caption-point-x="-0.2402in" draw:caption-point-y="0.6189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32in" draw:caption-point-x="-0.2402in" draw:caption-point-y="0.6079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091in" draw:caption-point-x="-0.2402in" draw:caption-point-y="0.6197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189in" draw:caption-point-x="-0.2402in" draw:caption-point-y="0.6098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13in" draw:caption-point-x="-0.2402in" draw:caption-point-y="0.6075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32in" draw:caption-point-x="-0.2402in" draw:caption-point-y="0.6055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110" table:formula="of:=SUM([.D26:.AH26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5472in" draw:caption-point-x="-0.2402in" draw:caption-point-y="0.6201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5488in" draw:caption-point-x="-0.2402in" draw:caption-point-y="0.6185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5484in" draw:caption-point-x="-0.2402in" draw:caption-point-y="0.6189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5.5555in" draw:caption-point-x="-0.2402in" draw:caption-point-y="0.6118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110" table:formula="of:=SUM([.D27:.AH27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5.7965in" draw:caption-point-x="-0.2402in" draw:caption-point-y="0.6185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5.798in" draw:caption-point-x="-0.2402in" draw:caption-point-y="0.6169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5.798in" draw:caption-point-x="-0.2402in" draw:caption-point-y="0.6169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798in" draw:caption-point-x="-0.2402in" draw:caption-point-y="0.6169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5.798in" draw:caption-point-x="-0.2402in" draw:caption-point-y="0.6169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5.802in" draw:caption-point-x="-0.2402in" draw:caption-point-y="0.613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5.8024in" draw:caption-point-x="-0.2402in" draw:caption-point-y="0.6126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5.8024in" draw:caption-point-x="-0.2402in" draw:caption-point-y="0.6126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5.8063in" draw:caption-point-x="-0.2402in" draw:caption-point-y="0.6087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5.8075in" draw:caption-point-x="-0.2402in" draw:caption-point-y="0.6075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5.8075in" draw:caption-point-x="-0.2402in" draw:caption-point-y="0.6075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0488in" draw:caption-point-x="-0.2402in" draw:caption-point-y="0.6138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0508in" draw:caption-point-x="-0.2402in" draw:caption-point-y="0.6118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0551in" draw:caption-point-x="-0.2402in" draw:caption-point-y="0.6075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0571in" draw:caption-point-x="-0.2402in" draw:caption-point-y="0.6055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4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24in" draw:caption-point-x="-0.2402in" draw:caption-point-y="0.6157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47in" draw:caption-point-x="-0.2402in" draw:caption-point-y="0.6134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67in" draw:caption-point-x="-0.2402in" draw:caption-point-y="0.611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091in" draw:caption-point-x="-0.2402in" draw:caption-point-y="0.6091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22in" draw:caption-point-x="-0.2402in" draw:caption-point-y="0.605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05in" draw:caption-point-x="-0.2402in" draw:caption-point-y="0.5476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57in" draw:caption-point-x="-0.2402in" draw:caption-point-y="0.6024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61in" draw:caption-point-x="-0.2402in" draw:caption-point-y="0.602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2in" draw:caption-point-x="-0.2402in" draw:caption-point-y="0.6138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28in" draw:caption-point-x="-0.2402in" draw:caption-point-y="0.613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43in" draw:caption-point-x="-0.2402in" draw:caption-point-y="0.6114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02in" draw:caption-point-x="-0.2402in" draw:caption-point-y="0.6055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06in" draw:caption-point-x="-0.2402in" draw:caption-point-y="0.6051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34in" draw:caption-point-x="-0.2402in" draw:caption-point-y="0.6024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38in" draw:caption-point-x="-0.2402in" draw:caption-point-y="0.602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76in" draw:caption-point-x="-0.2402in" draw:caption-point-y="0.6157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55in" draw:caption-point-x="-0.2402in" draw:caption-point-y="0.6079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45in" draw:caption-point-x="-0.2402in" draw:caption-point-y="0.6165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72in" draw:caption-point-x="-0.2402in" draw:caption-point-y="0.6138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76in" draw:caption-point-x="-0.2402in" draw:caption-point-y="0.6134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496in" draw:caption-point-x="-0.2402in" draw:caption-point-y="0.6114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591in" draw:caption-point-x="-0.2402in" draw:caption-point-y="0.602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29in" draw:caption-point-x="-0.2402in" draw:caption-point-y="0.6157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in" draw:caption-point-x="-0.2402in" draw:caption-point-y="0.6087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55in" draw:caption-point-x="-0.2402in" draw:caption-point-y="0.6031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09in" draw:caption-point-x="-0.2402in" draw:caption-point-y="0.6157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53in" draw:caption-point-x="-0.2402in" draw:caption-point-y="0.611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28in" draw:caption-point-x="-0.2402in" draw:caption-point-y="0.6039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49in" draw:caption-point-x="-0.2402in" draw:caption-point-y="0.6071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35in" draw:caption-point-x="-0.2402in" draw:caption-point-y="0.6161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58in" draw:caption-point-x="-0.2402in" draw:caption-point-y="0.6138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62in" draw:caption-point-x="-0.2402in" draw:caption-point-y="0.6134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66in" draw:caption-point-x="-0.2402in" draw:caption-point-y="0.613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882in" draw:caption-point-x="-0.2402in" draw:caption-point-y="0.6114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898in" draw:caption-point-x="-0.2402in" draw:caption-point-y="0.6098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41in" draw:caption-point-x="-0.2402in" draw:caption-point-y="0.6055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0984in" draw:caption-point-x="-0.2402in" draw:caption-point-y="0.601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0984in" draw:caption-point-x="-0.2402in" draw:caption-point-y="0.601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0984in" draw:caption-point-x="-0.2402in" draw:caption-point-y="0.601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0984in" draw:caption-point-x="-0.2402in" draw:caption-point-y="0.601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0984in" draw:caption-point-x="-0.2402in" draw:caption-point-y="0.601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03in" draw:caption-point-x="-0.2402in" draw:caption-point-y="0.614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15in" draw:caption-point-x="-0.2402in" draw:caption-point-y="0.6134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35in" draw:caption-point-x="-0.2402in" draw:caption-point-y="0.6114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35in" draw:caption-point-x="-0.2402in" draw:caption-point-y="0.6114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898in" draw:caption-point-x="-0.2402in" draw:caption-point-y="0.6051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09in" draw:caption-point-x="-0.2402in" draw:caption-point-y="0.6039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21in" draw:caption-point-x="-0.2402in" draw:caption-point-y="0.6028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33in" draw:caption-point-x="-0.2402in" draw:caption-point-y="0.6016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64in" draw:caption-point-x="-0.2402in" draw:caption-point-y="0.6161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291in" draw:caption-point-x="-0.2402in" draw:caption-point-y="0.6134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5in" draw:caption-point-x="-0.2402in" draw:caption-point-y="0.6075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295in" draw:caption-point-x="-0.2402in" draw:caption-point-y="0.6087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19in" draw:caption-point-x="-0.2402in" draw:caption-point-y="0.6039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299in" draw:caption-point-x="-0.2402in" draw:caption-point-y="0.6035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5in" draw:caption-point-x="-0.2402in" draw:caption-point-y="0.6161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65in" draw:caption-point-x="-0.2402in" draw:caption-point-y="0.614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17in" draw:caption-point-x="-0.2402in" draw:caption-point-y="0.6094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52in" draw:caption-point-x="-0.2402in" draw:caption-point-y="0.6059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26in" draw:caption-point-x="-0.2402in" draw:caption-point-y="0.6114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57in" draw:caption-point-x="-0.2402in" draw:caption-point-y="0.6083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73in" draw:caption-point-x="-0.2402in" draw:caption-point-y="0.6067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181in" draw:caption-point-x="-0.2402in" draw:caption-point-y="0.6059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1in" draw:caption-point-x="-0.2402in" draw:caption-point-y="0.6106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71in" draw:caption-point-x="-0.2402in" draw:caption-point-y="0.6122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5543in" draw:caption-point-x="-0.2402in" draw:caption-point-y="0.613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5559in" draw:caption-point-x="-0.2402in" draw:caption-point-y="0.6114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5.8047in" draw:caption-point-x="-0.2402in" draw:caption-point-y="0.6102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5.8098in" draw:caption-point-x="-0.2402in" draw:caption-point-y="0.6051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123" table:formula="of:=SUM([.D28:.AG28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0465in" draw:caption-point-x="-0.2402in" draw:caption-point-y="0.6161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0465in" draw:caption-point-x="-0.2402in" draw:caption-point-y="0.6161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048in" draw:caption-point-x="-0.2402in" draw:caption-point-y="0.614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0488in" draw:caption-point-x="-0.2402in" draw:caption-point-y="0.613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0492in" draw:caption-point-x="-0.2402in" draw:caption-point-y="0.6134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0496in" draw:caption-point-x="-0.2402in" draw:caption-point-y="0.613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0512in" draw:caption-point-x="-0.2402in" draw:caption-point-y="0.6114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0516in" draw:caption-point-x="-0.2402in" draw:caption-point-y="0.611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0555in" draw:caption-point-x="-0.2402in" draw:caption-point-y="0.6071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0587in" draw:caption-point-x="-0.2402in" draw:caption-point-y="0.6039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0555in" draw:caption-point-x="-0.2402in" draw:caption-point-y="0.6071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0606in" draw:caption-point-x="-0.2402in" draw:caption-point-y="0.60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3051in" draw:caption-point-x="-0.2402in" draw:caption-point-y="0.6051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etBA</text:p>
          </table:table-cell>
          <table:table-cell table:style-name="ce123" table:formula="of:=SUM([.D30:.AG3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5449in" draw:caption-point-x="-0.2402in" draw:caption-point-y="0.613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6.5465in" draw:caption-point-x="-0.2402in" draw:caption-point-y="0.6114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5465in" draw:caption-point-x="-0.2402in" draw:caption-point-y="0.6114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55in" draw:caption-point-x="-0.2402in" draw:caption-point-y="0.6079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5539in" draw:caption-point-x="-0.2402in" draw:caption-point-y="0.6039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5555in" draw:caption-point-x="-0.2402in" draw:caption-point-y="0.6024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VinhP</text:p>
          </table:table-cell>
          <table:table-cell table:style-name="ce123" table:formula="of:=SUM([.D31:.AG31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6.7941in" draw:caption-point-x="-0.2402in" draw:caption-point-y="0.611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6.7941in" draw:caption-point-x="-0.2402in" draw:caption-point-y="0.611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6.7941in" draw:caption-point-x="-0.2402in" draw:caption-point-y="0.611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4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43in" draw:caption-point-x="-0.2402in" draw:caption-point-y="0.6138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47in" draw:caption-point-x="-0.2402in" draw:caption-point-y="0.6134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098in" draw:caption-point-x="-0.2402in" draw:caption-point-y="0.6083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06in" draw:caption-point-x="-0.2402in" draw:caption-point-y="0.6075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22in" draw:caption-point-x="-0.2402in" draw:caption-point-y="0.6059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26in" draw:caption-point-x="-0.2402in" draw:caption-point-y="0.6055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57in" draw:caption-point-x="-0.2402in" draw:caption-point-y="0.6024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04in" draw:caption-point-x="-0.2402in" draw:caption-point-y="0.6154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47in" draw:caption-point-x="-0.2402in" draw:caption-point-y="0.611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583in" draw:caption-point-x="-0.2402in" draw:caption-point-y="0.6075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42in" draw:caption-point-x="-0.2402in" draw:caption-point-y="0.601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5969in" draw:caption-point-x="-0.2402in" draw:caption-point-y="0.6165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45in" draw:caption-point-x="-0.2402in" draw:caption-point-y="0.6165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476in" draw:caption-point-x="-0.2402in" draw:caption-point-y="0.6134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47in" draw:caption-point-x="-0.2402in" draw:caption-point-y="0.6063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67in" draw:caption-point-x="-0.2402in" draw:caption-point-y="0.6043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594in" draw:caption-point-x="-0.2402in" draw:caption-point-y="0.601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43in" draw:caption-point-x="-0.2402in" draw:caption-point-y="0.6043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071in" draw:caption-point-x="-0.2402in" draw:caption-point-y="0.601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57in" draw:caption-point-x="-0.2402in" draw:caption-point-y="0.611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in" draw:caption-point-x="-0.2402in" draw:caption-point-y="0.6067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398in" draw:caption-point-x="-0.2402in" draw:caption-point-y="0.616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398in" draw:caption-point-x="-0.2402in" draw:caption-point-y="0.616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398in" draw:caption-point-x="-0.2402in" draw:caption-point-y="0.616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398in" draw:caption-point-x="-0.2402in" draw:caption-point-y="0.616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5969in" draw:caption-point-x="-0.2402in" draw:caption-point-y="0.6075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476in" draw:caption-point-x="-0.2402in" draw:caption-point-y="0.6043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476in" draw:caption-point-x="-0.2402in" draw:caption-point-y="0.6043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496in" draw:caption-point-x="-0.2402in" draw:caption-point-y="0.6024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35in" draw:caption-point-x="-0.2402in" draw:caption-point-y="0.6161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35in" draw:caption-point-x="-0.2402in" draw:caption-point-y="0.6161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66in" draw:caption-point-x="-0.2402in" draw:caption-point-y="0.613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58in" draw:caption-point-x="-0.2402in" draw:caption-point-y="0.6138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878in" draw:caption-point-x="-0.2402in" draw:caption-point-y="0.6118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878in" draw:caption-point-x="-0.2402in" draw:caption-point-y="0.6118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19in" draw:caption-point-x="-0.2402in" draw:caption-point-y="0.613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33in" draw:caption-point-x="-0.2402in" draw:caption-point-y="0.6016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28in" draw:caption-point-x="-0.2402in" draw:caption-point-y="0.6146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07in" draw:caption-point-x="-0.2402in" draw:caption-point-y="0.6118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07in" draw:caption-point-x="-0.2402in" draw:caption-point-y="0.6118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66in" draw:caption-point-x="-0.2402in" draw:caption-point-y="0.6059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02in" draw:caption-point-x="-0.2402in" draw:caption-point-y="0.6024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09in" draw:caption-point-x="-0.2402in" draw:caption-point-y="0.601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39in" draw:caption-point-x="-0.2402in" draw:caption-point-y="0.6063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07in" draw:caption-point-x="-0.2402in" draw:caption-point-y="0.6075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68in" draw:caption-point-x="-0.2402in" draw:caption-point-y="0.6091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791in" draw:caption-point-x="-0.2402in" draw:caption-point-y="0.6067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283in" draw:caption-point-x="-0.2402in" draw:caption-point-y="0.6051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46in" draw:caption-point-x="-0.2402in" draw:caption-point-y="0.6165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61in" draw:caption-point-x="-0.2402in" draw:caption-point-y="0.615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42in" draw:caption-point-x="-0.2402in" draw:caption-point-y="0.6169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42in" draw:caption-point-x="-0.2402in" draw:caption-point-y="0.6169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42in" draw:caption-point-x="-0.2402in" draw:caption-point-y="0.6169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48in" draw:caption-point-x="-0.2402in" draw:caption-point-y="0.6063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22in" draw:caption-point-x="-0.2402in" draw:caption-point-y="0.6165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65in" draw:caption-point-x="-0.2402in" draw:caption-point-y="0.6122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36" table:formula="of:=SUM([.D26:.AH2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5555in" draw:caption-point-x="-0.2402in" draw:caption-point-y="0.6118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amDT</text:p>
          </table:table-cell>
          <table:table-cell table:style-name="ce136" table:formula="of:=SUM([.D28:.AH2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0496in" draw:caption-point-x="-0.2402in" draw:caption-point-y="0.613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inhT</text:p>
          </table:table-cell>
          <table:table-cell table:style-name="ce136" table:formula="of:=SUM([.D29:.AH2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3051in" draw:caption-point-x="-0.2402in" draw:caption-point-y="0.6051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136" table:formula="of:=SUM([.D30:.AH30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6.5413in" draw:caption-point-x="-0.2402in" draw:caption-point-y="0.6165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6.5429in" draw:caption-point-x="-0.2402in" draw:caption-point-y="0.615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6.5453in" draw:caption-point-x="-0.2402in" draw:caption-point-y="0.6126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6.5472in" draw:caption-point-x="-0.2402in" draw:caption-point-y="0.6106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6.5504in" draw:caption-point-x="-0.2402in" draw:caption-point-y="0.6075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6.552in" draw:caption-point-x="-0.2402in" draw:caption-point-y="0.6059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6.5535in" draw:caption-point-x="-0.2402in" draw:caption-point-y="0.6043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6.5543in" draw:caption-point-x="-0.2402in" draw:caption-point-y="0.6035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136" table:formula="of:=SUM([.D31:.AH31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136" table:formula="of:=SUM([.D32:.AH32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0366in" draw:caption-point-x="-0.2402in" draw:caption-point-y="0.6165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0382in" draw:caption-point-x="-0.2402in" draw:caption-point-y="0.615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0402in" draw:caption-point-x="-0.2402in" draw:caption-point-y="0.613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7.0402in" draw:caption-point-x="-0.2402in" draw:caption-point-y="0.613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0441in" draw:caption-point-x="-0.2402in" draw:caption-point-y="0.6091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7.0445in" draw:caption-point-x="-0.2402in" draw:caption-point-y="0.6087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048in" draw:caption-point-x="-0.2402in" draw:caption-point-y="0.6051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0508in" draw:caption-point-x="-0.2402in" draw:caption-point-y="0.6024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7.0516in" draw:caption-point-x="-0.2402in" draw:caption-point-y="0.6016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7.0508in" draw:caption-point-x="-0.2402in" draw:caption-point-y="0.6024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136" table:formula="of:=SUM([.D33:.AH33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7.2992in" draw:caption-point-x="-0.2402in" draw:caption-point-y="0.6016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47in" draw:caption-point-x="-0.2402in" draw:caption-point-y="0.6134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51in" draw:caption-point-x="-0.2402in" draw:caption-point-y="0.613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55in" draw:caption-point-x="-0.2402in" draw:caption-point-y="0.6126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063in" draw:caption-point-x="-0.2402in" draw:caption-point-y="0.6118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075in" draw:caption-point-x="-0.2402in" draw:caption-point-y="0.6106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063in" draw:caption-point-x="-0.2402in" draw:caption-point-y="0.6118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3in" draw:caption-point-x="-0.2402in" draw:caption-point-y="0.6051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161in" draw:caption-point-x="-0.2402in" draw:caption-point-y="0.602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28in" draw:caption-point-x="-0.2402in" draw:caption-point-y="0.613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31in" draw:caption-point-x="-0.2402in" draw:caption-point-y="0.6126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35in" draw:caption-point-x="-0.2402in" draw:caption-point-y="0.6122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22in" draw:caption-point-x="-0.2402in" draw:caption-point-y="0.6035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08in" draw:caption-point-x="-0.2402in" draw:caption-point-y="0.6126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28in" draw:caption-point-x="-0.2402in" draw:caption-point-y="0.6106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063in" draw:caption-point-x="-0.2402in" draw:caption-point-y="0.6071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472in" draw:caption-point-x="-0.2402in" draw:caption-point-y="0.6138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079in" draw:caption-point-x="-0.2402in" draw:caption-point-y="0.5531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16in" draw:caption-point-x="-0.2402in" draw:caption-point-y="0.6094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2in" draw:caption-point-x="-0.2402in" draw:caption-point-y="0.6091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583in" draw:caption-point-x="-0.2402in" draw:caption-point-y="0.6028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591in" draw:caption-point-x="-0.2402in" draw:caption-point-y="0.602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14in" draw:caption-point-x="-0.2402in" draw:caption-point-y="0.5996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53in" draw:caption-point-x="-0.2402in" draw:caption-point-y="0.6134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0992in" draw:caption-point-x="-0.2402in" draw:caption-point-y="0.6094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41in" draw:caption-point-x="-0.2402in" draw:caption-point-y="0.6126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469in" draw:caption-point-x="-0.2402in" draw:caption-point-y="0.6098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496in" draw:caption-point-x="-0.2402in" draw:caption-point-y="0.6071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2in" draw:caption-point-x="-0.2402in" draw:caption-point-y="0.6047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02in" draw:caption-point-x="-0.2402in" draw:caption-point-y="0.6118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492in" draw:caption-point-x="-0.2402in" draw:caption-point-y="0.6028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08in" draw:caption-point-x="-0.2402in" draw:caption-point-y="0.6012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89in" draw:caption-point-x="-0.2402in" draw:caption-point-y="0.6106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06in" draw:caption-point-x="-0.2402in" draw:caption-point-y="0.6091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37in" draw:caption-point-x="-0.2402in" draw:caption-point-y="0.6059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965in" draw:caption-point-x="-0.2402in" draw:caption-point-y="0.6031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0969in" draw:caption-point-x="-0.2402in" draw:caption-point-y="0.6028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11in" draw:caption-point-x="-0.2402in" draw:caption-point-y="0.6138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19in" draw:caption-point-x="-0.2402in" draw:caption-point-y="0.61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23in" draw:caption-point-x="-0.2402in" draw:caption-point-y="0.6126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5in" draw:caption-point-x="-0.2402in" draw:caption-point-y="0.6098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54in" draw:caption-point-x="-0.2402in" draw:caption-point-y="0.6094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862in" draw:caption-point-x="-0.2402in" draw:caption-point-y="0.6087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862in" draw:caption-point-x="-0.2402in" draw:caption-point-y="0.6087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89in" draw:caption-point-x="-0.2402in" draw:caption-point-y="0.6059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02in" draw:caption-point-x="-0.2402in" draw:caption-point-y="0.6047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21in" draw:caption-point-x="-0.2402in" draw:caption-point-y="0.6028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29in" draw:caption-point-x="-0.2402in" draw:caption-point-y="0.602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37in" draw:caption-point-x="-0.2402in" draw:caption-point-y="0.6012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291in" draw:caption-point-x="-0.2402in" draw:caption-point-y="0.6134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295in" draw:caption-point-x="-0.2402in" draw:caption-point-y="0.61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5in" draw:caption-point-x="-0.2402in" draw:caption-point-y="0.6075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07in" draw:caption-point-x="-0.2402in" draw:caption-point-y="0.6118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894in" draw:caption-point-x="-0.2402in" draw:caption-point-y="0.5531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394in" draw:caption-point-x="-0.2402in" draw:caption-point-y="0.6031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398in" draw:caption-point-x="-0.2402in" draw:caption-point-y="0.6028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06in" draw:caption-point-x="-0.2402in" draw:caption-point-y="0.602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26in" draw:caption-point-x="-0.2402in" draw:caption-point-y="0.6122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283in" draw:caption-point-x="-0.2402in" draw:caption-point-y="0.6098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291in" draw:caption-point-x="-0.2402in" draw:caption-point-y="0.6091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799in" draw:caption-point-x="-0.2402in" draw:caption-point-y="0.6059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3.5835in" draw:caption-point-x="-0.2402in" draw:caption-point-y="0.6024in">
              <dc:date>2016-09-06T00:00:00</dc:date>
              <text:p text:style-name="P1"><text:span text:style-name="T1">Nghỉ buổi sáng đi khám lu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13in" draw:caption-point-x="-0.2402in" draw:caption-point-y="0.6122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36in" draw:caption-point-x="-0.2402in" draw:caption-point-y="0.6098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2in" draw:caption-point-x="-0.2402in" draw:caption-point-y="0.6091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4in" draw:caption-point-x="-0.2402in" draw:caption-point-y="0.6047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56in" draw:caption-point-x="-0.2402in" draw:caption-point-y="0.6031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276in" draw:caption-point-x="-0.2402in" draw:caption-point-y="0.6012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54in" draw:caption-point-x="-0.2402in" draw:caption-point-y="0.6087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54in" draw:caption-point-x="-0.2402in" draw:caption-point-y="0.6087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54in" draw:caption-point-x="-0.2402in" draw:caption-point-y="0.6087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09in" draw:caption-point-x="-0.2402in" draw:caption-point-y="0.6031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36in" draw:caption-point-x="-0.2402in" draw:caption-point-y="0.6004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3157in" draw:caption-point-x="-0.2402in" draw:caption-point-y="0.6035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5543in" draw:caption-point-x="-0.2402in" draw:caption-point-y="0.613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5555in" draw:caption-point-x="-0.2402in" draw:caption-point-y="0.6118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5594in" draw:caption-point-x="-0.2402in" draw:caption-point-y="0.6079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49" table:formula="of:=SUM([.D27:.AH27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5.8024in" draw:caption-point-x="-0.2402in" draw:caption-point-y="0.6126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5.8051in" draw:caption-point-x="-0.2402in" draw:caption-point-y="0.6098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49" table:formula="of:=SUM([.D28:.AH28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0504in" draw:caption-point-x="-0.2402in" draw:caption-point-y="0.6122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0594in" draw:caption-point-x="-0.2402in" draw:caption-point-y="0.6031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061in" draw:caption-point-x="-0.2402in" draw:caption-point-y="0.6016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3024in" draw:caption-point-x="-0.2402in" draw:caption-point-y="0.6079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inhDH</text:p>
          </table:table-cell>
          <table:table-cell table:style-name="ce149" table:formula="of:=SUM([.D30:.AH30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5492in" draw:caption-point-x="-0.2402in" draw:caption-point-y="0.608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5492in" draw:caption-point-x="-0.2402in" draw:caption-point-y="0.608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5492in" draw:caption-point-x="-0.2402in" draw:caption-point-y="0.608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5492in" draw:caption-point-x="-0.2402in" draw:caption-point-y="0.608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5492in" draw:caption-point-x="-0.2402in" draw:caption-point-y="0.608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5543in" draw:caption-point-x="-0.2402in" draw:caption-point-y="0.6035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149" table:formula="of:=SUM([.D31:.AH31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6.7929in" draw:caption-point-x="-0.2402in" draw:caption-point-y="0.6126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6.7965in" draw:caption-point-x="-0.2402in" draw:caption-point-y="0.6091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6.8008in" draw:caption-point-x="-0.2402in" draw:caption-point-y="0.6047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6.8024in" draw:caption-point-x="-0.2402in" draw:caption-point-y="0.6031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6.8031in" draw:caption-point-x="-0.2402in" draw:caption-point-y="0.6024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hoaiVK</text:p>
          </table:table-cell>
          <table:table-cell table:style-name="ce149" table:formula="of:=SUM([.D32:.AH32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0398in" draw:caption-point-x="-0.2402in" draw:caption-point-y="0.6134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0402in" draw:caption-point-x="-0.2402in" draw:caption-point-y="0.61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0409in" draw:caption-point-x="-0.2402in" draw:caption-point-y="0.6122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1in" draw:caption-point-x="-0.2402in" draw:caption-point-y="0.5531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0433in" draw:caption-point-x="-0.2402in" draw:caption-point-y="0.6098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0441in" draw:caption-point-x="-0.2402in" draw:caption-point-y="0.6091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0461in" draw:caption-point-x="-0.2402in" draw:caption-point-y="0.6071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052in" draw:caption-point-x="-0.2402in" draw:caption-point-y="0.6012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149" table:formula="of:=SUM([.D33:.AH33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2878in" draw:caption-point-x="-0.2402in" draw:caption-point-y="0.61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2882in" draw:caption-point-x="-0.2402in" draw:caption-point-y="0.6126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2917in" draw:caption-point-x="-0.2402in" draw:caption-point-y="0.6091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2921in" draw:caption-point-x="-0.2402in" draw:caption-point-y="0.6087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2972in" draw:caption-point-x="-0.2402in" draw:caption-point-y="0.6035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2976in" draw:caption-point-x="-0.2402in" draw:caption-point-y="0.6031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298in" draw:caption-point-x="-0.2402in" draw:caption-point-y="0.6028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2988in" draw:caption-point-x="-0.2402in" draw:caption-point-y="0.602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149" table:formula="of:=SUM([.D34:.AH34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7.5425in" draw:caption-point-x="-0.2402in" draw:caption-point-y="0.6059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5449in" draw:caption-point-x="-0.2402in" draw:caption-point-y="0.6035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5465in" draw:caption-point-x="-0.2402in" draw:caption-point-y="0.602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6.572in" svg:y="7.5504in" draw:caption-point-x="-0.2402in" draw:caption-point-y="0.598in">
              <dc:date>2016-09-06T00:00:00</dc:date>
              <text:p text:style-name="P1"><text:span text:style-name="T1">Nhà có việc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149" table:formula="of:=SUM([.D35:.AH35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7.7827in" draw:caption-point-x="-0.2402in" draw:caption-point-y="0.6138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7.785in" draw:caption-point-x="-0.2402in" draw:caption-point-y="0.6114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7.7866in" draw:caption-point-x="-0.2402in" draw:caption-point-y="0.6098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29in" draw:caption-point-x="-0.2402in" draw:caption-point-y="0.6035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7.7933in" draw:caption-point-x="-0.2402in" draw:caption-point-y="0.6031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7.7945in" draw:caption-point-x="-0.2402in" draw:caption-point-y="0.602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7953in" draw:caption-point-x="-0.2402in" draw:caption-point-y="0.6012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149" table:formula="of:=SUM([.D36:.AH36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8.0421in" draw:caption-point-x="-0.2402in" draw:caption-point-y="0.602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4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067in" draw:caption-point-x="-0.2402in" draw:caption-point-y="0.6114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0.1091in" draw:caption-point-x="-0.2402in" draw:caption-point-y="0.6091in">
              <dc:date>2016-09-07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094in" draw:caption-point-x="-0.2402in" draw:caption-point-y="0.6087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0.111in" draw:caption-point-x="-0.2402in" draw:caption-point-y="0.6071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0.113in" draw:caption-point-x="-0.2402in" draw:caption-point-y="0.6051in">
              <dc:date>2016-09-16T00:00:00</dc:date>
              <text:p text:style-name="P1"><text:span text:style-name="T1">NGHỈ BUỔI SÁNG, nhậu xỉn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1.0925in" svg:y="0.1138in" draw:caption-point-x="-0.2402in" draw:caption-point-y="0.6043in">
              <dc:date>2016-09-1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0.1142in" draw:caption-point-x="-0.2402in" draw:caption-point-y="0.6039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0.1157in" draw:caption-point-x="-0.2402in" draw:caption-point-y="0.6024in">
              <dc:date>2016-09-23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0.1177in" draw:caption-point-x="-0.2402in" draw:caption-point-y="0.6004in">
              <dc:date>2016-09-27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1185in" draw:caption-point-x="-0.2402in" draw:caption-point-y="0.5996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1189in" draw:caption-point-x="-0.2402in" draw:caption-point-y="0.5992in">
              <dc:date>2016-09-2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539in" draw:caption-point-x="-0.2402in" draw:caption-point-y="0.6118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0.3559in" draw:caption-point-x="-0.2402in" draw:caption-point-y="0.6098in">
              <dc:date>2016-09-0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365in" draw:caption-point-x="-0.2402in" draw:caption-point-y="0.6008in">
              <dc:date>2016-09-26T00:00:00</dc:date>
              <text:p text:style-name="P1"><text:span text:style-name="T1">Bận việc nhà, nghỉ sáng 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11.0925in" svg:y="0.6091in" draw:caption-point-x="-0.2402in" draw:caption-point-y="0.6043in">
              <dc:date>2016-09-19T00:00:00</dc:date>
              <text:p text:style-name="P1"><text:span text:style-name="T1">Nghỉ buổi sáng, e gái bị ốm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0.6118in" draw:caption-point-x="-0.2402in" draw:caption-point-y="0.6016in">
              <dc:date>2016-09-26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0.852in" draw:caption-point-x="-0.2402in" draw:caption-point-y="0.6091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8524in" draw:caption-point-x="-0.2402in" draw:caption-point-y="0.6087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0.8559in" draw:caption-point-x="-0.2402in" draw:caption-point-y="0.6051in">
              <dc:date>2016-09-16T00:00:00</dc:date>
              <text:p text:style-name="P1"><text:span text:style-name="T1">8h36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177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8614in" draw:caption-point-x="-0.2402in" draw:caption-point-y="0.599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8618in" draw:caption-point-x="-0.2402in" draw:caption-point-y="0.5992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6.1154in" svg:y="0.8622in" draw:caption-point-x="-0.2402in" draw:caption-point-y="0.5988in">
              <dc:date>2016-09-30T00:00:00</dc:date>
              <text:p text:style-name="P1"><text:span text:style-name="T1">- Đi nộp đồ án</text:span></text:p>
              <text:p text:style-name="P1"><text:span text:style-name="T1">- Đi nộp phạt </text:span></text:p>
              <text:p text:style-name="P1"><text:span text:style-name="T1">- Đi làm giấy tờ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1.0965in" draw:caption-point-x="-0.2402in" draw:caption-point-y="0.6122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0965in" draw:caption-point-x="-0.2402in" draw:caption-point-y="0.6122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1.1047in" draw:caption-point-x="-0.2402in" draw:caption-point-y="0.6039in">
              <dc:date>2016-09-20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0059in" svg:y="1.1051in" draw:caption-point-x="-0.2402in" draw:caption-point-y="0.6035in">
              <dc:date>2016-09-21T00:00:00</dc:date>
              <text:p text:style-name="P1"><text:span text:style-name="T1">Tối qua làm khuya mệt nên vào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1.1091in" draw:caption-point-x="-0.2402in" draw:caption-point-y="0.599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1.3551in" draw:caption-point-x="-0.2402in" draw:caption-point-y="0.6016in">
              <dc:date>2016-09-26T00:00:00</dc:date>
              <text:p text:style-name="P1"><text:span text:style-name="T1">Bị đau đầ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5929in" draw:caption-point-x="-0.2402in" draw:caption-point-y="0.6114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5953in" draw:caption-point-x="-0.2402in" draw:caption-point-y="0.6091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5961in" draw:caption-point-x="-0.2402in" draw:caption-point-y="0.6083in">
              <dc:date>2016-09-0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76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8413in" draw:caption-point-x="-0.2402in" draw:caption-point-y="0.6106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8429in" draw:caption-point-x="-0.2402in" draw:caption-point-y="0.6091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1.8469in" draw:caption-point-x="-0.2402in" draw:caption-point-y="0.6051in">
              <dc:date>2016-09-16T00:00:00</dc:date>
              <text:p text:style-name="P1"><text:span text:style-name="T1">8h34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0059in" svg:y="1.8512in" draw:caption-point-x="-0.2402in" draw:caption-point-y="0.6008in">
              <dc:date>2016-09-26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4">
            <text:p>4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2.0913in" draw:caption-point-x="-0.2402in" draw:caption-point-y="0.6083in">
              <dc:date>2016-09-09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8.2878in" svg:y="2.0933in" draw:caption-point-x="-0.2402in" draw:caption-point-y="0.6063in">
              <dc:date>2016-09-14T00:00:00</dc:date>
              <text:p text:style-name="P1"><text:span text:style-name="T1">Học nghị quyết ở trường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2.0949in" draw:caption-point-x="-0.2402in" draw:caption-point-y="0.6047in">
              <dc:date>2016-09-16T00:00:00</dc:date>
              <text:p text:style-name="P1"><text:span text:style-name="T1">Nghỉ buổi chiều đi dạy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0957in" draw:caption-point-x="-0.2402in" draw:caption-point-y="0.6039in">
              <dc:date>2016-09-20T00:00:00</dc:date>
              <text:p text:style-name="P1"><text:span text:style-name="T1">Qua trường họp, xin đi 1h</text:span></text:p>
            </office:annotation>
            <text:p>0</text:p>
          </table:table-cell>
          <table:table-cell table:style-name="ce167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0965in" draw:caption-point-x="-0.2402in" draw:caption-point-y="0.6031in">
              <dc:date>2016-09-22T00:00:00</dc:date>
              <text:p text:style-name="P1"><text:span text:style-name="T1">Bận dạy bên trường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4.289in" svg:y="2.0992in" draw:caption-point-x="-0.2402in" draw:caption-point-y="0.6004in">
              <dc:date>2016-09-26T00:00:00</dc:date>
              <text:p text:style-name="P1"><text:span text:style-name="T1">Bận họp bên trường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202in" svg:y="2.1in" draw:caption-point-x="-0.2402in" draw:caption-point-y="0.5996in">
              <dc:date>2016-09-28T00:00:00</dc:date>
              <text:p text:style-name="P1"><text:span text:style-name="T1">Đi dạy, nghỉ sáng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15.6587in" svg:y="2.1004in" draw:caption-point-x="-0.2402in" draw:caption-point-y="0.5992in">
              <dc:date>2016-09-29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63" table:formula="of:=SUM([.D13:.AH13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63" table:formula="of:=SUM([.D14:.AH14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2.5858in" draw:caption-point-x="-0.2402in" draw:caption-point-y="0.6091in">
              <dc:date>2016-09-07T00:00:00</dc:date>
              <text:p text:style-name="P1"><text:span text:style-name="T1">Bị đau đầu, xin vô trễ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2.5862in" draw:caption-point-x="-0.2402in" draw:caption-point-y="0.6087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6.3311in" svg:y="2.5862in" draw:caption-point-x="-0.2402in" draw:caption-point-y="0.6087in">
              <dc:date>2016-09-08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7.7988in" svg:y="2.5878in" draw:caption-point-x="-0.2402in" draw:caption-point-y="0.6071in">
              <dc:date>2016-09-12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1.0925in" svg:y="2.5906in" draw:caption-point-x="-0.2402in" draw:caption-point-y="0.6043in">
              <dc:date>2016-09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5909in" draw:caption-point-x="-0.2402in" draw:caption-point-y="0.6039in">
              <dc:date>2016-09-20T00:00:00</dc:date>
              <text:p text:style-name="P1"><text:span text:style-name="T1">Vô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2.5925in" draw:caption-point-x="-0.2402in" draw:caption-point-y="0.6024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2.5933in" draw:caption-point-x="-0.2402in" draw:caption-point-y="0.6016in">
              <dc:date>2016-09-26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2.5945in" draw:caption-point-x="-0.2402in" draw:caption-point-y="0.6004in">
              <dc:date>2016-09-27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5953in" draw:caption-point-x="-0.2402in" draw:caption-point-y="0.5996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5957in" draw:caption-point-x="-0.2402in" draw:caption-point-y="0.5992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63" table:formula="of:=SUM([.D15:.AH1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2.8929in" draw:caption-point-x="-0.2402in" draw:caption-point-y="0.5496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2.8362in" draw:caption-point-x="-0.2402in" draw:caption-point-y="0.6063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2.8366in" draw:caption-point-x="-0.2402in" draw:caption-point-y="0.6059in">
              <dc:date>2016-09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2.837in" draw:caption-point-x="-0.2402in" draw:caption-point-y="0.6055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8429in" draw:caption-point-x="-0.2402in" draw:caption-point-y="0.599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8433in" draw:caption-point-x="-0.2402in" draw:caption-point-y="0.5992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2.8437in" draw:caption-point-x="-0.2402in" draw:caption-point-y="0.5988in">
              <dc:date>2016-09-30T00:00:00</dc:date>
              <text:p text:style-name="P1"><text:span text:style-name="T1">8h30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oangNTM</text:p>
          </table:table-cell>
          <table:table-cell table:style-name="ce163" table:formula="of:=SUM([.D16:.AH16])" office:value-type="float" office:value="6.5">
            <text:p>6.5</text:p>
          </table:table-cell>
          <table:table-cell table:style-name="ce167" table:number-columns-repeated="7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1.0925in" svg:y="3.0858in" draw:caption-point-x="-0.2402in" draw:caption-point-y="0.6043in">
              <dc:date>2016-09-19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3.087in" draw:caption-point-x="-0.2402in" draw:caption-point-y="0.6031in">
              <dc:date>2016-09-22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9189in" svg:y="3.0886in" draw:caption-point-x="-0.2402in" draw:caption-point-y="0.601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14.289in" svg:y="3.0886in" draw:caption-point-x="-0.2402in" draw:caption-point-y="0.601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4.7457in" svg:y="3.0886in" draw:caption-point-x="-0.2402in" draw:caption-point-y="0.601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202in" svg:y="3.0886in" draw:caption-point-x="-0.2402in" draw:caption-point-y="0.601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3.0886in" draw:caption-point-x="-0.2402in" draw:caption-point-y="0.601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6.1154in" svg:y="3.0886in" draw:caption-point-x="-0.2402in" draw:caption-point-y="0.601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ungNC</text:p>
          </table:table-cell>
          <table:table-cell table:style-name="ce163" table:formula="of:=SUM([.D17:.AH17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63" table:formula="of:=SUM([.D18:.AH18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3.5874in" draw:caption-point-x="-0.2402in" draw:caption-point-y="0.5984in">
              <dc:date>2016-09-3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63" table:formula="of:=SUM([.D19:.AH19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9.2661in" svg:y="3.828in" draw:caption-point-x="-0.2402in" draw:caption-point-y="0.6055in">
              <dc:date>2016-09-15T00:00:00</dc:date>
              <text:p text:style-name="P1"><text:span text:style-name="T1">Bận việc đột xuất, xin nghỉ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3.8283in" draw:caption-point-x="-0.2402in" draw:caption-point-y="0.6051in">
              <dc:date>2016-09-16T00:00:00</dc:date>
              <text:p text:style-name="P1"><text:span text:style-name="T1">Ngủ quên nên vào trễ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3.8299in" draw:caption-point-x="-0.2402in" draw:caption-point-y="0.6035in">
              <dc:date>2016-09-21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3.8319in" draw:caption-point-x="-0.2402in" draw:caption-point-y="0.6016in">
              <dc:date>2016-09-26T00:00:00</dc:date>
              <text:p text:style-name="P1"><text:span text:style-name="T1">Bị ốm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63" table:formula="of:=SUM([.D20:.AH2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163" table:formula="of:=SUM([.D21:.AH21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3173in" draw:caption-point-x="-0.2402in" draw:caption-point-y="0.6114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4.3197in" draw:caption-point-x="-0.2402in" draw:caption-point-y="0.6091in">
              <dc:date>2016-09-07T00:00:00</dc:date>
              <text:p text:style-name="P1"><text:span text:style-name="T1">8h47 vào cty, ngủ quên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4.3264in" draw:caption-point-x="-0.2402in" draw:caption-point-y="0.6024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4.3283in" draw:caption-point-x="-0.2402in" draw:caption-point-y="0.6004in">
              <dc:date>2016-09-2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4.3291in" draw:caption-point-x="-0.2402in" draw:caption-point-y="0.599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LinhB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163" table:formula="of:=SUM([.D23:.AH2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ManhNB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table:number-columns-repeated="4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0634in" draw:caption-point-x="-0.2402in" draw:caption-point-y="0.6083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5.0677in" draw:caption-point-x="-0.2402in" draw:caption-point-y="0.6039in">
              <dc:date>2016-09-20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5.0685in" draw:caption-point-x="-0.2402in" draw:caption-point-y="0.6031in">
              <dc:date>2016-09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5.072in" draw:caption-point-x="-0.2402in" draw:caption-point-y="0.5996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5.0724in" draw:caption-point-x="-0.2402in" draw:caption-point-y="0.5992in">
              <dc:date>2016-09-29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NamTH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table:number-columns-repeated="25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5.5583in" draw:caption-point-x="-0.2402in" draw:caption-point-y="0.6091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5591in" draw:caption-point-x="-0.2402in" draw:caption-point-y="0.6083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5.5602in" draw:caption-point-x="-0.2402in" draw:caption-point-y="0.6071in">
              <dc:date>2016-09-12T00:00:00</dc:date>
              <text:p text:style-name="P1"><text:span text:style-name="T1">8h40 vào cty, làm việc khuya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5.5618in" draw:caption-point-x="-0.2402in" draw:caption-point-y="0.6055in">
              <dc:date>2016-09-15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5.5657in" draw:caption-point-x="-0.2402in" draw:caption-point-y="0.6016in">
              <dc:date>2016-09-26T00:00:00</dc:date>
              <text:p text:style-name="P1"><text:span text:style-name="T1">Bạn việc riêng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5.5685in" draw:caption-point-x="-0.2402in" draw:caption-point-y="0.5988in">
              <dc:date>2016-09-30T00:00:00</dc:date>
              <text:p text:style-name="P1"><text:span text:style-name="T1">8h35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NganTLT</text:p>
          </table:table-cell>
          <table:table-cell table:style-name="ce163" table:formula="of:=SUM([.D27:.AH27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5.8094in" draw:caption-point-x="-0.2402in" draw:caption-point-y="0.6055in">
              <dc:date>2016-09-14T00:00:00</dc:date>
              <text:p text:style-name="P1"><text:span text:style-name="T1">Về quê có việc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NhanHTH</text:p>
          </table:table-cell>
          <table:table-cell table:style-name="ce163" table:formula="of:=SUM([.D28:.AH28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hanNM</text:p>
          </table:table-cell>
          <table:table-cell table:style-name="ce163" table:formula="of:=SUM([.D29:.AH29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0059in" svg:y="6.3071in" draw:caption-point-x="-0.2402in" draw:caption-point-y="0.6031in">
              <dc:date>2016-09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hungHTH</text:p>
          </table:table-cell>
          <table:table-cell table:style-name="ce163" table:formula="of:=SUM([.D30:.AH30])" office:value-type="float" office:value="0">
            <text:p>0</text:p>
          </table:table-cell>
          <table:table-cell table:style-name="ce167" table:number-columns-repeated="14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huPHQ</text:p>
          </table:table-cell>
          <table:table-cell table:style-name="ce163" table:formula="of:=SUM([.D31:.AH3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6.8051in" draw:caption-point-x="-0.2402in" draw:caption-point-y="0.6004in">
              <dc:date>2016-09-27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PhuongTH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7.0433in" draw:caption-point-x="-0.2402in" draw:caption-point-y="0.6098in">
              <dc:date>2016-09-06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8.7768in" svg:y="7.0472in" draw:caption-point-x="-0.2402in" draw:caption-point-y="0.6059in">
              <dc:date>2016-09-14T00:00:00</dc:date>
              <text:p text:style-name="P1"><text:span text:style-name="T1">Bị đau bụng, xin vào trễ 30'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7.0535in" draw:caption-point-x="-0.2402in" draw:caption-point-y="0.5996in">
              <dc:date>2016-09-28T00:00:00</dc:date>
              <text:p text:style-name="P1"><text:span text:style-name="T1">Bận việc, xin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7.0543in" draw:caption-point-x="-0.2402in" draw:caption-point-y="0.5988in">
              <dc:date>2016-09-30T00:00:00</dc:date>
              <text:p text:style-name="P1"><text:span text:style-name="T1">Bận việc nhà, 8h5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PhongTH</text:p>
          </table:table-cell>
          <table:table-cell table:style-name="ce163" table:formula="of:=SUM([.D33:.AH33])" office:value-type="float" office:value="3.5">
            <text:p>3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7.2913in" draw:caption-point-x="-0.2402in" draw:caption-point-y="0.6094in">
              <dc:date>2016-09-06T00:00:00</dc:date>
              <text:p text:style-name="P1"><text:span text:style-name="T1">Nghỉ đi học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7.7988in" svg:y="7.2937in" draw:caption-point-x="-0.2402in" draw:caption-point-y="0.6071in">
              <dc:date>2016-09-12T00:00:00</dc:date>
              <text:p text:style-name="P1"><text:span text:style-name="T1">Về quê dự đám cưới bạn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7.2945in" draw:caption-point-x="-0.2402in" draw:caption-point-y="0.6063in">
              <dc:date>2016-09-13T00:00:00</dc:date>
              <text:p text:style-name="P1"><text:span text:style-name="T1">Nghỉ buổi sáng, bị mệt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7.2969in" draw:caption-point-x="-0.2402in" draw:caption-point-y="0.6039in">
              <dc:date>2016-09-20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7.2969in" draw:caption-point-x="-0.2402in" draw:caption-point-y="0.6039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SonPX</text:p>
          </table:table-cell>
          <table:table-cell table:style-name="ce163" table:formula="of:=SUM([.D34:.AH3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2.9189in" svg:y="7.5472in" draw:caption-point-x="-0.2402in" draw:caption-point-y="0.6012in">
              <dc:date>2016-09-26T00:00:00</dc:date>
              <text:p text:style-name="P1"><text:span text:style-name="T1">Nghỉ buổi chiều, ra ngân hàng có việc</text:span></text:p>
            </office:annotation>
            <text:p>0.5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202in" svg:y="7.5488in" draw:caption-point-x="-0.2402in" draw:caption-point-y="0.5996in">
              <dc:date>2016-09-28T00:00:00</dc:date>
              <text:p text:style-name="P1"><text:span text:style-name="T1">Bận việc đột xuất xin nghỉ buổi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TienND</text:p>
          </table:table-cell>
          <table:table-cell table:style-name="ce163" table:formula="of:=SUM([.D35:.AH35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5.6587in" svg:y="7.7972in" draw:caption-point-x="-0.2402in" draw:caption-point-y="0.5992in">
              <dc:date>2016-09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ThamDT</text:p>
          </table:table-cell>
          <table:table-cell table:style-name="ce163" table:formula="of:=SUM([.D36:.AH36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8.0358in" draw:caption-point-x="-0.2402in" draw:caption-point-y="0.6083in">
              <dc:date>2016-09-09T00:00:00</dc:date>
              <text:p text:style-name="P1"><text:span text:style-name="T1">8h25 vào cty, nghỉ buổi chiều, bị cảm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ThinhDH</text:p>
          </table:table-cell>
          <table:table-cell table:style-name="ce163" table:formula="of:=SUM([.D37:.AH3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ThinhT</text:p>
          </table:table-cell>
          <table:table-cell table:style-name="ce163" table:formula="of:=SUM([.D38:.AH38])" office:value-type="float" office:value="3">
            <text:p>3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8.5272in" draw:caption-point-x="-0.2402in" draw:caption-point-y="0.6122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8.5287in" draw:caption-point-x="-0.2402in" draw:caption-point-y="0.6106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8.5362in" draw:caption-point-x="-0.2402in" draw:caption-point-y="0.6031in">
              <dc:date>2016-09-2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8.5366in" draw:caption-point-x="-0.2402in" draw:caption-point-y="0.6028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4.289in" svg:y="8.5366in" draw:caption-point-x="-0.2402in" draw:caption-point-y="0.6028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539in" draw:caption-point-x="-0.2402in" draw:caption-point-y="0.6004in">
              <dc:date>2016-09-27T00:00:00</dc:date>
              <text:p text:style-name="P1"><text:span text:style-name="T1">Nghỉ buổi sáng, mệt, xe vào trễ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hoaiVK</text:p>
          </table:table-cell>
          <table:table-cell table:style-name="ce163" table:formula="of:=SUM([.D39:.AH39])" office:value-type="float" office:value="1.5">
            <text:p>1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8.7756in" draw:caption-point-x="-0.2402in" draw:caption-point-y="0.6114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8.7776in" draw:caption-point-x="-0.2402in" draw:caption-point-y="0.6094in">
              <dc:date>2016-09-06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8.7787in" draw:caption-point-x="-0.2402in" draw:caption-point-y="0.6083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8.7831in" draw:caption-point-x="-0.2402in" draw:caption-point-y="0.6039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8.7846in" draw:caption-point-x="-0.2402in" draw:caption-point-y="0.6024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7831in" draw:caption-point-x="-0.2402in" draw:caption-point-y="0.6039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8.7878in" draw:caption-point-x="-0.2402in" draw:caption-point-y="0.5992in">
              <dc:date>2016-09-29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uyLTT</text:p>
          </table:table-cell>
          <table:table-cell table:style-name="ce163" table:formula="of:=SUM([.D40:.AH40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0248in" draw:caption-point-x="-0.2402in" draw:caption-point-y="0.6098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9.0248in" draw:caption-point-x="-0.2402in" draw:caption-point-y="0.6098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9.0256in" draw:caption-point-x="-0.2402in" draw:caption-point-y="0.6091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9.0264in" draw:caption-point-x="-0.2402in" draw:caption-point-y="0.6083in">
              <dc:date>2016-09-09T00:00:00</dc:date>
              <text:p text:style-name="P1"><text:span text:style-name="T1">Nghỉ buổi sáng đi khám mắt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9.0283in" draw:caption-point-x="-0.2402in" draw:caption-point-y="0.6063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9.0307in" draw:caption-point-x="-0.2402in" draw:caption-point-y="0.6039in">
              <dc:date>2016-09-20T00:00:00</dc:date>
              <text:p text:style-name="P1"><text:span text:style-name="T1">Bị đau bụng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9.0311in" draw:caption-point-x="-0.2402in" draw:caption-point-y="0.6035in">
              <dc:date>2016-09-21T00:00:00</dc:date>
              <text:p text:style-name="P1"><text:span text:style-name="T1">Tối qua làm việc trễ nên ngủ quên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9.0315in" draw:caption-point-x="-0.2402in" draw:caption-point-y="0.6031in">
              <dc:date>2016-09-22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0343in" draw:caption-point-x="-0.2402in" draw:caption-point-y="0.6004in">
              <dc:date>2016-09-30T00:00:00</dc:date>
              <text:p text:style-name="P1"><text:span text:style-name="T1">Nghỉ sáng đi khám bệnh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9.035in" draw:caption-point-x="-0.2402in" draw:caption-point-y="0.5996in">
              <dc:date>2016-09-28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1154in" svg:y="9.0358in" draw:caption-point-x="-0.2402in" draw:caption-point-y="0.5988in">
              <dc:date>2016-09-30T00:00:00</dc:date>
              <text:p text:style-name="P1"><text:span text:style-name="T1">Chở me di cv nên vào trễ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rungHT</text:p>
          </table:table-cell>
          <table:table-cell table:style-name="ce163" table:formula="of:=SUM([.D41:.AH41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ruyenLVC</text:p>
          </table:table-cell>
          <table:table-cell table:style-name="ce163" table:formula="of:=SUM([.D42:.AH42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9.5213in" draw:caption-point-x="-0.2402in" draw:caption-point-y="0.6087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9.5228in" draw:caption-point-x="-0.2402in" draw:caption-point-y="0.6071in">
              <dc:date>2016-09-12T00:00:00</dc:date>
              <text:p text:style-name="P1"><text:span text:style-name="T1">9h5 vào cty, làm việc khuya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9.526in" draw:caption-point-x="-0.2402in" draw:caption-point-y="0.6039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9.5283in" draw:caption-point-x="-0.2402in" draw:caption-point-y="0.6016in">
              <dc:date>2016-09-26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9.5311in" draw:caption-point-x="-0.2402in" draw:caption-point-y="0.5988in">
              <dc:date>2016-09-30T00:00:00</dc:date>
              <text:p text:style-name="P1"><text:span text:style-name="T1">Bị sốt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VietBA</text:p>
          </table:table-cell>
          <table:table-cell table:style-name="ce163" table:formula="of:=SUM([.D43:.AH43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7661in" draw:caption-point-x="-0.2402in" draw:caption-point-y="0.6114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9.7752in" draw:caption-point-x="-0.2402in" draw:caption-point-y="0.6024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9.7772in" draw:caption-point-x="-0.2402in" draw:caption-point-y="0.6004in">
              <dc:date>2016-09-27T00:00:00</dc:date>
              <text:p text:style-name="P1"><text:span text:style-name="T1">Bận việc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9.778in" draw:caption-point-x="-0.2402in" draw:caption-point-y="0.5996in">
              <dc:date>2016-09-28T00:00:00</dc:date>
              <text:p text:style-name="P1"><text:span text:style-name="T1">Bận việc riêng xin vô trễ,9h 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VinhP</text:p>
          </table:table-cell>
          <table:table-cell table:style-name="ce163" table:formula="of:=SUM([.D44:.AH44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0.0142in" draw:caption-point-x="-0.2402in" draw:caption-point-y="0.6114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10.0201in" draw:caption-point-x="-0.2402in" draw:caption-point-y="0.6055in">
              <dc:date>2016-09-15T00:00:00</dc:date>
              <text:p text:style-name="P1"><text:span text:style-name="T1">Nghỉ chiều đi thi TOEI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026in" draw:caption-point-x="-0.2402in" draw:caption-point-y="0.5996in">
              <dc:date>2016-09-28T00:00:00</dc:date>
              <text:p text:style-name="P1"><text:span text:style-name="T1">Đi lấy bảng điểm TOEIC, vô trễ 1h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0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84"/>
        <table:table-column table:style-name="co22" table:number-columns-repeated="7" table:default-cell-style-name="ce184"/>
        <table:table-column table:style-name="co21" table:number-columns-repeated="16" table:default-cell-style-name="ce18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79" table:number-columns-repeated="8"/>
          <table:table-cell table:style-name="ce187" office:value-type="string" table:number-columns-spanned="2" table:number-rows-spanned="1">
            <text:p>Month</text:p>
          </table:table-cell>
          <table:covered-table-cell table:style-name="ce188"/>
          <table:table-cell table:style-name="ce189" table:content-validation-name="val1" office:value-type="float" office:value="10" table:number-columns-spanned="2" table:number-rows-spanned="1">
            <text:p>10</text:p>
          </table:table-cell>
          <table:covered-table-cell table:style-name="ce188"/>
          <table:table-cell table:style-name="ce187" office:value-type="string" table:number-columns-spanned="2" table:number-rows-spanned="1">
            <text:p>Year</text:p>
          </table:table-cell>
          <table:covered-table-cell table:style-name="ce188"/>
          <table:table-cell table:style-name="ce187" office:value-type="float" office:value="2016" table:number-columns-spanned="2" table:number-rows-spanned="1">
            <text:p>2016</text:p>
          </table:table-cell>
          <table:covered-table-cell table:style-name="ce190"/>
          <table:table-cell table:style-name="ce17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80" table:formula="of:=DATE([.$R$1];[.N1];1)" office:value-type="date" office:date-value="2016-10-01">
            <text:p>01</text:p>
          </table:table-cell>
          <table:table-cell table:style-name="ce180" table:formula="of:=[.D2]+1" office:value-type="date" office:date-value="2016-10-02">
            <office:annotation draw:style-name="gr4" draw:text-style-name="P1" svg:width="1.1413in" svg:height="0.3902in" svg:x="3.1024in" svg:y="0.0402in" draw:caption-point-x="-0.2402in" draw:caption-point-y="0.1972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80" table:formula="of:=[.E2]+1" office:value-type="date" office:date-value="2016-10-03">
            <text:p>03</text:p>
          </table:table-cell>
          <table:table-cell table:style-name="ce180" table:formula="of:=[.F2]+1" office:value-type="date" office:date-value="2016-10-04">
            <text:p>04</text:p>
          </table:table-cell>
          <table:table-cell table:style-name="ce180" table:formula="of:=[.G2]+1" office:value-type="date" office:date-value="2016-10-05">
            <text:p>05</text:p>
          </table:table-cell>
          <table:table-cell table:style-name="ce180" table:formula="of:=[.H2]+1" office:value-type="date" office:date-value="2016-10-06">
            <text:p>06</text:p>
          </table:table-cell>
          <table:table-cell table:style-name="ce180" table:formula="of:=[.I2]+1" office:value-type="date" office:date-value="2016-10-07">
            <text:p>07</text:p>
          </table:table-cell>
          <table:table-cell table:style-name="ce180" table:formula="of:=[.J2]+1" office:value-type="date" office:date-value="2016-10-08">
            <text:p>08</text:p>
          </table:table-cell>
          <table:table-cell table:style-name="ce180" table:formula="of:=[.K2]+1" office:value-type="date" office:date-value="2016-10-09">
            <text:p>09</text:p>
          </table:table-cell>
          <table:table-cell table:style-name="ce180" table:formula="of:=[.L2]+1" office:value-type="date" office:date-value="2016-10-10">
            <text:p>10</text:p>
          </table:table-cell>
          <table:table-cell table:style-name="ce180" table:formula="of:=[.M2]+1" office:value-type="date" office:date-value="2016-10-11">
            <text:p>11</text:p>
          </table:table-cell>
          <table:table-cell table:style-name="ce180" table:formula="of:=[.N2]+1" office:value-type="date" office:date-value="2016-10-12">
            <text:p>12</text:p>
          </table:table-cell>
          <table:table-cell table:style-name="ce180" table:formula="of:=[.O2]+1" office:value-type="date" office:date-value="2016-10-13">
            <text:p>13</text:p>
          </table:table-cell>
          <table:table-cell table:style-name="ce180" table:formula="of:=[.P2]+1" office:value-type="date" office:date-value="2016-10-14">
            <text:p>14</text:p>
          </table:table-cell>
          <table:table-cell table:style-name="ce180" table:formula="of:=[.Q2]+1" office:value-type="date" office:date-value="2016-10-15">
            <text:p>15</text:p>
          </table:table-cell>
          <table:table-cell table:style-name="ce180" table:formula="of:=[.R2]+1" office:value-type="date" office:date-value="2016-10-16">
            <text:p>16</text:p>
          </table:table-cell>
          <table:table-cell table:style-name="ce180" table:formula="of:=[.S2]+1" office:value-type="date" office:date-value="2016-10-17">
            <text:p>17</text:p>
          </table:table-cell>
          <table:table-cell table:style-name="ce180" table:formula="of:=[.T2]+1" office:value-type="date" office:date-value="2016-10-18">
            <text:p>18</text:p>
          </table:table-cell>
          <table:table-cell table:style-name="ce180" table:formula="of:=[.U2]+1" office:value-type="date" office:date-value="2016-10-19">
            <text:p>19</text:p>
          </table:table-cell>
          <table:table-cell table:style-name="ce180" table:formula="of:=[.V2]+1" office:value-type="date" office:date-value="2016-10-20">
            <text:p>20</text:p>
          </table:table-cell>
          <table:table-cell table:style-name="ce180" table:formula="of:=[.W2]+1" office:value-type="date" office:date-value="2016-10-21">
            <text:p>21</text:p>
          </table:table-cell>
          <table:table-cell table:style-name="ce180" table:formula="of:=[.X2]+1" office:value-type="date" office:date-value="2016-10-22">
            <text:p>22</text:p>
          </table:table-cell>
          <table:table-cell table:style-name="ce180" table:formula="of:=[.Y2]+1" office:value-type="date" office:date-value="2016-10-23">
            <text:p>23</text:p>
          </table:table-cell>
          <table:table-cell table:style-name="ce180" table:formula="of:=[.Z2]+1" office:value-type="date" office:date-value="2016-10-24">
            <text:p>24</text:p>
          </table:table-cell>
          <table:table-cell table:style-name="ce180" table:formula="of:=[.AA2]+1" office:value-type="date" office:date-value="2016-10-25">
            <text:p>25</text:p>
          </table:table-cell>
          <table:table-cell table:style-name="ce180" table:formula="of:=[.AB2]+1" office:value-type="date" office:date-value="2016-10-26">
            <text:p>26</text:p>
          </table:table-cell>
          <table:table-cell table:style-name="ce180" table:formula="of:=[.AC2]+1" office:value-type="date" office:date-value="2016-10-27">
            <text:p>27</text:p>
          </table:table-cell>
          <table:table-cell table:style-name="ce180" table:formula="of:=[.AD2]+1" office:value-type="date" office:date-value="2016-10-28">
            <text:p>28</text:p>
          </table:table-cell>
          <table:table-cell table:style-name="ce180" table:formula="of:=[.AE2]+1" office:value-type="date" office:date-value="2016-10-29">
            <text:p>29</text:p>
          </table:table-cell>
          <table:table-cell table:style-name="ce180" table:formula="of:=[.AF2]+1" office:value-type="date" office:date-value="2016-10-30">
            <text:p>30</text:p>
          </table:table-cell>
          <table:table-cell table:style-name="ce180" table:formula="of:=[.AG2]+1" office:value-type="date" office:date-value="2016-10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8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78" table:formula="of:=SUM([.D4:.AH4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1094in" draw:caption-point-x="-0.2402in" draw:caption-point-y="0.6087in">
              <dc:date>2016-10-04T00:00:00</dc:date>
              <text:p text:style-name="P1"><text:span text:style-name="T1">Tối qua làm trễ, 9h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1106in" draw:caption-point-x="-0.2402in" draw:caption-point-y="0.6075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5.3854in" svg:y="0.1118in" draw:caption-point-x="-0.2402in" draw:caption-point-y="0.6063in">
              <dc:date>2016-10-07T00:00:00</dc:date>
              <text:p text:style-name="P1"><text:span text:style-name="T1">8h45 vào cty, tối qua làm muộn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0.113in" draw:caption-point-x="-0.2402in" draw:caption-point-y="0.6051in">
              <dc:date>2016-10-10T00:00:00</dc:date>
              <text:p text:style-name="P1"><text:span text:style-name="T1">Bận việc nhà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7988in" svg:y="0.1138in" draw:caption-point-x="-0.2402in" draw:caption-point-y="0.6043in">
              <dc:date>2016-10-12T00:00:00</dc:date>
              <text:p text:style-name="P1"><text:span text:style-name="T1">Bị mệt, sốt xin tới trễ chút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1142in" draw:caption-point-x="-0.2402in" draw:caption-point-y="0.6039in">
              <dc:date>2016-10-13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1146in" draw:caption-point-x="-0.2402in" draw:caption-point-y="0.6035in">
              <dc:date>2016-10-14T00:00:00</dc:date>
              <text:p text:style-name="P1"><text:span text:style-name="T1">8h4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0.1154in" draw:caption-point-x="-0.2402in" draw:caption-point-y="0.6028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0.1161in" draw:caption-point-x="-0.2402in" draw:caption-point-y="0.602in">
              <dc:date>2016-10-19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0.1185in" draw:caption-point-x="-0.2402in" draw:caption-point-y="0.5996in">
              <dc:date>2016-10-25T00:00:00</dc:date>
              <text:p text:style-name="P1"><text:span text:style-name="T1">9h25 vào cty</text:span></text:p>
            </office:annotation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14.289in" svg:y="0.1185in" draw:caption-point-x="-0.2402in" draw:caption-point-y="0.5996in">
              <dc:date>2016-10-26T00:00:00</dc:date>
              <text:p text:style-name="P1"><text:span text:style-name="T1">Tối qua làm khuya nên đi trễ, xin vào trễ 8h50 va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78" table:formula="of:=SUM([.D5:.AH5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9287in" svg:y="0.3591in" draw:caption-point-x="-0.2402in" draw:caption-point-y="0.6067in">
              <dc:date>2016-10-06T00:00:00</dc:date>
              <text:p text:style-name="P1"><text:span text:style-name="T1">Bận việc nhà đột xuất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3614in" draw:caption-point-x="-0.2402in" draw:caption-point-y="0.6043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3618in" draw:caption-point-x="-0.2402in" draw:caption-point-y="0.6039in">
              <dc:date>2016-10-13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3626in" draw:caption-point-x="-0.2402in" draw:caption-point-y="0.6031in">
              <dc:date>2016-10-14T00:00:00</dc:date>
              <text:p text:style-name="P1"><text:span text:style-name="T1">9h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0.1791in" svg:y="0.363in" draw:caption-point-x="-0.2402in" draw:caption-point-y="0.6028in">
              <dc:date>2016-10-17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0.3657in" draw:caption-point-x="-0.2402in" draw:caption-point-y="0.6in">
              <dc:date>2016-10-25T00:00:00</dc:date>
              <text:p text:style-name="P1"><text:span text:style-name="T1">8h4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3.3756in" svg:y="0.3654in" draw:caption-point-x="-0.2402in" draw:caption-point-y="0.6004in">
              <dc:date>2016-10-24T00:00:00</dc:date>
              <text:p text:style-name="P1"><text:span text:style-name="T1">Bận việc nhà vô trễ, 9h2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0.3654in" draw:caption-point-x="-0.2402in" draw:caption-point-y="0.6004in">
              <dc:date>2016-10-27T00:00:00</dc:date>
              <text:p text:style-name="P1"><text:span text:style-name="T1">Bận việc nhà vô trễ, 9h07 vào cty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5.202in" svg:y="0.3669in" draw:caption-point-x="-0.2402in" draw:caption-point-y="0.5988in">
              <dc:date>2016-10-28T00:00:00</dc:date>
              <text:p text:style-name="P1"><text:span text:style-name="T1">Bị mệt, off buổi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78" table:formula="of:=SUM([.D6:.AH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0.6043in" draw:caption-point-x="-0.2402in" draw:caption-point-y="0.6091in">
              <dc:date>2016-10-03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0.6047in" draw:caption-point-x="-0.2402in" draw:caption-point-y="0.6087in">
              <dc:date>2016-10-04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0.6067in" draw:caption-point-x="-0.2402in" draw:caption-point-y="0.6067in">
              <dc:date>2016-10-06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6091in" draw:caption-point-x="-0.2402in" draw:caption-point-y="0.6043in">
              <dc:date>2016-10-12T00:00:00</dc:date>
              <text:p text:style-name="P1"><text:span text:style-name="T1">8h2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2.0059in" svg:y="0.6134in" draw:caption-point-x="-0.2402in" draw:caption-point-y="0.6in">
              <dc:date>2016-10-25T00:00:00</dc:date>
              <text:p text:style-name="P1"><text:span text:style-name="T1">Bận việc đột xuất, 9h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0.6134in" draw:caption-point-x="-0.2402in" draw:caption-point-y="0.6in">
              <dc:date>2016-10-25T00:00:00</dc:date>
              <text:p text:style-name="P1"><text:span text:style-name="T1">8h18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78" table:formula="of:=SUM([.D7:.AH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8524in" draw:caption-point-x="-0.2402in" draw:caption-point-y="0.6087in">
              <dc:date>2016-10-04T00:00:00</dc:date>
              <text:p text:style-name="P1"><text:span text:style-name="T1">Đi trễ, đang chạy lên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911in" draw:caption-point-x="-0.2402in" draw:caption-point-y="0.55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0.8571in" draw:caption-point-x="-0.2402in" draw:caption-point-y="0.6039in">
              <dc:date>2016-10-13T00:00:00</dc:date>
              <text:p text:style-name="P1"><text:span text:style-name="T1">Có việc xin tới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0.8594in" draw:caption-point-x="-0.2402in" draw:caption-point-y="0.6016in">
              <dc:date>2016-10-2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0.861in" draw:caption-point-x="-0.2402in" draw:caption-point-y="0.6in">
              <dc:date>2016-10-25T00:00:00</dc:date>
              <text:p text:style-name="P1"><text:span text:style-name="T1">deplo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0.861in" draw:caption-point-x="-0.2402in" draw:caption-point-y="0.6in">
              <dc:date>2016-10-25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289in" svg:y="0.8614in" draw:caption-point-x="-0.2402in" draw:caption-point-y="0.5996in">
              <dc:date>2016-10-26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0.8622in" draw:caption-point-x="-0.2402in" draw:caption-point-y="0.5988in">
              <dc:date>2016-10-28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0.8626in" draw:caption-point-x="-0.2402in" draw:caption-point-y="0.5984in">
              <dc:date>2016-10-31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78" table:formula="of:=SUM([.D8:.AH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.1012in" draw:caption-point-x="-0.2402in" draw:caption-point-y="0.6075in">
              <dc:date>2016-10-05T00:00:00</dc:date>
              <text:p text:style-name="P1"><text:span text:style-name="T1">Xe bị hư xin vô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1.1063in" draw:caption-point-x="-0.2402in" draw:caption-point-y="0.6024in">
              <dc:date>2016-10-18T00:00:00</dc:date>
              <text:p text:style-name="P1"><text:span text:style-name="T1">Ngủ quên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1.1067in" draw:caption-point-x="-0.2402in" draw:caption-point-y="0.602in">
              <dc:date>2016-10-19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.1087in" draw:caption-point-x="-0.2402in" draw:caption-point-y="0.6in">
              <dc:date>2016-10-25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13.3756in" svg:y="1.1083in" draw:caption-point-x="-0.2402in" draw:caption-point-y="0.6004in">
              <dc:date>2016-10-24T00:00:00</dc:date>
              <text:p text:style-name="P1"><text:span text:style-name="T1">Bận việc đột xuất, xin 9h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1.1094in" draw:caption-point-x="-0.2402in" draw:caption-point-y="0.5992in">
              <dc:date>2016-10-27T00:00:00</dc:date>
              <text:p text:style-name="P1"><text:span text:style-name="T1">Kẹt xa, 8h47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78" table:formula="of:=SUM([.D9:.AH9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1.3528in" draw:caption-point-x="-0.2402in" draw:caption-point-y="0.6039in">
              <dc:date>2016-10-1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8.7768in" svg:y="1.3531in" draw:caption-point-x="-0.2402in" draw:caption-point-y="0.6035in">
              <dc:date>2016-10-14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1.3543in" draw:caption-point-x="-0.2402in" draw:caption-point-y="0.6024in">
              <dc:date>2016-10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1.3575in" draw:caption-point-x="-0.2402in" draw:caption-point-y="0.5992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6.572in" svg:y="1.3587in" draw:caption-point-x="-0.2402in" draw:caption-point-y="0.598in">
              <dc:date>2016-10-31T00:00:00</dc:date>
              <text:p text:style-name="P1"><text:span text:style-name="T1">Bị mệt xin vào trễ, 9h44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178" table:formula="of:=SUM([.D10:.AH10])" office:value-type="float" office:value="0">
            <text:p>0</text:p>
          </table:table-cell>
          <table:table-cell table:style-name="ce182" table:number-columns-repeated="9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78" table:formula="of:=SUM([.D11:.AH11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1.8445in" draw:caption-point-x="-0.2402in" draw:caption-point-y="0.6075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6.8205in" svg:y="1.8469in" draw:caption-point-x="-0.2402in" draw:caption-point-y="0.6051in">
              <dc:date>2016-10-10T00:00:00</dc:date>
              <text:p text:style-name="P1"><text:span text:style-name="T1">Ra ngân hàng có việc, xin vào trễ, 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78" table:formula="of:=SUM([.D12:.AH12])" office:value-type="float" office:value="0.5">
            <text:p>0.5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2.0976in" draw:caption-point-x="-0.2402in" draw:caption-point-y="0.602in">
              <dc:date>2016-10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4.7457in" svg:y="2.0992in" draw:caption-point-x="-0.2402in" draw:caption-point-y="0.6004in">
              <dc:date>2016-10-27T00:00:00</dc:date>
              <text:p text:style-name="P1"><text:span text:style-name="T1">Nghỉ chiều có việc bận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2.1012in" draw:caption-point-x="-0.2402in" draw:caption-point-y="0.5984in">
              <dc:date>2016-10-31T00:00:00</dc:date>
              <text:p text:style-name="P1"><text:span text:style-name="T1">8h34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78" table:formula="of:=SUM([.D13:.AH13])" office:value-type="float" office:value="4.5">
            <text:p>4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7" draw:text-style-name="P1" svg:width="1.1413in" svg:height="0.2634in" svg:x="3.5591in" svg:y="2.3406in" draw:caption-point-x="-0.2402in" draw:caption-point-y="0.6067in">
              <dc:date>2016-10-05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2.3406in" draw:caption-point-x="-0.2402in" draw:caption-point-y="0.6067in">
              <dc:date>2016-10-05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4.9287in" svg:y="2.3406in" draw:caption-point-x="-0.2402in" draw:caption-point-y="0.6067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2.3406in" draw:caption-point-x="-0.2402in" draw:caption-point-y="0.6067in">
              <dc:date>2016-10-1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7.7988in" svg:y="2.3406in" draw:caption-point-x="-0.2402in" draw:caption-point-y="0.6067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8.2878in" svg:y="2.3406in" draw:caption-point-x="-0.2402in" draw:caption-point-y="0.6067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0.6358in" svg:y="2.3469in" draw:caption-point-x="-0.2402in" draw:caption-point-y="0.6004in">
              <dc:date>2016-10-24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1">
            <office:annotation draw:style-name="gr2" draw:text-style-name="P1" svg:width="1.1413in" svg:height="0.5457in" svg:x="11.0925in" svg:y="2.3406in" draw:caption-point-x="-0.2402in" draw:caption-point-y="0.6067in">
              <dc:date>2016-10-20T00:00:00</dc:date>
              <text:p text:style-name="P1"><text:span text:style-name="T1">Đi dạy buổi sáng, chiều mệt xin off lun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3.8323in" svg:y="2.3472in" draw:caption-point-x="-0.2402in" draw:caption-point-y="0.6in">
              <dc:date>2016-10-25T00:00:00</dc:date>
              <text:p text:style-name="P1"><text:span text:style-name="T1">Bận việc xin vào trễ `9h</text:span></text:p>
            </office:annotation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4.289in" svg:y="2.3476in" draw:caption-point-x="-0.2402in" draw:caption-point-y="0.5996in">
              <dc:date>2016-10-26T00:00:00</dc:date>
              <text:p text:style-name="P1"><text:span text:style-name="T1">Qua trường dạy nẹn vào trễ, 8h45 vào cty</text:span></text:p>
            </office:annotation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4.7457in" svg:y="2.3469in" draw:caption-point-x="-0.2402in" draw:caption-point-y="0.6004in">
              <dc:date>2016-10-24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178" table:formula="of:=SUM([.D14:.AH1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78" table:formula="of:=SUM([.D15:.AH15])" office:value-type="float" office:value="4">
            <text:p>4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4.289in" svg:y="2.8437in" draw:caption-point-x="-0.2402in" draw:caption-point-y="0.5988in">
              <dc:date>2016-10-28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14.7457in" svg:y="2.8441in" draw:caption-point-x="-0.2402in" draw:caption-point-y="0.5984in">
              <dc:date>2016-10-28T00:00:00</dc:date>
              <text:p text:style-name="P1"><text:span text:style-name="T1">Off buổi sáng</text:span></text:p>
            </office:annotation>
            <text:p>0.5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78" table:formula="of:=SUM([.D16:.AH1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3.5591in" svg:y="3.0811in" draw:caption-point-x="-0.2402in" draw:caption-point-y="0.6091in">
              <dc:date>2016-10-03T00:00:00</dc:date>
              <text:p text:style-name="P1"><text:span text:style-name="T1">9h40 vào cty, bận việc riêng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3.0854in" draw:caption-point-x="-0.2402in" draw:caption-point-y="0.6047in">
              <dc:date>2016-10-11T00:00:00</dc:date>
              <text:p text:style-name="P1"><text:span text:style-name="T1">Bị sốt, cảm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0858in" draw:caption-point-x="-0.2402in" draw:caption-point-y="0.6043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8.7768in" svg:y="3.0866in" draw:caption-point-x="-0.2402in" draw:caption-point-y="0.6035in">
              <dc:date>2016-10-14T00:00:00</dc:date>
              <text:p text:style-name="P1"><text:span text:style-name="T1">Bận việc riêng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3.0878in" draw:caption-point-x="-0.2402in" draw:caption-point-y="0.6024in">
              <dc:date>2016-10-18T00:00:00</dc:date>
              <text:p text:style-name="P1"><text:span text:style-name="T1">Xin vô trễ, đi đón ng thân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0886in" draw:caption-point-x="-0.2402in" draw:caption-point-y="0.6016in">
              <dc:date>2016-10-2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5.202in" svg:y="3.0913in" draw:caption-point-x="-0.2402in" draw:caption-point-y="0.5988in">
              <dc:date>2016-10-28T00:00:00</dc:date>
              <text:p text:style-name="P1"><text:span text:style-name="T1">Tối qua release muộn nên vào trễ, 8h5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78" table:formula="of:=SUM([.D17:.AH17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3.3307in" draw:caption-point-x="-0.2402in" draw:caption-point-y="0.6075in">
              <dc:date>2016-10-0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3319in" draw:caption-point-x="-0.2402in" draw:caption-point-y="0.6063in">
              <dc:date>2016-10-07T00:00:00</dc:date>
              <text:p text:style-name="P1"><text:span text:style-name="T1">8h4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3.3331in" draw:caption-point-x="-0.2402in" draw:caption-point-y="0.6051in">
              <dc:date>2016-10-1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3339in" draw:caption-point-x="-0.2402in" draw:caption-point-y="0.6043in">
              <dc:date>2016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3.3346in" draw:caption-point-x="-0.2402in" draw:caption-point-y="0.6035in">
              <dc:date>2016-10-14T00:00:00</dc:date>
              <text:p text:style-name="P1"><text:span text:style-name="T1">8h34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3.3358in" draw:caption-point-x="-0.2402in" draw:caption-point-y="0.6024in">
              <dc:date>2016-10-18T00:00:00</dc:date>
              <text:p text:style-name="P1"><text:span text:style-name="T1">8h38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3366in" draw:caption-point-x="-0.2402in" draw:caption-point-y="0.6016in">
              <dc:date>2016-10-20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3.3382in" draw:caption-point-x="-0.2402in" draw:caption-point-y="0.6in">
              <dc:date>2016-10-2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3.339in" draw:caption-point-x="-0.2402in" draw:caption-point-y="0.5992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3.3398in" draw:caption-point-x="-0.2402in" draw:caption-point-y="0.5984in">
              <dc:date>2016-10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oangNTM</text:p>
          </table:table-cell>
          <table:table-cell table:style-name="ce178" table:formula="of:=SUM([.D18:.AH18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3.5783in" draw:caption-point-x="-0.2402in" draw:caption-point-y="0.6075in">
              <dc:date>2016-10-05T00:00:00</dc:date>
              <text:p text:style-name="P1"><text:span text:style-name="T1">Máy bay bị delay <text:s/>nên tới trễ, mệt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3.5783in" draw:caption-point-x="-0.2402in" draw:caption-point-y="0.6075in">
              <dc:date>2016-10-05T00:00:00</dc:date>
              <text:p text:style-name="P1"><text:span text:style-name="T1">Nghỉ sáng đi làm giấy tờ cho mẹ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5795in" draw:caption-point-x="-0.2402in" draw:caption-point-y="0.6063in">
              <dc:date>2016-10-07T00:00:00</dc:date>
              <text:p text:style-name="P1"><text:span text:style-name="T1">8h50 vào cty</text:span></text:p>
            </office:annotation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3.5819in" draw:caption-point-x="-0.2402in" draw:caption-point-y="0.6039in">
              <dc:date>2016-10-12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3.5835in" draw:caption-point-x="-0.2402in" draw:caption-point-y="0.6024in">
              <dc:date>2016-10-18T00:00:00</dc:date>
              <text:p text:style-name="P1"><text:span text:style-name="T1">Đi làm giấy tờ, xin off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11.5492in" svg:y="3.5843in" draw:caption-point-x="-0.2402in" draw:caption-point-y="0.6016in">
              <dc:date>2016-10-20T00:00:00</dc:date>
              <text:p text:style-name="P1"><text:span text:style-name="T1">Nghỉ buổi sáng, đi khám nghãi vụ quân sự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3.5866in" draw:caption-point-x="-0.2402in" draw:caption-point-y="0.5992in">
              <dc:date>2016-10-27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NC</text:p>
          </table:table-cell>
          <table:table-cell table:style-name="ce178" table:formula="of:=SUM([.D19:.AH19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PN</text:p>
          </table:table-cell>
          <table:table-cell table:style-name="ce178" table:formula="of:=SUM([.D20:.AH20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4.0724in" draw:caption-point-x="-0.2402in" draw:caption-point-y="0.6087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4.0157in" svg:y="4.0724in" draw:caption-point-x="-0.2402in" draw:caption-point-y="0.6087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2" draw:text-style-name="P1" svg:width="1.1413in" svg:height="0.5457in" svg:x="4.472in" svg:y="4.0736in" draw:caption-point-x="-0.2402in" draw:caption-point-y="0.6075in">
              <dc:date>2016-10-05T00:00:00</dc:date>
              <text:p text:style-name="P1"><text:span text:style-name="T1">Bận việc nhà nên chưa vo TP kịp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yDH</text:p>
          </table:table-cell>
          <table:table-cell table:style-name="ce178" table:formula="of:=SUM([.D21:.AH21])" office:value-type="float" office:value="0">
            <text:p>0</text:p>
          </table:table-cell>
          <table:table-cell table:style-name="ce182" table:number-columns-repeated="25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hangNHH</text:p>
          </table:table-cell>
          <table:table-cell table:style-name="ce178" table:formula="of:=SUM([.D22:.AH22])" office:value-type="float" office:value="0">
            <text:p>0</text:p>
          </table:table-cell>
          <table:table-cell table:style-name="ce182" table:number-columns-repeated="25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hanhNN</text:p>
          </table:table-cell>
          <table:table-cell table:style-name="ce178" table:formula="of:=SUM([.D23:.AH23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4.8402in" draw:caption-point-x="-0.2402in" draw:caption-point-y="0.5839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12.0059in" svg:y="4.8472in" draw:caption-point-x="-0.2402in" draw:caption-point-y="0.5768in">
              <dc:date>2016-10-24T00:00:00</dc:date>
              <text:p text:style-name="P1"><text:span text:style-name="T1">Bận việc nhà (đám cưới)</text:span></text:p>
            </office:annotation>
            <text:p>1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4.8484in" draw:caption-point-x="-0.2402in" draw:caption-point-y="0.5756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4.8488in" draw:caption-point-x="-0.2402in" draw:caption-point-y="0.5752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4.8492in" draw:caption-point-x="-0.2402in" draw:caption-point-y="0.5748in">
              <dc:date>2016-10-31T00:00:00</dc:date>
              <text:p text:style-name="P1"><text:span text:style-name="T1">8h37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KienPT</text:p>
          </table:table-cell>
          <table:table-cell table:style-name="ce178" table:formula="of:=SUM([.D24:.AH2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0.1791in" svg:y="5.0921in" draw:caption-point-x="-0.2402in" draw:caption-point-y="0.5795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5.0921in" draw:caption-point-x="-0.2402in" draw:caption-point-y="0.5795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5.0921in" draw:caption-point-x="-0.2402in" draw:caption-point-y="0.5795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5492in" svg:y="5.0921in" draw:caption-point-x="-0.2402in" draw:caption-point-y="0.5795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2.0059in" svg:y="5.0921in" draw:caption-point-x="-0.2402in" draw:caption-point-y="0.5795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ietNVT</text:p>
          </table:table-cell>
          <table:table-cell table:style-name="ce178" table:formula="of:=SUM([.D25:.AH25])" office:value-type="float" office:value="3">
            <text:p>3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4.472in" svg:y="5.335in" draw:caption-point-x="-0.2402in" draw:caption-point-y="0.5843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4.9287in" svg:y="5.3346in" draw:caption-point-x="-0.2402in" draw:caption-point-y="0.5846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5.3346in" draw:caption-point-x="-0.2402in" draw:caption-point-y="0.5846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5.3437in" draw:caption-point-x="-0.2402in" draw:caption-point-y="0.5756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LinhBT</text:p>
          </table:table-cell>
          <table:table-cell table:style-name="ce178" table:formula="of:=SUM([.D26:.AH26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3.3756in" svg:y="5.5906in" draw:caption-point-x="-0.2402in" draw:caption-point-y="0.5768in">
              <dc:date>2016-10-24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iNTT</text:p>
          </table:table-cell>
          <table:table-cell table:style-name="ce178" table:formula="of:=SUM([.D27:.AH27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5.8295in" draw:caption-point-x="-0.2402in" draw:caption-point-y="0.5854in">
              <dc:date>2016-10-03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5.8323in" draw:caption-point-x="-0.2402in" draw:caption-point-y="0.5827in">
              <dc:date>2016-10-07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5.8339in" draw:caption-point-x="-0.2402in" draw:caption-point-y="0.5811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5.8362in" draw:caption-point-x="-0.2402in" draw:caption-point-y="0.5787in">
              <dc:date>2016-10-18T00:00:00</dc:date>
              <text:p text:style-name="P1"><text:span text:style-name="T1">Xe bị hư, xin vô trệ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5.8394in" draw:caption-point-x="-0.2402in" draw:caption-point-y="0.5756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ManhNB</text:p>
          </table:table-cell>
          <table:table-cell table:style-name="ce178" table:formula="of:=SUM([.D28:.AH2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6.0772in" draw:caption-point-x="-0.2402in" draw:caption-point-y="0.5854in">
              <dc:date>2016-10-0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6.0846in" draw:caption-point-x="-0.2402in" draw:caption-point-y="0.578in">
              <dc:date>2016-10-2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4.7457in" svg:y="6.087in" draw:caption-point-x="-0.2402in" draw:caption-point-y="0.5756in">
              <dc:date>2016-10-27T00:00:00</dc:date>
              <text:p text:style-name="P1"><text:span text:style-name="T1">Ngủ quên nên dậy trễ, 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6.0878in" draw:caption-point-x="-0.2402in" draw:caption-point-y="0.5748in">
              <dc:date>2016-10-31T00:00:00</dc:date>
              <text:p text:style-name="P1"><text:span text:style-name="T1">8h39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H</text:p>
          </table:table-cell>
          <table:table-cell table:style-name="ce178" table:formula="of:=SUM([.D29:.AH29])" office:value-type="float" office:value="0">
            <text:p>0</text:p>
          </table:table-cell>
          <table:table-cell table:style-name="ce182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amTV</text:p>
          </table:table-cell>
          <table:table-cell table:style-name="ce178" table:formula="of:=SUM([.D30:.AH30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5724in" draw:caption-point-x="-0.2402in" draw:caption-point-y="0.5854in">
              <dc:date>2016-10-03T00:00:00</dc:date>
              <text:p text:style-name="P1"><text:span text:style-name="T1">Bị đau ngực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6.5787in" draw:caption-point-x="-0.2402in" draw:caption-point-y="0.5791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6.5787in" draw:caption-point-x="-0.2402in" draw:caption-point-y="0.5791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6.5811in" draw:caption-point-x="-0.2402in" draw:caption-point-y="0.5768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6.5811in" draw:caption-point-x="-0.2402in" draw:caption-point-y="0.5768in">
              <dc:date>2016-10-24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6.5815in" draw:caption-point-x="-0.2402in" draw:caption-point-y="0.5764in">
              <dc:date>2016-10-2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6.5823in" draw:caption-point-x="-0.2402in" draw:caption-point-y="0.5756in">
              <dc:date>2016-10-2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6.5827in" draw:caption-point-x="-0.2402in" draw:caption-point-y="0.5752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6.5831in" draw:caption-point-x="-0.2402in" draw:caption-point-y="0.5748in">
              <dc:date>2016-10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gaTN</text:p>
          </table:table-cell>
          <table:table-cell table:style-name="ce178" table:formula="of:=SUM([.D31:.AH31])" office:value-type="float" office:value="0">
            <text:p>0</text:p>
          </table:table-cell>
          <table:table-cell table:style-name="ce182" table:number-columns-repeated="25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ganTLT</text:p>
          </table:table-cell>
          <table:table-cell table:style-name="ce178" table:formula="of:=SUM([.D32:.AH32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7.0677in" draw:caption-point-x="-0.2402in" draw:caption-point-y="0.5854in">
              <dc:date>2016-10-03T00:00:00</dc:date>
              <text:p text:style-name="P1"><text:span text:style-name="T1">Vê quê, b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7.0705in" draw:caption-point-x="-0.2402in" draw:caption-point-y="0.5827in">
              <dc:date>2016-10-07T00:00:00</dc:date>
              <text:p text:style-name="P1"><text:span text:style-name="T1">Bị ốm, sốt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15.202in" svg:y="7.078in" draw:caption-point-x="-0.2402in" draw:caption-point-y="0.5752in">
              <dc:date>2016-10-28T00:00:00</dc:date>
              <text:p text:style-name="P1"><text:span text:style-name="T1">Xin nghỉ về quê dột xuất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anHTH</text:p>
          </table:table-cell>
          <table:table-cell table:style-name="ce178" table:formula="of:=SUM([.D33:.AH33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anNM</text:p>
          </table:table-cell>
          <table:table-cell table:style-name="ce178" table:formula="of:=SUM([.D34:.AH34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7.7988in" svg:y="7.5673in" draw:caption-point-x="-0.2402in" draw:caption-point-y="0.5811in">
              <dc:date>2016-10-12T00:00:00</dc:date>
              <text:p text:style-name="P1"><text:span text:style-name="T1">Lên trường có việc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8.7768in" svg:y="7.5693in" draw:caption-point-x="-0.2402in" draw:caption-point-y="0.5791in">
              <dc:date>2016-10-18T00:00:00</dc:date>
              <text:p text:style-name="P1"><text:span text:style-name="T1">Off buổi chiều, bận việc cá nhân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7.5693in" draw:caption-point-x="-0.2402in" draw:caption-point-y="0.5791in">
              <dc:date>2016-10-18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hungHTH</text:p>
          </table:table-cell>
          <table:table-cell table:style-name="ce178" table:formula="of:=SUM([.D35:.AH35])" office:value-type="float" office:value="2">
            <text:p>2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7.815in" draw:caption-point-x="-0.2402in" draw:caption-point-y="0.5815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7.8201in" draw:caption-point-x="-0.2402in" draw:caption-point-y="0.5764in">
              <dc:date>2016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huPHQ</text:p>
          </table:table-cell>
          <table:table-cell table:style-name="ce178" table:formula="of:=SUM([.D36:.AH36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3.5591in" svg:y="8.0587in" draw:caption-point-x="-0.2402in" draw:caption-point-y="0.5854in">
              <dc:date>2016-10-03T00:00:00</dc:date>
              <text:p text:style-name="P1"><text:span text:style-name="T1">Nước ngập , ko đi dc,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8.0634in" draw:caption-point-x="-0.2402in" draw:caption-point-y="0.5807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14.289in" svg:y="8.0681in" draw:caption-point-x="-0.2402in" draw:caption-point-y="0.576in">
              <dc:date>2016-10-26T00:00:00</dc:date>
              <text:p text:style-name="P1"><text:span text:style-name="T1">Nghỉ sáng qua cty cũ thanh lý hợp đồ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PhuongTH</text:p>
          </table:table-cell>
          <table:table-cell table:style-name="ce178" table:formula="of:=SUM([.D37:.AH37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9287in" svg:y="8.3087in" draw:caption-point-x="-0.2402in" draw:caption-point-y="0.5831in">
              <dc:date>2016-10-06T00:00:00</dc:date>
              <text:p text:style-name="P1"><text:span text:style-name="T1">8h34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8.3102in" draw:caption-point-x="-0.2402in" draw:caption-point-y="0.5815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8.3102in" draw:caption-point-x="-0.2402in" draw:caption-point-y="0.5815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289in" svg:y="8.3157in" draw:caption-point-x="-0.2402in" draw:caption-point-y="0.576in">
              <dc:date>2016-10-26T00:00:00</dc:date>
              <text:p text:style-name="P1"><text:span text:style-name="T1">Bận việc đi trễ, 10h valo2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PhongTH</text:p>
          </table:table-cell>
          <table:table-cell table:style-name="ce178" table:formula="of:=SUM([.D38:.AH38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8.5543in" draw:caption-point-x="-0.2402in" draw:caption-point-y="0.585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8.5543in" draw:caption-point-x="-0.2402in" draw:caption-point-y="0.585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8.5543in" draw:caption-point-x="-0.2402in" draw:caption-point-y="0.585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0.1791in" svg:y="8.5602in" draw:caption-point-x="-0.2402in" draw:caption-point-y="0.5791in">
              <dc:date>2016-10-17T00:00:00</dc:date>
              <text:p text:style-name="P1"><text:span text:style-name="T1">8h45 vào cty, xe bị hư dọc đường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8.5606in" draw:caption-point-x="-0.2402in" draw:caption-point-y="0.5787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8.5626in" draw:caption-point-x="-0.2402in" draw:caption-point-y="0.5768in">
              <dc:date>2016-10-24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8.5638in" draw:caption-point-x="-0.2402in" draw:caption-point-y="0.5756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SonPX</text:p>
          </table:table-cell>
          <table:table-cell table:style-name="ce178" table:formula="of:=SUM([.D39:.AH39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8.8016in" draw:caption-point-x="-0.2402in" draw:caption-point-y="0.5854in">
              <dc:date>2016-10-03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7768in" svg:y="8.8071in" draw:caption-point-x="-0.2402in" draw:caption-point-y="0.5799in">
              <dc:date>2016-10-14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ienND</text:p>
          </table:table-cell>
          <table:table-cell table:style-name="ce178" table:formula="of:=SUM([.D40:.AH40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9.0535in" draw:caption-point-x="-0.2402in" draw:caption-point-y="0.5811in">
              <dc:date>2016-10-11T00:00:00</dc:date>
              <text:p text:style-name="P1"><text:span text:style-name="T1">Đi lấy biển số xe, 8h4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0.1791in" svg:y="9.0555in" draw:caption-point-x="-0.2402in" draw:caption-point-y="0.5791in">
              <dc:date>2016-10-17T00:00:00</dc:date>
              <text:p text:style-name="P1"><text:span text:style-name="T1">Dọn nhà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9" draw:text-style-name="P1" svg:width="1.1413in" svg:height="0.8567in" svg:x="15.202in" svg:y="9.0594in" draw:caption-point-x="-0.2402in" draw:caption-point-y="0.5752in">
              <dc:date>2016-10-31T00:00:00</dc:date>
              <text:p text:style-name="P1"><text:span text:style-name="T1">Bị mệt nên vào trễ, 8h48 vào cty</text:span></text:p>
              <text:p text:style-name="P1"><text:span text:style-name="T1">Off buổi chiều nhưng làm bù 29,30/10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nhN</text:p>
          </table:table-cell>
          <table:table-cell table:style-name="ce178" table:formula="of:=SUM([.D41:.AH41])" office:value-type="float" office:value="2">
            <text:p>2</text:p>
          </table:table-cell>
          <table:table-cell table:style-name="ce182" table:number-columns-repeated="4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3" draw:text-style-name="P1" svg:width="1.1413in" svg:height="0.7012in" svg:x="4.9287in" svg:y="9.3024in" draw:caption-point-x="-0.2402in" draw:caption-point-y="0.5799in">
              <dc:date>2016-10-14T00:00:00</dc:date>
              <text:p text:style-name="P1"><text:span text:style-name="T1">Bận việc riêng (ng nhà nắm viện)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8.7768in" svg:y="9.3024in" draw:caption-point-x="-0.2402in" draw:caption-point-y="0.5799in">
              <dc:date>2016-10-14T00:00:00</dc:date>
              <text:p text:style-name="P1"><text:span text:style-name="T1">Dự lễ tốt nghiệp của e gái, nghỉ sáng</text:span></text:p>
            </office:annotation>
            <text:p>0.5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12.0059in" svg:y="9.3055in" draw:caption-point-x="-0.2402in" draw:caption-point-y="0.5768in">
              <dc:date>2016-10-24T00:00:00</dc:date>
              <text:p text:style-name="P1"><text:span text:style-name="T1">Bị ốm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amDT</text:p>
          </table:table-cell>
          <table:table-cell table:style-name="ce178" table:formula="of:=SUM([.D42:.AH42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9.5441in" draw:caption-point-x="-0.2402in" draw:caption-point-y="0.5858in">
              <dc:date>2016-10-03T00:00:00</dc:date>
              <text:p text:style-name="P1"><text:span text:style-name="T1">9h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6.8205in" svg:y="9.5484in" draw:caption-point-x="-0.2402in" draw:caption-point-y="0.5815in">
              <dc:date>2016-10-11T00:00:00</dc:date>
              <text:p text:style-name="P1"><text:span text:style-name="T1">Nghỉ buổi chiều,bận việc riêng</text:span></text:p>
            </office:annotation>
            <text:p>0.5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9.5531in" draw:caption-point-x="-0.2402in" draw:caption-point-y="0.5768in">
              <dc:date>2016-10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inhDH</text:p>
          </table:table-cell>
          <table:table-cell table:style-name="ce178" table:formula="of:=SUM([.D43:.AH43])" office:value-type="float" office:value="0">
            <text:p>0</text:p>
          </table:table-cell>
          <table:table-cell table:style-name="ce182" table:number-columns-repeated="31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inhT</text:p>
          </table:table-cell>
          <table:table-cell table:style-name="ce178" table:formula="of:=SUM([.D44:.AH4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10.0457in" draw:caption-point-x="-0.2402in" draw:caption-point-y="0.5799in">
              <dc:date>2016-10-1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oaiVK</text:p>
          </table:table-cell>
          <table:table-cell table:style-name="ce178" table:formula="of:=SUM([.D45:.AH45])" office:value-type="float" office:value="2.5">
            <text:p>2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10.2882in" draw:caption-point-x="-0.2402in" draw:caption-point-y="0.585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10.2882in" draw:caption-point-x="-0.2402in" draw:caption-point-y="0.585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10.2882in" draw:caption-point-x="-0.2402in" draw:caption-point-y="0.585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10.2929in" draw:caption-point-x="-0.2402in" draw:caption-point-y="0.5803in">
              <dc:date>2016-10-13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10.2945in" draw:caption-point-x="-0.2402in" draw:caption-point-y="0.5787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3" draw:text-style-name="P1" svg:width="1.1413in" svg:height="0.7012in" svg:x="14.7457in" svg:y="10.2882in" draw:caption-point-x="-0.2402in" draw:caption-point-y="0.585in">
              <dc:date>2016-10-27T00:00:00</dc:date>
              <text:p text:style-name="P1"><text:span text:style-name="T1">Đi học, nghỉ buổi chiều</text:span></text:p>
              <text:p text:style-name="P1"><text:span text:style-name="T1">Sáng 8h30 vào cty</text:span></text:p>
            </office:annotation>
            <text:p>0.5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10.298in" draw:caption-point-x="-0.2402in" draw:caption-point-y="0.5752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huyLTT</text:p>
          </table:table-cell>
          <table:table-cell table:style-name="ce178" table:formula="of:=SUM([.D46:.AH46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0.5362in" draw:caption-point-x="-0.2402in" draw:caption-point-y="0.5846in">
              <dc:date>2016-10-04T00:00:00</dc:date>
              <text:p text:style-name="P1"><text:span text:style-name="T1">10h1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10.537in" draw:caption-point-x="-0.2402in" draw:caption-point-y="0.5839in">
              <dc:date>2016-10-0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5.3854in" svg:y="10.5382in" draw:caption-point-x="-0.2402in" draw:caption-point-y="0.5827in">
              <dc:date>2016-10-07T00:00:00</dc:date>
              <text:p text:style-name="P1"><text:span text:style-name="T1">Bị chóng mặt, phải truyền nước, nghi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0.5394in" draw:caption-point-x="-0.2402in" draw:caption-point-y="0.5815in">
              <dc:date>2016-10-10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0.5398in" draw:caption-point-x="-0.2402in" draw:caption-point-y="0.5811in">
              <dc:date>2016-10-11T00:00:00</dc:date>
              <text:p text:style-name="P1"><text:span text:style-name="T1">Chở mẹ đi CV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10.5406in" draw:caption-point-x="-0.2402in" draw:caption-point-y="0.5803in">
              <dc:date>2016-10-13T00:00:00</dc:date>
              <text:p text:style-name="P1"><text:span text:style-name="T1">Xe bị hư, đang tìm chỗ sửa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10.5409in" draw:caption-point-x="-0.2402in" draw:caption-point-y="0.5799in">
              <dc:date>2016-10-14T00:00:00</dc:date>
              <text:p text:style-name="P1"><text:span text:style-name="T1">8h5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10.5992in" draw:caption-point-x="-0.2402in" draw:caption-point-y="0.5217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0.5429in" draw:caption-point-x="-0.2402in" draw:caption-point-y="0.578in">
              <dc:date>2016-10-19T00:00:00</dc:date>
              <text:p text:style-name="P1"><text:span text:style-name="T1">Ngủ quên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0.5441in" draw:caption-point-x="-0.2402in" draw:caption-point-y="0.5768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10.5441in" draw:caption-point-x="-0.2402in" draw:caption-point-y="0.5768in">
              <dc:date>2016-10-24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10.5445in" draw:caption-point-x="-0.2402in" draw:caption-point-y="0.5764in">
              <dc:date>2016-10-2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289in" svg:y="10.5449in" draw:caption-point-x="-0.2402in" draw:caption-point-y="0.576in">
              <dc:date>2016-10-26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10.5453in" draw:caption-point-x="-0.2402in" draw:caption-point-y="0.5756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5.202in" svg:y="10.5465in" draw:caption-point-x="-0.2402in" draw:caption-point-y="0.5744in">
              <dc:date>2016-10-28T00:00:00</dc:date>
              <text:p text:style-name="P1"><text:span text:style-name="T1">Nhà có việc xin vô trễ, 10h5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10.5461in" draw:caption-point-x="-0.2402in" draw:caption-point-y="0.5748in">
              <dc:date>2016-10-31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rungHT</text:p>
          </table:table-cell>
          <table:table-cell table:style-name="ce178" table:formula="of:=SUM([.D47:.AH47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5492in" svg:y="10.7906in" draw:caption-point-x="-0.2402in" draw:caption-point-y="0.578in">
              <dc:date>2016-10-20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ruyenLVC</text:p>
          </table:table-cell>
          <table:table-cell table:style-name="ce178" table:formula="of:=SUM([.D48:.AH4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0311in" draw:caption-point-x="-0.2402in" draw:caption-point-y="0.585in">
              <dc:date>2016-10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1.0346in" draw:caption-point-x="-0.2402in" draw:caption-point-y="0.5815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1.035in" draw:caption-point-x="-0.2402in" draw:caption-point-y="0.5811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1.0378in" draw:caption-point-x="-0.2402in" draw:caption-point-y="0.5783in">
              <dc:date>2016-10-19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1.0398in" draw:caption-point-x="-0.2402in" draw:caption-point-y="0.5764in">
              <dc:date>2016-10-25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11.0406in" draw:caption-point-x="-0.2402in" draw:caption-point-y="0.5756in">
              <dc:date>2016-10-27T00:00:00</dc:date>
              <text:p text:style-name="P1"><text:span text:style-name="T1">Ra ngoài 30p chụp hình thẻ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11.0409in" draw:caption-point-x="-0.2402in" draw:caption-point-y="0.5752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11.0413in" draw:caption-point-x="-0.2402in" draw:caption-point-y="0.5748in">
              <dc:date>2016-10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VietBA</text:p>
          </table:table-cell>
          <table:table-cell table:style-name="ce178" table:formula="of:=SUM([.D49:.AH49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2787in" draw:caption-point-x="-0.2402in" draw:caption-point-y="0.585in">
              <dc:date>2016-10-04T00:00:00</dc:date>
              <text:p text:style-name="P1"><text:span text:style-name="T1">9h5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VinhP</text:p>
          </table:table-cell>
          <table:table-cell table:style-name="ce178" table:formula="of:=SUM([.D50:.AH50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office:value-type="string">
            <text:p>s</text:p>
          </table:table-cell>
          <table:table-cell table:style-name="ce183" table:number-columns-repeated="3"/>
          <table:table-cell table:style-name="ce185"/>
          <table:table-cell table:style-name="ce18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6" table:number-columns-repeated="7"/>
          <table:table-cell table:style-name="ce18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99"/>
        <table:table-column table:style-name="co22" table:number-columns-repeated="7" table:default-cell-style-name="ce199"/>
        <table:table-column table:style-name="co21" table:number-columns-repeated="15" table:default-cell-style-name="ce19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94" table:number-columns-repeated="8"/>
          <table:table-cell table:style-name="ce202" office:value-type="string" table:number-columns-spanned="2" table:number-rows-spanned="1">
            <text:p>Month</text:p>
          </table:table-cell>
          <table:covered-table-cell table:style-name="ce203"/>
          <table:table-cell table:style-name="ce204" table:content-validation-name="val1" office:value-type="float" office:value="11" table:number-columns-spanned="2" table:number-rows-spanned="1">
            <text:p>11</text:p>
          </table:table-cell>
          <table:covered-table-cell table:style-name="ce203"/>
          <table:table-cell table:style-name="ce202" office:value-type="string" table:number-columns-spanned="2" table:number-rows-spanned="1">
            <text:p>Year</text:p>
          </table:table-cell>
          <table:covered-table-cell table:style-name="ce203"/>
          <table:table-cell table:style-name="ce202" office:value-type="float" office:value="2016" table:number-columns-spanned="2" table:number-rows-spanned="1">
            <text:p>2016</text:p>
          </table:table-cell>
          <table:covered-table-cell table:style-name="ce205"/>
          <table:table-cell table:style-name="ce19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95" table:formula="of:=DATE([.$R$1];[.N1];1)" office:value-type="date" office:date-value="2016-11-01">
            <text:p>01</text:p>
          </table:table-cell>
          <table:table-cell table:style-name="ce195" table:formula="of:=[.D2]+1" office:value-type="date" office:date-value="2016-11-02">
            <text:p>02</text:p>
          </table:table-cell>
          <table:table-cell table:style-name="ce195" table:formula="of:=[.E2]+1" office:value-type="date" office:date-value="2016-11-03">
            <text:p>03</text:p>
          </table:table-cell>
          <table:table-cell table:style-name="ce195" table:formula="of:=[.F2]+1" office:value-type="date" office:date-value="2016-11-04">
            <text:p>04</text:p>
          </table:table-cell>
          <table:table-cell table:style-name="ce195" table:formula="of:=[.G2]+1" office:value-type="date" office:date-value="2016-11-05">
            <text:p>05</text:p>
          </table:table-cell>
          <table:table-cell table:style-name="ce195" table:formula="of:=[.H2]+1" office:value-type="date" office:date-value="2016-11-06">
            <text:p>06</text:p>
          </table:table-cell>
          <table:table-cell table:style-name="ce195" table:formula="of:=[.I2]+1" office:value-type="date" office:date-value="2016-11-07">
            <text:p>07</text:p>
          </table:table-cell>
          <table:table-cell table:style-name="ce195" table:formula="of:=[.J2]+1" office:value-type="date" office:date-value="2016-11-08">
            <text:p>08</text:p>
          </table:table-cell>
          <table:table-cell table:style-name="ce195" table:formula="of:=[.K2]+1" office:value-type="date" office:date-value="2016-11-09">
            <text:p>09</text:p>
          </table:table-cell>
          <table:table-cell table:style-name="ce195" table:formula="of:=[.L2]+1" office:value-type="date" office:date-value="2016-11-10">
            <text:p>10</text:p>
          </table:table-cell>
          <table:table-cell table:style-name="ce195" table:formula="of:=[.M2]+1" office:value-type="date" office:date-value="2016-11-11">
            <text:p>11</text:p>
          </table:table-cell>
          <table:table-cell table:style-name="ce195" table:formula="of:=[.N2]+1" office:value-type="date" office:date-value="2016-11-12">
            <text:p>12</text:p>
          </table:table-cell>
          <table:table-cell table:style-name="ce195" table:formula="of:=[.O2]+1" office:value-type="date" office:date-value="2016-11-13">
            <text:p>13</text:p>
          </table:table-cell>
          <table:table-cell table:style-name="ce195" table:formula="of:=[.P2]+1" office:value-type="date" office:date-value="2016-11-14">
            <text:p>14</text:p>
          </table:table-cell>
          <table:table-cell table:style-name="ce195" table:formula="of:=[.Q2]+1" office:value-type="date" office:date-value="2016-11-15">
            <text:p>15</text:p>
          </table:table-cell>
          <table:table-cell table:style-name="ce195" table:formula="of:=[.R2]+1" office:value-type="date" office:date-value="2016-11-16">
            <text:p>16</text:p>
          </table:table-cell>
          <table:table-cell table:style-name="ce195" table:formula="of:=[.S2]+1" office:value-type="date" office:date-value="2016-11-17">
            <text:p>17</text:p>
          </table:table-cell>
          <table:table-cell table:style-name="ce195" table:formula="of:=[.T2]+1" office:value-type="date" office:date-value="2016-11-18">
            <text:p>18</text:p>
          </table:table-cell>
          <table:table-cell table:style-name="ce195" table:formula="of:=[.U2]+1" office:value-type="date" office:date-value="2016-11-19">
            <text:p>19</text:p>
          </table:table-cell>
          <table:table-cell table:style-name="ce195" table:formula="of:=[.V2]+1" office:value-type="date" office:date-value="2016-11-20">
            <text:p>20</text:p>
          </table:table-cell>
          <table:table-cell table:style-name="ce195" table:formula="of:=[.W2]+1" office:value-type="date" office:date-value="2016-11-21">
            <text:p>21</text:p>
          </table:table-cell>
          <table:table-cell table:style-name="ce195" table:formula="of:=[.X2]+1" office:value-type="date" office:date-value="2016-11-22">
            <text:p>22</text:p>
          </table:table-cell>
          <table:table-cell table:style-name="ce195" table:formula="of:=[.Y2]+1" office:value-type="date" office:date-value="2016-11-23">
            <text:p>23</text:p>
          </table:table-cell>
          <table:table-cell table:style-name="ce195" table:formula="of:=[.Z2]+1" office:value-type="date" office:date-value="2016-11-24">
            <text:p>24</text:p>
          </table:table-cell>
          <table:table-cell table:style-name="ce195" table:formula="of:=[.AA2]+1" office:value-type="date" office:date-value="2016-11-25">
            <text:p>25</text:p>
          </table:table-cell>
          <table:table-cell table:style-name="ce195" table:formula="of:=[.AB2]+1" office:value-type="date" office:date-value="2016-11-26">
            <text:p>26</text:p>
          </table:table-cell>
          <table:table-cell table:style-name="ce195" table:formula="of:=[.AC2]+1" office:value-type="date" office:date-value="2016-11-27">
            <text:p>27</text:p>
          </table:table-cell>
          <table:table-cell table:style-name="ce195" table:formula="of:=[.AD2]+1" office:value-type="date" office:date-value="2016-11-28">
            <text:p>28</text:p>
          </table:table-cell>
          <table:table-cell table:style-name="ce195" table:formula="of:=[.AE2]+1" office:value-type="date" office:date-value="2016-11-29">
            <text:p>29</text:p>
          </table:table-cell>
          <table:table-cell table:style-name="ce195" table:formula="of:=[.AF2]+1" office:value-type="date" office:date-value="2016-11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93" table:formula="of:=SUM([.D4:.AG4])" office:value-type="float" office:value="0.5"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0.1043in" draw:caption-point-x="-0.2402in" draw:caption-point-y="0.6138in">
              <dc:date>2016-11-0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0.1079in" draw:caption-point-x="-0.2402in" draw:caption-point-y="0.6102in">
              <dc:date>2016-11-04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8421in" svg:y="0.1098in" draw:caption-point-x="-0.2402in" draw:caption-point-y="0.6083in">
              <dc:date>2016-11-08T00:00:00</dc:date>
              <text:p text:style-name="P1"><text:span text:style-name="T1">Tối qua làm trễ nên vô trễ, 9j56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0.1102in" draw:caption-point-x="-0.2402in" draw:caption-point-y="0.6079in">
              <dc:date>2016-11-09T00:00:00</dc:date>
              <text:p text:style-name="P1"><text:span text:style-name="T1">8h4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0.111in" draw:caption-point-x="-0.2402in" draw:caption-point-y="0.6071in">
              <dc:date>2016-11-11T00:00:00</dc:date>
              <text:p text:style-name="P1"><text:span text:style-name="T1">Tối qua làm khuya, xin vào trễ, 9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9.2661in" svg:y="0.1126in" draw:caption-point-x="-0.2402in" draw:caption-point-y="0.6055in">
              <dc:date>2016-11-15T00:00:00</dc:date>
              <text:p text:style-name="P1"><text:span text:style-name="T1">Bận việc đột xuất, 9h4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0.1134in" draw:caption-point-x="-0.2402in" draw:caption-point-y="0.6047in">
              <dc:date>2016-11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0.1142in" draw:caption-point-x="-0.2402in" draw:caption-point-y="0.6039in">
              <dc:date>2016-11-1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115in" draw:caption-point-x="-0.2402in" draw:caption-point-y="0.6031in">
              <dc:date>2016-11-18T00:00:00</dc:date>
              <text:p text:style-name="P1"><text:span text:style-name="T1">Tối qua làm việc khuya, xin vô trê, 9h13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3.3756in" svg:y="0.1161in" draw:caption-point-x="-0.2402in" draw:caption-point-y="0.602in">
              <dc:date>2016-11-22T00:00:00</dc:date>
              <text:p text:style-name="P1"><text:span text:style-name="T1">Off buổi chiều xin về khám nvqs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0.1173in" draw:caption-point-x="-0.2402in" draw:caption-point-y="0.6008in">
              <dc:date>2016-11-25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0.1752in" draw:caption-point-x="-0.2402in" draw:caption-point-y="0.5429in">
              <dc:date>2016-11-28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5.6587in" svg:y="0.1181in" draw:caption-point-x="-0.2402in" draw:caption-point-y="0.6in">
              <dc:date>2016-11-29T00:00:00</dc:date>
              <text:p text:style-name="P1"><text:span text:style-name="T1">Hôm qua làm việc khuya nên xin vào trễ, 9h05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0.1185in" draw:caption-point-x="-0.2402in" draw:caption-point-y="0.5996in">
              <dc:date>2016-11-30T00:00:00</dc:date>
              <text:p text:style-name="P1"><text:span text:style-name="T1">8h37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93" table:formula="of:=SUM([.D5:.AG5])" office:value-type="float" office:value="1">
            <text:p>1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0.3555in" draw:caption-point-x="-0.2402in" draw:caption-point-y="0.6102in">
              <dc:date>2016-11-04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0.3567in" draw:caption-point-x="-0.2402in" draw:caption-point-y="0.6091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0.3575in" draw:caption-point-x="-0.2402in" draw:caption-point-y="0.6083in">
              <dc:date>2016-11-08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0.3579in" draw:caption-point-x="-0.2402in" draw:caption-point-y="0.6079in">
              <dc:date>2016-11-0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6.8205in" svg:y="0.3583in" draw:caption-point-x="-0.2402in" draw:caption-point-y="0.6075in">
              <dc:date>2016-11-28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0.3587in" draw:caption-point-x="-0.2402in" draw:caption-point-y="0.6071in">
              <dc:date>2016-11-11T00:00:00</dc:date>
              <text:p text:style-name="P1"><text:span text:style-name="T1">Có việc xin vô trễ, 9h1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0.3594in" draw:caption-point-x="-0.2402in" draw:caption-point-y="0.6063in">
              <dc:date>2016-11-14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0.3602in" draw:caption-point-x="-0.2402in" draw:caption-point-y="0.6055in">
              <dc:date>2016-11-15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0.3618in" draw:caption-point-x="-0.2402in" draw:caption-point-y="0.6039in">
              <dc:date>2016-11-17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.5">
            <office:annotation draw:style-name="gr8" draw:text-style-name="P1" svg:width="1.1413in" svg:height="1.0122in" svg:x="10.6358in" svg:y="0.3626in" draw:caption-point-x="-0.2402in" draw:caption-point-y="0.6031in">
              <dc:date>2016-11-18T00:00:00</dc:date>
              <text:p text:style-name="P1"><text:span text:style-name="T1">Có task gấp, ở nhà làm việc với cus,vắng quá 2h, tạm tính nghỉ 1 buổi sáng. Confirm lại sau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0.3634in" draw:caption-point-x="-0.2402in" draw:caption-point-y="0.6024in">
              <dc:date>2016-11-2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0.365in" draw:caption-point-x="-0.2402in" draw:caption-point-y="0.6008in">
              <dc:date>2016-11-25T00:00:00</dc:date>
              <text:p text:style-name="P1"><text:span text:style-name="T1">Đi làm giấy tờ, xin vào trễ, 9h5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0.3654in" draw:caption-point-x="-0.2402in" draw:caption-point-y="0.6004in">
              <dc:date>2016-11-28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93" table:formula="of:=SUM([.D6:.AG6])" office:value-type="float" office:value="1.5">
            <text:p>1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4.0157in" svg:y="0.6035in" draw:caption-point-x="-0.2402in" draw:caption-point-y="0.6098in">
              <dc:date>2016-11-04T00:00:00</dc:date>
              <text:p text:style-name="P1"><text:span text:style-name="T1">Chở em gái đi khám, 9h vào cty</text:span></text:p>
              <text:p text:style-name="P1"><text:span text:style-name="T1">Off buổi chiều chăm người thân</text:span></text:p>
            </office:annotation>
            <text:p>0.5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0.6059in" draw:caption-point-x="-0.2402in" draw:caption-point-y="0.6075in">
              <dc:date>2016-11-10T00:00:00</dc:date>
              <text:p text:style-name="P1"><text:span text:style-name="T1">8h2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0.6102in" draw:caption-point-x="-0.2402in" draw:caption-point-y="0.6031in">
              <dc:date>2016-11-18T00:00:00</dc:date>
              <text:p text:style-name="P1"><text:span text:style-name="T1">8h12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0.6118in" draw:caption-point-x="-0.2402in" draw:caption-point-y="0.6016in">
              <dc:date>2016-11-23T00:00:00</dc:date>
              <text:p text:style-name="P1"><text:span text:style-name="T1">8h15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3756in" svg:y="0.6122in" draw:caption-point-x="-0.2402in" draw:caption-point-y="0.6012in">
              <dc:date>2016-11-24T00:00:00</dc:date>
              <text:p text:style-name="P1"><text:span text:style-name="T1">Đau bụng, 8h45 lên cty</text:span></text:p>
              <text:p text:style-name="P1"><text:span text:style-name="T1">Về quê, xin về sớm 16h45</text:span></text:p>
            </office:annotation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3.8323in" svg:y="0.6126in" draw:caption-point-x="-0.2402in" draw:caption-point-y="0.6008in">
              <dc:date>2016-11-25T00:00:00</dc:date>
              <text:p text:style-name="P1"><text:span text:style-name="T1">Về quê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93" table:formula="of:=SUM([.D7:.AG7])" office:value-type="float" office:value="2">
            <text:p>2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3.1024in" svg:y="0.8488in" draw:caption-point-x="-0.2402in" draw:caption-point-y="0.6122in">
              <dc:date>2016-11-02T00:00:00</dc:date>
              <text:p text:style-name="P1"><text:span text:style-name="T1">Tối qua release trễ nên vào trễ,8h5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0.85in" draw:caption-point-x="-0.2402in" draw:caption-point-y="0.611in">
              <dc:date>2016-11-03T00:00:00</dc:date>
              <text:p text:style-name="P1"><text:span text:style-name="T1">Hôm qua nhậu zữ nên mệt, 9h0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0.8516in" draw:caption-point-x="-0.2402in" draw:caption-point-y="0.6094in">
              <dc:date>2016-11-04T00:00:00</dc:date>
              <text:p text:style-name="P1"><text:span text:style-name="T1">Có việc đột xuất, xin off buổi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0.852in" draw:caption-point-x="-0.2402in" draw:caption-point-y="0.6091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5.8421in" svg:y="0.8528in" draw:caption-point-x="-0.2402in" draw:caption-point-y="0.6083in">
              <dc:date>2016-11-08T00:00:00</dc:date>
              <text:p text:style-name="P1"><text:span text:style-name="T1">Bị mệt, 8h43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6.3311in" svg:y="0.8531in" draw:caption-point-x="-0.2402in" draw:caption-point-y="0.6079in">
              <dc:date>2016-11-09T00:00:00</dc:date>
              <text:p text:style-name="P1"><text:span text:style-name="T1">Bận việc nhà</text:span></text:p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0.852in" draw:caption-point-x="-0.2402in" draw:caption-point-y="0.6091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0.8563in" draw:caption-point-x="-0.2402in" draw:caption-point-y="0.6047in">
              <dc:date>2016-11-1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2.4622in" svg:y="0.8591in" draw:caption-point-x="-0.2402in" draw:caption-point-y="0.602in">
              <dc:date>2016-11-22T00:00:00</dc:date>
              <text:p text:style-name="P1"><text:span text:style-name="T1">Tối qua làm task trễ, thức khuya nên dậy trễ, 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0.8598in" draw:caption-point-x="-0.2402in" draw:caption-point-y="0.6012in">
              <dc:date>2016-11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3.8323in" svg:y="0.8602in" draw:caption-point-x="-0.2402in" draw:caption-point-y="0.6008in">
              <dc:date>2016-11-25T00:00:00</dc:date>
              <text:p text:style-name="P1"><text:span text:style-name="T1">Đi du lịch cty vợ</text:span></text:p>
            </office:annotation>
            <text:p>1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5.6587in" svg:y="0.861in" draw:caption-point-x="-0.2402in" draw:caption-point-y="0.6in">
              <dc:date>2016-11-29T00:00:00</dc:date>
              <text:p text:style-name="P1"><text:span text:style-name="T1">Có việc bận, xin vỗ trễ, 8h51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0.8614in" draw:caption-point-x="-0.2402in" draw:caption-point-y="0.5996in">
              <dc:date>2016-11-30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192" office:value-type="string">
            <text:p>DuyNM</text:p>
          </table:table-cell>
          <table:table-cell table:style-name="ce193" table:formula="of:=SUM([.D8:.AG8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8421in" svg:y="1.1004in" draw:caption-point-x="-0.2402in" draw:caption-point-y="0.6083in">
              <dc:date>2016-11-08T00:00:00</dc:date>
              <text:p text:style-name="P1"><text:span text:style-name="T1">Bận việc riêng xin vào trễ, 9h01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5.6587in" svg:y="1.1087in" draw:caption-point-x="-0.2402in" draw:caption-point-y="0.6in">
              <dc:date>2016-11-29T00:00:00</dc:date>
              <text:p text:style-name="P1"><text:span text:style-name="T1">Có việc bận, xin vào trễ, 8h49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1154in" svg:y="1.1091in" draw:caption-point-x="-0.2402in" draw:caption-point-y="0.5996in">
              <dc:date>2016-11-30T00:00:00</dc:date>
              <text:p text:style-name="P1"><text:span text:style-name="T1">Ngủ quên, 8h54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93" table:formula="of:=SUM([.D9:.AG9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.3496in" draw:caption-point-x="-0.2402in" draw:caption-point-y="0.6071in">
              <dc:date>2016-11-11T00:00:00</dc:date>
              <text:p text:style-name="P1"><text:span text:style-name="T1">Dậy trễ,8h45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0059in" svg:y="1.3543in" draw:caption-point-x="-0.2402in" draw:caption-point-y="0.6024in">
              <dc:date>2016-11-21T00:00:00</dc:date>
              <text:p text:style-name="P1"><text:span text:style-name="T1">Có việc đột xuất, xin đi trễ, 8h5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1.3563in" draw:caption-point-x="-0.2402in" draw:caption-point-y="0.6004in">
              <dc:date>2016-11-2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193" table:formula="of:=SUM([.D10:.AG10])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1.5921in" draw:caption-point-x="-0.2402in" draw:caption-point-y="0.6122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93" table:formula="of:=SUM([.D11:.AG11])" office:value-type="float" office:value="4">
            <text:p>4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8421in" svg:y="1.8437in" draw:caption-point-x="-0.2402in" draw:caption-point-y="0.6083in">
              <dc:date>2016-11-08T00:00:00</dc:date>
              <text:p text:style-name="P1"><text:span text:style-name="T1">Onl task tại nhà nên vô trễ, 9h23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1.8441in" draw:caption-point-x="-0.2402in" draw:caption-point-y="0.6079in">
              <dc:date>2016-11-0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7.3094in" svg:y="1.8445in" draw:caption-point-x="-0.2402in" draw:caption-point-y="0.6075in">
              <dc:date>2016-11-10T00:00:00</dc:date>
              <text:p text:style-name="P1"><text:span text:style-name="T1">Có việc riêng</text:span></text:p>
            </office:annotation>
            <text:p>1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206"/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15.202in" svg:y="1.8516in" draw:caption-point-x="-0.2402in" draw:caption-point-y="0.6004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5.6587in" svg:y="1.8516in" draw:caption-point-x="-0.2402in" draw:caption-point-y="0.6004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6.1154in" svg:y="1.8516in" draw:caption-point-x="-0.2402in" draw:caption-point-y="0.6004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192" office:value-type="string">
            <text:p>HaTH</text:p>
          </table:table-cell>
          <table:table-cell table:style-name="ce193" table:formula="of:=SUM([.D12:.AG12])" office:value-type="float" office:value="1"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2.0858in" draw:caption-point-x="-0.2402in" draw:caption-point-y="0.6138in">
              <dc:date>2016-11-01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2.0886in" draw:caption-point-x="-0.2402in" draw:caption-point-y="0.611in">
              <dc:date>2016-11-03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2.0906in" draw:caption-point-x="-0.2402in" draw:caption-point-y="0.6091in">
              <dc:date>2016-11-07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2.0917in" draw:caption-point-x="-0.2402in" draw:caption-point-y="0.6079in">
              <dc:date>2016-11-0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2.0921in" draw:caption-point-x="-0.2402in" draw:caption-point-y="0.6075in">
              <dc:date>2016-11-10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12.0059in" svg:y="2.0972in" draw:caption-point-x="-0.2402in" draw:caption-point-y="0.6024in">
              <dc:date>2016-11-21T00:00:00</dc:date>
              <text:p text:style-name="P1"><text:span text:style-name="T1">Xin nghỉ đi du lịch</text:span></text:p>
            </office:annotation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12.4622in" svg:y="2.0976in" draw:caption-point-x="-0.2402in" draw:caption-point-y="0.602in">
              <dc:date>2016-11-2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5.6587in" svg:y="2.0996in" draw:caption-point-x="-0.2402in" draw:caption-point-y="0.6in">
              <dc:date>2016-11-29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93" table:formula="of:=SUM([.D13:.AG13])" office:value-type="float" office:value="1.5">
            <text:p>1.5</text:p>
          </table:table-cell>
          <table:table-cell table:style-name="ce197" office:value-type="float" office:value="0.5">
            <office:annotation draw:style-name="gr7" draw:text-style-name="P1" svg:width="1.1413in" svg:height="0.2634in" svg:x="2.6457in" svg:y="2.335in" draw:caption-point-x="-0.2402in" draw:caption-point-y="0.6122in">
              <dc:date>2016-11-01T00:00:00</dc:date>
              <text:p text:style-name="P1"><text:span text:style-name="T1">Off buôi chiều</text:span></text:p>
            </office:annotation>
            <text:p>0.5</text:p>
          </table:table-cell>
          <table:table-cell table:style-name="ce197" office:value-type="float" office:value="0.5">
            <office:annotation draw:style-name="gr7" draw:text-style-name="P1" svg:width="1.1413in" svg:height="0.2634in" svg:x="3.1024in" svg:y="2.335in" draw:caption-point-x="-0.2402in" draw:caption-point-y="0.6122in">
              <dc:date>2016-11-02T00:00:00</dc:date>
              <text:p text:style-name="P1"><text:span text:style-name="T1">Nghỉ dạy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2.3374in" draw:caption-point-x="-0.2402in" draw:caption-point-y="0.6098in">
              <dc:date>2016-11-04T00:00:00</dc:date>
              <text:p text:style-name="P1"><text:span text:style-name="T1">Bận chút việc, 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6.3311in" svg:y="2.335in" draw:caption-point-x="-0.2402in" draw:caption-point-y="0.6122in">
              <dc:date>2016-11-10T00:00:00</dc:date>
              <text:p text:style-name="P1"><text:span text:style-name="T1">Đi dạy xin vô trễ, 9h20 vào cty</text:span></text:p>
              <text:p text:style-name="P1"><text:span text:style-name="T1">Confirm giờ làm bù với c Nhân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6.8205in" svg:y="2.335in" draw:caption-point-x="-0.2402in" draw:caption-point-y="0.6122in">
              <dc:date>2016-11-10T00:00:00</dc:date>
              <text:p text:style-name="P1"><text:span text:style-name="T1">Đi dạy xin vô trễ, 9h34 vào cty</text:span></text:p>
              <text:p text:style-name="P1"><text:span text:style-name="T1">Confirm giờ làm bù với c Nhân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9.7228in" svg:y="2.3425in" draw:caption-point-x="-0.2402in" draw:caption-point-y="0.6047in">
              <dc:date>2016-11-18T00:00:00</dc:date>
              <text:p text:style-name="P1"><text:span text:style-name="T1">Đi dạy, xin vô trễ, 9h22 vào cty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1791in" svg:y="2.3437in" draw:caption-point-x="-0.2402in" draw:caption-point-y="0.6035in">
              <dc:date>2016-11-18T00:00:00</dc:date>
              <text:p text:style-name="P1"><text:span text:style-name="T1">Có việc riêng, 9h18 vào cty</text:span><text:span text:style-name="T1"><text:line-break/></text:span><text:span text:style-name="T1">Đã làm bù đủ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2.9189in" svg:y="2.3457in" draw:caption-point-x="-0.2402in" draw:caption-point-y="0.6016in">
              <dc:date>2016-11-23T00:00:00</dc:date>
              <text:p text:style-name="P1"><text:span text:style-name="T1">Đi dạy, xin vào trễ,9h17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2.3461in" draw:caption-point-x="-0.2402in" draw:caption-point-y="0.6012in">
              <dc:date>2016-11-24T00:00:00</dc:date>
              <text:p text:style-name="P1"><text:span text:style-name="T1">Đi dạy trên trường, 9h0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16.1154in" svg:y="2.3476in" draw:caption-point-x="-0.2402in" draw:caption-point-y="0.5996in">
              <dc:date>2016-11-30T00:00:00</dc:date>
              <text:p text:style-name="P1"><text:span text:style-name="T1">Đi dạy trên trường, xin vào trễ, 10h vào cty</text:span></text:p>
              <text:p text:style-name="P1"><text:span text:style-name="T1">Off buổi chiều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193" table:formula="of:=SUM([.D14:.AG1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93" table:formula="of:=SUM([.D15:.AG15])" office:value-type="float" office:value="5.5">
            <text:p>5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7" draw:text-style-name="P1" svg:width="1.1413in" svg:height="0.2634in" svg:x="8.7768in" svg:y="2.837in" draw:caption-point-x="-0.2402in" draw:caption-point-y="0.6055in">
              <dc:date>2016-11-15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97" office:value-type="float" office:value="0.5">
            <office:annotation draw:style-name="gr7" draw:text-style-name="P1" svg:width="1.1413in" svg:height="0.2634in" svg:x="9.2661in" svg:y="2.837in" draw:caption-point-x="-0.2402in" draw:caption-point-y="0.6055in">
              <dc:date>2016-11-15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.5">
            <office:annotation draw:style-name="gr7" draw:text-style-name="P1" svg:width="1.1413in" svg:height="0.2634in" svg:x="9.7228in" svg:y="2.8382in" draw:caption-point-x="-0.2402in" draw:caption-point-y="0.6043in">
              <dc:date>2016-11-16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12.4622in" svg:y="2.8409in" draw:caption-point-x="-0.2402in" draw:caption-point-y="0.6016in">
              <dc:date>2016-11-22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13.8323in" svg:y="2.8421in" draw:caption-point-x="-0.2402in" draw:caption-point-y="0.6004in">
              <dc:date>2016-11-25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93" table:formula="of:=SUM([.D16:.AG16])" office:value-type="float" office:value="2">
            <text:p>2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7.3094in" svg:y="3.0831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8.7768in" svg:y="3.0831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3.0878in" draw:caption-point-x="-0.2402in" draw:caption-point-y="0.6024in">
              <dc:date>2016-11-2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089in" draw:caption-point-x="-0.2402in" draw:caption-point-y="0.6012in">
              <dc:date>2016-11-24T00:00:00</dc:date>
              <text:p text:style-name="P1"><text:span text:style-name="T1">Đi bưu điện gửi giấy tờ, 9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5.6587in" svg:y="3.0902in" draw:caption-point-x="-0.2402in" draw:caption-point-y="0.6in">
              <dc:date>2016-11-29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3.0906in" draw:caption-point-x="-0.2402in" draw:caption-point-y="0.5996in">
              <dc:date>2016-11-30T00:00:00</dc:date>
              <text:p text:style-name="P1"><text:span text:style-name="T1">8h48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93" table:formula="of:=SUM([.D17:.AG17])" office:value-type="float" office:value="1"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3.3819in" draw:caption-point-x="-0.2402in" draw:caption-point-y="0.5563in">
              <dc:date>2016-11-01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3.326in" draw:caption-point-x="-0.2402in" draw:caption-point-y="0.6122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3.3272in" draw:caption-point-x="-0.2402in" draw:caption-point-y="0.611in">
              <dc:date>2016-11-03T00:00:00</dc:date>
              <text:p text:style-name="P1"><text:span text:style-name="T1">8h38 vào 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3.328in" draw:caption-point-x="-0.2402in" draw:caption-point-y="0.6102in">
              <dc:date>2016-11-04T00:00:00</dc:date>
              <text:p text:style-name="P1"><text:span text:style-name="T1">8h4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8" draw:text-style-name="P1" svg:width="1.1413in" svg:height="1.0122in" svg:x="5.3854in" svg:y="3.3291in" draw:caption-point-x="-0.2402in" draw:caption-point-y="0.6091in">
              <dc:date>2016-11-30T00:00:00</dc:date>
              <text:p text:style-name="P1"><text:span text:style-name="T1">Xin nghỉ về quê khám quân sự, Làm online tại nhà</text:span></text:p>
              <text:p text:style-name="P1"><text:span text:style-name="T1">Đã confirm với a Năm làm đủ giờ</text:span></text:p>
            </office:annotation>
            <text:p>0</text:p>
          </table:table-cell>
          <table:table-cell table:style-name="ce197" office:value-type="float" office:value="0">
            <office:annotation draw:style-name="gr8" draw:text-style-name="P1" svg:width="1.1413in" svg:height="1.0122in" svg:x="5.8421in" svg:y="3.3291in" draw:caption-point-x="-0.2402in" draw:caption-point-y="0.6091in">
              <dc:date>2016-11-30T00:00:00</dc:date>
              <text:p text:style-name="P1"><text:span text:style-name="T1">Xin nghỉ về quê khám quân sự, Làm online tại nhà</text:span></text:p>
              <text:p text:style-name="P1"><text:span text:style-name="T1">Đã confirm với a Năm làm đủ giờ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6.3311in" svg:y="3.3291in" draw:caption-point-x="-0.2402in" draw:caption-point-y="0.6091in">
              <dc:date>2016-11-07T00:00:00</dc:date>
              <text:p text:style-name="P1"><text:span text:style-name="T1">Xin nghỉ về quê khám quân sự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3.3319in" draw:caption-point-x="-0.2402in" draw:caption-point-y="0.6063in">
              <dc:date>2016-11-1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3.3327in" draw:caption-point-x="-0.2402in" draw:caption-point-y="0.6055in">
              <dc:date>2016-11-15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3.3335in" draw:caption-point-x="-0.2402in" draw:caption-point-y="0.6047in">
              <dc:date>2016-11-16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3.3343in" draw:caption-point-x="-0.2402in" draw:caption-point-y="0.6039in">
              <dc:date>2016-11-17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3.335in" draw:caption-point-x="-0.2402in" draw:caption-point-y="0.6031in">
              <dc:date>2016-11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3.3358in" draw:caption-point-x="-0.2402in" draw:caption-point-y="0.6024in">
              <dc:date>2016-11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3.3374in" draw:caption-point-x="-0.2402in" draw:caption-point-y="0.6008in">
              <dc:date>2016-11-25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3.3378in" draw:caption-point-x="-0.2402in" draw:caption-point-y="0.6004in">
              <dc:date>2016-11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oangNTM</text:p>
          </table:table-cell>
          <table:table-cell table:style-name="ce193" table:formula="of:=SUM([.D18:.AG18])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3.5736in" draw:caption-point-x="-0.2402in" draw:caption-point-y="0.6122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3.5748in" draw:caption-point-x="-0.2402in" draw:caption-point-y="0.611in">
              <dc:date>2016-11-03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3.5756in" draw:caption-point-x="-0.2402in" draw:caption-point-y="0.6102in">
              <dc:date>2016-11-04T00:00:00</dc:date>
              <text:p text:style-name="P1"><text:span text:style-name="T1">8h4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3.5776in" draw:caption-point-x="-0.2402in" draw:caption-point-y="0.6083in">
              <dc:date>2016-11-08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3.578in" draw:caption-point-x="-0.2402in" draw:caption-point-y="0.6079in">
              <dc:date>2016-11-09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3.5776in" draw:caption-point-x="-0.2402in" draw:caption-point-y="0.6083in">
              <dc:date>2016-11-08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3.5787in" draw:caption-point-x="-0.2402in" draw:caption-point-y="0.6071in">
              <dc:date>2016-11-11T00:00:00</dc:date>
              <text:p text:style-name="P1"><text:span text:style-name="T1">Đi làm giấy tờ, xin vô trễ, 9h0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3.5795in" draw:caption-point-x="-0.2402in" draw:caption-point-y="0.6063in">
              <dc:date>2016-11-1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3.5811in" draw:caption-point-x="-0.2402in" draw:caption-point-y="0.6047in">
              <dc:date>2016-11-16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3.5819in" draw:caption-point-x="-0.2402in" draw:caption-point-y="0.6039in">
              <dc:date>2016-11-17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3.5827in" draw:caption-point-x="-0.2402in" draw:caption-point-y="0.6031in">
              <dc:date>2016-11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3.5843in" draw:caption-point-x="-0.2402in" draw:caption-point-y="0.6016in">
              <dc:date>2016-11-23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3.5846in" draw:caption-point-x="-0.2402in" draw:caption-point-y="0.6012in">
              <dc:date>2016-11-2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5.202in" svg:y="3.5854in" draw:caption-point-x="-0.2402in" draw:caption-point-y="0.6004in">
              <dc:date>2016-11-28T00:00:00</dc:date>
              <text:p text:style-name="P1"><text:span text:style-name="T1">Có việc đi làm giấy tờ, xin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3.5862in" draw:caption-point-x="-0.2402in" draw:caption-point-y="0.5996in">
              <dc:date>2016-11-30T00:00:00</dc:date>
              <text:p text:style-name="P1"><text:span text:style-name="T1">8h4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LV</text:p>
          </table:table-cell>
          <table:table-cell table:style-name="ce193" table:formula="of:=SUM([.D19:.AG19])" office:value-type="float" office:value="0">
            <text:p>0</text:p>
          </table:table-cell>
          <table:table-cell table:style-name="ce197" table:number-columns-repeated="6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NC</text:p>
          </table:table-cell>
          <table:table-cell table:style-name="ce193" table:formula="of:=SUM([.D20:.AG20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PN</text:p>
          </table:table-cell>
          <table:table-cell table:style-name="ce193" table:formula="of:=SUM([.D21:.AG21])" office:value-type="float" office:value="7">
            <text:p>7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3.1024in" svg:y="4.3165in" draw:caption-point-x="-0.2402in" draw:caption-point-y="0.6122in">
              <dc:date>2016-11-02T00:00:00</dc:date>
              <text:p text:style-name="P1"><text:span text:style-name="T1">Tối qua release nên vào trễ, 9h0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2" draw:text-style-name="P1" svg:width="1.1413in" svg:height="0.5457in" svg:x="6.3311in" svg:y="4.3209in" draw:caption-point-x="-0.2402in" draw:caption-point-y="0.6079in">
              <dc:date>2016-11-09T00:00:00</dc:date>
              <text:p text:style-name="P1"><text:span text:style-name="T1">Xin nghỉ đột xuất để đi khám do chấn thương</text:span></text:p>
            </office:annotation>
            <text:p>1</text:p>
          </table:table-cell>
          <table:table-cell table:style-name="ce197" office:value-type="float" office:value="0">
            <office:annotation draw:style-name="gr3" draw:text-style-name="P1" svg:width="1.1413in" svg:height="0.7012in" svg:x="6.8205in" svg:y="4.3213in" draw:caption-point-x="-0.2402in" draw:caption-point-y="0.6075in">
              <dc:date>2016-11-10T00:00:00</dc:date>
              <text:p text:style-name="P1"><text:span text:style-name="T1">Xin nghỉ do chấn thương, xin làm online tại nhà 8h như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7.3094in" svg:y="4.3213in" draw:caption-point-x="-0.2402in" draw:caption-point-y="0.6075in">
              <dc:date>2016-11-10T00:00:00</dc:date>
              <text:p text:style-name="P1"><text:span text:style-name="T1">Xin nghỉ do chấn thương, xin làm online tại nhà 8h như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8.7768in" svg:y="4.3217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9.2661in" svg:y="4.3217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9.7228in" svg:y="4.3217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4.3217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4.3217in" draw:caption-point-x="-0.2402in" draw:caption-point-y="0.6071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table:number-columns-repeated="2"/>
          <table:table-cell table:style-name="ce197" office:value-type="float" office:value="1">
            <office:annotation draw:style-name="gr3" draw:text-style-name="P1" svg:width="1.1413in" svg:height="0.7012in" svg:x="12.0059in" svg:y="4.3264in" draw:caption-point-x="-0.2402in" draw:caption-point-y="0.6024in">
              <dc:date>2016-11-21T00:00:00</dc:date>
              <text:p text:style-name="P1"><text:span text:style-name="T1">Nhà người yêu có việc nên xin nghỉ thêm 1 ngày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HuyDH</text:p>
          </table:table-cell>
          <table:table-cell table:style-name="ce193" table:formula="of:=SUM([.D22:.AG22])" office:value-type="float" office:value="1"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5.3854in" svg:y="4.5673in" draw:caption-point-x="-0.2402in" draw:caption-point-y="0.6091in">
              <dc:date>2016-11-07T00:00:00</dc:date>
              <text:p text:style-name="P1"><text:span text:style-name="T1">Xin nghỉ đi làm giấy tờ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4.5701in" draw:caption-point-x="-0.2402in" draw:caption-point-y="0.6063in">
              <dc:date>2016-11-1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4.5756in" draw:caption-point-x="-0.2402in" draw:caption-point-y="0.6008in">
              <dc:date>2016-11-25T00:00:00</dc:date>
              <text:p text:style-name="P1"><text:span text:style-name="T1">Off buổi chiều đưa mẹ đi khám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1154in" svg:y="4.5768in" draw:caption-point-x="-0.2402in" draw:caption-point-y="0.5996in">
              <dc:date>2016-11-30T00:00:00</dc:date>
              <text:p text:style-name="P1"><text:span text:style-name="T1">Bị kẹt xe, 8h5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HuyNG</text:p>
          </table:table-cell>
          <table:table-cell table:style-name="ce193" table:formula="of:=SUM([.D23:.AG23])" office:value-type="float" office:value="0">
            <text:p>0</text:p>
          </table:table-cell>
          <table:table-cell table:style-name="ce197" table:number-columns-repeated="20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KhaiLV</text:p>
          </table:table-cell>
          <table:table-cell table:style-name="ce193" table:formula="of:=SUM([.D24:.AG24])" office:value-type="float" office:value="0">
            <text:p>0</text:p>
          </table:table-cell>
          <table:table-cell table:style-name="ce197" table:number-columns-repeated="6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hangNHH</text:p>
          </table:table-cell>
          <table:table-cell table:style-name="ce193" table:formula="of:=SUM([.D25:.AG25])" office:value-type="float" office:value="0.5"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5.3181in" draw:caption-point-x="-0.2402in" draw:caption-point-y="0.6012in">
              <dc:date>2016-11-24T00:00:00</dc:date>
              <text:p text:style-name="P1"><text:span text:style-name="T1">Off buổi sáng đi làm giấy tờ</text:span></text:p>
            </office:annotation>
            <text:p>0.5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KhanhNN</text:p>
          </table:table-cell>
          <table:table-cell table:style-name="ce193" table:formula="of:=SUM([.D26:.AG26])" office:value-type="float" office:value="1">
            <text:p>1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579in" draw:caption-point-x="-0.2402in" draw:caption-point-y="0.6094in">
              <dc:date>2016-11-04T00:00:00</dc:date>
              <text:p text:style-name="P1"><text:span text:style-name="T1">Có việc xin di trễ, 9h1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5.5591in" draw:caption-point-x="-0.2402in" draw:caption-point-y="0.6083in">
              <dc:date>2016-11-08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7" draw:text-style-name="P1" svg:width="1.1413in" svg:height="0.2634in" svg:x="8.7768in" svg:y="5.561in" draw:caption-point-x="-0.2402in" draw:caption-point-y="0.6063in">
              <dc:date>2016-11-14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5.5626in" draw:caption-point-x="-0.2402in" draw:caption-point-y="0.6047in">
              <dc:date>2016-11-16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1791in" svg:y="5.5642in" draw:caption-point-x="-0.2402in" draw:caption-point-y="0.6031in">
              <dc:date>2016-11-17T00:00:00</dc:date>
              <text:p text:style-name="P1"><text:span text:style-name="T1">Có việc xin vô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5.6587in" svg:y="5.6248in" draw:caption-point-x="-0.2402in" draw:caption-point-y="0.5425in">
              <dc:date>2016-11-29T00:00:00</dc:date>
              <text:p text:style-name="P1"><text:span text:style-name="T1">Hôm qua làm việc khuya nên xin vào trễ, 9h05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5.5677in" draw:caption-point-x="-0.2402in" draw:caption-point-y="0.5996in">
              <dc:date>2016-11-30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KienPT</text:p>
          </table:table-cell>
          <table:table-cell table:style-name="ce193" table:formula="of:=SUM([.D27:.AG27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KietNVT</text:p>
          </table:table-cell>
          <table:table-cell table:style-name="ce193" table:formula="of:=SUM([.D28:.AG28])" office:value-type="float" office:value="1"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6.0488in" draw:caption-point-x="-0.2402in" draw:caption-point-y="0.6138in">
              <dc:date>2016-11-01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6.0504in" draw:caption-point-x="-0.2402in" draw:caption-point-y="0.6122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6.0524in" draw:caption-point-x="-0.2402in" draw:caption-point-y="0.6102in">
              <dc:date>2016-11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6.0535in" draw:caption-point-x="-0.2402in" draw:caption-point-y="0.6091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6.0543in" draw:caption-point-x="-0.2402in" draw:caption-point-y="0.6083in">
              <dc:date>2016-11-0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6.0547in" draw:caption-point-x="-0.2402in" draw:caption-point-y="0.6079in">
              <dc:date>2016-11-0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6.0551in" draw:caption-point-x="-0.2402in" draw:caption-point-y="0.6075in">
              <dc:date>2016-11-10T00:00:00</dc:date>
              <text:p text:style-name="P1"><text:span text:style-name="T1">8h48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12.0059in" svg:y="6.0602in" draw:caption-point-x="-0.2402in" draw:caption-point-y="0.6024in">
              <dc:date>2016-11-21T00:00:00</dc:date>
              <text:p text:style-name="P1"><text:span text:style-name="T1">Xin nghỉ có việc đột xuất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6.0622in" draw:caption-point-x="-0.2402in" draw:caption-point-y="0.6004in">
              <dc:date>2016-11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LinhBT</text:p>
          </table:table-cell>
          <table:table-cell table:style-name="ce193" table:formula="of:=SUM([.D29:.AG29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MaiLT</text:p>
          </table:table-cell>
          <table:table-cell table:style-name="ce193" table:formula="of:=SUM([.D30:.AG30])" office:value-type="float" office:value="0">
            <text:p>0</text:p>
          </table:table-cell>
          <table:table-cell table:style-name="ce197" table:number-columns-repeated="6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MaiNTT</text:p>
          </table:table-cell>
          <table:table-cell table:style-name="ce193" table:formula="of:=SUM([.D31:.AG31])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2.6457in" svg:y="6.7929in" draw:caption-point-x="-0.2402in" draw:caption-point-y="0.6126in">
              <dc:date>2016-11-01T00:00:00</dc:date>
              <text:p text:style-name="P1"><text:span text:style-name="T1">Xe hư xin vô trễ, 10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5.8421in" svg:y="6.7972in" draw:caption-point-x="-0.2402in" draw:caption-point-y="0.6083in">
              <dc:date>2016-11-23T00:00:00</dc:date>
              <text:p text:style-name="P1"><text:span text:style-name="T1">Đi ngân hàng, vô trễ, 9h0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6.7984in" draw:caption-point-x="-0.2402in" draw:caption-point-y="0.6071in">
              <dc:date>2016-11-11T00:00:00</dc:date>
              <text:p text:style-name="P1"><text:span text:style-name="T1">Xe bị hư, 8h5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6.8016in" draw:caption-point-x="-0.2402in" draw:caption-point-y="0.6039in">
              <dc:date>2016-11-17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2.4622in" svg:y="6.8035in" draw:caption-point-x="-0.2402in" draw:caption-point-y="0.602in">
              <dc:date>2016-11-22T00:00:00</dc:date>
              <text:p text:style-name="P1"><text:span text:style-name="T1">Xe hư dọc đường, xin vô trễ, 9h0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6.8043in" draw:caption-point-x="-0.2402in" draw:caption-point-y="0.6012in">
              <dc:date>2016-11-2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ManhNB</text:p>
          </table:table-cell>
          <table:table-cell table:style-name="ce193" table:formula="of:=SUM([.D32:.AG32])" office:value-type="float" office:value="2">
            <text:p>2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7.0394in" draw:caption-point-x="-0.2402in" draw:caption-point-y="0.6138in">
              <dc:date>2016-11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7.3094in" svg:y="7.0441in" draw:caption-point-x="-0.2402in" draw:caption-point-y="0.6091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7.0469in" draw:caption-point-x="-0.2402in" draw:caption-point-y="0.6063in">
              <dc:date>2016-11-14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7.0484in" draw:caption-point-x="-0.2402in" draw:caption-point-y="0.6047in">
              <dc:date>2016-11-16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7.05in" draw:caption-point-x="-0.2402in" draw:caption-point-y="0.6031in">
              <dc:date>2016-11-18T00:00:00</dc:date>
              <text:p text:style-name="P1"><text:span text:style-name="T1">Vắng quá 2h buổi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7.0508in" draw:caption-point-x="-0.2402in" draw:caption-point-y="0.6024in">
              <dc:date>2016-11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3756in" svg:y="7.0555in" draw:caption-point-x="-0.2402in" draw:caption-point-y="0.5976in">
              <dc:date>2016-12-06T00:00:00</dc:date>
              <text:p text:style-name="P1"><text:span text:style-name="T1">Đi tiễn ba ra sân ba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6.1154in" svg:y="7.0535in" draw:caption-point-x="-0.2402in" draw:caption-point-y="0.5996in">
              <dc:date>2016-11-30T00:00:00</dc:date>
              <text:p text:style-name="P1"><text:span text:style-name="T1">Bị ốm đột xuất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amNH</text:p>
          </table:table-cell>
          <table:table-cell table:style-name="ce193" table:formula="of:=SUM([.D33:.AG33])" office:value-type="float" office:value="0">
            <text:p>0</text:p>
          </table:table-cell>
          <table:table-cell table:style-name="ce197" table:number-columns-repeated="13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amTH</text:p>
          </table:table-cell>
          <table:table-cell table:style-name="ce193" table:formula="of:=SUM([.D34:.AG3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amTV</text:p>
          </table:table-cell>
          <table:table-cell table:style-name="ce193" table:formula="of:=SUM([.D35:.AG35])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7.7843in" draw:caption-point-x="-0.2402in" draw:caption-point-y="0.6122in">
              <dc:date>2016-11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7.7854in" draw:caption-point-x="-0.2402in" draw:caption-point-y="0.611in">
              <dc:date>2016-11-03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7.7862in" draw:caption-point-x="-0.2402in" draw:caption-point-y="0.6102in">
              <dc:date>2016-11-04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5.3854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5.8421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3311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8.7768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9.2661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9.7228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1791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7.7874in" draw:caption-point-x="-0.2402in" draw:caption-point-y="0.6091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7.7953in" draw:caption-point-x="-0.2402in" draw:caption-point-y="0.6012in">
              <dc:date>2016-11-24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7.7957in" draw:caption-point-x="-0.2402in" draw:caption-point-y="0.6008in">
              <dc:date>2016-11-25T00:00:00</dc:date>
              <text:p text:style-name="P1"><text:span text:style-name="T1">8h4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5.6587in" svg:y="7.7965in" draw:caption-point-x="-0.2402in" draw:caption-point-y="0.6in">
              <dc:date>2016-11-29T00:00:00</dc:date>
              <text:p text:style-name="P1"><text:span text:style-name="T1">Bị bệnh đột xu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gaTN</text:p>
          </table:table-cell>
          <table:table-cell table:style-name="ce193" table:formula="of:=SUM([.D36:.AG36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NganTLT</text:p>
          </table:table-cell>
          <table:table-cell table:style-name="ce193" table:formula="of:=SUM([.D37:.AG37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NhanHTH</text:p>
          </table:table-cell>
          <table:table-cell table:style-name="ce193" table:formula="of:=SUM([.D38:.AG38])" office:value-type="float" office:value="2">
            <text:p>2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3.5591in" svg:y="8.5287in" draw:caption-point-x="-0.2402in" draw:caption-point-y="0.6106in">
              <dc:date>2016-11-04T00:00:00</dc:date>
              <text:p text:style-name="P1"><text:span text:style-name="T1">Nhà có đám tang của cậu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4.0157in" svg:y="8.5287in" draw:caption-point-x="-0.2402in" draw:caption-point-y="0.6106in">
              <dc:date>2016-11-04T00:00:00</dc:date>
              <text:p text:style-name="P1"><text:span text:style-name="T1">Nhà có đám tang của cậu</text:span></text:p>
            </office:annotation>
            <text:p>1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NhanNM</text:p>
          </table:table-cell>
          <table:table-cell table:style-name="ce193" table:formula="of:=SUM([.D39:.AG39])" office:value-type="float" office:value="1"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5.3854in" svg:y="8.778in" draw:caption-point-x="-0.2402in" draw:caption-point-y="0.6091in">
              <dc:date>2016-11-07T00:00:00</dc:date>
              <text:p text:style-name="P1"><text:span text:style-name="T1">Off buổi sáng lên trường có việc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8.7835in" draw:caption-point-x="-0.2402in" draw:caption-point-y="0.6035in">
              <dc:date>2016-11-17T00:00:00</dc:date>
              <text:p text:style-name="P1"><text:span text:style-name="T1">Off buổi chiều về quê có việc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NhungHTH</text:p>
          </table:table-cell>
          <table:table-cell table:style-name="ce193" table:formula="of:=SUM([.D40:.AG40])" office:value-type="float" office:value="1"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236in" draw:caption-point-x="-0.2402in" draw:caption-point-y="0.611in">
              <dc:date>2016-11-03T00:00:00</dc:date>
              <text:p text:style-name="P1"><text:span text:style-name="T1">Bị kẹt xe, 8h4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8.7768in" svg:y="9.0276in" draw:caption-point-x="-0.2402in" draw:caption-point-y="0.6071in">
              <dc:date>2016-11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9.0323in" draw:caption-point-x="-0.2402in" draw:caption-point-y="0.6024in">
              <dc:date>2016-11-21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9.0331in" draw:caption-point-x="-0.2402in" draw:caption-point-y="0.6016in">
              <dc:date>2016-11-23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9.0335in" draw:caption-point-x="-0.2402in" draw:caption-point-y="0.6012in">
              <dc:date>2016-11-2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NhuPHQ</text:p>
          </table:table-cell>
          <table:table-cell table:style-name="ce193" table:formula="of:=SUM([.D41:.AG41])" office:value-type="float" office:value="1"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2.6457in" svg:y="9.2685in" draw:caption-point-x="-0.2402in" draw:caption-point-y="0.6138in">
              <dc:date>2016-11-01T00:00:00</dc:date>
              <text:p text:style-name="P1"><text:span text:style-name="T1">Bị ốm, xin off nguyên ngày</text:span></text:p>
            </office:annotation>
            <text:p>1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9.2791in" draw:caption-point-x="-0.2402in" draw:caption-point-y="0.6031in">
              <dc:date>2016-11-18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192" office:value-type="string">
            <text:p>PhuongTH</text:p>
          </table:table-cell>
          <table:table-cell table:style-name="ce193" table:formula="of:=SUM([.D42:.AG42])" office:value-type="float" office:value="1.5">
            <text:p>1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6.3311in" svg:y="9.5315in" draw:caption-point-x="-0.2402in" draw:caption-point-y="0.5984in">
              <dc:date>2016-11-30T00:00:00</dc:date>
              <text:p text:style-name="P1"><text:span text:style-name="T1">Bị mệt sau giải đá ba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154in" svg:y="9.5303in" draw:caption-point-x="-0.2402in" draw:caption-point-y="0.5996in">
              <dc:date>2016-11-30T00:00:00</dc:date>
              <text:p text:style-name="P1"><text:span text:style-name="T1">Xin nghỉ ở nhà sửa internet buổi sáng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PhongTH</text:p>
          </table:table-cell>
          <table:table-cell table:style-name="ce193" table:formula="of:=SUM([.D43:.AG43])" office:value-type="float" office:value="2.5">
            <text:p>2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5.8421in" svg:y="9.7693in" draw:caption-point-x="-0.2402in" draw:caption-point-y="0.6083in">
              <dc:date>2016-11-08T00:00:00</dc:date>
              <text:p text:style-name="P1"><text:span text:style-name="T1">Off buổi chiều đi học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2661in" svg:y="9.7693in" draw:caption-point-x="-0.2402in" draw:caption-point-y="0.6083in">
              <dc:date>2016-11-08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9.7728in" draw:caption-point-x="-0.2402in" draw:caption-point-y="0.6047in">
              <dc:date>2016-11-1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2.4622in" svg:y="9.7756in" draw:caption-point-x="-0.2402in" draw:caption-point-y="0.602in">
              <dc:date>2016-11-22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3.3756in" svg:y="9.7772in" draw:caption-point-x="-0.2402in" draw:caption-point-y="0.6004in">
              <dc:date>2016-11-28T00:00:00</dc:date>
              <text:p text:style-name="P1"><text:span text:style-name="T1">Mệt và nhức đầu, xin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5.6587in" svg:y="9.7776in" draw:caption-point-x="-0.2402in" draw:caption-point-y="0.6in">
              <dc:date>2016-11-29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SonPX</text:p>
          </table:table-cell>
          <table:table-cell table:style-name="ce193" table:formula="of:=SUM([.D44:.AG4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ienND</text:p>
          </table:table-cell>
          <table:table-cell table:style-name="ce193" table:formula="of:=SUM([.D45:.AG45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anhN</text:p>
          </table:table-cell>
          <table:table-cell table:style-name="ce193" table:formula="of:=SUM([.D46:.AG46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2.9189in" svg:y="10.5193in" draw:caption-point-x="-0.2402in" draw:caption-point-y="0.6016in">
              <dc:date>2016-11-23T00:00:00</dc:date>
              <text:p text:style-name="P1"><text:span text:style-name="T1">Ra ngoài sửa máy tính 1h45p, 3h1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10.5205in" draw:caption-point-x="-0.2402in" draw:caption-point-y="0.6004in">
              <dc:date>2016-11-25T00:00:00</dc:date>
              <text:p text:style-name="P1"><text:span text:style-name="T1">Xin về sớm 3h30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hamDT</text:p>
          </table:table-cell>
          <table:table-cell table:style-name="ce193" table:formula="of:=SUM([.D47:.AG47])" office:value-type="float" office:value="0"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3.5591in" svg:y="10.7575in" draw:caption-point-x="-0.2402in" draw:caption-point-y="0.611in">
              <dc:date>2016-11-03T00:00:00</dc:date>
              <text:p text:style-name="P1"><text:span text:style-name="T1">Hôm qua đi bị mắc mưa nên mệt, 9h0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2.9189in" svg:y="10.7669in" draw:caption-point-x="-0.2402in" draw:caption-point-y="0.6016in">
              <dc:date>2016-11-23T00:00:00</dc:date>
              <text:p text:style-name="P1"><text:span text:style-name="T1">Nhà có việc, xin về sớm 30p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10.7677in" draw:caption-point-x="-0.2402in" draw:caption-point-y="0.6008in">
              <dc:date>2016-11-25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hinhDH</text:p>
          </table:table-cell>
          <table:table-cell table:style-name="ce193" table:formula="of:=SUM([.D48:.AG48])" office:value-type="float" office:value="0">
            <text:p>0</text:p>
          </table:table-cell>
          <table:table-cell table:style-name="ce197" table:number-columns-repeated="30"/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hinhT</text:p>
          </table:table-cell>
          <table:table-cell table:style-name="ce193" table:formula="of:=SUM([.D49:.AG49])" office:value-type="float" office:value="1"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11.2528in" draw:caption-point-x="-0.2402in" draw:caption-point-y="0.611in">
              <dc:date>2016-11-03T00:00:00</dc:date>
              <text:p text:style-name="P1"><text:span text:style-name="T1">Nhậu xỉn, xin nghỉ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6.8205in" svg:y="11.2563in" draw:caption-point-x="-0.2402in" draw:caption-point-y="0.6075in">
              <dc:date>2016-11-10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11.2634in" draw:caption-point-x="-0.2402in" draw:caption-point-y="0.6004in">
              <dc:date>2016-11-28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5.6587in" svg:y="11.2638in" draw:caption-point-x="-0.2402in" draw:caption-point-y="0.6in">
              <dc:date>2016-11-29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ThoaiVK</text:p>
          </table:table-cell>
          <table:table-cell table:style-name="ce193" table:formula="of:=SUM([.D50:.AG50])" office:value-type="float" office:value="2">
            <text:p>2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11.5012in" draw:caption-point-x="-0.2402in" draw:caption-point-y="0.6102in">
              <dc:date>2016-11-04T00:00:00</dc:date>
              <text:p text:style-name="P1"><text:span text:style-name="T1">8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5.8421in" svg:y="11.5031in" draw:caption-point-x="-0.2402in" draw:caption-point-y="0.6083in">
              <dc:date>2016-11-08T00:00:00</dc:date>
              <text:p text:style-name="P1"><text:span text:style-name="T1">8h30 vào cty.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11.5031in" draw:caption-point-x="-0.2402in" draw:caption-point-y="0.6083in">
              <dc:date>2016-11-08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7.3094in" svg:y="11.5043in" draw:caption-point-x="-0.2402in" draw:caption-point-y="0.6071in">
              <dc:date>2016-11-11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1.5051in" draw:caption-point-x="-0.2402in" draw:caption-point-y="0.6063in">
              <dc:date>2016-11-1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2661in" svg:y="11.5031in" draw:caption-point-x="-0.2402in" draw:caption-point-y="0.6083in">
              <dc:date>2016-11-08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11.5067in" draw:caption-point-x="-0.2402in" draw:caption-point-y="0.6047in">
              <dc:date>2016-11-16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11.565in" draw:caption-point-x="-0.2402in" draw:caption-point-y="0.5465in">
              <dc:date>2016-11-1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11.5091in" draw:caption-point-x="-0.2402in" draw:caption-point-y="0.6024in">
              <dc:date>2016-11-21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2.4622in" svg:y="11.5094in" draw:caption-point-x="-0.2402in" draw:caption-point-y="0.602in">
              <dc:date>2016-11-22T00:00:00</dc:date>
              <text:p text:style-name="P1"><text:span text:style-name="T1">8h36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11.5098in" draw:caption-point-x="-0.2402in" draw:caption-point-y="0.6016in">
              <dc:date>2016-11-23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1.5102in" draw:caption-point-x="-0.2402in" draw:caption-point-y="0.6012in">
              <dc:date>2016-11-24T00:00:00</dc:date>
              <text:p text:style-name="P1"><text:span text:style-name="T1">8h43 vào cty</text:span></text:p>
              <text:p text:style-name="P1"><text:span text:style-name="T1">Xin về sớm 30p làm giấy tờ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5.6587in" svg:y="11.5114in" draw:caption-point-x="-0.2402in" draw:caption-point-y="0.6in">
              <dc:date>2016-11-29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11.5118in" draw:caption-point-x="-0.2402in" draw:caption-point-y="0.5996in">
              <dc:date>2016-11-30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ThuyLTT</text:p>
          </table:table-cell>
          <table:table-cell table:style-name="ce193" table:formula="of:=SUM([.D51:.AG51])" office:value-type="float" office:value="2.5">
            <text:p>2.5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11.7461in" draw:caption-point-x="-0.2402in" draw:caption-point-y="0.613in">
              <dc:date>2016-11-01T00:00:00</dc:date>
              <text:p text:style-name="P1"><text:span text:style-name="T1">9h18 vào cty</text:span></text:p>
            </office:annotation>
            <text:p>0</text:p>
          </table:table-cell>
          <table:table-cell table:style-name="ce197" office:value-type="float" office:value="1">
            <office:annotation draw:style-name="gr3" draw:text-style-name="P1" svg:width="1.1413in" svg:height="0.7012in" svg:x="3.1024in" svg:y="11.7476in" draw:caption-point-x="-0.2402in" draw:caption-point-y="0.6114in">
              <dc:date>2016-11-02T00:00:00</dc:date>
              <text:p text:style-name="P1"><text:span text:style-name="T1">Mắt phải bị sưng, phải đi khám. Off nguyên ngày</text:span></text:p>
            </office:annotation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11.748in" draw:caption-point-x="-0.2402in" draw:caption-point-y="0.611in">
              <dc:date>2016-11-03T00:00:00</dc:date>
              <text:p text:style-name="P1"><text:span text:style-name="T1">8h38 vào 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5.3854in" svg:y="11.75in" draw:caption-point-x="-0.2402in" draw:caption-point-y="0.6091in">
              <dc:date>2016-11-07T00:00:00</dc:date>
              <text:p text:style-name="P1"><text:span text:style-name="T1">Nhà có việc, 8h5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5.8421in" svg:y="11.7512in" draw:caption-point-x="-0.2402in" draw:caption-point-y="0.6079in">
              <dc:date>2016-11-08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6.8205in" svg:y="11.7516in" draw:caption-point-x="-0.2402in" draw:caption-point-y="0.6075in">
              <dc:date>2016-11-10T00:00:00</dc:date>
              <text:p text:style-name="P1"><text:span text:style-name="T1">Đi ngân hàng nên vô trễ, 8h4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1.7524in" draw:caption-point-x="-0.2402in" draw:caption-point-y="0.6067in">
              <dc:date>2016-11-11T00:00:00</dc:date>
              <text:p text:style-name="P1"><text:span text:style-name="T1">Có việc nhà xin vô trễ, 10h2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1.7528in" draw:caption-point-x="-0.2402in" draw:caption-point-y="0.6063in">
              <dc:date>2016-11-14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2661in" svg:y="11.7535in" draw:caption-point-x="-0.2402in" draw:caption-point-y="0.6055in">
              <dc:date>2016-11-28T00:00:00</dc:date>
              <text:p text:style-name="P1"><text:span text:style-name="T1">Bị mệt, xin 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9.7228in" svg:y="11.7551in" draw:caption-point-x="-0.2402in" draw:caption-point-y="0.6039in">
              <dc:date>2016-11-16T00:00:00</dc:date>
              <text:p text:style-name="P1"><text:span text:style-name="T1">Nhà có việc bận, xin vào trễ, 9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11.7567in" draw:caption-point-x="-0.2402in" draw:caption-point-y="0.6024in">
              <dc:date>2016-11-21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2.9189in" svg:y="11.7575in" draw:caption-point-x="-0.2402in" draw:caption-point-y="0.6016in">
              <dc:date>2016-11-23T00:00:00</dc:date>
              <text:p text:style-name="P1"><text:span text:style-name="T1">Xe hư dọc đường, xin vào trễ, 9h1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11.7579in" draw:caption-point-x="-0.2402in" draw:caption-point-y="0.6012in">
              <dc:date>2016-11-24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11.7583in" draw:caption-point-x="-0.2402in" draw:caption-point-y="0.6008in">
              <dc:date>2016-11-25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5.202in" svg:y="11.7587in" draw:caption-point-x="-0.2402in" draw:caption-point-y="0.6004in">
              <dc:date>2016-11-28T00:00:00</dc:date>
              <text:p text:style-name="P1"><text:span text:style-name="T1">Bị chóng mặt, xin vào trễ, 9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5.6587in" svg:y="11.7591in" draw:caption-point-x="-0.2402in" draw:caption-point-y="0.6in">
              <dc:date>2016-11-29T00:00:00</dc:date>
              <text:p text:style-name="P1"><text:span text:style-name="T1">8h40 vào cty</text:span></text:p>
              <text:p text:style-name="P1"><text:span text:style-name="T1">Nhà có việc, xin nghỉ buổi chiều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16.1154in" svg:y="11.7594in" draw:caption-point-x="-0.2402in" draw:caption-point-y="0.5996in">
              <dc:date>2016-11-30T00:00:00</dc:date>
              <text:p text:style-name="P1"><text:span text:style-name="T1">Đi làm giấy tờ, 9h37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9">
            <text:p>49</text:p>
          </table:table-cell>
          <table:table-cell table:style-name="ce42" office:value-type="string">
            <text:p>TrungHT</text:p>
          </table:table-cell>
          <table:table-cell table:style-name="ce193" table:formula="of:=SUM([.D52:.AG52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12.0012in" draw:caption-point-x="-0.2402in" draw:caption-point-y="0.6055in">
              <dc:date>2016-11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12.0035in" draw:caption-point-x="-0.2402in" draw:caption-point-y="0.6031in">
              <dc:date>2016-11-18T00:00:00</dc:date>
              <text:p text:style-name="P1"><text:span text:style-name="T1">Có việc đột xuất, 9h28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5.202in" svg:y="12.0063in" draw:caption-point-x="-0.2402in" draw:caption-point-y="0.6004in">
              <dc:date>2016-11-28T00:00:00</dc:date>
              <text:p text:style-name="P1"><text:span text:style-name="T1">Có việc riêng, xin vào trễ, 9h0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0">
            <text:p>50</text:p>
          </table:table-cell>
          <table:table-cell table:style-name="ce42" office:value-type="string">
            <text:p>TruyenLVC</text:p>
          </table:table-cell>
          <table:table-cell table:style-name="ce193" table:formula="of:=SUM([.D53:.AG53])" office:value-type="float" office:value="0.5"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2.2484in" draw:caption-point-x="-0.2402in" draw:caption-point-y="0.6063in">
              <dc:date>2016-11-1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5.202in" svg:y="12.2543in" draw:caption-point-x="-0.2402in" draw:caption-point-y="0.6004in">
              <dc:date>2016-11-28T00:00:00</dc:date>
              <text:p text:style-name="P1"><text:span text:style-name="T1">Off buổi sáng, 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15.6587in" svg:y="12.2551in" draw:caption-point-x="-0.2402in" draw:caption-point-y="0.5996in">
              <dc:date>2016-11-29T00:00:00</dc:date>
              <text:p text:style-name="P1"><text:span text:style-name="T1">Nhà có công việc, xin vô trễ, 9h2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1">
            <text:p>51</text:p>
          </table:table-cell>
          <table:table-cell table:style-name="ce192" office:value-type="string">
            <text:p>VietBA</text:p>
          </table:table-cell>
          <table:table-cell table:style-name="ce193" table:formula="of:=SUM([.D54:.AG5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12.4933in" draw:caption-point-x="-0.2402in" draw:caption-point-y="0.6091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2.4961in" draw:caption-point-x="-0.2402in" draw:caption-point-y="0.6063in">
              <dc:date>2016-11-1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2">
            <text:p>52</text:p>
          </table:table-cell>
          <table:table-cell table:style-name="ce42" office:value-type="string">
            <text:p>VinhP</text:p>
          </table:table-cell>
          <table:table-cell table:style-name="ce193" table:formula="of:=SUM([.D55:.AG55])" office:value-type="float" office:value="3">
            <text:p>3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2.7402in" draw:caption-point-x="-0.2402in" draw:caption-point-y="0.6098in">
              <dc:date>2016-11-04T00:00:00</dc:date>
              <text:p text:style-name="P1"><text:span text:style-name="T1">Xe bi thung, 9h04 va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5.3854in" svg:y="12.7409in" draw:caption-point-x="-0.2402in" draw:caption-point-y="0.6091in">
              <dc:date>2016-11-07T00:00:00</dc:date>
              <text:p text:style-name="P1"><text:span text:style-name="T1">Về quê quê đám cưới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5.8421in" svg:y="12.7409in" draw:caption-point-x="-0.2402in" draw:caption-point-y="0.6091in">
              <dc:date>2016-11-07T00:00:00</dc:date>
              <text:p text:style-name="P1"><text:span text:style-name="T1">Về quê quê đám cưới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6.3311in" svg:y="12.7409in" draw:caption-point-x="-0.2402in" draw:caption-point-y="0.6091in">
              <dc:date>2016-11-07T00:00:00</dc:date>
              <text:p text:style-name="P1"><text:span text:style-name="T1">Về quê quê đám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12.7476in" draw:caption-point-x="-0.2402in" draw:caption-point-y="0.6024in">
              <dc:date>2016-11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9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98" table:number-columns-repeated="4"/>
          <table:table-cell table:style-name="ce200"/>
          <table:table-cell table:style-name="ce19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9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98" table:number-columns-repeated="4"/>
          <table:table-cell table:style-name="ce201" table:number-columns-repeated="7"/>
          <table:table-cell table:style-name="ce19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98" table:number-columns-repeated="30"/>
          <table:table-cell table:style-name="ce41" table:number-columns-repeated="952"/>
        </table:table-row>
        <table:table-row table:style-name="ro2" table:number-rows-repeated="98311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12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214"/>
        <table:table-column table:style-name="co22" table:number-columns-repeated="7" table:default-cell-style-name="ce214"/>
        <table:table-column table:style-name="co21" table:number-columns-repeated="16" table:default-cell-style-name="ce21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209" table:number-columns-repeated="8"/>
          <table:table-cell table:style-name="ce217" office:value-type="string" table:number-columns-spanned="2" table:number-rows-spanned="1">
            <text:p>Month</text:p>
          </table:table-cell>
          <table:covered-table-cell table:style-name="ce218"/>
          <table:table-cell table:style-name="ce219" table:content-validation-name="val1" office:value-type="float" office:value="12" table:number-columns-spanned="2" table:number-rows-spanned="1">
            <text:p>12</text:p>
          </table:table-cell>
          <table:covered-table-cell table:style-name="ce218"/>
          <table:table-cell table:style-name="ce217" office:value-type="string" table:number-columns-spanned="2" table:number-rows-spanned="1">
            <text:p>Year</text:p>
          </table:table-cell>
          <table:covered-table-cell table:style-name="ce218"/>
          <table:table-cell table:style-name="ce217" office:value-type="float" office:value="2016" table:number-columns-spanned="2" table:number-rows-spanned="1">
            <text:p>2016</text:p>
          </table:table-cell>
          <table:covered-table-cell table:style-name="ce220"/>
          <table:table-cell table:style-name="ce20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210" table:formula="of:=DATE([.$R$1];[.N1];1)" office:value-type="date" office:date-value="2016-12-01">
            <text:p>01</text:p>
          </table:table-cell>
          <table:table-cell table:style-name="ce210" table:formula="of:=[.D2]+1" office:value-type="date" office:date-value="2016-12-02">
            <text:p>02</text:p>
          </table:table-cell>
          <table:table-cell table:style-name="ce210" table:formula="of:=[.E2]+1" office:value-type="date" office:date-value="2016-12-03">
            <text:p>03</text:p>
          </table:table-cell>
          <table:table-cell table:style-name="ce210" table:formula="of:=[.F2]+1" office:value-type="date" office:date-value="2016-12-04">
            <text:p>04</text:p>
          </table:table-cell>
          <table:table-cell table:style-name="ce210" table:formula="of:=[.G2]+1" office:value-type="date" office:date-value="2016-12-05">
            <text:p>05</text:p>
          </table:table-cell>
          <table:table-cell table:style-name="ce210" table:formula="of:=[.H2]+1" office:value-type="date" office:date-value="2016-12-06">
            <text:p>06</text:p>
          </table:table-cell>
          <table:table-cell table:style-name="ce210" table:formula="of:=[.I2]+1" office:value-type="date" office:date-value="2016-12-07">
            <text:p>07</text:p>
          </table:table-cell>
          <table:table-cell table:style-name="ce210" table:formula="of:=[.J2]+1" office:value-type="date" office:date-value="2016-12-08">
            <text:p>08</text:p>
          </table:table-cell>
          <table:table-cell table:style-name="ce210" table:formula="of:=[.K2]+1" office:value-type="date" office:date-value="2016-12-09">
            <text:p>09</text:p>
          </table:table-cell>
          <table:table-cell table:style-name="ce210" table:formula="of:=[.L2]+1" office:value-type="date" office:date-value="2016-12-10">
            <text:p>10</text:p>
          </table:table-cell>
          <table:table-cell table:style-name="ce210" table:formula="of:=[.M2]+1" office:value-type="date" office:date-value="2016-12-11">
            <text:p>11</text:p>
          </table:table-cell>
          <table:table-cell table:style-name="ce210" table:formula="of:=[.N2]+1" office:value-type="date" office:date-value="2016-12-12">
            <text:p>12</text:p>
          </table:table-cell>
          <table:table-cell table:style-name="ce210" table:formula="of:=[.O2]+1" office:value-type="date" office:date-value="2016-12-13">
            <text:p>13</text:p>
          </table:table-cell>
          <table:table-cell table:style-name="ce210" table:formula="of:=[.P2]+1" office:value-type="date" office:date-value="2016-12-14">
            <text:p>14</text:p>
          </table:table-cell>
          <table:table-cell table:style-name="ce210" table:formula="of:=[.Q2]+1" office:value-type="date" office:date-value="2016-12-15">
            <text:p>15</text:p>
          </table:table-cell>
          <table:table-cell table:style-name="ce210" table:formula="of:=[.R2]+1" office:value-type="date" office:date-value="2016-12-16">
            <text:p>16</text:p>
          </table:table-cell>
          <table:table-cell table:style-name="ce210" table:formula="of:=[.S2]+1" office:value-type="date" office:date-value="2016-12-17">
            <text:p>17</text:p>
          </table:table-cell>
          <table:table-cell table:style-name="ce210" table:formula="of:=[.T2]+1" office:value-type="date" office:date-value="2016-12-18">
            <text:p>18</text:p>
          </table:table-cell>
          <table:table-cell table:style-name="ce210" table:formula="of:=[.U2]+1" office:value-type="date" office:date-value="2016-12-19">
            <text:p>19</text:p>
          </table:table-cell>
          <table:table-cell table:style-name="ce210" table:formula="of:=[.V2]+1" office:value-type="date" office:date-value="2016-12-20">
            <text:p>20</text:p>
          </table:table-cell>
          <table:table-cell table:style-name="ce210" table:formula="of:=[.W2]+1" office:value-type="date" office:date-value="2016-12-21">
            <text:p>21</text:p>
          </table:table-cell>
          <table:table-cell table:style-name="ce210" table:formula="of:=[.X2]+1" office:value-type="date" office:date-value="2016-12-22">
            <text:p>22</text:p>
          </table:table-cell>
          <table:table-cell table:style-name="ce210" table:formula="of:=[.Y2]+1" office:value-type="date" office:date-value="2016-12-23">
            <text:p>23</text:p>
          </table:table-cell>
          <table:table-cell table:style-name="ce210" table:formula="of:=[.Z2]+1" office:value-type="date" office:date-value="2016-12-24">
            <text:p>24</text:p>
          </table:table-cell>
          <table:table-cell table:style-name="ce210" table:formula="of:=[.AA2]+1" office:value-type="date" office:date-value="2016-12-25">
            <text:p>25</text:p>
          </table:table-cell>
          <table:table-cell table:style-name="ce210" table:formula="of:=[.AB2]+1" office:value-type="date" office:date-value="2016-12-26">
            <text:p>26</text:p>
          </table:table-cell>
          <table:table-cell table:style-name="ce210" table:formula="of:=[.AC2]+1" office:value-type="date" office:date-value="2016-12-27">
            <text:p>27</text:p>
          </table:table-cell>
          <table:table-cell table:style-name="ce210" table:formula="of:=[.AD2]+1" office:value-type="date" office:date-value="2016-12-28">
            <text:p>28</text:p>
          </table:table-cell>
          <table:table-cell table:style-name="ce210" table:formula="of:=[.AE2]+1" office:value-type="date" office:date-value="2016-12-29">
            <text:p>29</text:p>
          </table:table-cell>
          <table:table-cell table:style-name="ce210" table:formula="of:=[.AF2]+1" office:value-type="date" office:date-value="2016-12-30">
            <text:p>30</text:p>
          </table:table-cell>
          <table:table-cell table:style-name="ce210" table:formula="of:=[.AG2]+1" office:value-type="date" office:date-value="2016-12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21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208" table:formula="of:=SUM([.D4:.AH4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0.1079in" draw:caption-point-x="-0.2402in" draw:caption-point-y="0.6098in">
              <dc:date>2016-12-01T00:00:00</dc:date>
              <text:p text:style-name="P1"><text:span text:style-name="T1">Xin nghỉ buổi sáng đi khám mắt</text:span></text:p>
            </office:annotation>
            <text:p>0.5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0.1114in" draw:caption-point-x="-0.2402in" draw:caption-point-y="0.6063in">
              <dc:date>2016-12-05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4.9287in" svg:y="0.1126in" draw:caption-point-x="-0.2402in" draw:caption-point-y="0.6051in">
              <dc:date>2016-12-06T00:00:00</dc:date>
              <text:p text:style-name="P1"><text:span text:style-name="T1">Tối qua làm việc khuya xin vào trễ, 9h06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7.7988in" svg:y="0.1138in" draw:caption-point-x="-0.2402in" draw:caption-point-y="0.6039in">
              <dc:date>2016-12-12T00:00:00</dc:date>
              <text:p text:style-name="P1"><text:span text:style-name="T1">Xin vào trễ để đi làm lại sim, 9h02 vào cty</text:span></text:p>
            </office:annotation>
            <text:p>0</text:p>
          </table:table-cell>
          <table:table-cell table:style-name="ce212" office:value-type="float" office:value="0.5"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0.1161in" draw:caption-point-x="-0.2402in" draw:caption-point-y="0.6016in">
              <dc:date>2016-12-19T00:00:00</dc:date>
              <text:p text:style-name="P1"><text:span text:style-name="T1">8h40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1.5492in" svg:y="0.1165in" draw:caption-point-x="-0.2402in" draw:caption-point-y="0.6012in">
              <dc:date>2016-12-20T00:00:00</dc:date>
              <text:p text:style-name="P1"><text:span text:style-name="T1">Tối qua làm việc khuya, xin vào trễ, 9h21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9189in" svg:y="0.1173in" draw:caption-point-x="-0.2402in" draw:caption-point-y="0.6004in">
              <dc:date>2016-12-22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14.289in" svg:y="0.1189in" draw:caption-point-x="-0.2402in" draw:caption-point-y="0.5988in">
              <dc:date>2016-12-26T00:00:00</dc:date>
              <text:p text:style-name="P1"><text:span text:style-name="T1">Nhà có việc bận, xin vào trễ, 8h5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5.6587in" svg:y="0.1205in" draw:caption-point-x="-0.2402in" draw:caption-point-y="0.5972in">
              <dc:date>2016-12-29T00:00:00</dc:date>
              <text:p text:style-name="P1"><text:span text:style-name="T1">Tối qua làm việc khuya, xin vào trễ, 8h5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208" table:formula="of:=SUM([.D5:.AH5])" office:value-type="float" office:value="1"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0.3555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8.7768in" svg:y="0.3626in" draw:caption-point-x="-0.2402in" draw:caption-point-y="0.6028in">
              <dc:date>2016-12-14T00:00:00</dc:date>
              <text:p text:style-name="P1"><text:span text:style-name="T1">Nhà có việc xin vào trễ, 9h09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8" draw:text-style-name="P1" svg:width="1.1413in" svg:height="1.0122in" svg:x="11.0925in" svg:y="0.3638in" draw:caption-point-x="-0.2402in" draw:caption-point-y="0.6016in">
              <dc:date>2016-12-19T00:00:00</dc:date>
              <text:p text:style-name="P1"><text:span text:style-name="T1">Bị mệt, off buổi sáng</text:span></text:p>
              <text:p text:style-name="P1"><text:span text:style-name="T1">Vằng quá 2h buổi chiều, tính là off 1 buổi chiều</text:span></text:p>
            </office:annotation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0.3642in" draw:caption-point-x="-0.2402in" draw:caption-point-y="0.6012in">
              <dc:date>2016-12-20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208" table:formula="of:=SUM([.D6:.AH6])" office:value-type="float" office:value="0.5">
            <text:p>0.5</text:p>
          </table:table-cell>
          <table:table-cell table:style-name="ce212" office:value-type="float" office:value="0">
            <office:annotation draw:style-name="gr3" draw:text-style-name="P1" svg:width="1.1413in" svg:height="0.7012in" svg:x="2.6457in" svg:y="0.6031in" draw:caption-point-x="-0.2402in" draw:caption-point-y="0.6098in">
              <dc:date>2016-12-01T00:00:00</dc:date>
              <text:p text:style-name="P1"><text:span text:style-name="T1">Dẫn người thân đi khám bệnh, xin vô trễ,9h09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0.6055in" draw:caption-point-x="-0.2402in" draw:caption-point-y="0.6075in">
              <dc:date>2016-12-02T00:00:00</dc:date>
              <text:p text:style-name="P1"><text:span text:style-name="T1">Off buổi chiều đi công chứng giấy tờ</text:span></text:p>
            </office:annotation>
            <text:p>0.5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0.6087in" draw:caption-point-x="-0.2402in" draw:caption-point-y="0.6043in">
              <dc:date>2016-12-08T00:00:00</dc:date>
              <text:p text:style-name="P1"><text:span text:style-name="T1">Xe hư dọc đường, 8h2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7.7988in" svg:y="0.6091in" draw:caption-point-x="-0.2402in" draw:caption-point-y="0.6039in">
              <dc:date>2016-12-12T00:00:00</dc:date>
              <text:p text:style-name="P1"><text:span text:style-name="T1">Trời mưa, bị kẹt xe, 8h2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8.7768in" svg:y="0.6102in" draw:caption-point-x="-0.2402in" draw:caption-point-y="0.6028in">
              <dc:date>2016-12-14T00:00:00</dc:date>
              <text:p text:style-name="P1"><text:span text:style-name="T1">Có việc đột xuất, xin vào trễ, 9h18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4622in" svg:y="0.6126in" draw:caption-point-x="-0.2402in" draw:caption-point-y="0.6004in">
              <dc:date>2016-12-22T00:00:00</dc:date>
              <text:p text:style-name="P1"><text:span text:style-name="T1">Có việc đột xuất, xin vào trễ,9h06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9189in" svg:y="0.6138in" draw:caption-point-x="-0.2402in" draw:caption-point-y="0.5992in">
              <dc:date>2016-12-23T00:00:00</dc:date>
              <text:p text:style-name="P1"><text:span text:style-name="T1">Xin về sớm lúc 16h30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208" table:formula="of:=SUM([.D7:.AH7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0.8508in" draw:caption-point-x="-0.2402in" draw:caption-point-y="0.6098in">
              <dc:date>2016-12-01T00:00:00</dc:date>
              <text:p text:style-name="P1"><text:span text:style-name="T1">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0.8555in" draw:caption-point-x="-0.2402in" draw:caption-point-y="0.6051in">
              <dc:date>2016-12-06T00:00:00</dc:date>
              <text:p text:style-name="P1"><text:span text:style-name="T1">8h52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0.8559in" draw:caption-point-x="-0.2402in" draw:caption-point-y="0.6047in">
              <dc:date>2016-12-07T00:00:00</dc:date>
              <text:p text:style-name="P1"><text:span text:style-name="T1">8h43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8.2878in" svg:y="0.8575in" draw:caption-point-x="-0.2402in" draw:caption-point-y="0.6031in">
              <dc:date>2016-12-13T00:00:00</dc:date>
              <text:p text:style-name="P1"><text:span text:style-name="T1">8h46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8.7768in" svg:y="0.8579in" draw:caption-point-x="-0.2402in" draw:caption-point-y="0.6028in">
              <dc:date>2016-12-14T00:00:00</dc:date>
              <text:p text:style-name="P1"><text:span text:style-name="T1">Có việc đột xuất, xin vào trễ, 9h03 vào cty0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9.2661in" svg:y="0.8583in" draw:caption-point-x="-0.2402in" draw:caption-point-y="0.6024in">
              <dc:date>2016-12-15T00:00:00</dc:date>
              <text:p text:style-name="P1"><text:span text:style-name="T1">Tối qua không ngủ được, mệt nên vào trễ, 8h4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0.8587in" draw:caption-point-x="-0.2402in" draw:caption-point-y="0.602in">
              <dc:date>2016-12-16T00:00:00</dc:date>
              <text:p text:style-name="P1"><text:span text:style-name="T1">8h39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0.8591in" draw:caption-point-x="-0.2402in" draw:caption-point-y="0.6016in">
              <dc:date>2016-12-19T00:00:00</dc:date>
              <text:p text:style-name="P1"><text:span text:style-name="T1">8h43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0.8591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4622in" svg:y="0.8602in" draw:caption-point-x="-0.2402in" draw:caption-point-y="0.6004in">
              <dc:date>2016-12-22T00:00:00</dc:date>
              <text:p text:style-name="P1"><text:span text:style-name="T1">Bị kẹt xe, 8h4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6587in" svg:y="0.8634in" draw:caption-point-x="-0.2402in" draw:caption-point-y="0.5972in">
              <dc:date>2016-12-29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208" table:formula="of:=SUM([.D8:.AH8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3.1024in" svg:y="1.1in" draw:caption-point-x="-0.2402in" draw:caption-point-y="0.6083in">
              <dc:date>2016-12-02T00:00:00</dc:date>
              <text:p text:style-name="P1"><text:span text:style-name="T1">Có việc bận, xin vô trễ, 9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1.102in" draw:caption-point-x="-0.2402in" draw:caption-point-y="0.6063in">
              <dc:date>2016-12-05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9.7228in" svg:y="1.1063in" draw:caption-point-x="-0.2402in" draw:caption-point-y="0.602in">
              <dc:date>2016-12-16T00:00:00</dc:date>
              <text:p text:style-name="P1"><text:span text:style-name="T1">Có việc bận, xin vào trễ, 9h04 vào cty</text:span></text:p>
            </office:annotation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2" draw:text-style-name="P1" svg:width="1.1413in" svg:height="0.5457in" svg:x="12.4622in" svg:y="1.1075in" draw:caption-point-x="-0.2402in" draw:caption-point-y="0.6008in">
              <dc:date>2016-12-21T00:00:00</dc:date>
              <text:p text:style-name="P1"><text:span text:style-name="T1">Dự tốt nghiệp và chở người thân đi khám bệnh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208" table:formula="of:=SUM([.D9:.AH9])" office:value-type="float" office:value="1.5">
            <text:p>1.5</text:p>
          </table:table-cell>
          <table:table-cell table:style-name="ce212" office:value-type="float" office:value="0">
            <office:annotation draw:style-name="gr2" draw:text-style-name="P1" svg:width="1.1413in" svg:height="0.5457in" svg:x="2.6457in" svg:y="1.3469in" draw:caption-point-x="-0.2402in" draw:caption-point-y="0.6094in">
              <dc:date>2016-12-01T00:00:00</dc:date>
              <text:p text:style-name="P1"><text:span text:style-name="T1">Xin phép về sớm đi lấy đồ, 3h30 về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1.3469in" draw:caption-point-x="-0.2402in" draw:caption-point-y="0.6094in">
              <dc:date>2016-12-02T00:00:00</dc:date>
              <text:p text:style-name="P1"><text:span text:style-name="T1">8h45 vào cty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4" draw:text-style-name="P1" svg:width="1.1413in" svg:height="0.3902in" svg:x="7.7988in" svg:y="1.3524in" draw:caption-point-x="-0.2402in" draw:caption-point-y="0.6039in">
              <dc:date>2016-12-12T00:00:00</dc:date>
              <text:p text:style-name="P1"><text:span text:style-name="T1">Xin off sáng do bị sốt</text:span></text:p>
            </office:annotation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9.7228in" svg:y="1.3543in" draw:caption-point-x="-0.2402in" draw:caption-point-y="0.602in">
              <dc:date>2016-12-16T00:00:00</dc:date>
              <text:p text:style-name="P1"><text:span text:style-name="T1">Có việc bận, xin vào trễ, 9h05 vào cty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4.7457in" svg:y="1.3579in" draw:caption-point-x="-0.2402in" draw:caption-point-y="0.5984in">
              <dc:date>2016-12-27T00:00:00</dc:date>
              <text:p text:style-name="P1"><text:span text:style-name="T1">Đau bụng, xin vào trễ, 9h2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5.6587in" svg:y="1.3591in" draw:caption-point-x="-0.2402in" draw:caption-point-y="0.5972in">
              <dc:date>2016-12-29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208" table:formula="of:=SUM([.D10:.AH10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4.472in" svg:y="1.5984in" draw:caption-point-x="-0.2402in" draw:caption-point-y="0.6055in">
              <dc:date>2016-12-05T00:00:00</dc:date>
              <text:p text:style-name="P1"><text:span text:style-name="T1">Bị hư xe nên vào trẽ 45'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2.9189in" svg:y="1.6031in" draw:caption-point-x="-0.2402in" draw:caption-point-y="0.6008in">
              <dc:date>2016-12-2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208" table:formula="of:=SUM([.D11:.AH11])" office:value-type="float" office:value="2">
            <text:p>2</text:p>
          </table:table-cell>
          <table:table-cell table:style-name="ce212" office:value-type="float" office:value="1">
            <office:annotation draw:style-name="gr4" draw:text-style-name="P1" svg:width="1.1413in" svg:height="0.3902in" svg:x="2.6457in" svg:y="1.8406in" draw:caption-point-x="-0.2402in" draw:caption-point-y="0.611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212" office:value-type="float" office:value="1">
            <office:annotation draw:style-name="gr4" draw:text-style-name="P1" svg:width="1.1413in" svg:height="0.3902in" svg:x="3.1024in" svg:y="1.8406in" draw:caption-point-x="-0.2402in" draw:caption-point-y="0.611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21" office:value-type="float" office:value="0"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192" office:value-type="string">
            <text:p>HaTH</text:p>
          </table:table-cell>
          <table:table-cell table:style-name="ce208" table:formula="of:=SUM([.D12:.AH12])" office:value-type="float" office:value="1"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2.0894in" draw:caption-point-x="-0.2402in" draw:caption-point-y="0.6098in">
              <dc:date>2016-12-01T00:00:00</dc:date>
              <text:p text:style-name="P1"><text:span text:style-name="T1">8h4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2.0929in" draw:caption-point-x="-0.2402in" draw:caption-point-y="0.6063in">
              <dc:date>2016-12-05T00:00:00</dc:date>
              <text:p text:style-name="P1"><text:span text:style-name="T1">8h42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2.0941in" draw:caption-point-x="-0.2402in" draw:caption-point-y="0.6051in">
              <dc:date>2016-12-06T00:00:00</dc:date>
              <text:p text:style-name="P1"><text:span text:style-name="T1">8h4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2.0949in" draw:caption-point-x="-0.2402in" draw:caption-point-y="0.6043in">
              <dc:date>2016-12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2" draw:text-style-name="P1" svg:width="1.1413in" svg:height="0.5457in" svg:x="8.2878in" svg:y="2.0961in" draw:caption-point-x="-0.2402in" draw:caption-point-y="0.6031in">
              <dc:date>2016-12-13T00:00:00</dc:date>
              <text:p text:style-name="P1"><text:span text:style-name="T1">Hôm qua đi về bị té xe, xin nghỉ nguyên ngày</text:span></text:p>
            </office:annotation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8.7768in" svg:y="2.0965in" draw:caption-point-x="-0.2402in" draw:caption-point-y="0.6028in">
              <dc:date>2016-12-14T00:00:00</dc:date>
              <text:p text:style-name="P1"><text:span text:style-name="T1">8h4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2.0972in" draw:caption-point-x="-0.2402in" draw:caption-point-y="0.602in">
              <dc:date>2016-12-16T00:00:00</dc:date>
              <text:p text:style-name="P1"><text:span text:style-name="T1">8h42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2.1551in" draw:caption-point-x="-0.2402in" draw:caption-point-y="0.5441in">
              <dc:date>2016-12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4622in" svg:y="2.0988in" draw:caption-point-x="-0.2402in" draw:caption-point-y="0.6004in">
              <dc:date>2016-12-22T00:00:00</dc:date>
              <text:p text:style-name="P1"><text:span text:style-name="T1">8h41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207" office:value-type="string">
            <text:p>HaTT</text:p>
          </table:table-cell>
          <table:table-cell table:style-name="ce208" table:formula="of:=SUM([.D13:.AH13])" office:value-type="float" office:value="0">
            <text:p>0</text:p>
          </table:table-cell>
          <table:table-cell table:style-name="ce212" table:number-columns-repeated="4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4.9287in" svg:y="2.3417in" draw:caption-point-x="-0.2402in" draw:caption-point-y="0.6051in">
              <dc:date>2016-12-06T00:00:00</dc:date>
              <text:p text:style-name="P1"><text:span text:style-name="T1">Xin phép ra ngoài lúc 11h đi làm thủ tục cho Mạnh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208" table:formula="of:=SUM([.D14:.AH14])" office:value-type="float" office:value="2">
            <text:p>2</text:p>
          </table:table-cell>
          <table:table-cell table:style-name="ce212" office:value-type="float" office:value="0">
            <office:annotation draw:style-name="gr2" draw:text-style-name="P1" svg:width="1.1413in" svg:height="0.5457in" svg:x="2.6457in" svg:y="2.5846in" draw:caption-point-x="-0.2402in" draw:caption-point-y="0.6098in">
              <dc:date>2016-12-01T00:00:00</dc:date>
              <text:p text:style-name="P1"><text:span text:style-name="T1">Đi dạy trên trường, xin vào trễ, 9h2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3854in" svg:y="2.5898in" draw:caption-point-x="-0.2402in" draw:caption-point-y="0.6047in">
              <dc:date>2016-12-07T00:00:00</dc:date>
              <text:p text:style-name="P1"><text:span text:style-name="T1">Đi dạy trên trường, xin vào trễ, 9h30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2.5902in" draw:caption-point-x="-0.2402in" draw:caption-point-y="0.6043in">
              <dc:date>2016-12-08T00:00:00</dc:date>
              <text:p text:style-name="P1"><text:span text:style-name="T1">Tối qua dự án có issue nên về trễ, xin vào trễ, 9h4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8.2878in" svg:y="2.5913in" draw:caption-point-x="-0.2402in" draw:caption-point-y="0.6031in">
              <dc:date>2016-12-14T00:00:00</dc:date>
              <text:p text:style-name="P1"><text:span text:style-name="T1">Bận việc trên trường, xin off buổi sáng</text:span></text:p>
            </office:annotation>
            <text:p>0.5</text:p>
          </table:table-cell>
          <table:table-cell table:style-name="ce212" office:value-type="float" office:value="1">
            <office:annotation draw:style-name="gr4" draw:text-style-name="P1" svg:width="1.1413in" svg:height="0.3902in" svg:x="8.7768in" svg:y="2.5917in" draw:caption-point-x="-0.2402in" draw:caption-point-y="0.6028in">
              <dc:date>2016-12-14T00:00:00</dc:date>
              <text:p text:style-name="P1"><text:span text:style-name="T1">Xin off trên trường có việc</text:span></text:p>
            </office:annotation>
            <text:p>1</text:p>
          </table:table-cell>
          <table:table-cell table:style-name="ce212" office:value-type="float" office:value="0">
            <office:annotation draw:style-name="gr2" draw:text-style-name="P1" svg:width="1.1413in" svg:height="0.5457in" svg:x="9.2661in" svg:y="2.5921in" draw:caption-point-x="-0.2402in" draw:caption-point-y="0.6024in">
              <dc:date>2016-12-15T00:00:00</dc:date>
              <text:p text:style-name="P1"><text:span text:style-name="T1">Đi dạy trên trường, 9h23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2.5925in" draw:caption-point-x="-0.2402in" draw:caption-point-y="0.602in">
              <dc:date>2016-12-16T00:00:00</dc:date>
              <text:p text:style-name="P1"><text:span text:style-name="T1">Nhà có việc xin về sớm, 16h về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1.5492in" svg:y="2.5933in" draw:caption-point-x="-0.2402in" draw:caption-point-y="0.6012in">
              <dc:date>2016-12-20T00:00:00</dc:date>
              <text:p text:style-name="P1"><text:span text:style-name="T1">Có việc bận, xin off buổi sáng</text:span></text:p>
            </office:annotation>
            <text:p>0.5</text:p>
          </table:table-cell>
          <table:table-cell table:style-name="ce212" office:value-type="float" office:value="0">
            <office:annotation draw:style-name="gr9" draw:text-style-name="P1" svg:width="1.1413in" svg:height="0.8567in" svg:x="12.0059in" svg:y="2.5937in" draw:caption-point-x="-0.2402in" draw:caption-point-y="0.6008in">
              <dc:date>2016-12-21T00:00:00</dc:date>
              <text:p text:style-name="P1"><text:span text:style-name="T1">Đi dạy trên trường, xin vào trễ, 9h18 vào cty</text:span></text:p>
              <text:p text:style-name="P1"><text:span text:style-name="T1">Xin về sớm lúc 4h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4622in" svg:y="2.5941in" draw:caption-point-x="-0.2402in" draw:caption-point-y="0.6004in">
              <dc:date>2016-12-22T00:00:00</dc:date>
              <text:p text:style-name="P1"><text:span text:style-name="T1">Đi dạy <text:s/>trên trường, xin vào trễ, 9h4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4.7457in" svg:y="2.5961in" draw:caption-point-x="-0.2402in" draw:caption-point-y="0.5984in">
              <dc:date>2016-12-27T00:00:00</dc:date>
              <text:p text:style-name="P1"><text:span text:style-name="T1">Có việc bận, xin vào trễ, 9h09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aiPV</text:p>
          </table:table-cell>
          <table:table-cell table:style-name="ce208" table:formula="of:=SUM([.D15:.AH15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4.9287in" svg:y="2.837in" draw:caption-point-x="-0.2402in" draw:caption-point-y="0.6051in">
              <dc:date>2016-12-06T00:00:00</dc:date>
              <text:p text:style-name="P1"><text:span text:style-name="T1">Đi khám nghĩa vụ quân sự</text:span></text:p>
            </office:annotation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208" table:formula="of:=SUM([.D16:.AH16])" office:value-type="float" office:value="9.5">
            <text:p>9.5</text:p>
          </table:table-cell>
          <table:table-cell table:style-name="ce212" office:value-type="float" office:value="0.5">
            <office:annotation draw:style-name="gr7" draw:text-style-name="P1" svg:width="1.1413in" svg:height="0.2634in" svg:x="2.6457in" svg:y="3.0728in" draw:caption-point-x="-0.2402in" draw:caption-point-y="0.6169in">
              <dc:date>2016-11-15T00:00:00</dc:date>
              <text:p text:style-name="P1"><text:span text:style-name="T1">Off buổi chiều</text:span></text:p>
            </office:annotation>
            <text:p>0.5</text:p>
          </table:table-cell>
          <table:table-cell table:style-name="ce212" office:value-type="float" office:value="0.5">
            <text:p>0.5</text:p>
          </table:table-cell>
          <table:table-cell table:style-name="ce212" table:number-columns-repeated="2"/>
          <table:table-cell table:style-name="ce212" office:value-type="float" office:value="0.5">
            <office:annotation draw:style-name="gr7" draw:text-style-name="P1" svg:width="1.1413in" svg:height="0.2634in" svg:x="4.472in" svg:y="3.0846in" draw:caption-point-x="-0.2402in" draw:caption-point-y="0.6051in">
              <dc:date>2016-12-05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212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7" draw:text-style-name="P1" svg:width="1.1413in" svg:height="0.2634in" svg:x="8.7768in" svg:y="3.0874in" draw:caption-point-x="-0.2402in" draw:caption-point-y="0.6024in">
              <dc:date>2016-12-14T00:00:00</dc:date>
              <text:p text:style-name="P1"><text:span text:style-name="T1">Off buổi chiều</text:span></text:p>
            </office:annotation>
            <text:p>0.5</text:p>
          </table:table-cell>
          <table:table-cell table:style-name="ce212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number-columns-repeated="2" table:style-name="ce212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number-columns-repeated="2" table:style-name="ce212" office:value-type="float" office:value="1">
            <text:p>1</text:p>
          </table:table-cell>
          <table:table-cell table:style-name="ce212" office:value-type="float" office:value="0.5">
            <office:annotation draw:style-name="gr7" draw:text-style-name="P1" svg:width="1.1413in" svg:height="0.2634in" svg:x="16.1154in" svg:y="3.0937in" draw:caption-point-x="-0.2402in" draw:caption-point-y="0.5961in">
              <dc:date>2016-12-30T00:00:00</dc:date>
              <text:p text:style-name="P1"><text:span text:style-name="T1">Off buổi chiều</text:span></text:p>
            </office:annotation>
            <text:p>0.5</text:p>
          </table:table-cell>
          <table:table-cell table:style-name="ce212"/>
          <table:table-cell table:style-name="ce41" table:number-columns-repeated="952"/>
        </table:table-row>
        <table:table-row table:style-name="ro18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208" table:formula="of:=SUM([.D17:.AH17])" office:value-type="float" office:value="1.5">
            <text:p>1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9" draw:text-style-name="P1" svg:width="1.1413in" svg:height="0.8567in" svg:x="3.1024in" svg:y="3.3287in" draw:caption-point-x="-0.2402in" draw:caption-point-y="0.6091in">
              <dc:date>2016-12-02T00:00:00</dc:date>
              <text:p text:style-name="P1"><text:span text:style-name="T1">Tối qua xuống q2 có việc, sáng về bị hư xe, xin vô trễ, 9h23 vào cty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3.3339in" draw:caption-point-x="-0.2402in" draw:caption-point-y="0.6039in">
              <dc:date>2016-12-12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8.2878in" svg:y="3.3346in" draw:caption-point-x="-0.2402in" draw:caption-point-y="0.6031in">
              <dc:date>2016-12-13T00:00:00</dc:date>
              <text:p text:style-name="P1"><text:span text:style-name="T1">Bị sốt, xin vào trễ, 9h5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3.3354in" draw:caption-point-x="-0.2402in" draw:caption-point-y="0.6024in">
              <dc:date>2016-12-15T00:00:00</dc:date>
              <text:p text:style-name="P1"><text:span text:style-name="T1">11h30 xin ra ngoài có việc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3.3362in" draw:caption-point-x="-0.2402in" draw:caption-point-y="0.6016in">
              <dc:date>2016-12-19T00:00:00</dc:date>
              <text:p text:style-name="P1"><text:span text:style-name="T1">8h52 vào cty</text:span></text:p>
            </office:annotation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1.5492in" svg:y="3.3366in" draw:caption-point-x="-0.2402in" draw:caption-point-y="0.6012in">
              <dc:date>2016-12-20T00:00:00</dc:date>
              <text:p text:style-name="P1"><text:span text:style-name="T1">Bị ốm, xin off buổi sáng</text:span></text:p>
            </office:annotation>
            <text:p>0.5</text:p>
          </table:table-cell>
          <table:table-cell table:style-name="ce212" office:value-type="float" office:value="1">
            <office:annotation draw:style-name="gr7" draw:text-style-name="P1" svg:width="1.1413in" svg:height="0.2634in" svg:x="12.0059in" svg:y="3.3374in" draw:caption-point-x="-0.2402in" draw:caption-point-y="0.6004in">
              <dc:date>2016-12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4.289in" svg:y="3.339in" draw:caption-point-x="-0.2402in" draw:caption-point-y="0.5988in">
              <dc:date>2016-12-26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9" draw:text-style-name="P1" svg:width="1.1413in" svg:height="1.1677in" svg:x="15.202in" svg:y="3.3398in" draw:caption-point-x="-0.2402in" draw:caption-point-y="0.598in">
              <dc:date>2017-02-07T00:00:00</dc:date>
              <text:p text:style-name="P1"><text:span text:style-name="T1">Tái khám, xin off sáng, xin làm remote bù giờ, confirm với c Thúy</text:span></text:p>
              <text:p text:style-name="P1"><text:span text:style-name="T1">Đã confirm với c Thúy</text:span></text:p>
            </office:annotation>
            <text:p>0</text:p>
          </table:table-cell>
          <table:table-cell table:style-name="ce212" office:value-type="float" office:value="0">
            <office:annotation draw:style-name="gr1" draw:text-style-name="P1" svg:width="1.1413in" svg:height="1.3232in" svg:x="15.6587in" svg:y="3.3406in" draw:caption-point-x="-0.2402in" draw:caption-point-y="0.5972in">
              <dc:date>2017-02-07T00:00:00</dc:date>
              <text:p text:style-name="P1"><text:span text:style-name="T1">8h39 vào cty</text:span></text:p>
              <text:p text:style-name="P1"><text:span text:style-name="T1">Off chiều vì chuyến bay thay đổi giờ, xin làm remote bù giờ, confirm với c Thúy</text:span></text:p>
              <text:p text:style-name="P1"><text:span text:style-name="T1">Đã confirm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6.1154in" svg:y="3.339in" draw:caption-point-x="-0.2402in" draw:caption-point-y="0.5988in">
              <dc:date>2016-12-26T00:00:00</dc:date>
              <text:p text:style-name="P1"><text:span text:style-name="T1">Làm việc Remote ở nhà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208" table:formula="of:=SUM([.D18:.AH18])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3.5638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3.5673in" draw:caption-point-x="-0.2402in" draw:caption-point-y="0.6063in">
              <dc:date>2016-12-05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3.5638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3.5689in" draw:caption-point-x="-0.2402in" draw:caption-point-y="0.6047in">
              <dc:date>2016-12-07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3.5693in" draw:caption-point-x="-0.2402in" draw:caption-point-y="0.6043in">
              <dc:date>2016-12-08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3.5697in" draw:caption-point-x="-0.2402in" draw:caption-point-y="0.6039in">
              <dc:date>2016-12-12T00:00:00</dc:date>
              <text:p text:style-name="P1"><text:span text:style-name="T1">8h38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8.7768in" svg:y="3.5709in" draw:caption-point-x="-0.2402in" draw:caption-point-y="0.6028in">
              <dc:date>2016-12-14T00:00:00</dc:date>
              <text:p text:style-name="P1"><text:span text:style-name="T1">Ngủ quên,8h5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3.5717in" draw:caption-point-x="-0.2402in" draw:caption-point-y="0.602in">
              <dc:date>2016-12-16T00:00:00</dc:date>
              <text:p text:style-name="P1"><text:span text:style-name="T1">8h35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3.572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0059in" svg:y="3.5728in" draw:caption-point-x="-0.2402in" draw:caption-point-y="0.6008in">
              <dc:date>2016-12-21T00:00:00</dc:date>
              <text:p text:style-name="P1"><text:span text:style-name="T1">8h4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4622in" svg:y="3.5732in" draw:caption-point-x="-0.2402in" draw:caption-point-y="0.6004in">
              <dc:date>2016-12-22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9189in" svg:y="3.5732in" draw:caption-point-x="-0.2402in" draw:caption-point-y="0.6004in">
              <dc:date>2016-12-22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4.7457in" svg:y="3.5748in" draw:caption-point-x="-0.2402in" draw:caption-point-y="0.5988in">
              <dc:date>2016-12-26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3.5756in" draw:caption-point-x="-0.2402in" draw:caption-point-y="0.598in">
              <dc:date>2016-12-28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6.1154in" svg:y="3.5756in" draw:caption-point-x="-0.2402in" draw:caption-point-y="0.598in">
              <dc:date>2016-12-28T00:00:00</dc:date>
              <text:p text:style-name="P1"><text:span text:style-name="T1">8h30 vào cty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208" table:formula="of:=SUM([.D19:.AH19])" office:value-type="float" office:value="0.5">
            <text:p>0.5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3.8114in" draw:caption-point-x="-0.2402in" draw:caption-point-y="0.6098in">
              <dc:date>2016-12-01T00:00:00</dc:date>
              <text:p text:style-name="P1"><text:span text:style-name="T1">8h46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3.8118in" draw:caption-point-x="-0.2402in" draw:caption-point-y="0.6094in">
              <dc:date>2016-12-02T00:00:00</dc:date>
              <text:p text:style-name="P1"><text:span text:style-name="T1">8h43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3" draw:text-style-name="P1" svg:width="1.1413in" svg:height="0.7012in" svg:x="4.472in" svg:y="3.815in" draw:caption-point-x="-0.2402in" draw:caption-point-y="0.6063in">
              <dc:date>2016-12-05T00:00:00</dc:date>
              <text:p text:style-name="P1"><text:span text:style-name="T1">Để quên dt bên nhà bạn nên sáng nay qua lấy rồi mới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3.8161in" draw:caption-point-x="-0.2402in" draw:caption-point-y="0.6051in">
              <dc:date>2016-12-06T00:00:00</dc:date>
              <text:p text:style-name="P1"><text:span text:style-name="T1">8h44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9.2661in" svg:y="3.8189in" draw:caption-point-x="-0.2402in" draw:caption-point-y="0.6024in">
              <dc:date>2016-12-15T00:00:00</dc:date>
              <text:p text:style-name="P1"><text:span text:style-name="T1">Bị bể bánh xe, xin vào trễ,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3.8197in" draw:caption-point-x="-0.2402in" draw:caption-point-y="0.6016in">
              <dc:date>2016-12-19T00:00:00</dc:date>
              <text:p text:style-name="P1"><text:span text:style-name="T1">8h38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0059in" svg:y="3.8205in" draw:caption-point-x="-0.2402in" draw:caption-point-y="0.6008in">
              <dc:date>2016-12-21T00:00:00</dc:date>
              <text:p text:style-name="P1"><text:span text:style-name="T1">Bị ốm, xin vào trễ, 9h30 vào 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9" draw:text-style-name="P1" svg:width="1.1413in" svg:height="0.8567in" svg:x="12.9189in" svg:y="3.822in" draw:caption-point-x="-0.2402in" draw:caption-point-y="0.5992in">
              <dc:date>2016-12-23T00:00:00</dc:date>
              <text:p text:style-name="P1"><text:span text:style-name="T1">Đi khám bệnh, xin vào trễ, 9h vào cty</text:span><text:span text:style-name="T1"><text:line-break/></text:span><text:span text:style-name="T1">xin off chiều đi khám bệnh</text:span></text:p>
            </office:annotation>
            <text:p>0.5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4.289in" svg:y="3.8224in" draw:caption-point-x="-0.2402in" draw:caption-point-y="0.5988in">
              <dc:date>2016-12-26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3.8232in" draw:caption-point-x="-0.2402in" draw:caption-point-y="0.598in">
              <dc:date>2016-12-28T00:00:00</dc:date>
              <text:p text:style-name="P1"><text:span text:style-name="T1">8h49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6587in" svg:y="3.824in" draw:caption-point-x="-0.2402in" draw:caption-point-y="0.5972in">
              <dc:date>2016-12-29T00:00:00</dc:date>
              <text:p text:style-name="P1"><text:span text:style-name="T1">8h44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6.1154in" svg:y="3.8248in" draw:caption-point-x="-0.2402in" draw:caption-point-y="0.5965in">
              <dc:date>2016-12-30T00:00:00</dc:date>
              <text:p text:style-name="P1"><text:span text:style-name="T1">Tối qua làm việc khuya, sáng dậy không nổi, 8h59 vào cty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LV</text:p>
          </table:table-cell>
          <table:table-cell table:style-name="ce208" table:formula="of:=SUM([.D20:.AH20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4.0638in" draw:caption-point-x="-0.2402in" draw:caption-point-y="0.6051in">
              <dc:date>2016-12-06T00:00:00</dc:date>
              <text:p text:style-name="P1"><text:span text:style-name="T1">Nhà có việc đột xuất, xin nghỉ buổi sáng</text:span></text:p>
            </office:annotation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NC</text:p>
          </table:table-cell>
          <table:table-cell table:style-name="ce208" table:formula="of:=SUM([.D21:.AH21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8.2878in" svg:y="4.3134in" draw:caption-point-x="-0.2402in" draw:caption-point-y="0.6031in">
              <dc:date>2016-12-13T00:00:00</dc:date>
              <text:p text:style-name="P1"><text:span text:style-name="T1">Bị hư xe, xin vào trễ,9h02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6.1154in" svg:y="4.3201in" draw:caption-point-x="-0.2402in" draw:caption-point-y="0.5965in">
              <dc:date>2016-12-30T00:00:00</dc:date>
              <text:p text:style-name="P1"><text:span text:style-name="T1">Lên phường làm giấy tờ</text:span></text:p>
            </office:annotation>
            <text:p>1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HungPN</text:p>
          </table:table-cell>
          <table:table-cell table:style-name="ce208" table:formula="of:=SUM([.D22:.AH22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5.6587in" svg:y="4.5669in" draw:caption-point-x="-0.2402in" draw:caption-point-y="0.5972in">
              <dc:date>2016-12-29T00:00:00</dc:date>
              <text:p text:style-name="P1"><text:span text:style-name="T1">Xin off đi khám bệnh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HuyDH</text:p>
          </table:table-cell>
          <table:table-cell table:style-name="ce208" table:formula="of:=SUM([.D23:.AH23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2" draw:text-style-name="P1" svg:width="1.1413in" svg:height="0.5457in" svg:x="4.472in" svg:y="4.8059in" draw:caption-point-x="-0.2402in" draw:caption-point-y="0.6059in">
              <dc:date>2016-12-05T00:00:00</dc:date>
              <text:p text:style-name="P1"><text:span text:style-name="T1">Đi trễ 1h15', đi làm thủ tục BHTN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4.802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0059in" svg:y="4.811in" draw:caption-point-x="-0.2402in" draw:caption-point-y="0.6008in">
              <dc:date>2016-12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5.6587in" svg:y="4.8146in" draw:caption-point-x="-0.2402in" draw:caption-point-y="0.5972in">
              <dc:date>2016-12-29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HuyNG</text:p>
          </table:table-cell>
          <table:table-cell table:style-name="ce208" table:formula="of:=SUM([.D24:.AH24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haiLV</text:p>
          </table:table-cell>
          <table:table-cell table:style-name="ce208" table:formula="of:=SUM([.D25:.AH2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KhangNHH</text:p>
          </table:table-cell>
          <table:table-cell table:style-name="ce208" table:formula="of:=SUM([.D26:.AH26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8.7768in" svg:y="5.5524in" draw:caption-point-x="-0.2402in" draw:caption-point-y="0.6028in">
              <dc:date>2016-12-14T00:00:00</dc:date>
              <text:p text:style-name="P1"><text:span text:style-name="T1">Đi lấy thẻ ngân hàng, xin vào trễ, 8h53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KhanhNN</text:p>
          </table:table-cell>
          <table:table-cell table:style-name="ce208" table:formula="of:=SUM([.D27:.AH27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5.7929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2" draw:text-style-name="P1" svg:width="1.1413in" svg:height="0.5457in" svg:x="4.9287in" svg:y="5.7976in" draw:caption-point-x="-0.2402in" draw:caption-point-y="0.6051in">
              <dc:date>2016-12-06T00:00:00</dc:date>
              <text:p text:style-name="P1"><text:span text:style-name="T1">Bị ngộ độc thực phẩm, xin off 1 ngày</text:span></text:p>
            </office:annotation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5.7929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5.7988in" draw:caption-point-x="-0.2402in" draw:caption-point-y="0.6039in">
              <dc:date>2016-12-12T00:00:00</dc:date>
              <text:p text:style-name="P1"><text:span text:style-name="T1">8h33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8.2878in" svg:y="5.7996in" draw:caption-point-x="-0.2402in" draw:caption-point-y="0.6031in">
              <dc:date>2016-12-13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8.7768in" svg:y="5.8in" draw:caption-point-x="-0.2402in" draw:caption-point-y="0.6028in">
              <dc:date>2016-12-14T00:00:00</dc:date>
              <text:p text:style-name="P1"><text:span text:style-name="T1">8h36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5.8008in" draw:caption-point-x="-0.2402in" draw:caption-point-y="0.602in">
              <dc:date>2016-12-16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5.8012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0059in" svg:y="5.802in" draw:caption-point-x="-0.2402in" draw:caption-point-y="0.6008in">
              <dc:date>2016-12-21T00:00:00</dc:date>
              <text:p text:style-name="P1"><text:span text:style-name="T1">Có việc đột xuất, xin vào trễ, 8h4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9189in" svg:y="5.8035in" draw:caption-point-x="-0.2402in" draw:caption-point-y="0.5992in">
              <dc:date>2016-12-23T00:00:00</dc:date>
              <text:p text:style-name="P1"><text:span text:style-name="T1">8h35 vào cty</text:span></text:p>
            </office:annotation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5.8047in" draw:caption-point-x="-0.2402in" draw:caption-point-y="0.598in">
              <dc:date>2016-12-28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6587in" svg:y="5.8047in" draw:caption-point-x="-0.2402in" draw:caption-point-y="0.598in">
              <dc:date>2016-12-28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6.1154in" svg:y="5.8063in" draw:caption-point-x="-0.2402in" draw:caption-point-y="0.5965in">
              <dc:date>2016-12-3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KienPT</text:p>
          </table:table-cell>
          <table:table-cell table:style-name="ce208" table:formula="of:=SUM([.D28:.AH28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6.0465in" draw:caption-point-x="-0.2402in" draw:caption-point-y="0.6039in">
              <dc:date>2016-12-12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KietNVT</text:p>
          </table:table-cell>
          <table:table-cell table:style-name="ce208" table:formula="of:=SUM([.D29:.AH29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6.2941in" draw:caption-point-x="-0.2402in" draw:caption-point-y="0.6039in">
              <dc:date>2016-12-12T00:00:00</dc:date>
              <text:p text:style-name="P1"><text:span text:style-name="T1">8h43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8.2878in" svg:y="6.2949in" draw:caption-point-x="-0.2402in" draw:caption-point-y="0.6031in">
              <dc:date>2016-12-13T00:00:00</dc:date>
              <text:p text:style-name="P1"><text:span text:style-name="T1">8h42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8.7768in" svg:y="6.2953in" draw:caption-point-x="-0.2402in" draw:caption-point-y="0.6028in">
              <dc:date>2016-12-14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9.2661in" svg:y="6.2957in" draw:caption-point-x="-0.2402in" draw:caption-point-y="0.6024in">
              <dc:date>2016-12-15T00:00:00</dc:date>
              <text:p text:style-name="P1"><text:span text:style-name="T1">Bị bể bánh xe dọc đường, xin vô trễ, 9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6.2961in" draw:caption-point-x="-0.2402in" draw:caption-point-y="0.602in">
              <dc:date>2016-12-16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4622in" svg:y="6.2976in" draw:caption-point-x="-0.2402in" draw:caption-point-y="0.6004in">
              <dc:date>2016-12-22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6.3in" draw:caption-point-x="-0.2402in" draw:caption-point-y="0.598in">
              <dc:date>2016-12-28T00:00:00</dc:date>
              <text:p text:style-name="P1"><text:span text:style-name="T1">8h4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6587in" svg:y="6.3008in" draw:caption-point-x="-0.2402in" draw:caption-point-y="0.5972in">
              <dc:date>2016-12-29T00:00:00</dc:date>
              <text:p text:style-name="P1"><text:span text:style-name="T1">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LinhBT</text:p>
          </table:table-cell>
          <table:table-cell table:style-name="ce208" table:formula="of:=SUM([.D30:.AH30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MaiLT</text:p>
          </table:table-cell>
          <table:table-cell table:style-name="ce208" table:formula="of:=SUM([.D31:.AH31])" office:value-type="float" office:value="2.5">
            <text:p>2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6.7854in" draw:caption-point-x="-0.2402in" draw:caption-point-y="0.6079in">
              <dc:date>2016-12-02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4" draw:text-style-name="P1" svg:width="1.1413in" svg:height="0.3902in" svg:x="11.0925in" svg:y="6.7917in" draw:caption-point-x="-0.2402in" draw:caption-point-y="0.6016in">
              <dc:date>2016-12-19T00:00:00</dc:date>
              <text:p text:style-name="P1"><text:span text:style-name="T1">Off buổi sáng lên trường</text:span></text:p>
            </office:annotation>
            <text:p>0.5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5.6587in" svg:y="6.7961in" draw:caption-point-x="-0.2402in" draw:caption-point-y="0.5972in">
              <dc:date>2016-12-29T00:00:00</dc:date>
              <text:p text:style-name="P1"><text:span text:style-name="T1">Off chiều lên trường làm luận</text:span></text:p>
            </office:annotation>
            <text:p>0.5</text:p>
          </table:table-cell>
          <table:table-cell table:style-name="ce212" office:value-type="float" office:value="1">
            <office:annotation draw:style-name="gr4" draw:text-style-name="P1" svg:width="1.1413in" svg:height="0.3902in" svg:x="16.1154in" svg:y="6.7961in" draw:caption-point-x="-0.2402in" draw:caption-point-y="0.5972in">
              <dc:date>2016-12-29T00:00:00</dc:date>
              <text:p text:style-name="P1"><text:span text:style-name="T1">Ờ nhà làm luận văn tốt nghiệp</text:span></text:p>
            </office:annotation>
            <text:p>1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MaiNTT</text:p>
          </table:table-cell>
          <table:table-cell table:style-name="ce208" table:formula="of:=SUM([.D32:.AH32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7.0886in" draw:caption-point-x="-0.2402in" draw:caption-point-y="0.5524in">
              <dc:date>2016-12-01T00:00:00</dc:date>
              <text:p text:style-name="P1"><text:span text:style-name="T1">Xin nghỉ buổi sáng đi khám mắt</text:span></text:p>
            </office:annotation>
            <text:p>0.5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7.0366in" draw:caption-point-x="-0.2402in" draw:caption-point-y="0.6043in">
              <dc:date>2016-12-08T00:00:00</dc:date>
              <text:p text:style-name="P1"><text:span text:style-name="T1">Tối qua dự án có issue nên về trễ, xin vào trễ, 9h0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0059in" svg:y="7.0402in" draw:caption-point-x="-0.2402in" draw:caption-point-y="0.6008in">
              <dc:date>2016-12-21T00:00:00</dc:date>
              <text:p text:style-name="P1"><text:span text:style-name="T1">Đi ngân hàng, xin vào trễ, 9h21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9189in" svg:y="7.0406in" draw:caption-point-x="-0.2402in" draw:caption-point-y="0.6004in">
              <dc:date>2016-12-22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6587in" svg:y="7.0437in" draw:caption-point-x="-0.2402in" draw:caption-point-y="0.5972in">
              <dc:date>2016-12-29T00:00:00</dc:date>
              <text:p text:style-name="P1"><text:span text:style-name="T1">Xe hư, xin vào trễ, 9h03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6.1154in" svg:y="7.0445in" draw:caption-point-x="-0.2402in" draw:caption-point-y="0.5965in">
              <dc:date>2016-12-30T00:00:00</dc:date>
              <text:p text:style-name="P1"><text:span text:style-name="T1">8h38 vào cty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ManhNB</text:p>
          </table:table-cell>
          <table:table-cell table:style-name="ce208" table:formula="of:=SUM([.D33:.AH33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7.2791in" draw:caption-point-x="-0.2402in" draw:caption-point-y="0.6094in">
              <dc:date>2016-12-02T00:00:00</dc:date>
              <text:p text:style-name="P1"><text:span text:style-name="T1">8h43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7.2835in" draw:caption-point-x="-0.2402in" draw:caption-point-y="0.6051in">
              <dc:date>2016-12-06T00:00:00</dc:date>
              <text:p text:style-name="P1"><text:span text:style-name="T1">Bị sốt xuất huyết, đang nằm bệnh viện</text:span></text:p>
            </office:annotation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amNH</text:p>
          </table:table-cell>
          <table:table-cell table:style-name="ce208" table:formula="of:=SUM([.D34:.AH34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amTH</text:p>
          </table:table-cell>
          <table:table-cell table:style-name="ce208" table:formula="of:=SUM([.D35:.AH3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amTV</text:p>
          </table:table-cell>
          <table:table-cell table:style-name="ce208" table:formula="of:=SUM([.D36:.AH36])" office:value-type="float" office:value="1.5">
            <text:p>1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8.0224in" draw:caption-point-x="-0.2402in" draw:caption-point-y="0.6094in">
              <dc:date>2016-12-02T00:00:00</dc:date>
              <text:p text:style-name="P1"><text:span text:style-name="T1">8h47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8.0256in" draw:caption-point-x="-0.2402in" draw:caption-point-y="0.6063in">
              <dc:date>2016-12-05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8.0268in" draw:caption-point-x="-0.2402in" draw:caption-point-y="0.6051in">
              <dc:date>2016-12-06T00:00:00</dc:date>
              <text:p text:style-name="P1"><text:span text:style-name="T1">8h4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8.0272in" draw:caption-point-x="-0.2402in" draw:caption-point-y="0.6047in">
              <dc:date>2016-12-07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8.0276in" draw:caption-point-x="-0.2402in" draw:caption-point-y="0.6043in">
              <dc:date>2016-12-08T00:00:00</dc:date>
              <text:p text:style-name="P1"><text:span text:style-name="T1">8h34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3" draw:text-style-name="P1" svg:width="1.1413in" svg:height="0.7012in" svg:x="7.7988in" svg:y="8.028in" draw:caption-point-x="-0.2402in" draw:caption-point-y="0.6039in">
              <dc:date>2016-12-12T00:00:00</dc:date>
              <text:p text:style-name="P1"><text:span text:style-name="T1">8h33 vào cty</text:span></text:p>
              <text:p text:style-name="P1"><text:span text:style-name="T1">Xin off buổi chiều nhà có việc đột xuất</text:span></text:p>
            </office:annotation>
            <text:p>0.5</text:p>
          </table:table-cell>
          <table:table-cell table:style-name="ce212" office:value-type="float" office:value="0">
            <office:annotation draw:style-name="gr7" draw:text-style-name="P1" svg:width="1.1413in" svg:height="0.2634in" svg:x="8.2878in" svg:y="8.0287in" draw:caption-point-x="-0.2402in" draw:caption-point-y="0.6031in">
              <dc:date>2016-12-13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2661in" svg:y="8.0295in" draw:caption-point-x="-0.2402in" draw:caption-point-y="0.6024in">
              <dc:date>2016-12-15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9.7228in" svg:y="8.0276in" draw:caption-point-x="-0.2402in" draw:caption-point-y="0.6043in">
              <dc:date>2016-12-07T00:00:00</dc:date>
              <text:p text:style-name="P1"><text:span text:style-name="T1">Xin nghỉ về quê đám giỗ, cưới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8.0303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8.0307in" draw:caption-point-x="-0.2402in" draw:caption-point-y="0.6012in">
              <dc:date>2016-12-20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4622in" svg:y="8.0315in" draw:caption-point-x="-0.2402in" draw:caption-point-y="0.6004in">
              <dc:date>2016-12-22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4.7457in" svg:y="8.0335in" draw:caption-point-x="-0.2402in" draw:caption-point-y="0.5984in">
              <dc:date>2016-12-27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8.0339in" draw:caption-point-x="-0.2402in" draw:caption-point-y="0.598in">
              <dc:date>2016-12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NgaTN</text:p>
          </table:table-cell>
          <table:table-cell table:style-name="ce208" table:formula="of:=SUM([.D37:.AH37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4" draw:text-style-name="P1" svg:width="1.1413in" svg:height="0.3902in" svg:x="4.472in" svg:y="8.2693in" draw:caption-point-x="-0.2402in" draw:caption-point-y="0.6102in">
              <dc:date>2016-11-29T00:00:00</dc:date>
              <text:p text:style-name="P1"><text:span text:style-name="T1">Xin nghỉ đi du lịch</text:span></text:p>
            </office:annotation>
            <text:p>1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8.2772in" draw:caption-point-x="-0.2402in" draw:caption-point-y="0.6024in">
              <dc:date>2016-12-15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NganTLT</text:p>
          </table:table-cell>
          <table:table-cell table:style-name="ce208" table:formula="of:=SUM([.D38:.AH38])" office:value-type="float" office:value="2">
            <text:p>2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4.472in" svg:y="8.5217in" draw:caption-point-x="-0.2402in" draw:caption-point-y="0.6055in">
              <dc:date>2016-12-05T00:00:00</dc:date>
              <text:p text:style-name="P1"><text:span text:style-name="T1">Ra phường làm giấy tờ nên xin về sớm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8.5228in" draw:caption-point-x="-0.2402in" draw:caption-point-y="0.6043in">
              <dc:date>2016-12-08T00:00:00</dc:date>
              <text:p text:style-name="P1"><text:span text:style-name="T1">8h3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3" draw:text-style-name="P1" svg:width="1.1413in" svg:height="0.7012in" svg:x="7.7988in" svg:y="8.5232in" draw:caption-point-x="-0.2402in" draw:caption-point-y="0.6039in">
              <dc:date>2016-12-12T00:00:00</dc:date>
              <text:p text:style-name="P1"><text:span text:style-name="T1">Xin nghỉ buổi sáng đi khám bênh, dị ứng sau khi đi biển</text:span></text:p>
            </office:annotation>
            <text:p>0.5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2.9189in" svg:y="8.5276in" draw:caption-point-x="-0.2402in" draw:caption-point-y="0.5996in">
              <dc:date>2016-12-22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6.1154in" svg:y="8.5307in" draw:caption-point-x="-0.2402in" draw:caption-point-y="0.5965in">
              <dc:date>2016-12-30T00:00:00</dc:date>
              <text:p text:style-name="P1"><text:span text:style-name="T1">Có việc gia đình</text:span></text:p>
              <text:p text:style-name="P1"><text:span text:style-name="T1">Off buổi chiều</text:span></text:p>
            </office:annotation>
            <text:p>0.5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NhanHTH</text:p>
          </table:table-cell>
          <table:table-cell table:style-name="ce208" table:formula="of:=SUM([.D39:.AH39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NhanNM</text:p>
          </table:table-cell>
          <table:table-cell table:style-name="ce208" table:formula="of:=SUM([.D40:.AH40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9.0181in" draw:caption-point-x="-0.2402in" draw:caption-point-y="0.6043in">
              <dc:date>2016-12-08T00:00:00</dc:date>
              <text:p text:style-name="P1"><text:span text:style-name="T1">Tối qua dự án có issue nên về trễ, xin vào trễ, 9h1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9.7228in" svg:y="9.0205in" draw:caption-point-x="-0.2402in" draw:caption-point-y="0.602in">
              <dc:date>2016-12-16T00:00:00</dc:date>
              <text:p text:style-name="P1"><text:span text:style-name="T1">Không khỏe, off buổi chiều</text:span></text:p>
            </office:annotation>
            <text:p>0.5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NhungHTH</text:p>
          </table:table-cell>
          <table:table-cell table:style-name="ce208" table:formula="of:=SUM([.D41:.AH41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9.2602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9.2638in" draw:caption-point-x="-0.2402in" draw:caption-point-y="0.6063in">
              <dc:date>2016-12-05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8.7768in" svg:y="9.2673in" draw:caption-point-x="-0.2402in" draw:caption-point-y="0.6028in">
              <dc:date>2016-12-14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9.2681in" draw:caption-point-x="-0.2402in" draw:caption-point-y="0.602in">
              <dc:date>2016-12-16T00:00:00</dc:date>
              <text:p text:style-name="P1"><text:span text:style-name="T1">8h47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9.2685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9.2685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4.7457in" svg:y="9.2717in" draw:caption-point-x="-0.2402in" draw:caption-point-y="0.5984in">
              <dc:date>2016-12-27T00:00:00</dc:date>
              <text:p text:style-name="P1"><text:span text:style-name="T1">8h42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9.272in" draw:caption-point-x="-0.2402in" draw:caption-point-y="0.598in">
              <dc:date>2016-12-28T00:00:00</dc:date>
              <text:p text:style-name="P1"><text:span text:style-name="T1">8h4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6587in" svg:y="9.272in" draw:caption-point-x="-0.2402in" draw:caption-point-y="0.598in">
              <dc:date>2016-12-28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6.1154in" svg:y="9.272in" draw:caption-point-x="-0.2402in" draw:caption-point-y="0.598in">
              <dc:date>2016-12-28T00:00:00</dc:date>
              <text:p text:style-name="P1"><text:span text:style-name="T1">8h30 vào cty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NhuPHQ</text:p>
          </table:table-cell>
          <table:table-cell table:style-name="ce208" table:formula="of:=SUM([.D42:.AH42])" office:value-type="float" office:value="1.5">
            <text:p>1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9.5138in" draw:caption-point-x="-0.2402in" draw:caption-point-y="0.6039in">
              <dc:date>2016-12-12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10" draw:text-style-name="P1" svg:width="1.1413in" svg:height="1.1677in" svg:x="9.7228in" svg:y="9.5157in" draw:caption-point-x="-0.2402in" draw:caption-point-y="0.602in">
              <dc:date>2016-12-16T00:00:00</dc:date>
              <text:p text:style-name="P1"><text:span text:style-name="T1">Lên trường làm lễ tốt nghiệp, off buổi sáng</text:span><text:span text:style-name="T1"><text:line-break/></text:span><text:span text:style-name="T1">Vắng quá 2h buổi chiều, tính là nghỉ 1 buổi, vào lúc 15h39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11.0925in" svg:y="9.5161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1.5492in" svg:y="9.5161in" draw:caption-point-x="-0.2402in" draw:caption-point-y="0.6016in">
              <dc:date>2016-12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4.7457in" svg:y="9.5193in" draw:caption-point-x="-0.2402in" draw:caption-point-y="0.5984in">
              <dc:date>2016-12-27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212" office:value-type="float" office:value="0">
            <office:annotation draw:style-name="gr4" draw:text-style-name="P1" svg:width="1.1413in" svg:height="0.3902in" svg:x="15.202in" svg:y="9.5201in" draw:caption-point-x="-0.2402in" draw:caption-point-y="0.5976in">
              <dc:date>2016-12-28T00:00:00</dc:date>
              <text:p text:style-name="P1"><text:span text:style-name="T1">Bị té xe, 9h05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192" office:value-type="string">
            <text:p>PhuongTH</text:p>
          </table:table-cell>
          <table:table-cell table:style-name="ce208" table:formula="of:=SUM([.D43:.AH43])" office:value-type="float" office:value="1.5">
            <text:p>1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3854in" svg:y="9.761in" draw:caption-point-x="-0.2402in" draw:caption-point-y="0.6047in">
              <dc:date>2016-12-07T00:00:00</dc:date>
              <text:p text:style-name="P1"><text:span text:style-name="T1">Bị trẹo cổ, xin làm ở nhà</text:span><text:span text:style-name="T1"><text:line-break/></text:span><text:span text:style-name="T1">a Hiến, c Bình approved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3" draw:text-style-name="P1" svg:width="1.1413in" svg:height="0.7012in" svg:x="7.7988in" svg:y="9.7622in" draw:caption-point-x="-0.2402in" draw:caption-point-y="0.6035in">
              <dc:date>2016-12-12T00:00:00</dc:date>
              <text:p text:style-name="P1"><text:span text:style-name="T1">Xin off chiều đi sửa xe, cắt kính, làm hồ sơ nghĩa vụ quân sự</text:span></text:p>
            </office:annotation>
            <text:p>0.5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7" draw:text-style-name="P1" svg:width="1.1413in" svg:height="0.2634in" svg:x="11.5492in" svg:y="9.7646in" draw:caption-point-x="-0.2402in" draw:caption-point-y="0.6012in">
              <dc:date>2016-12-20T00:00:00</dc:date>
              <text:p text:style-name="P1"><text:span text:style-name="T1">Bị sốt</text:span></text:p>
            </office:annotation>
            <text:p>1</text:p>
          </table:table-cell>
          <table:table-cell table:style-name="ce212" office:value-type="float" office:value="0">
            <office:annotation draw:style-name="gr4" draw:text-style-name="P1" svg:width="1.1413in" svg:height="0.3902in" svg:x="12.0059in" svg:y="9.765in" draw:caption-point-x="-0.2402in" draw:caption-point-y="0.6008in">
              <dc:date>2016-12-21T00:00:00</dc:date>
              <text:p text:style-name="P1"><text:span text:style-name="T1">3h45 về, confirm làm bù sau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9189in" svg:y="9.7665in" draw:caption-point-x="-0.2402in" draw:caption-point-y="0.5992in">
              <dc:date>2016-12-23T00:00:00</dc:date>
              <text:p text:style-name="P1"><text:span text:style-name="T1">Xin làm online remote ở nhà do bịnh, sổ mũi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14.289in" svg:y="9.7669in" draw:caption-point-x="-0.2402in" draw:caption-point-y="0.5988in">
              <dc:date>2016-12-26T00:00:00</dc:date>
              <text:p text:style-name="P1"><text:span text:style-name="T1">Bị thủng bánh xe, xin đi trễ, 9h04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PhongTH</text:p>
          </table:table-cell>
          <table:table-cell table:style-name="ce208" table:formula="of:=SUM([.D44:.AH44])" office:value-type="float" office:value="2.5">
            <text:p>2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10.0035in" draw:caption-point-x="-0.2402in" draw:caption-point-y="0.6098in">
              <dc:date>2016-12-06T00:00:00</dc:date>
              <text:p text:style-name="P1"><text:span text:style-name="T1">8h30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212" office:value-type="float" office:value="0.5">
            <office:annotation draw:style-name="gr2" draw:text-style-name="P1" svg:width="1.1413in" svg:height="0.5457in" svg:x="5.3854in" svg:y="10.0087in" draw:caption-point-x="-0.2402in" draw:caption-point-y="0.6047in">
              <dc:date>2016-12-07T00:00:00</dc:date>
              <text:p text:style-name="P1"><text:span text:style-name="T1">Mệt trong người, xin nghỉ buổi chiều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10.0094in" draw:caption-point-x="-0.2402in" draw:caption-point-y="0.6039in">
              <dc:date>2016-12-12T00:00:00</dc:date>
              <text:p text:style-name="P1"><text:span text:style-name="T1">8h44 vào cty</text:span></text:p>
            </office:annotation>
            <text:p>0</text:p>
          </table:table-cell>
          <table:table-cell table:style-name="ce212" office:value-type="float" office:value="0.5">
            <office:annotation draw:style-name="gr9" draw:text-style-name="P1" svg:width="1.1413in" svg:height="0.8567in" svg:x="8.2878in" svg:y="10.0102in" draw:caption-point-x="-0.2402in" draw:caption-point-y="0.6031in">
              <dc:date>2016-12-13T00:00:00</dc:date>
              <text:p text:style-name="P1"><text:span text:style-name="T1">Xin vào trễ do trời mưa to, 8h53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7" draw:text-style-name="P1" svg:width="1.1413in" svg:height="0.2634in" svg:x="11.5492in" svg:y="10.0122in" draw:caption-point-x="-0.2402in" draw:caption-point-y="0.6012in">
              <dc:date>2016-12-20T00:00:00</dc:date>
              <text:p text:style-name="P1"><text:span text:style-name="T1">Off chiều đi học</text:span></text:p>
            </office:annotation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5.6587in" svg:y="10.0161in" draw:caption-point-x="-0.2402in" draw:caption-point-y="0.5972in">
              <dc:date>2016-12-29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SonPX</text:p>
          </table:table-cell>
          <table:table-cell table:style-name="ce208" table:formula="of:=SUM([.D45:.AH4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10.2571in" draw:caption-point-x="-0.2402in" draw:caption-point-y="0.6039in">
              <dc:date>2016-12-08T00:00:00</dc:date>
              <text:p text:style-name="P1"><text:span text:style-name="T1">Xin làm remote ở nhà buổi chiều</text:span></text:p>
              <text:p text:style-name="P1"><text:span text:style-name="T1">Confirm với mng sau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ienND</text:p>
          </table:table-cell>
          <table:table-cell table:style-name="ce208" table:formula="of:=SUM([.D46:.AH46])" office:value-type="float" office:value="1.5">
            <text:p>1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3.1024in" svg:y="10.4988in" draw:caption-point-x="-0.2402in" draw:caption-point-y="0.6098in">
              <dc:date>2016-12-02T00:00:00</dc:date>
              <text:p text:style-name="P1"><text:span text:style-name="T1">8h30 vào cty</text:span></text:p>
              <text:p text:style-name="P1"><text:span text:style-name="T1">Có việc bận, xin về sớm, 4h44 về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4.472in" svg:y="10.5024in" draw:caption-point-x="-0.2402in" draw:caption-point-y="0.6063in">
              <dc:date>2016-12-05T00:00:00</dc:date>
              <text:p text:style-name="P1"><text:span text:style-name="T1">Kẹt xe, vào trễ 30'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10.5067in" draw:caption-point-x="-0.2402in" draw:caption-point-y="0.602in">
              <dc:date>2016-12-16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2.0059in" svg:y="10.5063in" draw:caption-point-x="-0.2402in" draw:caption-point-y="0.6024in">
              <dc:date>2016-12-15T00:00:00</dc:date>
              <text:p text:style-name="P1"><text:span text:style-name="T1">Về quê đám giỗ ông bà</text:span></text:p>
            </office:annotation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6.1154in" svg:y="10.5122in" draw:caption-point-x="-0.2402in" draw:caption-point-y="0.5965in">
              <dc:date>2016-12-30T00:00:00</dc:date>
              <text:p text:style-name="P1"><text:span text:style-name="T1">Bị đau đầu, xin off buổi chiều</text:span></text:p>
            </office:annotation>
            <text:p>0.5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hanhN</text:p>
          </table:table-cell>
          <table:table-cell table:style-name="ce208" table:formula="of:=SUM([.D47:.AH47])" office:value-type="float" office:value="3.5">
            <text:p>3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7" draw:text-style-name="P1" svg:width="1.1413in" svg:height="0.2634in" svg:x="3.1024in" svg:y="10.7457in" draw:caption-point-x="-0.2402in" draw:caption-point-y="0.6106in">
              <dc:date>2016-11-29T00:00:00</dc:date>
              <text:p text:style-name="P1"><text:span text:style-name="T1">Xin nghỉ về quê</text:span></text:p>
            </office:annotation>
            <text:p>1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10.752in" draw:caption-point-x="-0.2402in" draw:caption-point-y="0.6043in">
              <dc:date>2016-12-08T00:00:00</dc:date>
              <text:p text:style-name="P1"><text:span text:style-name="T1">Đi băng bó chân, xin vào trễ, 9h5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10.7539in" draw:caption-point-x="-0.2402in" draw:caption-point-y="0.6024in">
              <dc:date>2016-12-15T00:00:00</dc:date>
              <text:p text:style-name="P1"><text:span text:style-name="T1">Xin ra ngoài 30p lấy sổ BH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2" draw:text-style-name="P1" svg:width="1.1413in" svg:height="0.5457in" svg:x="11.0925in" svg:y="10.7547in" draw:caption-point-x="-0.2402in" draw:caption-point-y="0.6016in">
              <dc:date>2016-12-19T00:00:00</dc:date>
              <text:p text:style-name="P1"><text:span text:style-name="T1">Đi khám mũi, vắng quá 2h, tính là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0059in" svg:y="10.7555in" draw:caption-point-x="-0.2402in" draw:caption-point-y="0.6008in">
              <dc:date>2016-12-2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2.9189in" svg:y="10.7559in" draw:caption-point-x="-0.2402in" draw:caption-point-y="0.6004in">
              <dc:date>2016-12-23T00:00:00</dc:date>
              <text:p text:style-name="P1"><text:span text:style-name="T1">8h30 vào cty</text:span></text:p>
              <text:p text:style-name="P1"><text:span text:style-name="T1">Mệt trong người, xin off chiều</text:span></text:p>
            </office:annotation>
            <text:p>0.5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office:annotation draw:style-name="gr7" draw:text-style-name="P1" svg:width="1.1413in" svg:height="0.2634in" svg:x="16.1154in" svg:y="10.7598in" draw:caption-point-x="-0.2402in" draw:caption-point-y="0.5965in">
              <dc:date>2016-12-30T00:00:00</dc:date>
              <text:p text:style-name="P1"><text:span text:style-name="T1">Đi khám bệnh</text:span></text:p>
            </office:annotation>
            <text:p>1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hamDT</text:p>
          </table:table-cell>
          <table:table-cell table:style-name="ce208" table:formula="of:=SUM([.D48:.AH48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4.472in" svg:y="10.9976in" draw:caption-point-x="-0.2402in" draw:caption-point-y="0.6063in">
              <dc:date>2016-12-05T00:00:00</dc:date>
              <text:p text:style-name="P1"><text:span text:style-name="T1">Ngủ quên, vào trễ 10'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9.7228in" svg:y="11.002in" draw:caption-point-x="-0.2402in" draw:caption-point-y="0.602in">
              <dc:date>2016-12-16T00:00:00</dc:date>
              <text:p text:style-name="P1"><text:span text:style-name="T1">Có việc bận, xin vào trễ, 8h15 vào cty</text:span></text:p>
            </office:annotation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2.0059in" svg:y="11.0031in" draw:caption-point-x="-0.2402in" draw:caption-point-y="0.6008in">
              <dc:date>2016-12-21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2.9189in" svg:y="11.0047in" draw:caption-point-x="-0.2402in" draw:caption-point-y="0.5992in">
              <dc:date>2016-12-23T00:00:00</dc:date>
              <text:p text:style-name="P1"><text:span text:style-name="T1">Mệt, xin off <text:s/>buổi chiều</text:span></text:p>
            </office:annotation>
            <text:p>0.5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5.202in" svg:y="11.0059in" draw:caption-point-x="-0.2402in" draw:caption-point-y="0.598in">
              <dc:date>2016-12-28T00:00:00</dc:date>
              <text:p text:style-name="P1"><text:span text:style-name="T1">Đi lấy thuốc ho, xin vô trễ, 8h27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hinhDH</text:p>
          </table:table-cell>
          <table:table-cell table:style-name="ce208" table:formula="of:=SUM([.D49:.AH49])" office:value-type="float" office:value="0">
            <text:p>0</text:p>
          </table:table-cell>
          <table:table-cell table:style-name="ce212" table:number-columns-repeated="1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ThinhT</text:p>
          </table:table-cell>
          <table:table-cell table:style-name="ce208" table:formula="of:=SUM([.D50:.AH50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11.4953in" draw:caption-point-x="-0.2402in" draw:caption-point-y="0.6039in">
              <dc:date>2016-12-12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ThoaiVK</text:p>
          </table:table-cell>
          <table:table-cell table:style-name="ce208" table:formula="of:=SUM([.D51:.AH51])" office:value-type="float" office:value="1.5">
            <text:p>1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11.737in" draw:caption-point-x="-0.2402in" draw:caption-point-y="0.609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11.7406in" draw:caption-point-x="-0.2402in" draw:caption-point-y="0.6063in">
              <dc:date>2016-12-05T00:00:00</dc:date>
              <text:p text:style-name="P1"><text:span text:style-name="T1">8h38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11.7417in" draw:caption-point-x="-0.2402in" draw:caption-point-y="0.6051in">
              <dc:date>2016-12-06T00:00:00</dc:date>
              <text:p text:style-name="P1"><text:span text:style-name="T1">8h37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11.7421in" draw:caption-point-x="-0.2402in" draw:caption-point-y="0.6047in">
              <dc:date>2016-12-07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11.7429in" draw:caption-point-x="-0.2402in" draw:caption-point-y="0.6039in">
              <dc:date>2016-12-08T00:00:00</dc:date>
              <text:p text:style-name="P1"><text:span text:style-name="T1">Đi lên phường làm giấy tờ, 10h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7.7988in" svg:y="11.7429in" draw:caption-point-x="-0.2402in" draw:caption-point-y="0.6039in">
              <dc:date>2016-12-12T00:00:00</dc:date>
              <text:p text:style-name="P1"><text:span text:style-name="T1">8h43 vào cty</text:span></text:p>
            </office:annotation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8.2878in" svg:y="11.7437in" draw:caption-point-x="-0.2402in" draw:caption-point-y="0.6031in">
              <dc:date>2016-12-13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212" office:value-type="float" office:value="0">
            <office:annotation draw:style-name="gr7" draw:text-style-name="P1" svg:width="1.1413in" svg:height="0.2634in" svg:x="8.7768in" svg:y="11.7441in" draw:caption-point-x="-0.2402in" draw:caption-point-y="0.6028in">
              <dc:date>2016-12-14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9.7228in" svg:y="11.7449in" draw:caption-point-x="-0.2402in" draw:caption-point-y="0.602in">
              <dc:date>2016-12-16T00:00:00</dc:date>
              <text:p text:style-name="P1"><text:span text:style-name="T1">8h35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7" draw:text-style-name="P1" svg:width="1.1413in" svg:height="0.2634in" svg:x="11.5492in" svg:y="11.7457in" draw:caption-point-x="-0.2402in" draw:caption-point-y="0.6012in">
              <dc:date>2016-12-20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2.4622in" svg:y="11.7465in" draw:caption-point-x="-0.2402in" draw:caption-point-y="0.6004in">
              <dc:date>2016-12-22T00:00:00</dc:date>
              <text:p text:style-name="P1"><text:span text:style-name="T1">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11.7488in" draw:caption-point-x="-0.2402in" draw:caption-point-y="0.598in">
              <dc:date>2016-12-28T00:00:00</dc:date>
              <text:p text:style-name="P1"><text:span text:style-name="T1">8h38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6587in" svg:y="11.7488in" draw:caption-point-x="-0.2402in" draw:caption-point-y="0.598in">
              <dc:date>2016-12-28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6.1154in" svg:y="11.7504in" draw:caption-point-x="-0.2402in" draw:caption-point-y="0.5965in">
              <dc:date>2016-12-30T00:00:00</dc:date>
              <text:p text:style-name="P1"><text:span text:style-name="T1">8h38 vào cty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49">
            <text:p>49</text:p>
          </table:table-cell>
          <table:table-cell table:style-name="ce42" office:value-type="string">
            <text:p>ThuyLTT</text:p>
          </table:table-cell>
          <table:table-cell table:style-name="ce208" table:formula="of:=SUM([.D52:.AH52])" office:value-type="float" office:value="6.5">
            <text:p>6.5</text:p>
          </table:table-cell>
          <table:table-cell table:style-name="ce212" office:value-type="float" office:value="0">
            <office:annotation draw:style-name="gr4" draw:text-style-name="P1" svg:width="1.1413in" svg:height="0.3902in" svg:x="2.6457in" svg:y="11.985in" draw:caption-point-x="-0.2402in" draw:caption-point-y="0.6098in">
              <dc:date>2016-12-01T00:00:00</dc:date>
              <text:p text:style-name="P1"><text:span text:style-name="T1">Xe hư, xin vô trễ, 8h53 vào cty</text:span></text:p>
            </office:annotation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3.1024in" svg:y="11.9874in" draw:caption-point-x="-0.2402in" draw:caption-point-y="0.6075in">
              <dc:date>2016-12-02T00:00:00</dc:date>
              <text:p text:style-name="P1"><text:span text:style-name="T1">Bị mệt, xin off nguyên ngày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11.9886in" draw:caption-point-x="-0.2402in" draw:caption-point-y="0.6063in">
              <dc:date>2016-12-05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11.9902in" draw:caption-point-x="-0.2402in" draw:caption-point-y="0.6047in">
              <dc:date>2016-12-06T00:00:00</dc:date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212" office:value-type="float" office:value="0.5">
            <office:annotation draw:style-name="gr2" draw:text-style-name="P1" svg:width="1.1413in" svg:height="0.5457in" svg:x="5.3854in" svg:y="11.9902in" draw:caption-point-x="-0.2402in" draw:caption-point-y="0.6047in">
              <dc:date>2016-12-07T00:00:00</dc:date>
              <text:p text:style-name="P1"><text:span text:style-name="T1">10h30 vào,Vắng quá 2h, tính là nghỉ 1 buổi</text:span></text:p>
            </office:annotation>
            <text:p>0.5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11.9906in" draw:caption-point-x="-0.2402in" draw:caption-point-y="0.6043in">
              <dc:date>2016-12-08T00:00:00</dc:date>
              <text:p text:style-name="P1"><text:span text:style-name="T1">Tối qua dự án có issue nên về trễ, xin vào trễ, 9h0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8.2878in" svg:y="11.9917in" draw:caption-point-x="-0.2402in" draw:caption-point-y="0.6031in">
              <dc:date>2016-12-13T00:00:00</dc:date>
              <text:p text:style-name="P1"><text:span text:style-name="T1">Vắng quá 2h tính là nghỉ 1 buổi</text:span></text:p>
            </office:annotation>
            <text:p>0.5</text:p>
          </table:table-cell>
          <table:table-cell table:style-name="ce212" office:value-type="float" office:value="1">
            <office:annotation draw:style-name="gr7" draw:text-style-name="P1" svg:width="1.1413in" svg:height="0.2634in" svg:x="8.7768in" svg:y="11.9921in" draw:caption-point-x="-0.2402in" draw:caption-point-y="0.6028in">
              <dc:date>2016-12-13T00:00:00</dc:date>
              <text:p text:style-name="P1"><text:span text:style-name="T1">Về quê đãm giỗ</text:span></text:p>
            </office:annotation>
            <text:p>1</text:p>
          </table:table-cell>
          <table:table-cell table:style-name="ce212" office:value-type="float" office:value="0">
            <office:annotation draw:style-name="gr2" draw:text-style-name="P1" svg:width="1.1413in" svg:height="0.5457in" svg:x="9.2661in" svg:y="11.9925in" draw:caption-point-x="-0.2402in" draw:caption-point-y="0.6024in">
              <dc:date>2016-12-15T00:00:00</dc:date>
              <text:p text:style-name="P1"><text:span text:style-name="T1">Vai bị trật khớp, xin vào trễ, 10h10 vào cty</text:span></text:p>
            </office:annotation>
            <text:p>0</text:p>
          </table:table-cell>
          <table:table-cell table:style-name="ce212" office:value-type="float" office:value="0">
            <office:annotation draw:style-name="gr9" draw:text-style-name="P1" svg:width="1.1413in" svg:height="0.8567in" svg:x="9.7228in" svg:y="11.9929in" draw:caption-point-x="-0.2402in" draw:caption-point-y="0.602in">
              <dc:date>2016-12-16T00:00:00</dc:date>
              <text:p text:style-name="P1"><text:span text:style-name="T1">Đi bank, 11h06 vào cty</text:span></text:p>
              <text:p text:style-name="P1"><text:span text:style-name="T1">Xin ra bến xe đón bà ngoại lúc 16h20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3" draw:text-style-name="P1" svg:width="1.1413in" svg:height="0.7012in" svg:x="11.0925in" svg:y="11.9933in" draw:caption-point-x="-0.2402in" draw:caption-point-y="0.6016in">
              <dc:date>2016-12-19T00:00:00</dc:date>
              <text:p text:style-name="P1"><text:span text:style-name="T1">Ngủ quên do uống thuốc, vắng quá 2h, tính là off sáng</text:span></text:p>
            </office:annotation>
            <text:p>0.5</text:p>
          </table:table-cell>
          <table:table-cell table:style-name="ce212" office:value-type="float" office:value="0.5">
            <office:annotation draw:style-name="gr2" draw:text-style-name="P1" svg:width="1.1413in" svg:height="0.5457in" svg:x="11.5492in" svg:y="11.9941in" draw:caption-point-x="-0.2402in" draw:caption-point-y="0.6008in">
              <dc:date>2016-12-20T00:00:00</dc:date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7" draw:text-style-name="P1" svg:width="1.1413in" svg:height="0.2634in" svg:x="12.4622in" svg:y="11.9933in" draw:caption-point-x="-0.2402in" draw:caption-point-y="0.6016in">
              <dc:date>2016-12-19T00:00:00</dc:date>
              <text:p text:style-name="P1"><text:span text:style-name="T1">Chuyển nhà</text:span></text:p>
            </office:annotation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12.9189in" svg:y="11.9957in" draw:caption-point-x="-0.2402in" draw:caption-point-y="0.5992in">
              <dc:date>2016-12-23T00:00:00</dc:date>
              <text:p text:style-name="P1"><text:span text:style-name="T1">8h45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4.7457in" svg:y="11.9965in" draw:caption-point-x="-0.2402in" draw:caption-point-y="0.5984in">
              <dc:date>2016-12-27T00:00:00</dc:date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212" office:value-type="float" office:value="0">
            <office:annotation draw:style-name="gr2" draw:text-style-name="P1" svg:width="1.1413in" svg:height="0.5457in" svg:x="15.202in" svg:y="11.9969in" draw:caption-point-x="-0.2402in" draw:caption-point-y="0.598in">
              <dc:date>2016-12-28T00:00:00</dc:date>
              <text:p text:style-name="P1"><text:span text:style-name="T1">Đi qua làng nướng Nam Bộ, xin vào trễ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5.6587in" svg:y="11.9976in" draw:caption-point-x="-0.2402in" draw:caption-point-y="0.5972in">
              <dc:date>2016-12-29T00:00:00</dc:date>
              <text:p text:style-name="P1"><text:span text:style-name="T1">Nhà có việc, xin vào trễ, 10h03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6.1154in" svg:y="11.9984in" draw:caption-point-x="-0.2402in" draw:caption-point-y="0.5965in">
              <dc:date>2016-12-30T00:00:00</dc:date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50">
            <text:p>50</text:p>
          </table:table-cell>
          <table:table-cell table:style-name="ce42" office:value-type="string">
            <text:p>TrungHT</text:p>
          </table:table-cell>
          <table:table-cell table:style-name="ce208" table:formula="of:=SUM([.D53:.AH53])" office:value-type="float" office:value="1.5">
            <text:p>1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1.0925in" svg:y="12.2409in" draw:caption-point-x="-0.2402in" draw:caption-point-y="0.6016in">
              <dc:date>2016-12-19T00:00:00</dc:date>
              <text:p text:style-name="P1"><text:span text:style-name="T1">Đi khám bệnh, 9h30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5.6587in" svg:y="12.2453in" draw:caption-point-x="-0.2402in" draw:caption-point-y="0.5972in">
              <dc:date>2016-12-29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212" office:value-type="float" office:value="1">
            <office:annotation draw:style-name="gr4" draw:text-style-name="P1" svg:width="1.1413in" svg:height="0.3902in" svg:x="16.1154in" svg:y="12.2461in" draw:caption-point-x="-0.2402in" draw:caption-point-y="0.5965in">
              <dc:date>2016-12-30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51">
            <text:p>51</text:p>
          </table:table-cell>
          <table:table-cell table:style-name="ce42" office:value-type="string">
            <text:p>TruyenLVC</text:p>
          </table:table-cell>
          <table:table-cell table:style-name="ce208" table:formula="of:=SUM([.D54:.AH54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15.6587in" svg:y="12.4929in" draw:caption-point-x="-0.2402in" draw:caption-point-y="0.5972in">
              <dc:date>2016-12-29T00:00:00</dc:date>
              <text:p text:style-name="P1"><text:span text:style-name="T1">Nhà có việc</text:span></text:p>
            </office:annotation>
            <text:p>1</text:p>
          </table:table-cell>
          <table:table-cell table:style-name="ce212" office:value-type="float" office:value="0">
            <office:annotation draw:style-name="gr4" draw:text-style-name="P1" svg:width="1.1413in" svg:height="0.3902in" svg:x="16.1154in" svg:y="12.4941in" draw:caption-point-x="-0.2402in" draw:caption-point-y="0.5961in">
              <dc:date>2016-12-30T00:00:00</dc:date>
              <text:p text:style-name="P1"><text:span text:style-name="T1">Xin về sớm gđ có việc lúc 16h</text:span></text:p>
            </office:annotation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52">
            <text:p>52</text:p>
          </table:table-cell>
          <table:table-cell table:style-name="ce192" office:value-type="string">
            <text:p>VietBA</text:p>
          </table:table-cell>
          <table:table-cell table:style-name="ce208" table:formula="of:=SUM([.D55:.AH55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5.202in" svg:y="12.7382in" draw:caption-point-x="-0.2402in" draw:caption-point-y="0.5996in">
              <dc:date>2016-12-22T00:00:00</dc:date>
              <text:p text:style-name="P1"><text:span text:style-name="T1">Nhà có việc, xin off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7">
          <table:table-cell table:style-name="ce40" office:value-type="float" office:value="53">
            <text:p>53</text:p>
          </table:table-cell>
          <table:table-cell table:style-name="ce42" office:value-type="string">
            <text:p>VinhP</text:p>
          </table:table-cell>
          <table:table-cell table:style-name="ce208" table:formula="of:=SUM([.D56:.AH56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15.202in" svg:y="12.9874in" draw:caption-point-x="-0.2402in" draw:caption-point-y="0.598in">
              <dc:date>2016-12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21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213" table:number-columns-repeated="4"/>
          <table:table-cell table:style-name="ce215"/>
          <table:table-cell table:style-name="ce21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21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213" table:number-columns-repeated="4"/>
          <table:table-cell table:style-name="ce216" table:number-columns-repeated="7"/>
          <table:table-cell table:style-name="ce21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213" table:number-columns-repeated="31"/>
          <table:table-cell table:style-name="ce41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2/07/2017</text:date>, <text:time>17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2-07">02/0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431</meta:editing-cycles>
    <meta:editing-duration>P34DT8H25M40S</meta:editing-duration>
    <meta:generator>OpenOffice/4.1.2$Win32 OpenOffice.org_project/412m3$Build-9782</meta:generator>
    <dc:date>2017-02-07T17:13:58.24</dc:date>
    <meta:document-statistic meta:table-count="15" meta:cell-count="11274" meta:object-count="0"/>
    <meta:user-defined meta:name="Info 1"/>
    <meta:user-defined meta:name="Info 2"/>
    <meta:user-defined meta:name="Info 3"/>
    <meta:user-defined meta:name="Info 4"/>
  </office:meta>
</office:document-meta>
</file>